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1.649cm"/>
    </style:style>
    <style:style style:name="co3" style:family="table-column">
      <style:table-column-properties fo:break-before="auto" style:column-width="5.315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5.369cm"/>
    </style:style>
    <style:style style:name="co6" style:family="table-column">
      <style:table-column-properties fo:break-before="auto" style:column-width="1.566cm"/>
    </style:style>
    <style:style style:name="co7" style:family="table-column">
      <style:table-column-properties fo:break-before="auto" style:column-width="3.692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1.95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847cm"/>
    </style:style>
    <style:style style:name="co12" style:family="table-column">
      <style:table-column-properties fo:break-before="auto" style:column-width="2.237cm"/>
    </style:style>
    <style:style style:name="co13" style:family="table-column">
      <style:table-column-properties fo:break-before="auto" style:column-width="1.762cm"/>
    </style:style>
    <style:style style:name="co14" style:family="table-column">
      <style:table-column-properties fo:break-before="auto" style:column-width="5.51cm"/>
    </style:style>
    <style:style style:name="co15" style:family="table-column">
      <style:table-column-properties fo:break-before="auto" style:column-width="1.901cm"/>
    </style:style>
    <style:style style:name="co16" style:family="table-column">
      <style:table-column-properties fo:break-before="auto" style:column-width="5.622cm"/>
    </style:style>
    <style:style style:name="co17" style:family="table-column">
      <style:table-column-properties fo:break-before="auto" style:column-width="2.069cm"/>
    </style:style>
    <style:style style:name="co18" style:family="table-column">
      <style:table-column-properties fo:break-before="auto" style:column-width="3.524cm"/>
    </style:style>
    <style:style style:name="co19" style:family="table-column">
      <style:table-column-properties fo:break-before="auto" style:column-width="2.685cm"/>
    </style:style>
    <style:style style:name="co20" style:family="table-column">
      <style:table-column-properties fo:break-before="auto" style:column-width="1.93cm"/>
    </style:style>
    <style:style style:name="co21" style:family="table-column">
      <style:table-column-properties fo:break-before="auto" style:column-width="2.549cm"/>
    </style:style>
    <style:style style:name="co22" style:family="table-column">
      <style:table-column-properties fo:break-before="auto" style:column-width="7.47cm"/>
    </style:style>
    <style:style style:name="co23" style:family="table-column">
      <style:table-column-properties fo:break-before="auto" style:column-width="6.944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3.681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5" style:family="table-cell" style:parent-style-name="Default" style:data-style-name="N104"/>
  </office:automatic-styles>
  <office:body>
    <office:spreadsheet>
      <table:table table:name="PAX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Cod-orig</text:p>
          </table:table-cell>
          <table:table-cell table:style-name="ce1" office:value-type="string">
            <text:p>Munic_origem</text:p>
          </table:table-cell>
          <table:table-cell table:style-name="ce1" office:value-type="string">
            <text:p>Cod-Dest</text:p>
          </table:table-cell>
          <table:table-cell table:style-name="ce1" office:value-type="string">
            <text:p>Munic_destino</text:p>
          </table:table-cell>
          <table:table-cell table:style-name="ce1" office:value-type="string">
            <text:p>VAR01</text:p>
          </table:table-cell>
          <table:table-cell table:style-name="ce1" office:value-type="string">
            <text:p>VAR02</text:p>
          </table:table-cell>
          <table:table-cell table:style-name="ce1" office:value-type="string">
            <text:p>VAR03</text:p>
          </table:table-cell>
          <table:table-cell table:style-name="ce1" office:value-type="string">
            <text:p>VAR04</text:p>
          </table:table-cell>
          <table:table-cell table:style-name="ce1" office:value-type="string">
            <text:p>VAR05</text:p>
          </table:table-cell>
          <table:table-cell office:value-type="string">
            <text:p>VAR06</text:p>
          </table:table-cell>
          <table:table-cell office:value-type="string">
            <text:p>VAR07</text:p>
          </table:table-cell>
          <table:table-cell office:value-type="string">
            <text:p>VA08</text:p>
          </table:table-cell>
          <table:table-cell office:value-type="string">
            <text:p>VAR09</text:p>
          </table:table-cell>
          <table:table-cell office:value-type="string">
            <text:p>VAR10</text:p>
          </table:table-cell>
        </table:table-row>
        <table:table-row table:style-name="ro1">
          <table:table-cell table:style-name="ce1" office:value-type="float" office:value="1304264439">
            <text:p>1304264439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2605459">
            <text:p>2605459</text:p>
          </table:table-cell>
          <table:table-cell table:style-name="ce1" office:value-type="string">
            <text:p>FERNANDO DE NORONHA</text:p>
          </table:table-cell>
          <table:table-cell table:style-name="ce1" office:value-type="float" office:value="116116">
            <text:p>116116</text:p>
          </table:table-cell>
          <table:table-cell table:style-name="ce1" office:value-type="float" office:value="3706628">
            <text:p>3706628</text:p>
          </table:table-cell>
          <table:table-cell table:style-name="ce1" office:value-type="float" office:value="2630">
            <text:p>2630</text:p>
          </table:table-cell>
          <table:table-cell table:style-name="ce1" office:value-type="float" office:value="537.6617">
            <text:p>537,6617</text:p>
          </table:table-cell>
          <table:table-cell table:style-name="ce1" table:formula="of:=LOG([.F2])" office:value-type="float" office:value="5.06489206670624">
            <text:p>5,0648920667</text:p>
          </table:table-cell>
          <table:table-cell table:formula="of:=[.G2]*[.H2]" office:value-type="float" office:value="9748431640">
            <text:p>9748431640</text:p>
          </table:table-cell>
          <table:table-cell table:formula="of:=LOG([.K2])" office:value-type="float" office:value="9.98893475058244">
            <text:p>9,9889347506</text:p>
          </table:table-cell>
          <table:table-cell table:formula="of:=LOG([.I2])" office:value-type="float" office:value="2.73050910087905">
            <text:p>2,7305091009</text:p>
          </table:table-cell>
          <table:table-cell table:formula="of:=0.371+0.433*[.L2]-0.224*[.M2]" office:value-type="float" office:value="4.08457470840529">
            <text:p>4,0845747084</text:p>
          </table:table-cell>
          <table:table-cell table:formula="of:=[.J2]-[.N2]" office:value-type="float" office:value="0.980317358300947">
            <text:p>0,9803173583</text:p>
          </table:table-cell>
        </table:table-row>
        <table:table-row table:style-name="ro1">
          <table:table-cell table:style-name="ce1" office:value-type="float" office:value="2126116538">
            <text:p>2126116538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3006422">
            <text:p>3006422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828.6017">
            <text:p>828,6017</text:p>
          </table:table-cell>
          <table:table-cell table:style-name="ce1" table:formula="of:=LOG([.F3])" office:value-type="float" office:value="6.47804994079119">
            <text:p>6,4780499408</text:p>
          </table:table-cell>
          <table:table-cell table:formula="of:=[.G3]*[.H3]" office:value-type="float" office:value="69547760807333">
            <text:p>69547760807333</text:p>
          </table:table-cell>
          <table:table-cell table:formula="of:=LOG([.K3])" office:value-type="float" office:value="13.8422831518022">
            <text:p>13,8422831518</text:p>
          </table:table-cell>
          <table:table-cell table:formula="of:=LOG([.I3])" office:value-type="float" office:value="2.91834581998311">
            <text:p>2,91834582</text:p>
          </table:table-cell>
          <table:table-cell table:formula="of:=0.371+0.433*[.L3]-0.224*[.M3]" office:value-type="float" office:value="5.71099914105414">
            <text:p>5,7109991411</text:p>
          </table:table-cell>
          <table:table-cell table:formula="of:=[.J3]-[.N3]" office:value-type="float" office:value="0.767050799737055">
            <text:p>0,7670507997</text:p>
          </table:table-cell>
        </table:table-row>
        <table:table-row table:style-name="ro1">
          <table:table-cell table:style-name="ce1" office:value-type="float" office:value="1947720542">
            <text:p>1947720542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2619204">
            <text:p>2619204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2919754">
            <text:p>2919754</text:p>
          </table:table-cell>
          <table:table-cell table:style-name="ce1" office:value-type="float" office:value="808.7973">
            <text:p>808,7973</text:p>
          </table:table-cell>
          <table:table-cell table:style-name="ce1" table:formula="of:=LOG([.F4])" office:value-type="float" office:value="6.41816932531489">
            <text:p>6,4181693253</text:p>
          </table:table-cell>
          <table:table-cell table:formula="of:=[.G4]*[.H4]" office:value-type="float" office:value="58677738464986">
            <text:p>58677738464986</text:p>
          </table:table-cell>
          <table:table-cell table:formula="of:=LOG([.K4])" office:value-type="float" office:value="13.7684733670815">
            <text:p>13,7684733671</text:p>
          </table:table-cell>
          <table:table-cell table:formula="of:=LOG([.I4])" office:value-type="float" office:value="2.90783969278441">
            <text:p>2,9078396928</text:p>
          </table:table-cell>
          <table:table-cell table:formula="of:=0.371+0.433*[.L4]-0.224*[.M4]" office:value-type="float" office:value="5.6813928767626">
            <text:p>5,6813928768</text:p>
          </table:table-cell>
          <table:table-cell table:formula="of:=[.J4]-[.N4]" office:value-type="float" office:value="0.736776448552292">
            <text:p>0,7367764486</text:p>
          </table:table-cell>
        </table:table-row>
        <table:table-row table:style-name="ro1">
          <table:table-cell table:style-name="ce1" office:value-type="float" office:value="1711513670">
            <text:p>1711513670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5680873">
            <text:p>5680873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339.629">
            <text:p>339,629</text:p>
          </table:table-cell>
          <table:table-cell table:style-name="ce1" table:formula="of:=LOG([.F5])" office:value-type="float" office:value="6.75441508042042">
            <text:p>6,7544150804</text:p>
          </table:table-cell>
          <table:table-cell table:formula="of:=[.G5]*[.H5]" office:value-type="float" office:value="240538164307157">
            <text:p>240538164307157</text:p>
          </table:table-cell>
          <table:table-cell table:formula="of:=LOG([.K5])" office:value-type="float" office:value="14.3811839922818">
            <text:p>14,3811839923</text:p>
          </table:table-cell>
          <table:table-cell table:formula="of:=LOG([.I5])" office:value-type="float" office:value="2.5310047663842">
            <text:p>2,5310047664</text:p>
          </table:table-cell>
          <table:table-cell table:formula="of:=0.371+0.433*[.L5]-0.224*[.M5]" office:value-type="float" office:value="6.03110760098797">
            <text:p>6,031107601</text:p>
          </table:table-cell>
          <table:table-cell table:formula="of:=[.J5]-[.N5]" office:value-type="float" office:value="0.723307479432452">
            <text:p>0,7233074794</text:p>
          </table:table-cell>
        </table:table-row>
        <table:table-row table:style-name="ro1">
          <table:table-cell table:style-name="ce1" office:value-type="float" office:value="1926330449">
            <text:p>1926330449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4211306">
            <text:p>4211306</text:p>
          </table:table-cell>
          <table:table-cell table:style-name="ce1" office:value-type="string">
            <text:p>NAVEGANTES</text:p>
          </table:table-cell>
          <table:table-cell table:style-name="ce1" office:value-type="float" office:value="535835">
            <text:p>535835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60556">
            <text:p>60556</text:p>
          </table:table-cell>
          <table:table-cell table:style-name="ce1" office:value-type="float" office:value="401.5834">
            <text:p>401,5834</text:p>
          </table:table-cell>
          <table:table-cell table:style-name="ce1" table:formula="of:=LOG([.F6])" office:value-type="float" office:value="5.7290310777127">
            <text:p>5,7290310777</text:p>
          </table:table-cell>
          <table:table-cell table:formula="of:=[.G6]*[.H6]" office:value-type="float" office:value="1216982365804">
            <text:p>1216982365804</text:p>
          </table:table-cell>
          <table:table-cell table:formula="of:=LOG([.K6])" office:value-type="float" office:value="12.0852842853052">
            <text:p>12,0852842853</text:p>
          </table:table-cell>
          <table:table-cell table:formula="of:=LOG([.I6])" office:value-type="float" office:value="2.60377575235061">
            <text:p>2,6037757524</text:p>
          </table:table-cell>
          <table:table-cell table:formula="of:=0.371+0.433*[.L6]-0.224*[.M6]" office:value-type="float" office:value="5.02068232701064">
            <text:p>5,020682327</text:p>
          </table:table-cell>
          <table:table-cell table:formula="of:=[.J6]-[.N6]" office:value-type="float" office:value="0.708348750702061">
            <text:p>0,7083487507</text:p>
          </table:table-cell>
        </table:table-row>
        <table:table-row table:style-name="ro1">
          <table:table-cell table:style-name="ce1" office:value-type="float" office:value="1604454415">
            <text:p>1604454415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2270250">
            <text:p>2270250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3528530">
            <text:p>3528530</text:p>
          </table:table-cell>
          <table:table-cell table:style-name="ce1" office:value-type="float" office:value="1384.9594">
            <text:p>1384,9594</text:p>
          </table:table-cell>
          <table:table-cell table:style-name="ce1" table:formula="of:=LOG([.F7])" office:value-type="float" office:value="6.35607368434827">
            <text:p>6,3560736843</text:p>
          </table:table-cell>
          <table:table-cell table:formula="of:=[.G7]*[.H7]" office:value-type="float" office:value="70912193460770">
            <text:p>70912193460770</text:p>
          </table:table-cell>
          <table:table-cell table:formula="of:=LOG([.K7])" office:value-type="float" office:value="13.8507209192086">
            <text:p>13,8507209192</text:p>
          </table:table-cell>
          <table:table-cell table:formula="of:=LOG([.I7])" office:value-type="float" office:value="3.14143704227093">
            <text:p>3,1414370423</text:p>
          </table:table-cell>
          <table:table-cell table:formula="of:=0.371+0.433*[.L7]-0.224*[.M7]" office:value-type="float" office:value="5.66468026054865">
            <text:p>5,6646802605</text:p>
          </table:table-cell>
          <table:table-cell table:formula="of:=[.J7]-[.N7]" office:value-type="float" office:value="0.691393423799625">
            <text:p>0,6913934238</text:p>
          </table:table-cell>
        </table:table-row>
        <table:table-row table:style-name="ro1">
          <table:table-cell table:style-name="ce1" office:value-type="float" office:value="1251448028">
            <text:p>1251448028</text:p>
          </table:table-cell>
          <table:table-cell table:style-name="ce1" office:value-type="float" office:value="2408102">
            <text:p>2408102</text:p>
          </table:table-cell>
          <table:table-cell table:style-name="ce1" office:value-type="string">
            <text:p>NATAL</text:p>
          </table:table-cell>
          <table:table-cell table:style-name="ce1" office:value-type="float" office:value="2605459">
            <text:p>2605459</text:p>
          </table:table-cell>
          <table:table-cell table:style-name="ce1" office:value-type="string">
            <text:p>FERNANDO DE NORONHA</text:p>
          </table:table-cell>
          <table:table-cell table:style-name="ce1" office:value-type="float" office:value="37406">
            <text:p>37406</text:p>
          </table:table-cell>
          <table:table-cell table:style-name="ce1" office:value-type="float" office:value="1251459">
            <text:p>1251459</text:p>
          </table:table-cell>
          <table:table-cell table:style-name="ce1" office:value-type="float" office:value="2630">
            <text:p>2630</text:p>
          </table:table-cell>
          <table:table-cell table:style-name="ce1" office:value-type="float" office:value="378.6343">
            <text:p>378,6343</text:p>
          </table:table-cell>
          <table:table-cell table:style-name="ce1" table:formula="of:=LOG([.F8])" office:value-type="float" office:value="4.57294126952388">
            <text:p>4,5729412695</text:p>
          </table:table-cell>
          <table:table-cell table:formula="of:=[.G8]*[.H8]" office:value-type="float" office:value="3291337170">
            <text:p>3291337170</text:p>
          </table:table-cell>
          <table:table-cell table:formula="of:=LOG([.K8])" office:value-type="float" office:value="9.51737237441527">
            <text:p>9,5173723744</text:p>
          </table:table-cell>
          <table:table-cell table:formula="of:=LOG([.I8])" office:value-type="float" office:value="2.578219953595">
            <text:p>2,5782199536</text:p>
          </table:table-cell>
          <table:table-cell table:formula="of:=0.371+0.433*[.L8]-0.224*[.M8]" office:value-type="float" office:value="3.91450096851653">
            <text:p>3,9145009685</text:p>
          </table:table-cell>
          <table:table-cell table:formula="of:=[.J8]-[.N8]" office:value-type="float" office:value="0.658440301007342">
            <text:p>0,658440301</text:p>
          </table:table-cell>
        </table:table-row>
        <table:table-row table:style-name="ro1">
          <table:table-cell table:style-name="ce1" office:value-type="float" office:value="2035466690">
            <text:p>2035466690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760321">
            <text:p>1760321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886.7604">
            <text:p>886,7604</text:p>
          </table:table-cell>
          <table:table-cell table:style-name="ce1" table:formula="of:=LOG([.F9])" office:value-type="float" office:value="6.24559186998297">
            <text:p>6,24559187</text:p>
          </table:table-cell>
          <table:table-cell table:formula="of:=[.G9]*[.H9]" office:value-type="float" office:value="41420270815801">
            <text:p>41420270815801</text:p>
          </table:table-cell>
          <table:table-cell table:formula="of:=LOG([.K9])" office:value-type="float" office:value="13.6172129340896">
            <text:p>13,6172129341</text:p>
          </table:table-cell>
          <table:table-cell table:formula="of:=LOG([.I9])" office:value-type="float" office:value="2.94780629061579">
            <text:p>2,9478062906</text:p>
          </table:table-cell>
          <table:table-cell table:formula="of:=0.371+0.433*[.L9]-0.224*[.M9]" office:value-type="float" office:value="5.60694459136287">
            <text:p>5,6069445914</text:p>
          </table:table-cell>
          <table:table-cell table:formula="of:=[.J9]-[.N9]" office:value-type="float" office:value="0.6386472786201">
            <text:p>0,6386472786</text:p>
          </table:table-cell>
        </table:table-row>
        <table:table-row table:style-name="ro1">
          <table:table-cell table:style-name="ce1" office:value-type="float" office:value="1925095251">
            <text:p>1925095251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4205407">
            <text:p>4205407</text:p>
          </table:table-cell>
          <table:table-cell table:style-name="ce1" office:value-type="string">
            <text:p>FLORIANÓPOLIS</text:p>
          </table:table-cell>
          <table:table-cell table:style-name="ce1" office:value-type="float" office:value="1365686">
            <text:p>1365686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866098">
            <text:p>866098</text:p>
          </table:table-cell>
          <table:table-cell table:style-name="ce1" office:value-type="float" office:value="463.1146">
            <text:p>463,1146</text:p>
          </table:table-cell>
          <table:table-cell table:style-name="ce1" table:formula="of:=LOG([.F10])" office:value-type="float" office:value="6.13535085736666">
            <text:p>6,1353508574</text:p>
          </table:table-cell>
          <table:table-cell table:formula="of:=[.G10]*[.H10]" office:value-type="float" office:value="17405806081282">
            <text:p>17405806081282</text:p>
          </table:table-cell>
          <table:table-cell table:formula="of:=LOG([.K10])" office:value-type="float" office:value="13.2406941407227">
            <text:p>13,2406941407</text:p>
          </table:table-cell>
          <table:table-cell table:formula="of:=LOG([.I10])" office:value-type="float" office:value="2.66568847263606">
            <text:p>2,6656884726</text:p>
          </table:table-cell>
          <table:table-cell table:formula="of:=0.371+0.433*[.L10]-0.224*[.M10]" office:value-type="float" office:value="5.50710634506243">
            <text:p>5,5071063451</text:p>
          </table:table-cell>
          <table:table-cell table:formula="of:=[.J10]-[.N10]" office:value-type="float" office:value="0.62824451230423">
            <text:p>0,6282445123</text:p>
          </table:table-cell>
        </table:table-row>
        <table:table-row table:style-name="ro1">
          <table:table-cell table:style-name="ce1" office:value-type="float" office:value="2599947947">
            <text:p>2599947947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538176">
            <text:p>538176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803694">
            <text:p>803694</text:p>
          </table:table-cell>
          <table:table-cell table:style-name="ce1" office:value-type="float" office:value="839.0005">
            <text:p>839,0005</text:p>
          </table:table-cell>
          <table:table-cell table:style-name="ce1" table:formula="of:=LOG([.F11])" office:value-type="float" office:value="5.73092432646384">
            <text:p>5,7309243265</text:p>
          </table:table-cell>
          <table:table-cell table:formula="of:=[.G11]*[.H11]" office:value-type="float" office:value="2781293193078">
            <text:p>2781293193078</text:p>
          </table:table-cell>
          <table:table-cell table:formula="of:=LOG([.K11])" office:value-type="float" office:value="12.4442467729074">
            <text:p>12,4442467729</text:p>
          </table:table-cell>
          <table:table-cell table:formula="of:=LOG([.I11])" office:value-type="float" office:value="2.92376221964536">
            <text:p>2,9237622196</text:p>
          </table:table-cell>
          <table:table-cell table:formula="of:=0.371+0.433*[.L11]-0.224*[.M11]" office:value-type="float" office:value="5.10443611546834">
            <text:p>5,1044361155</text:p>
          </table:table-cell>
          <table:table-cell table:formula="of:=[.J11]-[.N11]" office:value-type="float" office:value="0.626488210995494">
            <text:p>0,626488211</text:p>
          </table:table-cell>
        </table:table-row>
        <table:table-row table:style-name="ro1">
          <table:table-cell table:style-name="ce1" office:value-type="float" office:value="774637860">
            <text:p>774637860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1600303">
            <text:p>1600303</text:p>
          </table:table-cell>
          <table:table-cell table:style-name="ce1" office:value-type="string">
            <text:p>MACAPÁ</text:p>
          </table:table-cell>
          <table:table-cell table:style-name="ce1" office:value-type="float" office:value="427015">
            <text:p>427015</text:p>
          </table:table-cell>
          <table:table-cell table:style-name="ce1" office:value-type="float" office:value="2125135">
            <text:p>2125135</text:p>
          </table:table-cell>
          <table:table-cell table:style-name="ce1" office:value-type="float" office:value="499466">
            <text:p>499466</text:p>
          </table:table-cell>
          <table:table-cell table:style-name="ce1" office:value-type="float" office:value="338.4953">
            <text:p>338,4953</text:p>
          </table:table-cell>
          <table:table-cell table:style-name="ce1" table:formula="of:=LOG([.F12])" office:value-type="float" office:value="5.6304431310035">
            <text:p>5,630443131</text:p>
          </table:table-cell>
          <table:table-cell table:formula="of:=[.G12]*[.H12]" office:value-type="float" office:value="1061432677910">
            <text:p>1061432677910</text:p>
          </table:table-cell>
          <table:table-cell table:formula="of:=LOG([.K12])" office:value-type="float" office:value="12.0258924539524">
            <text:p>12,025892454</text:p>
          </table:table-cell>
          <table:table-cell table:formula="of:=LOG([.I12])" office:value-type="float" office:value="2.52955264289344">
            <text:p>2,5295526429</text:p>
          </table:table-cell>
          <table:table-cell table:formula="of:=0.371+0.433*[.L12]-0.224*[.M12]" office:value-type="float" office:value="5.01159164055327">
            <text:p>5,0115916406</text:p>
          </table:table-cell>
          <table:table-cell table:formula="of:=[.J12]-[.N12]" office:value-type="float" office:value="0.618851490450227">
            <text:p>0,6188514905</text:p>
          </table:table-cell>
        </table:table-row>
        <table:table-row table:style-name="ro1">
          <table:table-cell table:style-name="ce1" office:value-type="float" office:value="600150995">
            <text:p>600150995</text:p>
          </table:table-cell>
          <table:table-cell table:style-name="ce1" office:value-type="float" office:value="1200401">
            <text:p>1200401</text:p>
          </table:table-cell>
          <table:table-cell table:style-name="ce1" office:value-type="string">
            <text:p>RIO BRANCO</text:p>
          </table:table-cell>
          <table:table-cell table:style-name="ce1" office:value-type="float" office:value="1200203">
            <text:p>1200203</text:p>
          </table:table-cell>
          <table:table-cell table:style-name="ce1" office:value-type="string">
            <text:p>CRUZEIRO DO SUL</text:p>
          </table:table-cell>
          <table:table-cell table:style-name="ce1" office:value-type="float" office:value="76229">
            <text:p>76229</text:p>
          </table:table-cell>
          <table:table-cell table:style-name="ce1" office:value-type="float" office:value="336038">
            <text:p>336038</text:p>
          </table:table-cell>
          <table:table-cell table:style-name="ce1" office:value-type="float" office:value="78507">
            <text:p>78507</text:p>
          </table:table-cell>
          <table:table-cell table:style-name="ce1" office:value-type="float" office:value="583.0143">
            <text:p>583,0143</text:p>
          </table:table-cell>
          <table:table-cell table:style-name="ce1" table:formula="of:=LOG([.F13])" office:value-type="float" office:value="4.88212022257299">
            <text:p>4,8821202226</text:p>
          </table:table-cell>
          <table:table-cell table:formula="of:=[.G13]*[.H13]" office:value-type="float" office:value="26381335266">
            <text:p>26381335266</text:p>
          </table:table-cell>
          <table:table-cell table:formula="of:=LOG([.K13])" office:value-type="float" office:value="10.4212967731656">
            <text:p>10,4212967732</text:p>
          </table:table-cell>
          <table:table-cell table:formula="of:=LOG([.I13])" office:value-type="float" office:value="2.76567920713453">
            <text:p>2,7656792071</text:p>
          </table:table-cell>
          <table:table-cell table:formula="of:=0.371+0.433*[.L13]-0.224*[.M13]" office:value-type="float" office:value="4.26390936038257">
            <text:p>4,2639093604</text:p>
          </table:table-cell>
          <table:table-cell table:formula="of:=[.J13]-[.N13]" office:value-type="float" office:value="0.618210862190415">
            <text:p>0,6182108622</text:p>
          </table:table-cell>
        </table:table-row>
        <table:table-row table:style-name="ro1">
          <table:table-cell table:style-name="ce1" office:value-type="float" office:value="2053801440">
            <text:p>2053801440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4108304">
            <text:p>4108304</text:p>
          </table:table-cell>
          <table:table-cell table:style-name="ce1" office:value-type="string">
            <text:p>FOZ DO IGUAÇU</text:p>
          </table:table-cell>
          <table:table-cell table:style-name="ce1" office:value-type="float" office:value="316955">
            <text:p>316955</text:p>
          </table:table-cell>
          <table:table-cell table:style-name="ce1" office:value-type="float" office:value="2993678">
            <text:p>2993678</text:p>
          </table:table-cell>
          <table:table-cell table:style-name="ce1" office:value-type="float" office:value="256088">
            <text:p>256088</text:p>
          </table:table-cell>
          <table:table-cell table:style-name="ce1" office:value-type="float" office:value="507.1828">
            <text:p>507,1828</text:p>
          </table:table-cell>
          <table:table-cell table:style-name="ce1" table:formula="of:=LOG([.F14])" office:value-type="float" office:value="5.50099760720527">
            <text:p>5,5009976072</text:p>
          </table:table-cell>
          <table:table-cell table:formula="of:=[.G14]*[.H14]" office:value-type="float" office:value="766645011664">
            <text:p>766645011664</text:p>
          </table:table-cell>
          <table:table-cell table:formula="of:=LOG([.K14])" office:value-type="float" office:value="11.8845943141923">
            <text:p>11,8845943142</text:p>
          </table:table-cell>
          <table:table-cell table:formula="of:=LOG([.I14])" office:value-type="float" office:value="2.70516451697196">
            <text:p>2,705164517</text:p>
          </table:table-cell>
          <table:table-cell table:formula="of:=0.371+0.433*[.L14]-0.224*[.M14]" office:value-type="float" office:value="4.91107248624354">
            <text:p>4,9110724862</text:p>
          </table:table-cell>
          <table:table-cell table:formula="of:=[.J14]-[.N14]" office:value-type="float" office:value="0.589925120961727">
            <text:p>0,589925121</text:p>
          </table:table-cell>
        </table:table-row>
        <table:table-row table:style-name="ro1">
          <table:table-cell table:style-name="ce1" office:value-type="float" office:value="911081274">
            <text:p>911081274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100205">
            <text:p>1100205</text:p>
          </table:table-cell>
          <table:table-cell table:style-name="ce1" office:value-type="string">
            <text:p>PORTO VELHO</text:p>
          </table:table-cell>
          <table:table-cell table:style-name="ce1" office:value-type="float" office:value="314998">
            <text:p>314998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428527">
            <text:p>428527</text:p>
          </table:table-cell>
          <table:table-cell table:style-name="ce1" office:value-type="float" office:value="1841.3428">
            <text:p>1841,3428</text:p>
          </table:table-cell>
          <table:table-cell table:style-name="ce1" table:formula="of:=LOG([.F15])" office:value-type="float" office:value="5.49830779635556">
            <text:p>5,4983077964</text:p>
          </table:table-cell>
          <table:table-cell table:formula="of:=[.G15]*[.H15]" office:value-type="float" office:value="1482976391699">
            <text:p>1482976391699</text:p>
          </table:table-cell>
          <table:table-cell table:formula="of:=LOG([.K15])" office:value-type="float" office:value="12.1711342373153">
            <text:p>12,1711342373</text:p>
          </table:table-cell>
          <table:table-cell table:formula="of:=LOG([.I15])" office:value-type="float" office:value="3.26513464797686">
            <text:p>3,265134648</text:p>
          </table:table-cell>
          <table:table-cell table:formula="of:=0.371+0.433*[.L15]-0.224*[.M15]" office:value-type="float" office:value="4.90971096361072">
            <text:p>4,9097109636</text:p>
          </table:table-cell>
          <table:table-cell table:formula="of:=[.J15]-[.N15]" office:value-type="float" office:value="0.588596832744846">
            <text:p>0,5885968327</text:p>
          </table:table-cell>
        </table:table-row>
        <table:table-row table:style-name="ro1">
          <table:table-cell table:style-name="ce1" office:value-type="float" office:value="1299151909">
            <text:p>1299151909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721000">
            <text:p>1721000</text:p>
          </table:table-cell>
          <table:table-cell table:style-name="ce1" office:value-type="string">
            <text:p>PALMAS</text:p>
          </table:table-cell>
          <table:table-cell table:style-name="ce1" office:value-type="float" office:value="302400">
            <text:p>302400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228332">
            <text:p>228332</text:p>
          </table:table-cell>
          <table:table-cell table:style-name="ce1" office:value-type="float" office:value="601.334">
            <text:p>601,334</text:p>
          </table:table-cell>
          <table:table-cell table:style-name="ce1" table:formula="of:=LOG([.F16])" office:value-type="float" office:value="5.48058178682917">
            <text:p>5,4805817868</text:p>
          </table:table-cell>
          <table:table-cell table:formula="of:=[.G16]*[.H16]" office:value-type="float" office:value="790174167484">
            <text:p>790174167484</text:p>
          </table:table-cell>
          <table:table-cell table:formula="of:=LOG([.K16])" office:value-type="float" office:value="11.8977228275442">
            <text:p>11,8977228275</text:p>
          </table:table-cell>
          <table:table-cell table:formula="of:=LOG([.I16])" office:value-type="float" office:value="2.77911575996546">
            <text:p>2,77911576</text:p>
          </table:table-cell>
          <table:table-cell table:formula="of:=0.371+0.433*[.L16]-0.224*[.M16]" office:value-type="float" office:value="4.90019205409437">
            <text:p>4,9001920541</text:p>
          </table:table-cell>
          <table:table-cell table:formula="of:=[.J16]-[.N16]" office:value-type="float" office:value="0.580389732734798">
            <text:p>0,5803897327</text:p>
          </table:table-cell>
        </table:table-row>
        <table:table-row table:style-name="ro1">
          <table:table-cell table:style-name="ce1" office:value-type="float" office:value="1904187951">
            <text:p>1904187951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2236264">
            <text:p>2236264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2993678">
            <text:p>2993678</text:p>
          </table:table-cell>
          <table:table-cell table:style-name="ce1" office:value-type="float" office:value="321.3911">
            <text:p>321,3911</text:p>
          </table:table-cell>
          <table:table-cell table:style-name="ce1" table:formula="of:=LOG([.F17])" office:value-type="float" office:value="6.34952307245915">
            <text:p>6,3495230725</text:p>
          </table:table-cell>
          <table:table-cell table:formula="of:=[.G17]*[.H17]" office:value-type="float" office:value="60163374973502">
            <text:p>60163374973502</text:p>
          </table:table-cell>
          <table:table-cell table:formula="of:=LOG([.K17])" office:value-type="float" office:value="13.7793321908026">
            <text:p>13,7793321908</text:p>
          </table:table-cell>
          <table:table-cell table:formula="of:=LOG([.I17])" office:value-type="float" office:value="2.50703384606016">
            <text:p>2,5070338461</text:p>
          </table:table-cell>
          <table:table-cell table:formula="of:=0.371+0.433*[.L17]-0.224*[.M17]" office:value-type="float" office:value="5.77587525710005">
            <text:p>5,7758752571</text:p>
          </table:table-cell>
          <table:table-cell table:formula="of:=[.J17]-[.N17]" office:value-type="float" office:value="0.573647815359096">
            <text:p>0,5736478154</text:p>
          </table:table-cell>
        </table:table-row>
        <table:table-row table:style-name="ro1">
          <table:table-cell table:style-name="ce1" office:value-type="float" office:value="1603821885">
            <text:p>1603821885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925303">
            <text:p>2925303</text:p>
          </table:table-cell>
          <table:table-cell table:style-name="ce1" office:value-type="string">
            <text:p>PORTO SEGURO</text:p>
          </table:table-cell>
          <table:table-cell table:style-name="ce1" office:value-type="float" office:value="430609">
            <text:p>430609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126929">
            <text:p>126929</text:p>
          </table:table-cell>
          <table:table-cell table:style-name="ce1" office:value-type="float" office:value="1060.9825">
            <text:p>1060,9825</text:p>
          </table:table-cell>
          <table:table-cell table:style-name="ce1" table:formula="of:=LOG([.F18])" office:value-type="float" office:value="5.63408310261123">
            <text:p>5,6340831026</text:p>
          </table:table-cell>
          <table:table-cell table:formula="of:=[.G18]*[.H18]" office:value-type="float" office:value="2550867869561">
            <text:p>2550867869561</text:p>
          </table:table-cell>
          <table:table-cell table:formula="of:=LOG([.K18])" office:value-type="float" office:value="12.4066879635072">
            <text:p>12,4066879635</text:p>
          </table:table-cell>
          <table:table-cell table:formula="of:=LOG([.I18])" office:value-type="float" office:value="3.02570822064393">
            <text:p>3,0257082206</text:p>
          </table:table-cell>
          <table:table-cell table:formula="of:=0.371+0.433*[.L18]-0.224*[.M18]" office:value-type="float" office:value="5.06533724677438">
            <text:p>5,0653372468</text:p>
          </table:table-cell>
          <table:table-cell table:formula="of:=[.J18]-[.N18]" office:value-type="float" office:value="0.568745855836849">
            <text:p>0,5687458558</text:p>
          </table:table-cell>
        </table:table-row>
        <table:table-row table:style-name="ro1">
          <table:table-cell table:style-name="ce1" office:value-type="float" office:value="1504728185">
            <text:p>1504728185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1574592">
            <text:p>1574592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3706628">
            <text:p>3706628</text:p>
          </table:table-cell>
          <table:table-cell table:style-name="ce1" office:value-type="float" office:value="2040.8839">
            <text:p>2040,8839</text:p>
          </table:table-cell>
          <table:table-cell table:style-name="ce1" table:formula="of:=LOG([.F19])" office:value-type="float" office:value="6.19716804059979">
            <text:p>6,1971680406</text:p>
          </table:table-cell>
          <table:table-cell table:formula="of:=[.G19]*[.H19]" office:value-type="float" office:value="74491394950052">
            <text:p>74491394950052</text:p>
          </table:table-cell>
          <table:table-cell table:formula="of:=LOG([.K19])" office:value-type="float" office:value="13.8721061070899">
            <text:p>13,8721061071</text:p>
          </table:table-cell>
          <table:table-cell table:formula="of:=LOG([.I19])" office:value-type="float" office:value="3.30981829965801">
            <text:p>3,3098182997</text:p>
          </table:table-cell>
          <table:table-cell table:formula="of:=0.371+0.433*[.L19]-0.224*[.M19]" office:value-type="float" office:value="5.63622264524652">
            <text:p>5,6362226452</text:p>
          </table:table-cell>
          <table:table-cell table:formula="of:=[.J19]-[.N19]" office:value-type="float" office:value="0.56094539535327">
            <text:p>0,5609453954</text:p>
          </table:table-cell>
        </table:table-row>
        <table:table-row table:style-name="ro1">
          <table:table-cell table:style-name="ce1" office:value-type="float" office:value="1045621500">
            <text:p>1045621500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528863">
            <text:p>528863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1802014">
            <text:p>1802014</text:p>
          </table:table-cell>
          <table:table-cell table:style-name="ce1" office:value-type="float" office:value="1891.3346">
            <text:p>1891,3346</text:p>
          </table:table-cell>
          <table:table-cell table:style-name="ce1" table:formula="of:=LOG([.F20])" office:value-type="float" office:value="5.72334318422844">
            <text:p>5,7233431842</text:p>
          </table:table-cell>
          <table:table-cell table:formula="of:=[.G20]*[.H20]" office:value-type="float" office:value="6236116322918">
            <text:p>6236116322918</text:p>
          </table:table-cell>
          <table:table-cell table:formula="of:=LOG([.K20])" office:value-type="float" office:value="12.7949142075319">
            <text:p>12,7949142075</text:p>
          </table:table-cell>
          <table:table-cell table:formula="of:=LOG([.I20])" office:value-type="float" office:value="3.27676836759644">
            <text:p>3,2767683676</text:p>
          </table:table-cell>
          <table:table-cell table:formula="of:=0.371+0.433*[.L20]-0.224*[.M20]" office:value-type="float" office:value="5.17720173751972">
            <text:p>5,1772017375</text:p>
          </table:table-cell>
          <table:table-cell table:formula="of:=[.J20]-[.N20]" office:value-type="float" office:value="0.546141446708724">
            <text:p>0,5461414467</text:p>
          </table:table-cell>
        </table:table-row>
        <table:table-row table:style-name="ro1">
          <table:table-cell table:style-name="ce1" office:value-type="float" office:value="1606095867">
            <text:p>1606095867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677947">
            <text:p>677947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3327021">
            <text:p>3327021</text:p>
          </table:table-cell>
          <table:table-cell table:style-name="ce1" office:value-type="float" office:value="1648.7037">
            <text:p>1648,7037</text:p>
          </table:table-cell>
          <table:table-cell table:style-name="ce1" table:formula="of:=LOG([.F21])" office:value-type="float" office:value="5.83119574326641">
            <text:p>5,8311957433</text:p>
          </table:table-cell>
          <table:table-cell table:formula="of:=[.G21]*[.H21]" office:value-type="float" office:value="11513611972377">
            <text:p>11513611972377</text:p>
          </table:table-cell>
          <table:table-cell table:formula="of:=LOG([.K21])" office:value-type="float" office:value="13.0612115889288">
            <text:p>13,0612115889</text:p>
          </table:table-cell>
          <table:table-cell table:formula="of:=LOG([.I21])" office:value-type="float" office:value="3.21714261257756">
            <text:p>3,2171426126</text:p>
          </table:table-cell>
          <table:table-cell table:formula="of:=0.371+0.433*[.L21]-0.224*[.M21]" office:value-type="float" office:value="5.3058646727888">
            <text:p>5,3058646728</text:p>
          </table:table-cell>
          <table:table-cell table:formula="of:=[.J21]-[.N21]" office:value-type="float" office:value="0.525331070477606">
            <text:p>0,5253310705</text:p>
          </table:table-cell>
        </table:table-row>
        <table:table-row table:style-name="ro1">
          <table:table-cell table:style-name="ce1" office:value-type="float" office:value="1656719515">
            <text:p>1656719515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2239153">
            <text:p>2239153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472.3607">
            <text:p>472,3607</text:p>
          </table:table-cell>
          <table:table-cell table:style-name="ce1" table:formula="of:=LOG([.F22])" office:value-type="float" office:value="6.35008376967797">
            <text:p>6,3500837697</text:p>
          </table:table-cell>
          <table:table-cell table:formula="of:=[.G22]*[.H22]" office:value-type="float" office:value="101270292458507">
            <text:p>101270292458507</text:p>
          </table:table-cell>
          <table:table-cell table:formula="of:=LOG([.K22])" office:value-type="float" office:value="14.0054820641804">
            <text:p>14,0054820642</text:p>
          </table:table-cell>
          <table:table-cell table:formula="of:=LOG([.I22])" office:value-type="float" office:value="2.67427375752079">
            <text:p>2,6742737575</text:p>
          </table:table-cell>
          <table:table-cell table:formula="of:=0.371+0.433*[.L22]-0.224*[.M22]" office:value-type="float" office:value="5.83633641210544">
            <text:p>5,8363364121</text:p>
          </table:table-cell>
          <table:table-cell table:formula="of:=[.J22]-[.N22]" office:value-type="float" office:value="0.51374735757253">
            <text:p>0,5137473576</text:p>
          </table:table-cell>
        </table:table-row>
        <table:table-row table:style-name="ro1">
          <table:table-cell table:style-name="ce1" office:value-type="float" office:value="650552495">
            <text:p>650552495</text:p>
          </table:table-cell>
          <table:table-cell table:style-name="ce1" office:value-type="float" office:value="1301209">
            <text:p>1301209</text:p>
          </table:table-cell>
          <table:table-cell table:style-name="ce1" office:value-type="string">
            <text:p>COARI</text:p>
          </table:table-cell>
          <table:table-cell table:style-name="ce1" office:value-type="float" office:value="1301001">
            <text:p>1301001</text:p>
          </table:table-cell>
          <table:table-cell table:style-name="ce1" office:value-type="string">
            <text:p>CARAUARI</text:p>
          </table:table-cell>
          <table:table-cell table:style-name="ce1" office:value-type="float" office:value="20772">
            <text:p>20772</text:p>
          </table:table-cell>
          <table:table-cell table:style-name="ce1" office:value-type="float" office:value="75965">
            <text:p>75965</text:p>
          </table:table-cell>
          <table:table-cell table:style-name="ce1" office:value-type="float" office:value="25774">
            <text:p>25774</text:p>
          </table:table-cell>
          <table:table-cell table:style-name="ce1" office:value-type="float" office:value="427.2012">
            <text:p>427,2012</text:p>
          </table:table-cell>
          <table:table-cell table:style-name="ce1" table:formula="of:=LOG([.F23])" office:value-type="float" office:value="4.31747831392302">
            <text:p>4,3174783139</text:p>
          </table:table-cell>
          <table:table-cell table:formula="of:=[.G23]*[.H23]" office:value-type="float" office:value="1957921910">
            <text:p>1957921910</text:p>
          </table:table-cell>
          <table:table-cell table:formula="of:=LOG([.K23])" office:value-type="float" office:value="9.29179536635762">
            <text:p>9,2917953664</text:p>
          </table:table-cell>
          <table:table-cell table:formula="of:=LOG([.I23])" office:value-type="float" office:value="2.63063246394711">
            <text:p>2,6306324639</text:p>
          </table:table-cell>
          <table:table-cell table:formula="of:=0.371+0.433*[.L23]-0.224*[.M23]" office:value-type="float" office:value="3.8050857217087">
            <text:p>3,8050857217</text:p>
          </table:table-cell>
          <table:table-cell table:formula="of:=[.J23]-[.N23]" office:value-type="float" office:value="0.512392592214322">
            <text:p>0,5123925922</text:p>
          </table:table-cell>
        </table:table-row>
        <table:table-row table:style-name="ro1">
          <table:table-cell table:style-name="ce1" office:value-type="float" office:value="1552285129">
            <text:p>1552285129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1224394">
            <text:p>1224394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3528530">
            <text:p>3528530</text:p>
          </table:table-cell>
          <table:table-cell table:style-name="ce1" office:value-type="float" office:value="1151.7792">
            <text:p>1151,7792</text:p>
          </table:table-cell>
          <table:table-cell table:style-name="ce1" table:formula="of:=LOG([.F24])" office:value-type="float" office:value="6.08792119272105">
            <text:p>6,0879211927</text:p>
          </table:table-cell>
          <table:table-cell table:formula="of:=[.G24]*[.H24]" office:value-type="float" office:value="42232880299690">
            <text:p>42232880299690</text:p>
          </table:table-cell>
          <table:table-cell table:formula="of:=LOG([.K24])" office:value-type="float" office:value="13.6256507014961">
            <text:p>13,6256507015</text:p>
          </table:table-cell>
          <table:table-cell table:formula="of:=LOG([.I24])" office:value-type="float" office:value="3.06136923133333">
            <text:p>3,0613692313</text:p>
          </table:table-cell>
          <table:table-cell table:formula="of:=0.371+0.433*[.L24]-0.224*[.M24]" office:value-type="float" office:value="5.58516004592913">
            <text:p>5,5851600459</text:p>
          </table:table-cell>
          <table:table-cell table:formula="of:=[.J24]-[.N24]" office:value-type="float" office:value="0.502761146791925">
            <text:p>0,5027611468</text:p>
          </table:table-cell>
        </table:table-row>
        <table:table-row table:style-name="ro1">
          <table:table-cell table:style-name="ce1" office:value-type="float" office:value="1885815665">
            <text:p>1885815665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726530">
            <text:p>726530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3528530">
            <text:p>3528530</text:p>
          </table:table-cell>
          <table:table-cell table:style-name="ce1" office:value-type="float" office:value="1021.2927">
            <text:p>1021,2927</text:p>
          </table:table-cell>
          <table:table-cell table:style-name="ce1" table:formula="of:=LOG([.F25])" office:value-type="float" office:value="5.86125355196571">
            <text:p>5,861253552</text:p>
          </table:table-cell>
          <table:table-cell table:formula="of:=[.G25]*[.H25]" office:value-type="float" office:value="12210961473610">
            <text:p>12210961473610</text:p>
          </table:table-cell>
          <table:table-cell table:formula="of:=LOG([.K25])" office:value-type="float" office:value="13.0867498610164">
            <text:p>13,086749861</text:p>
          </table:table-cell>
          <table:table-cell table:formula="of:=LOG([.I25])" office:value-type="float" office:value="3.00915022766699">
            <text:p>3,0091502277</text:p>
          </table:table-cell>
          <table:table-cell table:formula="of:=0.371+0.433*[.L25]-0.224*[.M25]" office:value-type="float" office:value="5.36351303882271">
            <text:p>5,3635130388</text:p>
          </table:table-cell>
          <table:table-cell table:formula="of:=[.J25]-[.N25]" office:value-type="float" office:value="0.497740513142998">
            <text:p>0,4977405131</text:p>
          </table:table-cell>
        </table:table-row>
        <table:table-row table:style-name="ro1">
          <table:table-cell table:style-name="ce1" office:value-type="float" office:value="1958433532">
            <text:p>1958433532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941428">
            <text:p>941428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585.8426">
            <text:p>585,8426</text:p>
          </table:table-cell>
          <table:table-cell table:style-name="ce1" table:formula="of:=LOG([.F26])" office:value-type="float" office:value="5.97378711097149">
            <text:p>5,973787111</text:p>
          </table:table-cell>
          <table:table-cell table:formula="of:=[.G26]*[.H26]" office:value-type="float" office:value="17438575501351">
            <text:p>17438575501351</text:p>
          </table:table-cell>
          <table:table-cell table:formula="of:=LOG([.K26])" office:value-type="float" office:value="13.2415110059882">
            <text:p>13,241511006</text:p>
          </table:table-cell>
          <table:table-cell table:formula="of:=LOG([.I26])" office:value-type="float" office:value="2.76778094855462">
            <text:p>2,7677809486</text:p>
          </table:table-cell>
          <table:table-cell table:formula="of:=0.371+0.433*[.L26]-0.224*[.M26]" office:value-type="float" office:value="5.48459133311665">
            <text:p>5,4845913331</text:p>
          </table:table-cell>
          <table:table-cell table:formula="of:=[.J26]-[.N26]" office:value-type="float" office:value="0.48919577785484">
            <text:p>0,4891957779</text:p>
          </table:table-cell>
        </table:table-row>
        <table:table-row table:style-name="ro1">
          <table:table-cell table:style-name="ce1" office:value-type="float" office:value="1506519383">
            <text:p>1506519383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2925303">
            <text:p>2925303</text:p>
          </table:table-cell>
          <table:table-cell table:style-name="ce1" office:value-type="string">
            <text:p>PORTO SEGURO</text:p>
          </table:table-cell>
          <table:table-cell table:style-name="ce1" office:value-type="float" office:value="223004">
            <text:p>223004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126929">
            <text:p>126929</text:p>
          </table:table-cell>
          <table:table-cell table:style-name="ce1" office:value-type="float" office:value="607.9971">
            <text:p>607,9971</text:p>
          </table:table-cell>
          <table:table-cell table:style-name="ce1" table:formula="of:=LOG([.F27])" office:value-type="float" office:value="5.34831265301385">
            <text:p>5,348312653</text:p>
          </table:table-cell>
          <table:table-cell table:formula="of:=[.G27]*[.H27]" office:value-type="float" office:value="639610843267">
            <text:p>639610843267</text:p>
          </table:table-cell>
          <table:table-cell table:formula="of:=LOG([.K27])" office:value-type="float" office:value="11.8059158176932">
            <text:p>11,8059158177</text:p>
          </table:table-cell>
          <table:table-cell table:formula="of:=LOG([.I27])" office:value-type="float" office:value="2.7839015077974">
            <text:p>2,7839015078</text:p>
          </table:table-cell>
          <table:table-cell table:formula="of:=0.371+0.433*[.L27]-0.224*[.M27]" office:value-type="float" office:value="4.85936761131453">
            <text:p>4,8593676113</text:p>
          </table:table-cell>
          <table:table-cell table:formula="of:=[.J27]-[.N27]" office:value-type="float" office:value="0.488945041699314">
            <text:p>0,4889450417</text:p>
          </table:table-cell>
        </table:table-row>
        <table:table-row table:style-name="ro1">
          <table:table-cell table:style-name="ce1" office:value-type="float" office:value="2102402206">
            <text:p>2102402206</text:p>
          </table:table-cell>
          <table:table-cell table:style-name="ce1" office:value-type="float" office:value="4205407">
            <text:p>4205407</text:p>
          </table:table-cell>
          <table:table-cell table:style-name="ce1" office:value-type="string">
            <text:p>FLORIANÓPOLIS</text:p>
          </table:table-cell>
          <table:table-cell table:style-name="ce1" office:value-type="float" office:value="4204202">
            <text:p>4204202</text:p>
          </table:table-cell>
          <table:table-cell table:style-name="ce1" office:value-type="string">
            <text:p>CHAPECÓ</text:p>
          </table:table-cell>
          <table:table-cell table:style-name="ce1" office:value-type="float" office:value="134116">
            <text:p>134116</text:p>
          </table:table-cell>
          <table:table-cell table:style-name="ce1" office:value-type="float" office:value="866098">
            <text:p>866098</text:p>
          </table:table-cell>
          <table:table-cell table:style-name="ce1" office:value-type="float" office:value="183530">
            <text:p>183530</text:p>
          </table:table-cell>
          <table:table-cell table:style-name="ce1" office:value-type="float" office:value="386.1529">
            <text:p>386,1529</text:p>
          </table:table-cell>
          <table:table-cell table:style-name="ce1" table:formula="of:=LOG([.F28])" office:value-type="float" office:value="5.12748059214843">
            <text:p>5,1274805921</text:p>
          </table:table-cell>
          <table:table-cell table:formula="of:=[.G28]*[.H28]" office:value-type="float" office:value="158954965940">
            <text:p>158954965940</text:p>
          </table:table-cell>
          <table:table-cell table:formula="of:=LOG([.K28])" office:value-type="float" office:value="11.2012741003329">
            <text:p>11,2012741003</text:p>
          </table:table-cell>
          <table:table-cell table:formula="of:=LOG([.I28])" office:value-type="float" office:value="2.58675930072889">
            <text:p>2,5867593007</text:p>
          </table:table-cell>
          <table:table-cell table:formula="of:=0.371+0.433*[.L28]-0.224*[.M28]" office:value-type="float" office:value="4.64171760208087">
            <text:p>4,6417176021</text:p>
          </table:table-cell>
          <table:table-cell table:formula="of:=[.J28]-[.N28]" office:value-type="float" office:value="0.485762990067552">
            <text:p>0,4857629901</text:p>
          </table:table-cell>
        </table:table-row>
        <table:table-row table:style-name="ro1">
          <table:table-cell table:style-name="ce1" office:value-type="float" office:value="2526275904">
            <text:p>2526275904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5002704">
            <text:p>5002704</text:p>
          </table:table-cell>
          <table:table-cell table:style-name="ce1" office:value-type="string">
            <text:p>CAMPO GRANDE</text:p>
          </table:table-cell>
          <table:table-cell table:style-name="ce1" office:value-type="float" office:value="225955">
            <text:p>225955</text:p>
          </table:table-cell>
          <table:table-cell table:style-name="ce1" office:value-type="float" office:value="803694">
            <text:p>803694</text:p>
          </table:table-cell>
          <table:table-cell table:style-name="ce1" office:value-type="float" office:value="786797">
            <text:p>786797</text:p>
          </table:table-cell>
          <table:table-cell table:style-name="ce1" office:value-type="float" office:value="532.2288">
            <text:p>532,2288</text:p>
          </table:table-cell>
          <table:table-cell table:style-name="ce1" table:formula="of:=LOG([.F29])" office:value-type="float" office:value="5.35402195597208">
            <text:p>5,354021956</text:p>
          </table:table-cell>
          <table:table-cell table:formula="of:=[.G29]*[.H29]" office:value-type="float" office:value="632344028118">
            <text:p>632344028118</text:p>
          </table:table-cell>
          <table:table-cell table:formula="of:=LOG([.K29])" office:value-type="float" office:value="11.8009534214194">
            <text:p>11,8009534214</text:p>
          </table:table-cell>
          <table:table-cell table:formula="of:=LOG([.I29])" office:value-type="float" office:value="2.72609837142293">
            <text:p>2,7260983714</text:p>
          </table:table-cell>
          <table:table-cell table:formula="of:=0.371+0.433*[.L29]-0.224*[.M29]" office:value-type="float" office:value="4.87016679627588">
            <text:p>4,8701667963</text:p>
          </table:table-cell>
          <table:table-cell table:formula="of:=[.J29]-[.N29]" office:value-type="float" office:value="0.483855159696208">
            <text:p>0,4838551597</text:p>
          </table:table-cell>
        </table:table-row>
        <table:table-row table:style-name="ro1">
          <table:table-cell table:style-name="ce1" office:value-type="float" office:value="1749531625">
            <text:p>1749531625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648196">
            <text:p>648196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3706628">
            <text:p>3706628</text:p>
          </table:table-cell>
          <table:table-cell table:style-name="ce1" office:value-type="float" office:value="1607.01">
            <text:p>1607,01</text:p>
          </table:table-cell>
          <table:table-cell table:style-name="ce1" table:formula="of:=LOG([.F30])" office:value-type="float" office:value="5.81170634668495">
            <text:p>5,8117063467</text:p>
          </table:table-cell>
          <table:table-cell table:formula="of:=[.G30]*[.H30]" office:value-type="float" office:value="12827294002036">
            <text:p>12827294002036</text:p>
          </table:table-cell>
          <table:table-cell table:formula="of:=LOG([.K30])" office:value-type="float" office:value="13.1081350488977">
            <text:p>13,1081350489</text:p>
          </table:table-cell>
          <table:table-cell table:formula="of:=LOG([.I30])" office:value-type="float" office:value="3.20601857927194">
            <text:p>3,2060185793</text:p>
          </table:table-cell>
          <table:table-cell table:formula="of:=0.371+0.433*[.L30]-0.224*[.M30]" office:value-type="float" office:value="5.32867431441578">
            <text:p>5,3286743144</text:p>
          </table:table-cell>
          <table:table-cell table:formula="of:=[.J30]-[.N30]" office:value-type="float" office:value="0.483032032269163">
            <text:p>0,4830320323</text:p>
          </table:table-cell>
        </table:table-row>
        <table:table-row table:style-name="ro1">
          <table:table-cell table:style-name="ce1" office:value-type="float" office:value="1169974425">
            <text:p>1169974425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510262">
            <text:p>510262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2125135">
            <text:p>2125135</text:p>
          </table:table-cell>
          <table:table-cell table:style-name="ce1" office:value-type="float" office:value="1561.1482">
            <text:p>1561,1482</text:p>
          </table:table-cell>
          <table:table-cell table:style-name="ce1" table:formula="of:=LOG([.F31])" office:value-type="float" office:value="5.70779322695499">
            <text:p>5,707793227</text:p>
          </table:table-cell>
          <table:table-cell table:formula="of:=[.G31]*[.H31]" office:value-type="float" office:value="7354320810995">
            <text:p>7354320810995</text:p>
          </table:table-cell>
          <table:table-cell table:formula="of:=LOG([.K31])" office:value-type="float" office:value="12.8665425707879">
            <text:p>12,8665425708</text:p>
          </table:table-cell>
          <table:table-cell table:formula="of:=LOG([.I31])" office:value-type="float" office:value="3.1934441326506">
            <text:p>3,1934441327</text:p>
          </table:table-cell>
          <table:table-cell table:formula="of:=0.371+0.433*[.L31]-0.224*[.M31]" office:value-type="float" office:value="5.22688144743744">
            <text:p>5,2268814474</text:p>
          </table:table-cell>
          <table:table-cell table:formula="of:=[.J31]-[.N31]" office:value-type="float" office:value="0.480911779517547">
            <text:p>0,4809117795</text:p>
          </table:table-cell>
        </table:table-row>
        <table:table-row table:style-name="ro1">
          <table:table-cell table:style-name="ce1" office:value-type="float" office:value="1397393303">
            <text:p>1397393303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1141440">
            <text:p>1141440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3327021">
            <text:p>3327021</text:p>
          </table:table-cell>
          <table:table-cell table:style-name="ce1" office:value-type="float" office:value="2285.6883">
            <text:p>2285,6883</text:p>
          </table:table-cell>
          <table:table-cell table:style-name="ce1" table:formula="of:=LOG([.F32])" office:value-type="float" office:value="6.05745308765826">
            <text:p>6,0574530877</text:p>
          </table:table-cell>
          <table:table-cell table:formula="of:=[.G32]*[.H32]" office:value-type="float" office:value="66862505575989">
            <text:p>66862505575989</text:p>
          </table:table-cell>
          <table:table-cell table:formula="of:=LOG([.K32])" office:value-type="float" office:value="13.825182647121">
            <text:p>13,8251826471</text:p>
          </table:table-cell>
          <table:table-cell table:formula="of:=LOG([.I32])" office:value-type="float" office:value="3.35901700522821">
            <text:p>3,3590170052</text:p>
          </table:table-cell>
          <table:table-cell table:formula="of:=0.371+0.433*[.L32]-0.224*[.M32]" office:value-type="float" office:value="5.60488427703227">
            <text:p>5,604884277</text:p>
          </table:table-cell>
          <table:table-cell table:formula="of:=[.J32]-[.N32]" office:value-type="float" office:value="0.452568810625985">
            <text:p>0,4525688106</text:p>
          </table:table-cell>
        </table:table-row>
        <table:table-row table:style-name="ro1">
          <table:table-cell table:style-name="ce1" office:value-type="float" office:value="1871371656">
            <text:p>1871371656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1018711">
            <text:p>1018711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2919754">
            <text:p>2919754</text:p>
          </table:table-cell>
          <table:table-cell table:style-name="ce1" office:value-type="float" office:value="1067.3907">
            <text:p>1067,3907</text:p>
          </table:table-cell>
          <table:table-cell table:style-name="ce1" table:formula="of:=LOG([.F33])" office:value-type="float" office:value="6.00805099567784">
            <text:p>6,0080509957</text:p>
          </table:table-cell>
          <table:table-cell table:formula="of:=[.G33]*[.H33]" office:value-type="float" office:value="34946456792642">
            <text:p>34946456792642</text:p>
          </table:table-cell>
          <table:table-cell table:formula="of:=LOG([.K33])" office:value-type="float" office:value="13.543403149369">
            <text:p>13,5434031494</text:p>
          </table:table-cell>
          <table:table-cell table:formula="of:=LOG([.I33])" office:value-type="float" office:value="3.0283234145475">
            <text:p>3,0283234145</text:p>
          </table:table-cell>
          <table:table-cell table:formula="of:=0.371+0.433*[.L33]-0.224*[.M33]" office:value-type="float" office:value="5.55694911881812">
            <text:p>5,5569491188</text:p>
          </table:table-cell>
          <table:table-cell table:formula="of:=[.J33]-[.N33]" office:value-type="float" office:value="0.451101876859724">
            <text:p>0,4511018769</text:p>
          </table:table-cell>
        </table:table-row>
        <table:table-row table:style-name="ro1">
          <table:table-cell table:style-name="ce1" office:value-type="float" office:value="1560161633">
            <text:p>1560161633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211001">
            <text:p>2211001</text:p>
          </table:table-cell>
          <table:table-cell table:style-name="ce1" office:value-type="string">
            <text:p>TERESINA</text:p>
          </table:table-cell>
          <table:table-cell table:style-name="ce1" office:value-type="float" office:value="356799">
            <text:p>356799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982968">
            <text:p>982968</text:p>
          </table:table-cell>
          <table:table-cell table:style-name="ce1" office:value-type="float" office:value="1277.0987">
            <text:p>1277,0987</text:p>
          </table:table-cell>
          <table:table-cell table:style-name="ce1" table:formula="of:=LOG([.F34])" office:value-type="float" office:value="5.55242362850933">
            <text:p>5,5524236285</text:p>
          </table:table-cell>
          <table:table-cell table:formula="of:=[.G34]*[.H34]" office:value-type="float" office:value="3401695430616">
            <text:p>3401695430616</text:p>
          </table:table-cell>
          <table:table-cell table:formula="of:=LOG([.K34])" office:value-type="float" office:value="12.5316954266416">
            <text:p>12,5316954266</text:p>
          </table:table-cell>
          <table:table-cell table:formula="of:=LOG([.I34])" office:value-type="float" office:value="3.10622446281465">
            <text:p>3,1062244628</text:p>
          </table:table-cell>
          <table:table-cell table:formula="of:=0.371+0.433*[.L34]-0.224*[.M34]" office:value-type="float" office:value="5.10142984006533">
            <text:p>5,1014298401</text:p>
          </table:table-cell>
          <table:table-cell table:formula="of:=[.J34]-[.N34]" office:value-type="float" office:value="0.450993788443999">
            <text:p>0,4509937884</text:p>
          </table:table-cell>
        </table:table-row>
        <table:table-row table:style-name="ro1">
          <table:table-cell table:style-name="ce1" office:value-type="float" office:value="752049822">
            <text:p>752049822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1506807">
            <text:p>1506807</text:p>
          </table:table-cell>
          <table:table-cell table:style-name="ce1" office:value-type="string">
            <text:p>SANTARÉM</text:p>
          </table:table-cell>
          <table:table-cell table:style-name="ce1" office:value-type="float" office:value="194626">
            <text:p>194626</text:p>
          </table:table-cell>
          <table:table-cell table:style-name="ce1" office:value-type="float" office:value="2125135">
            <text:p>2125135</text:p>
          </table:table-cell>
          <table:table-cell table:style-name="ce1" office:value-type="float" office:value="294580">
            <text:p>294580</text:p>
          </table:table-cell>
          <table:table-cell table:style-name="ce1" office:value-type="float" office:value="711.6606">
            <text:p>711,6606</text:p>
          </table:table-cell>
          <table:table-cell table:style-name="ce1" table:formula="of:=LOG([.F35])" office:value-type="float" office:value="5.28920085701287">
            <text:p>5,289200857</text:p>
          </table:table-cell>
          <table:table-cell table:formula="of:=[.G35]*[.H35]" office:value-type="float" office:value="626022268300">
            <text:p>626022268300</text:p>
          </table:table-cell>
          <table:table-cell table:formula="of:=LOG([.K35])" office:value-type="float" office:value="11.7965897818171">
            <text:p>11,7965897818</text:p>
          </table:table-cell>
          <table:table-cell table:formula="of:=LOG([.I35])" office:value-type="float" office:value="2.85227292244313">
            <text:p>2,8522729224</text:p>
          </table:table-cell>
          <table:table-cell table:formula="of:=0.371+0.433*[.L35]-0.224*[.M35]" office:value-type="float" office:value="4.84001424089956">
            <text:p>4,8400142409</text:p>
          </table:table-cell>
          <table:table-cell table:formula="of:=[.J35]-[.N35]" office:value-type="float" office:value="0.449186616113305">
            <text:p>0,4491866161</text:p>
          </table:table-cell>
        </table:table-row>
        <table:table-row table:style-name="ro1">
          <table:table-cell table:style-name="ce1" office:value-type="float" office:value="2104166714">
            <text:p>2104166714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641159">
            <text:p>641159</text:p>
          </table:table-cell>
          <table:table-cell table:style-name="ce1" office:value-type="float" office:value="2919754">
            <text:p>2919754</text:p>
          </table:table-cell>
          <table:table-cell table:style-name="ce1" office:value-type="float" office:value="2993678">
            <text:p>2993678</text:p>
          </table:table-cell>
          <table:table-cell table:style-name="ce1" office:value-type="float" office:value="518.7016">
            <text:p>518,7016</text:p>
          </table:table-cell>
          <table:table-cell table:style-name="ce1" table:formula="of:=LOG([.F36])" office:value-type="float" office:value="5.80696574287259">
            <text:p>5,8069657429</text:p>
          </table:table-cell>
          <table:table-cell table:formula="of:=[.G36]*[.H36]" office:value-type="float" office:value="8740803315212">
            <text:p>8740803315212</text:p>
          </table:table-cell>
          <table:table-cell table:formula="of:=LOG([.K36])" office:value-type="float" office:value="12.9415513478898">
            <text:p>12,9415513479</text:p>
          </table:table-cell>
          <table:table-cell table:formula="of:=LOG([.I36])" office:value-type="float" office:value="2.71491758763133">
            <text:p>2,7149175876</text:p>
          </table:table-cell>
          <table:table-cell table:formula="of:=0.371+0.433*[.L36]-0.224*[.M36]" office:value-type="float" office:value="5.36655019400685">
            <text:p>5,366550194</text:p>
          </table:table-cell>
          <table:table-cell table:formula="of:=[.J36]-[.N36]" office:value-type="float" office:value="0.440415548865738">
            <text:p>0,4404155489</text:p>
          </table:table-cell>
        </table:table-row>
        <table:table-row table:style-name="ro1">
          <table:table-cell table:style-name="ce1" office:value-type="float" office:value="905084508">
            <text:p>905084508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1100205">
            <text:p>1100205</text:p>
          </table:table-cell>
          <table:table-cell table:style-name="ce1" office:value-type="string">
            <text:p>PORTO VELHO</text:p>
          </table:table-cell>
          <table:table-cell table:style-name="ce1" office:value-type="float" office:value="132989">
            <text:p>132989</text:p>
          </table:table-cell>
          <table:table-cell table:style-name="ce1" office:value-type="float" office:value="803694">
            <text:p>803694</text:p>
          </table:table-cell>
          <table:table-cell table:style-name="ce1" office:value-type="float" office:value="428527">
            <text:p>428527</text:p>
          </table:table-cell>
          <table:table-cell table:style-name="ce1" office:value-type="float" office:value="1101.2123">
            <text:p>1101,2123</text:p>
          </table:table-cell>
          <table:table-cell table:style-name="ce1" table:formula="of:=LOG([.F37])" office:value-type="float" office:value="5.12381572038914">
            <text:p>5,1238157204</text:p>
          </table:table-cell>
          <table:table-cell table:formula="of:=[.G37]*[.H37]" office:value-type="float" office:value="344404578738">
            <text:p>344404578738</text:p>
          </table:table-cell>
          <table:table-cell table:formula="of:=LOG([.K37])" office:value-type="float" office:value="11.5370689166127">
            <text:p>11,5370689166</text:p>
          </table:table-cell>
          <table:table-cell table:formula="of:=LOG([.I37])" office:value-type="float" office:value="3.04187105360423">
            <text:p>3,0418710536</text:p>
          </table:table-cell>
          <table:table-cell table:formula="of:=0.371+0.433*[.L37]-0.224*[.M37]" office:value-type="float" office:value="4.68517172488596">
            <text:p>4,6851717249</text:p>
          </table:table-cell>
          <table:table-cell table:formula="of:=[.J37]-[.N37]" office:value-type="float" office:value="0.438643995503184">
            <text:p>0,4386439955</text:p>
          </table:table-cell>
        </table:table-row>
        <table:table-row table:style-name="ro1">
          <table:table-cell table:style-name="ce1" office:value-type="float" office:value="1509850492">
            <text:p>1509850492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111300">
            <text:p>2111300</text:p>
          </table:table-cell>
          <table:table-cell table:style-name="ce1" office:value-type="string">
            <text:p>SÃO LUÍS</text:p>
          </table:table-cell>
          <table:table-cell table:style-name="ce1" office:value-type="float" office:value="370737">
            <text:p>370737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1309330">
            <text:p>1309330</text:p>
          </table:table-cell>
          <table:table-cell table:style-name="ce1" office:value-type="float" office:value="1491.0007">
            <text:p>1491,0007</text:p>
          </table:table-cell>
          <table:table-cell table:style-name="ce1" table:formula="of:=LOG([.F38])" office:value-type="float" office:value="5.56906593130595">
            <text:p>5,5690659313</text:p>
          </table:table-cell>
          <table:table-cell table:formula="of:=[.G38]*[.H38]" office:value-type="float" office:value="4531115843210">
            <text:p>4531115843210</text:p>
          </table:table-cell>
          <table:table-cell table:formula="of:=LOG([.K38])" office:value-type="float" office:value="12.6562051655612">
            <text:p>12,6562051656</text:p>
          </table:table-cell>
          <table:table-cell table:formula="of:=LOG([.I38])" office:value-type="float" office:value="3.17347784734707">
            <text:p>3,1734778473</text:p>
          </table:table-cell>
          <table:table-cell table:formula="of:=0.371+0.433*[.L38]-0.224*[.M38]" office:value-type="float" office:value="5.14027779888224">
            <text:p>5,1402777989</text:p>
          </table:table-cell>
          <table:table-cell table:formula="of:=[.J38]-[.N38]" office:value-type="float" office:value="0.428788132423708">
            <text:p>0,4287881324</text:p>
          </table:table-cell>
        </table:table-row>
        <table:table-row table:style-name="ro1">
          <table:table-cell table:style-name="ce1" office:value-type="float" office:value="2378515114">
            <text:p>2378515114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517085">
            <text:p>517085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2919754">
            <text:p>2919754</text:p>
          </table:table-cell>
          <table:table-cell table:style-name="ce1" office:value-type="float" office:value="1535.0946">
            <text:p>1535,0946</text:p>
          </table:table-cell>
          <table:table-cell table:style-name="ce1" table:formula="of:=LOG([.F39])" office:value-type="float" office:value="5.71356193960592">
            <text:p>5,7135619396</text:p>
          </table:table-cell>
          <table:table-cell table:formula="of:=[.G39]*[.H39]" office:value-type="float" office:value="10104208723298">
            <text:p>10104208723298</text:p>
          </table:table-cell>
          <table:table-cell table:formula="of:=LOG([.K39])" office:value-type="float" office:value="13.0045023088893">
            <text:p>13,0045023089</text:p>
          </table:table-cell>
          <table:table-cell table:formula="of:=LOG([.I39])" office:value-type="float" office:value="3.18613514397741">
            <text:p>3,186135144</text:p>
          </table:table-cell>
          <table:table-cell table:formula="of:=0.371+0.433*[.L39]-0.224*[.M39]" office:value-type="float" office:value="5.28825522749815">
            <text:p>5,2882552275</text:p>
          </table:table-cell>
          <table:table-cell table:formula="of:=[.J39]-[.N39]" office:value-type="float" office:value="0.425306712107775">
            <text:p>0,4253067121</text:p>
          </table:table-cell>
        </table:table-row>
        <table:table-row table:style-name="ro1">
          <table:table-cell table:style-name="ce1" office:value-type="float" office:value="1463177560">
            <text:p>1463177560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2925303">
            <text:p>2925303</text:p>
          </table:table-cell>
          <table:table-cell table:style-name="ce1" office:value-type="string">
            <text:p>PORTO SEGURO</text:p>
          </table:table-cell>
          <table:table-cell table:style-name="ce1" office:value-type="float" office:value="182918">
            <text:p>182918</text:p>
          </table:table-cell>
          <table:table-cell table:style-name="ce1" office:value-type="float" office:value="3528530">
            <text:p>3528530</text:p>
          </table:table-cell>
          <table:table-cell table:style-name="ce1" office:value-type="float" office:value="126929">
            <text:p>126929</text:p>
          </table:table-cell>
          <table:table-cell table:style-name="ce1" office:value-type="float" office:value="374.2478">
            <text:p>374,2478</text:p>
          </table:table-cell>
          <table:table-cell table:style-name="ce1" table:formula="of:=LOG([.F40])" office:value-type="float" office:value="5.26225644421907">
            <text:p>5,2622564442</text:p>
          </table:table-cell>
          <table:table-cell table:formula="of:=[.G40]*[.H40]" office:value-type="float" office:value="447872784370">
            <text:p>447872784370</text:p>
          </table:table-cell>
          <table:table-cell table:formula="of:=LOG([.K40])" office:value-type="float" office:value="11.6511546727214">
            <text:p>11,6511546727</text:p>
          </table:table-cell>
          <table:table-cell table:formula="of:=LOG([.I40])" office:value-type="float" office:value="2.57315925604069">
            <text:p>2,573159256</text:p>
          </table:table-cell>
          <table:table-cell table:formula="of:=0.371+0.433*[.L40]-0.224*[.M40]" office:value-type="float" office:value="4.83956229993527">
            <text:p>4,8395622999</text:p>
          </table:table-cell>
          <table:table-cell table:formula="of:=[.J40]-[.N40]" office:value-type="float" office:value="0.422694144283802">
            <text:p>0,4226941443</text:p>
          </table:table-cell>
        </table:table-row>
        <table:table-row table:style-name="ro1">
          <table:table-cell table:style-name="ce1" office:value-type="float" office:value="1434863293">
            <text:p>1434863293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408102">
            <text:p>2408102</text:p>
          </table:table-cell>
          <table:table-cell table:style-name="ce1" office:value-type="string">
            <text:p>NATAL</text:p>
          </table:table-cell>
          <table:table-cell table:style-name="ce1" office:value-type="float" office:value="686289">
            <text:p>686289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1251459">
            <text:p>1251459</text:p>
          </table:table-cell>
          <table:table-cell table:style-name="ce1" office:value-type="float" office:value="2232.3871">
            <text:p>2232,3871</text:p>
          </table:table-cell>
          <table:table-cell table:style-name="ce1" table:formula="of:=LOG([.F41])" office:value-type="float" office:value="5.83650703797331">
            <text:p>5,836507038</text:p>
          </table:table-cell>
          <table:table-cell table:formula="of:=[.G41]*[.H41]" office:value-type="float" office:value="25150332494331">
            <text:p>25150332494331</text:p>
          </table:table-cell>
          <table:table-cell table:formula="of:=LOG([.K41])" office:value-type="float" office:value="13.4005437309227">
            <text:p>13,4005437309</text:p>
          </table:table-cell>
          <table:table-cell table:formula="of:=LOG([.I41])" office:value-type="float" office:value="3.34876950425181">
            <text:p>3,3487695043</text:p>
          </table:table-cell>
          <table:table-cell table:formula="of:=0.371+0.433*[.L41]-0.224*[.M41]" office:value-type="float" office:value="5.42331106653713">
            <text:p>5,4233110665</text:p>
          </table:table-cell>
          <table:table-cell table:formula="of:=[.J41]-[.N41]" office:value-type="float" office:value="0.41319597143618">
            <text:p>0,4131959714</text:p>
          </table:table-cell>
        </table:table-row>
        <table:table-row table:style-name="ro1">
          <table:table-cell table:style-name="ce1" office:value-type="float" office:value="1914253900">
            <text:p>1914253900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4211306">
            <text:p>4211306</text:p>
          </table:table-cell>
          <table:table-cell table:style-name="ce1" office:value-type="string">
            <text:p>NAVEGANTES</text:p>
          </table:table-cell>
          <table:table-cell table:style-name="ce1" office:value-type="float" office:value="109332">
            <text:p>109332</text:p>
          </table:table-cell>
          <table:table-cell table:style-name="ce1" office:value-type="float" office:value="2603819">
            <text:p>2603819</text:p>
          </table:table-cell>
          <table:table-cell table:style-name="ce1" office:value-type="float" office:value="60556">
            <text:p>60556</text:p>
          </table:table-cell>
          <table:table-cell table:style-name="ce1" office:value-type="float" office:value="446.5635">
            <text:p>446,5635</text:p>
          </table:table-cell>
          <table:table-cell table:style-name="ce1" table:formula="of:=LOG([.F42])" office:value-type="float" office:value="5.03874729268555">
            <text:p>5,0387472927</text:p>
          </table:table-cell>
          <table:table-cell table:formula="of:=[.G42]*[.H42]" office:value-type="float" office:value="157676863364">
            <text:p>157676863364</text:p>
          </table:table-cell>
          <table:table-cell table:formula="of:=LOG([.K42])" office:value-type="float" office:value="11.1977679720194">
            <text:p>11,197767972</text:p>
          </table:table-cell>
          <table:table-cell table:formula="of:=LOG([.I42])" office:value-type="float" office:value="2.64988322299786">
            <text:p>2,649883223</text:p>
          </table:table-cell>
          <table:table-cell table:formula="of:=0.371+0.433*[.L42]-0.224*[.M42]" office:value-type="float" office:value="4.62605968993287">
            <text:p>4,6260596899</text:p>
          </table:table-cell>
          <table:table-cell table:formula="of:=[.J42]-[.N42]" office:value-type="float" office:value="0.412687602752679">
            <text:p>0,4126876028</text:p>
          </table:table-cell>
        </table:table-row>
        <table:table-row table:style-name="ro1">
          <table:table-cell table:style-name="ce1" office:value-type="float" office:value="1506780579">
            <text:p>1506780579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105302">
            <text:p>2105302</text:p>
          </table:table-cell>
          <table:table-cell table:style-name="ce1" office:value-type="string">
            <text:p>IMPERATRIZ</text:p>
          </table:table-cell>
          <table:table-cell table:style-name="ce1" office:value-type="float" office:value="185041">
            <text:p>185041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247505">
            <text:p>247505</text:p>
          </table:table-cell>
          <table:table-cell table:style-name="ce1" office:value-type="float" office:value="1106.8746">
            <text:p>1106,8746</text:p>
          </table:table-cell>
          <table:table-cell table:style-name="ce1" table:formula="of:=LOG([.F43])" office:value-type="float" office:value="5.2672679667865">
            <text:p>5,2672679668</text:p>
          </table:table-cell>
          <table:table-cell table:formula="of:=[.G43]*[.H43]" office:value-type="float" office:value="856524960685">
            <text:p>856524960685</text:p>
          </table:table-cell>
          <table:table-cell table:formula="of:=LOG([.K43])" office:value-type="float" office:value="11.9327400236119">
            <text:p>11,9327400236</text:p>
          </table:table-cell>
          <table:table-cell table:formula="of:=LOG([.I43])" office:value-type="float" office:value="3.04409842158976">
            <text:p>3,0440984216</text:p>
          </table:table-cell>
          <table:table-cell table:formula="of:=0.371+0.433*[.L43]-0.224*[.M43]" office:value-type="float" office:value="4.85599838378783">
            <text:p>4,8559983838</text:p>
          </table:table-cell>
          <table:table-cell table:formula="of:=[.J43]-[.N43]" office:value-type="float" office:value="0.411269582998662">
            <text:p>0,411269583</text:p>
          </table:table-cell>
        </table:table-row>
        <table:table-row table:style-name="ro1">
          <table:table-cell table:style-name="ce1" office:value-type="float" office:value="1904489293">
            <text:p>1904489293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4108304">
            <text:p>4108304</text:p>
          </table:table-cell>
          <table:table-cell table:style-name="ce1" office:value-type="string">
            <text:p>FOZ DO IGUAÇU</text:p>
          </table:table-cell>
          <table:table-cell table:style-name="ce1" office:value-type="float" office:value="431142">
            <text:p>431142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256088">
            <text:p>256088</text:p>
          </table:table-cell>
          <table:table-cell table:style-name="ce1" office:value-type="float" office:value="792.4417">
            <text:p>792,4417</text:p>
          </table:table-cell>
          <table:table-cell table:style-name="ce1" table:formula="of:=LOG([.F44])" office:value-type="float" office:value="5.63462033201594">
            <text:p>5,634620332</text:p>
          </table:table-cell>
          <table:table-cell table:formula="of:=[.G44]*[.H44]" office:value-type="float" office:value="5146551623192">
            <text:p>5146551623192</text:p>
          </table:table-cell>
          <table:table-cell table:formula="of:=LOG([.K44])" office:value-type="float" office:value="12.7115163333841">
            <text:p>12,7115163334</text:p>
          </table:table-cell>
          <table:table-cell table:formula="of:=LOG([.I44])" office:value-type="float" office:value="2.89896732098487">
            <text:p>2,898967321</text:p>
          </table:table-cell>
          <table:table-cell table:formula="of:=0.371+0.433*[.L44]-0.224*[.M44]" office:value-type="float" office:value="5.22571789245469">
            <text:p>5,2257178925</text:p>
          </table:table-cell>
          <table:table-cell table:formula="of:=[.J44]-[.N44]" office:value-type="float" office:value="0.40890243956125">
            <text:p>0,4089024396</text:p>
          </table:table-cell>
        </table:table-row>
        <table:table-row table:style-name="ro1">
          <table:table-cell table:style-name="ce1" office:value-type="float" office:value="1380252206">
            <text:p>1380252206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650344">
            <text:p>650344</text:p>
          </table:table-cell>
          <table:table-cell table:style-name="ce1" office:value-type="float" office:value="3528530">
            <text:p>3528530</text:p>
          </table:table-cell>
          <table:table-cell table:style-name="ce1" office:value-type="float" office:value="3706628">
            <text:p>3706628</text:p>
          </table:table-cell>
          <table:table-cell table:style-name="ce1" office:value-type="float" office:value="656.2784">
            <text:p>656,2784</text:p>
          </table:table-cell>
          <table:table-cell table:style-name="ce1" table:formula="of:=LOG([.F45])" office:value-type="float" office:value="5.81314313784731">
            <text:p>5,8131431378</text:p>
          </table:table-cell>
          <table:table-cell table:formula="of:=[.G45]*[.H45]" office:value-type="float" office:value="13078948096840">
            <text:p>13078948096840</text:p>
          </table:table-cell>
          <table:table-cell table:formula="of:=LOG([.K45])" office:value-type="float" office:value="13.1165728163041">
            <text:p>13,1165728163</text:p>
          </table:table-cell>
          <table:table-cell table:formula="of:=LOG([.I45])" office:value-type="float" office:value="2.81708811061807">
            <text:p>2,8170881106</text:p>
          </table:table-cell>
          <table:table-cell table:formula="of:=0.371+0.433*[.L45]-0.224*[.M45]" office:value-type="float" office:value="5.41944829268124">
            <text:p>5,4194482927</text:p>
          </table:table-cell>
          <table:table-cell table:formula="of:=[.J45]-[.N45]" office:value-type="float" office:value="0.393694845166068">
            <text:p>0,3936948452</text:p>
          </table:table-cell>
        </table:table-row>
        <table:table-row table:style-name="ro1">
          <table:table-cell table:style-name="ce1" office:value-type="float" office:value="978731810">
            <text:p>978731810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200401">
            <text:p>1200401</text:p>
          </table:table-cell>
          <table:table-cell table:style-name="ce1" office:value-type="string">
            <text:p>RIO BRANCO</text:p>
          </table:table-cell>
          <table:table-cell table:style-name="ce1" office:value-type="float" office:value="170308">
            <text:p>170308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336038">
            <text:p>336038</text:p>
          </table:table-cell>
          <table:table-cell table:style-name="ce1" office:value-type="float" office:value="2172.6997">
            <text:p>2172,6997</text:p>
          </table:table-cell>
          <table:table-cell table:style-name="ce1" table:formula="of:=LOG([.F46])" office:value-type="float" office:value="5.23123504886837">
            <text:p>5,2312350489</text:p>
          </table:table-cell>
          <table:table-cell table:formula="of:=[.G46]*[.H46]" office:value-type="float" office:value="1162905536206">
            <text:p>1162905536206</text:p>
          </table:table-cell>
          <table:table-cell table:formula="of:=LOG([.K46])" office:value-type="float" office:value="12.0655444380555">
            <text:p>12,0655444381</text:p>
          </table:table-cell>
          <table:table-cell table:formula="of:=LOG([.I46])" office:value-type="float" office:value="3.33699970439442">
            <text:p>3,3369997044</text:p>
          </table:table-cell>
          <table:table-cell table:formula="of:=0.371+0.433*[.L46]-0.224*[.M46]" office:value-type="float" office:value="4.84789280789367">
            <text:p>4,8478928079</text:p>
          </table:table-cell>
          <table:table-cell table:formula="of:=[.J46]-[.N46]" office:value-type="float" office:value="0.383342240974703">
            <text:p>0,383342241</text:p>
          </table:table-cell>
        </table:table-row>
        <table:table-row table:style-name="ro1">
          <table:table-cell table:style-name="ce1" office:value-type="float" office:value="1054148367">
            <text:p>1054148367</text:p>
          </table:table-cell>
          <table:table-cell table:style-name="ce1" office:value-type="float" office:value="2111300">
            <text:p>2111300</text:p>
          </table:table-cell>
          <table:table-cell table:style-name="ce1" office:value-type="string">
            <text:p>SÃO LUÍS</text:p>
          </table:table-cell>
          <table:table-cell table:style-name="ce1" office:value-type="float" office:value="2105302">
            <text:p>2105302</text:p>
          </table:table-cell>
          <table:table-cell table:style-name="ce1" office:value-type="string">
            <text:p>IMPERATRIZ</text:p>
          </table:table-cell>
          <table:table-cell table:style-name="ce1" office:value-type="float" office:value="134872">
            <text:p>134872</text:p>
          </table:table-cell>
          <table:table-cell table:style-name="ce1" office:value-type="float" office:value="1309330">
            <text:p>1309330</text:p>
          </table:table-cell>
          <table:table-cell table:style-name="ce1" office:value-type="float" office:value="247505">
            <text:p>247505</text:p>
          </table:table-cell>
          <table:table-cell table:style-name="ce1" office:value-type="float" office:value="486.345">
            <text:p>486,345</text:p>
          </table:table-cell>
          <table:table-cell table:style-name="ce1" table:formula="of:=LOG([.F47])" office:value-type="float" office:value="5.12992179765066">
            <text:p>5,1299217977</text:p>
          </table:table-cell>
          <table:table-cell table:formula="of:=[.G47]*[.H47]" office:value-type="float" office:value="324065721650">
            <text:p>324065721650</text:p>
          </table:table-cell>
          <table:table-cell table:formula="of:=LOG([.K47])" office:value-type="float" office:value="11.510633095563">
            <text:p>11,5106330956</text:p>
          </table:table-cell>
          <table:table-cell table:formula="of:=LOG([.I47])" office:value-type="float" office:value="2.68694445535374">
            <text:p>2,6869444554</text:p>
          </table:table-cell>
          <table:table-cell table:formula="of:=0.371+0.433*[.L47]-0.224*[.M47]" office:value-type="float" office:value="4.75322857237955">
            <text:p>4,7532285724</text:p>
          </table:table-cell>
          <table:table-cell table:formula="of:=[.J47]-[.N47]" office:value-type="float" office:value="0.376693225271114">
            <text:p>0,3766932253</text:p>
          </table:table-cell>
        </table:table-row>
        <table:table-row table:style-name="ro1">
          <table:table-cell table:style-name="ce1" office:value-type="float" office:value="650952813">
            <text:p>650952813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301209">
            <text:p>1301209</text:p>
          </table:table-cell>
          <table:table-cell table:style-name="ce1" office:value-type="string">
            <text:p>COARI</text:p>
          </table:table-cell>
          <table:table-cell table:style-name="ce1" office:value-type="float" office:value="98843">
            <text:p>98843</text:p>
          </table:table-cell>
          <table:table-cell table:style-name="ce1" office:value-type="float" office:value="1802014">
            <text:p>1802014</text:p>
          </table:table-cell>
          <table:table-cell table:style-name="ce1" office:value-type="float" office:value="75965">
            <text:p>75965</text:p>
          </table:table-cell>
          <table:table-cell table:style-name="ce1" office:value-type="float" office:value="365.8024">
            <text:p>365,8024</text:p>
          </table:table-cell>
          <table:table-cell table:style-name="ce1" table:formula="of:=LOG([.F48])" office:value-type="float" office:value="4.99494591827267">
            <text:p>4,9949459183</text:p>
          </table:table-cell>
          <table:table-cell table:formula="of:=[.G48]*[.H48]" office:value-type="float" office:value="136889993510">
            <text:p>136889993510</text:p>
          </table:table-cell>
          <table:table-cell table:formula="of:=LOG([.K48])" office:value-type="float" office:value="11.1363717029023">
            <text:p>11,1363717029</text:p>
          </table:table-cell>
          <table:table-cell table:formula="of:=LOG([.I48])" office:value-type="float" office:value="2.56324655052076">
            <text:p>2,5632465505</text:p>
          </table:table-cell>
          <table:table-cell table:formula="of:=0.371+0.433*[.L48]-0.224*[.M48]" office:value-type="float" office:value="4.61888172004004">
            <text:p>4,61888172</text:p>
          </table:table-cell>
          <table:table-cell table:formula="of:=[.J48]-[.N48]" office:value-type="float" office:value="0.376064198232635">
            <text:p>0,3760641982</text:p>
          </table:table-cell>
        </table:table-row>
        <table:table-row table:style-name="ro1">
          <table:table-cell table:style-name="ce1" office:value-type="float" office:value="674796476">
            <text:p>674796476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400100">
            <text:p>1400100</text:p>
          </table:table-cell>
          <table:table-cell table:style-name="ce1" office:value-type="string">
            <text:p>BOA VISTA</text:p>
          </table:table-cell>
          <table:table-cell table:style-name="ce1" office:value-type="float" office:value="151899">
            <text:p>151899</text:p>
          </table:table-cell>
          <table:table-cell table:style-name="ce1" office:value-type="float" office:value="1802014">
            <text:p>1802014</text:p>
          </table:table-cell>
          <table:table-cell table:style-name="ce1" office:value-type="float" office:value="284313">
            <text:p>284313</text:p>
          </table:table-cell>
          <table:table-cell table:style-name="ce1" office:value-type="float" office:value="679.5184">
            <text:p>679,5184</text:p>
          </table:table-cell>
          <table:table-cell table:style-name="ce1" table:formula="of:=LOG([.F49])" office:value-type="float" office:value="5.18155491477186">
            <text:p>5,1815549148</text:p>
          </table:table-cell>
          <table:table-cell table:formula="of:=[.G49]*[.H49]" office:value-type="float" office:value="512336006382">
            <text:p>512336006382</text:p>
          </table:table-cell>
          <table:table-cell table:formula="of:=LOG([.K49])" office:value-type="float" office:value="11.7095548786628">
            <text:p>11,7095548787</text:p>
          </table:table-cell>
          <table:table-cell table:formula="of:=LOG([.I49])" office:value-type="float" office:value="2.8322012210542">
            <text:p>2,8322012211</text:p>
          </table:table-cell>
          <table:table-cell table:formula="of:=0.371+0.433*[.L49]-0.224*[.M49]" office:value-type="float" office:value="4.80682418894486">
            <text:p>4,8068241889</text:p>
          </table:table-cell>
          <table:table-cell table:formula="of:=[.J49]-[.N49]" office:value-type="float" office:value="0.374730725827001">
            <text:p>0,3747307258</text:p>
          </table:table-cell>
        </table:table-row>
        <table:table-row table:style-name="ro1">
          <table:table-cell table:style-name="ce1" office:value-type="float" office:value="1596067714">
            <text:p>1596067714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447482">
            <text:p>447482</text:p>
          </table:table-cell>
          <table:table-cell table:style-name="ce1" office:value-type="float" office:value="3528530">
            <text:p>3528530</text:p>
          </table:table-cell>
          <table:table-cell table:style-name="ce1" office:value-type="float" office:value="2603819">
            <text:p>2603819</text:p>
          </table:table-cell>
          <table:table-cell table:style-name="ce1" office:value-type="float" office:value="1359.2166">
            <text:p>1359,2166</text:p>
          </table:table-cell>
          <table:table-cell table:style-name="ce1" table:formula="of:=LOG([.F50])" office:value-type="float" office:value="5.65077557047227">
            <text:p>5,6507755705</text:p>
          </table:table-cell>
          <table:table-cell table:formula="of:=[.G50]*[.H50]" office:value-type="float" office:value="9187653456070">
            <text:p>9187653456070</text:p>
          </table:table-cell>
          <table:table-cell table:formula="of:=LOG([.K50])" office:value-type="float" office:value="12.9632046059228">
            <text:p>12,9632046059</text:p>
          </table:table-cell>
          <table:table-cell table:formula="of:=LOG([.I50])" office:value-type="float" office:value="3.13328866989599">
            <text:p>3,1332886699</text:p>
          </table:table-cell>
          <table:table-cell table:formula="of:=0.371+0.433*[.L50]-0.224*[.M50]" office:value-type="float" office:value="5.28221093230786">
            <text:p>5,2822109323</text:p>
          </table:table-cell>
          <table:table-cell table:formula="of:=[.J50]-[.N50]" office:value-type="float" office:value="0.368564638164415">
            <text:p>0,3685646382</text:p>
          </table:table-cell>
        </table:table-row>
        <table:table-row table:style-name="ro1">
          <table:table-cell table:style-name="ce1" office:value-type="float" office:value="698641821">
            <text:p>698641821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506807">
            <text:p>1506807</text:p>
          </table:table-cell>
          <table:table-cell table:style-name="ce1" office:value-type="string">
            <text:p>SANTARÉM</text:p>
          </table:table-cell>
          <table:table-cell table:style-name="ce1" office:value-type="float" office:value="155144">
            <text:p>155144</text:p>
          </table:table-cell>
          <table:table-cell table:style-name="ce1" office:value-type="float" office:value="1802014">
            <text:p>1802014</text:p>
          </table:table-cell>
          <table:table-cell table:style-name="ce1" office:value-type="float" office:value="294580">
            <text:p>294580</text:p>
          </table:table-cell>
          <table:table-cell table:style-name="ce1" office:value-type="float" office:value="603.4899">
            <text:p>603,4899</text:p>
          </table:table-cell>
          <table:table-cell table:style-name="ce1" table:formula="of:=LOG([.F51])" office:value-type="float" office:value="5.19073498444949">
            <text:p>5,1907349844</text:p>
          </table:table-cell>
          <table:table-cell table:formula="of:=[.G51]*[.H51]" office:value-type="float" office:value="530837284120">
            <text:p>530837284120</text:p>
          </table:table-cell>
          <table:table-cell table:formula="of:=LOG([.K51])" office:value-type="float" office:value="11.7249614185611">
            <text:p>11,7249614186</text:p>
          </table:table-cell>
          <table:table-cell table:formula="of:=LOG([.I51])" office:value-type="float" office:value="2.78067000614675">
            <text:p>2,7806700061</text:p>
          </table:table-cell>
          <table:table-cell table:formula="of:=0.371+0.433*[.L51]-0.224*[.M51]" office:value-type="float" office:value="4.8250382128601">
            <text:p>4,8250382129</text:p>
          </table:table-cell>
          <table:table-cell table:formula="of:=[.J51]-[.N51]" office:value-type="float" office:value="0.365696771589395">
            <text:p>0,3656967716</text:p>
          </table:table-cell>
        </table:table-row>
        <table:table-row table:style-name="ro1">
          <table:table-cell table:style-name="ce1" office:value-type="float" office:value="2129725468">
            <text:p>2129725468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4205407">
            <text:p>4205407</text:p>
          </table:table-cell>
          <table:table-cell table:style-name="ce1" office:value-type="string">
            <text:p>FLORIANÓPOLIS</text:p>
          </table:table-cell>
          <table:table-cell table:style-name="ce1" office:value-type="float" office:value="342476">
            <text:p>342476</text:p>
          </table:table-cell>
          <table:table-cell table:style-name="ce1" office:value-type="float" office:value="2919754">
            <text:p>2919754</text:p>
          </table:table-cell>
          <table:table-cell table:style-name="ce1" office:value-type="float" office:value="866098">
            <text:p>866098</text:p>
          </table:table-cell>
          <table:table-cell table:style-name="ce1" office:value-type="float" office:value="357.9257">
            <text:p>357,9257</text:p>
          </table:table-cell>
          <table:table-cell table:style-name="ce1" table:formula="of:=LOG([.F52])" office:value-type="float" office:value="5.53463014244809">
            <text:p>5,5346301424</text:p>
          </table:table-cell>
          <table:table-cell table:formula="of:=[.G52]*[.H52]" office:value-type="float" office:value="2528793099892">
            <text:p>2528793099892</text:p>
          </table:table-cell>
          <table:table-cell table:formula="of:=LOG([.K52])" office:value-type="float" office:value="12.4029132978098">
            <text:p>12,4029132978</text:p>
          </table:table-cell>
          <table:table-cell table:formula="of:=LOG([.I52])" office:value-type="float" office:value="2.55379288298757">
            <text:p>2,553792883</text:p>
          </table:table-cell>
          <table:table-cell table:formula="of:=0.371+0.433*[.L52]-0.224*[.M52]" office:value-type="float" office:value="5.16941185216243">
            <text:p>5,1694118522</text:p>
          </table:table-cell>
          <table:table-cell table:formula="of:=[.J52]-[.N52]" office:value-type="float" office:value="0.365218290285661">
            <text:p>0,3652182903</text:p>
          </table:table-cell>
        </table:table-row>
        <table:table-row table:style-name="ro1">
          <table:table-cell table:style-name="ce1" office:value-type="float" office:value="2093743654">
            <text:p>2093743654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564739">
            <text:p>564739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803694">
            <text:p>803694</text:p>
          </table:table-cell>
          <table:table-cell table:style-name="ce1" office:value-type="float" office:value="1262.1194">
            <text:p>1262,1194</text:p>
          </table:table-cell>
          <table:table-cell table:style-name="ce1" table:formula="of:=LOG([.F53])" office:value-type="float" office:value="5.75184778047628">
            <text:p>5,7518477805</text:p>
          </table:table-cell>
          <table:table-cell table:formula="of:=[.G53]*[.H53]" office:value-type="float" office:value="16151684812446">
            <text:p>16151684812446</text:p>
          </table:table-cell>
          <table:table-cell table:formula="of:=LOG([.K53])" office:value-type="float" office:value="13.2082178310996">
            <text:p>13,2082178311</text:p>
          </table:table-cell>
          <table:table-cell table:formula="of:=LOG([.I53])" office:value-type="float" office:value="3.10110044231561">
            <text:p>3,1011004423</text:p>
          </table:table-cell>
          <table:table-cell table:formula="of:=0.371+0.433*[.L53]-0.224*[.M53]" office:value-type="float" office:value="5.39551182178742">
            <text:p>5,3955118218</text:p>
          </table:table-cell>
          <table:table-cell table:formula="of:=[.J53]-[.N53]" office:value-type="float" office:value="0.356335958688861">
            <text:p>0,3563359587</text:p>
          </table:table-cell>
        </table:table-row>
        <table:table-row table:style-name="ro1">
          <table:table-cell table:style-name="ce1" office:value-type="float" office:value="2111254990">
            <text:p>2111254990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5208707">
            <text:p>5208707</text:p>
          </table:table-cell>
          <table:table-cell table:style-name="ce1" office:value-type="string">
            <text:p>GOIÂNIA</text:p>
          </table:table-cell>
          <table:table-cell table:style-name="ce1" office:value-type="float" office:value="930819">
            <text:p>930819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2011735">
            <text:p>2011735</text:p>
          </table:table-cell>
          <table:table-cell table:style-name="ce1" office:value-type="float" office:value="768.6588">
            <text:p>768,6588</text:p>
          </table:table-cell>
          <table:table-cell table:style-name="ce1" table:formula="of:=LOG([.F54])" office:value-type="float" office:value="5.96886523958132">
            <text:p>5,9688652396</text:p>
          </table:table-cell>
          <table:table-cell table:formula="of:=[.G54]*[.H54]" office:value-type="float" office:value="40429454053615">
            <text:p>40429454053615</text:p>
          </table:table-cell>
          <table:table-cell table:formula="of:=LOG([.K54])" office:value-type="float" office:value="13.6066978767998">
            <text:p>13,6066978768</text:p>
          </table:table-cell>
          <table:table-cell table:formula="of:=LOG([.I54])" office:value-type="float" office:value="2.88573360357197">
            <text:p>2,8857336036</text:p>
          </table:table-cell>
          <table:table-cell table:formula="of:=0.371+0.433*[.L54]-0.224*[.M54]" office:value-type="float" office:value="5.61629585345421">
            <text:p>5,6162958535</text:p>
          </table:table-cell>
          <table:table-cell table:formula="of:=[.J54]-[.N54]" office:value-type="float" office:value="0.352569386127117">
            <text:p>0,3525693861</text:p>
          </table:table-cell>
        </table:table-row>
        <table:table-row table:style-name="ro1">
          <table:table-cell table:style-name="ce1" office:value-type="float" office:value="1831428478">
            <text:p>1831428478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4108304">
            <text:p>4108304</text:p>
          </table:table-cell>
          <table:table-cell table:style-name="ce1" office:value-type="string">
            <text:p>FOZ DO IGUAÇU</text:p>
          </table:table-cell>
          <table:table-cell table:style-name="ce1" office:value-type="float" office:value="278004">
            <text:p>278004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256088">
            <text:p>256088</text:p>
          </table:table-cell>
          <table:table-cell table:style-name="ce1" office:value-type="float" office:value="1130.6903">
            <text:p>1130,6903</text:p>
          </table:table-cell>
          <table:table-cell table:style-name="ce1" table:formula="of:=LOG([.F55])" office:value-type="float" office:value="5.44405104471459">
            <text:p>5,4440510447</text:p>
          </table:table-cell>
          <table:table-cell table:formula="of:=[.G55]*[.H55]" office:value-type="float" office:value="3065110357624">
            <text:p>3065110357624</text:p>
          </table:table-cell>
          <table:table-cell table:formula="of:=LOG([.K55])" office:value-type="float" office:value="12.4864461156715">
            <text:p>12,4864461157</text:p>
          </table:table-cell>
          <table:table-cell table:formula="of:=LOG([.I55])" office:value-type="float" office:value="3.05334366644667">
            <text:p>3,0533436664</text:p>
          </table:table-cell>
          <table:table-cell table:formula="of:=0.371+0.433*[.L55]-0.224*[.M55]" office:value-type="float" office:value="5.09368218680171">
            <text:p>5,0936821868</text:p>
          </table:table-cell>
          <table:table-cell table:formula="of:=[.J55]-[.N55]" office:value-type="float" office:value="0.350368857912878">
            <text:p>0,3503688579</text:p>
          </table:table-cell>
        </table:table-row>
        <table:table-row table:style-name="ro1">
          <table:table-cell table:style-name="ce1" office:value-type="float" office:value="905028337">
            <text:p>905028337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1100122">
            <text:p>1100122</text:p>
          </table:table-cell>
          <table:table-cell table:style-name="ce1" office:value-type="string">
            <text:p>JI-PARANÁ</text:p>
          </table:table-cell>
          <table:table-cell table:style-name="ce1" office:value-type="float" office:value="66449">
            <text:p>66449</text:p>
          </table:table-cell>
          <table:table-cell table:style-name="ce1" office:value-type="float" office:value="803694">
            <text:p>803694</text:p>
          </table:table-cell>
          <table:table-cell table:style-name="ce1" office:value-type="float" office:value="116610">
            <text:p>116610</text:p>
          </table:table-cell>
          <table:table-cell table:style-name="ce1" office:value-type="float" office:value="791.8247">
            <text:p>791,8247</text:p>
          </table:table-cell>
          <table:table-cell table:style-name="ce1" table:formula="of:=LOG([.F56])" office:value-type="float" office:value="4.82248844957145">
            <text:p>4,8224884496</text:p>
          </table:table-cell>
          <table:table-cell table:formula="of:=[.G56]*[.H56]" office:value-type="float" office:value="93718757340">
            <text:p>93718757340</text:p>
          </table:table-cell>
          <table:table-cell table:formula="of:=LOG([.K56])" office:value-type="float" office:value="10.9718265214533">
            <text:p>10,9718265215</text:p>
          </table:table-cell>
          <table:table-cell table:formula="of:=LOG([.I56])" office:value-type="float" office:value="2.898629044911">
            <text:p>2,8986290449</text:p>
          </table:table-cell>
          <table:table-cell table:formula="of:=0.371+0.433*[.L56]-0.224*[.M56]" office:value-type="float" office:value="4.47250797772922">
            <text:p>4,4725079777</text:p>
          </table:table-cell>
          <table:table-cell table:formula="of:=[.J56]-[.N56]" office:value-type="float" office:value="0.349980471842231">
            <text:p>0,3499804718</text:p>
          </table:table-cell>
        </table:table-row>
        <table:table-row table:style-name="ro1">
          <table:table-cell table:style-name="ce1" office:value-type="float" office:value="1458749680">
            <text:p>1458749680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795867">
            <text:p>795867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3706628">
            <text:p>3706628</text:p>
          </table:table-cell>
          <table:table-cell table:style-name="ce1" office:value-type="float" office:value="1796.4621">
            <text:p>1796,4621</text:p>
          </table:table-cell>
          <table:table-cell table:style-name="ce1" table:formula="of:=LOG([.F57])" office:value-type="float" office:value="5.90084049739576">
            <text:p>5,9008404974</text:p>
          </table:table-cell>
          <table:table-cell table:formula="of:=[.G57]*[.H57]" office:value-type="float" office:value="44364530453044">
            <text:p>44364530453044</text:p>
          </table:table-cell>
          <table:table-cell table:formula="of:=LOG([.K57])" office:value-type="float" office:value="13.6470358893773">
            <text:p>13,6470358894</text:p>
          </table:table-cell>
          <table:table-cell table:formula="of:=LOG([.I57])" office:value-type="float" office:value="3.25441805931718">
            <text:p>3,2544180593</text:p>
          </table:table-cell>
          <table:table-cell table:formula="of:=0.371+0.433*[.L57]-0.224*[.M57]" office:value-type="float" office:value="5.55117689481332">
            <text:p>5,5511768948</text:p>
          </table:table-cell>
          <table:table-cell table:formula="of:=[.J57]-[.N57]" office:value-type="float" office:value="0.34966360258244">
            <text:p>0,3496636026</text:p>
          </table:table-cell>
        </table:table-row>
        <table:table-row table:style-name="ro1">
          <table:table-cell table:style-name="ce1" office:value-type="float" office:value="1627088221">
            <text:p>1627088221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3205309">
            <text:p>3205309</text:p>
          </table:table-cell>
          <table:table-cell table:style-name="ce1" office:value-type="string">
            <text:p>VITÓRIA</text:p>
          </table:table-cell>
          <table:table-cell table:style-name="ce1" office:value-type="float" office:value="787633">
            <text:p>787633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1670679">
            <text:p>1670679</text:p>
          </table:table-cell>
          <table:table-cell table:style-name="ce1" office:value-type="float" office:value="391.5887">
            <text:p>391,5887</text:p>
          </table:table-cell>
          <table:table-cell table:style-name="ce1" table:formula="of:=LOG([.F58])" office:value-type="float" office:value="5.89632390378104">
            <text:p>5,8963239038</text:p>
          </table:table-cell>
          <table:table-cell table:formula="of:=[.G58]*[.H58]" office:value-type="float" office:value="19996311842667">
            <text:p>19996311842667</text:p>
          </table:table-cell>
          <table:table-cell table:formula="of:=LOG([.K58])" office:value-type="float" office:value="13.3009499009598">
            <text:p>13,300949901</text:p>
          </table:table-cell>
          <table:table-cell table:formula="of:=LOG([.I58])" office:value-type="float" office:value="2.59283015095936">
            <text:p>2,592830151</text:p>
          </table:table-cell>
          <table:table-cell table:formula="of:=0.371+0.433*[.L58]-0.224*[.M58]" office:value-type="float" office:value="5.5495173533007">
            <text:p>5,5495173533</text:p>
          </table:table-cell>
          <table:table-cell table:formula="of:=[.J58]-[.N58]" office:value-type="float" office:value="0.346806550480347">
            <text:p>0,3468065505</text:p>
          </table:table-cell>
        </table:table-row>
        <table:table-row table:style-name="ro1">
          <table:table-cell table:style-name="ce1" office:value-type="float" office:value="1655793066">
            <text:p>1655793066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408102">
            <text:p>2408102</text:p>
          </table:table-cell>
          <table:table-cell table:style-name="ce1" office:value-type="string">
            <text:p>NATAL</text:p>
          </table:table-cell>
          <table:table-cell table:style-name="ce1" office:value-type="float" office:value="290424">
            <text:p>290424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1251459">
            <text:p>1251459</text:p>
          </table:table-cell>
          <table:table-cell table:style-name="ce1" office:value-type="float" office:value="1728.7878">
            <text:p>1728,7878</text:p>
          </table:table-cell>
          <table:table-cell table:style-name="ce1" table:formula="of:=LOG([.F59])" office:value-type="float" office:value="5.46303250265094">
            <text:p>5,4630325027</text:p>
          </table:table-cell>
          <table:table-cell table:formula="of:=[.G59]*[.H59]" office:value-type="float" office:value="4330845319383">
            <text:p>4330845319383</text:p>
          </table:table-cell>
          <table:table-cell table:formula="of:=LOG([.K59])" office:value-type="float" office:value="12.6365726727305">
            <text:p>12,6365726727</text:p>
          </table:table-cell>
          <table:table-cell table:formula="of:=LOG([.I59])" office:value-type="float" office:value="3.23774168908378">
            <text:p>3,2377416891</text:p>
          </table:table-cell>
          <table:table-cell table:formula="of:=0.371+0.433*[.L59]-0.224*[.M59]" office:value-type="float" office:value="5.11738182893755">
            <text:p>5,1173818289</text:p>
          </table:table-cell>
          <table:table-cell table:formula="of:=[.J59]-[.N59]" office:value-type="float" office:value="0.345650673713386">
            <text:p>0,3456506737</text:p>
          </table:table-cell>
        </table:table-row>
        <table:table-row table:style-name="ro1">
          <table:table-cell table:style-name="ce1" office:value-type="float" office:value="1171677631">
            <text:p>1171677631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504208">
            <text:p>1504208</text:p>
          </table:table-cell>
          <table:table-cell table:style-name="ce1" office:value-type="string">
            <text:p>MARABÁ</text:p>
          </table:table-cell>
          <table:table-cell table:style-name="ce1" office:value-type="float" office:value="153081">
            <text:p>153081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233669">
            <text:p>233669</text:p>
          </table:table-cell>
          <table:table-cell table:style-name="ce1" office:value-type="float" office:value="1130.2485">
            <text:p>1130,2485</text:p>
          </table:table-cell>
          <table:table-cell table:style-name="ce1" table:formula="of:=LOG([.F60])" office:value-type="float" office:value="5.1849212905858">
            <text:p>5,1849212906</text:p>
          </table:table-cell>
          <table:table-cell table:formula="of:=[.G60]*[.H60]" office:value-type="float" office:value="808643587153">
            <text:p>808643587153</text:p>
          </table:table-cell>
          <table:table-cell table:formula="of:=LOG([.K60])" office:value-type="float" office:value="11.9077571467798">
            <text:p>11,9077571468</text:p>
          </table:table-cell>
          <table:table-cell table:formula="of:=LOG([.I60])" office:value-type="float" office:value="3.05317393933636">
            <text:p>3,0531739393</text:p>
          </table:table-cell>
          <table:table-cell table:formula="of:=0.371+0.433*[.L60]-0.224*[.M60]" office:value-type="float" office:value="4.84314788214431">
            <text:p>4,8431478821</text:p>
          </table:table-cell>
          <table:table-cell table:formula="of:=[.J60]-[.N60]" office:value-type="float" office:value="0.341773408441488">
            <text:p>0,3417734084</text:p>
          </table:table-cell>
        </table:table-row>
        <table:table-row table:style-name="ro1">
          <table:table-cell table:style-name="ce1" office:value-type="float" office:value="1497349251">
            <text:p>1497349251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391424">
            <text:p>391424</text:p>
          </table:table-cell>
          <table:table-cell table:style-name="ce1" office:value-type="float" office:value="3706628">
            <text:p>3706628</text:p>
          </table:table-cell>
          <table:table-cell table:style-name="ce1" office:value-type="float" office:value="2603819">
            <text:p>2603819</text:p>
          </table:table-cell>
          <table:table-cell table:style-name="ce1" office:value-type="float" office:value="2015.4477">
            <text:p>2015,4477</text:p>
          </table:table-cell>
          <table:table-cell table:style-name="ce1" table:formula="of:=LOG([.F61])" office:value-type="float" office:value="5.59264745072417">
            <text:p>5,5926474507</text:p>
          </table:table-cell>
          <table:table-cell table:formula="of:=[.G61]*[.H61]" office:value-type="float" office:value="9651388412332">
            <text:p>9651388412332</text:p>
          </table:table-cell>
          <table:table-cell table:formula="of:=LOG([.K61])" office:value-type="float" office:value="12.984589793804">
            <text:p>12,9845897938</text:p>
          </table:table-cell>
          <table:table-cell table:formula="of:=LOG([.I61])" office:value-type="float" office:value="3.30437153288048">
            <text:p>3,3043715329</text:p>
          </table:table-cell>
          <table:table-cell table:formula="of:=0.371+0.433*[.L61]-0.224*[.M61]" office:value-type="float" office:value="5.25314815735191">
            <text:p>5,2531481574</text:p>
          </table:table-cell>
          <table:table-cell table:formula="of:=[.J61]-[.N61]" office:value-type="float" office:value="0.339499293372261">
            <text:p>0,3394992934</text:p>
          </table:table-cell>
        </table:table-row>
        <table:table-row table:style-name="ro1">
          <table:table-cell table:style-name="ce1" office:value-type="float" office:value="2055149094">
            <text:p>2055149094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4113700">
            <text:p>4113700</text:p>
          </table:table-cell>
          <table:table-cell table:style-name="ce1" office:value-type="string">
            <text:p>LONDRINA</text:p>
          </table:table-cell>
          <table:table-cell table:style-name="ce1" office:value-type="float" office:value="309780">
            <text:p>309780</text:p>
          </table:table-cell>
          <table:table-cell table:style-name="ce1" office:value-type="float" office:value="2993678">
            <text:p>2993678</text:p>
          </table:table-cell>
          <table:table-cell table:style-name="ce1" office:value-type="float" office:value="709494">
            <text:p>709494</text:p>
          </table:table-cell>
          <table:table-cell table:style-name="ce1" office:value-type="float" office:value="287.398">
            <text:p>287,398</text:p>
          </table:table-cell>
          <table:table-cell table:style-name="ce1" table:formula="of:=LOG([.F62])" office:value-type="float" office:value="5.49105337543087">
            <text:p>5,4910533754</text:p>
          </table:table-cell>
          <table:table-cell table:formula="of:=[.G62]*[.H62]" office:value-type="float" office:value="2123996578932">
            <text:p>2123996578932</text:p>
          </table:table-cell>
          <table:table-cell table:formula="of:=LOG([.K62])" office:value-type="float" office:value="12.3271538129028">
            <text:p>12,3271538129</text:p>
          </table:table-cell>
          <table:table-cell table:formula="of:=LOG([.I62])" office:value-type="float" office:value="2.45848374155748">
            <text:p>2,4584837416</text:p>
          </table:table-cell>
          <table:table-cell table:formula="of:=0.371+0.433*[.L62]-0.224*[.M62]" office:value-type="float" office:value="5.15795724287802">
            <text:p>5,1579572429</text:p>
          </table:table-cell>
          <table:table-cell table:formula="of:=[.J62]-[.N62]" office:value-type="float" office:value="0.333096132552842">
            <text:p>0,3330961326</text:p>
          </table:table-cell>
        </table:table-row>
        <table:table-row table:style-name="ro1">
          <table:table-cell table:style-name="ce1" office:value-type="float" office:value="2076594775">
            <text:p>2076594775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5002704">
            <text:p>5002704</text:p>
          </table:table-cell>
          <table:table-cell table:style-name="ce1" office:value-type="string">
            <text:p>CAMPO GRANDE</text:p>
          </table:table-cell>
          <table:table-cell table:style-name="ce1" office:value-type="float" office:value="571106">
            <text:p>571106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786797">
            <text:p>786797</text:p>
          </table:table-cell>
          <table:table-cell table:style-name="ce1" office:value-type="float" office:value="849.9806">
            <text:p>849,9806</text:p>
          </table:table-cell>
          <table:table-cell table:style-name="ce1" table:formula="of:=LOG([.F63])" office:value-type="float" office:value="5.75671672285642">
            <text:p>5,7567167229</text:p>
          </table:table-cell>
          <table:table-cell table:formula="of:=[.G63]*[.H63]" office:value-type="float" office:value="15812109030773">
            <text:p>15812109030773</text:p>
          </table:table-cell>
          <table:table-cell table:formula="of:=LOG([.K63])" office:value-type="float" office:value="13.1989898003142">
            <text:p>13,1989898003</text:p>
          </table:table-cell>
          <table:table-cell table:formula="of:=LOG([.I63])" office:value-type="float" office:value="2.92940901346829">
            <text:p>2,9294090135</text:p>
          </table:table-cell>
          <table:table-cell table:formula="of:=0.371+0.433*[.L63]-0.224*[.M63]" office:value-type="float" office:value="5.42997496451916">
            <text:p>5,4299749645</text:p>
          </table:table-cell>
          <table:table-cell table:formula="of:=[.J63]-[.N63]" office:value-type="float" office:value="0.326741758337262">
            <text:p>0,3267417583</text:p>
          </table:table-cell>
        </table:table-row>
        <table:table-row table:style-name="ro1">
          <table:table-cell table:style-name="ce1" office:value-type="float" office:value="1684499607">
            <text:p>1684499607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3205309">
            <text:p>3205309</text:p>
          </table:table-cell>
          <table:table-cell table:style-name="ce1" office:value-type="string">
            <text:p>VITÓRIA</text:p>
          </table:table-cell>
          <table:table-cell table:style-name="ce1" office:value-type="float" office:value="811261">
            <text:p>811261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1670679">
            <text:p>1670679</text:p>
          </table:table-cell>
          <table:table-cell table:style-name="ce1" office:value-type="float" office:value="704.5397">
            <text:p>704,5397</text:p>
          </table:table-cell>
          <table:table-cell table:style-name="ce1" table:formula="of:=LOG([.F64])" office:value-type="float" office:value="5.90916059850724">
            <text:p>5,9091605985</text:p>
          </table:table-cell>
          <table:table-cell table:formula="of:=[.G64]*[.H64]" office:value-type="float" office:value="33575316763311">
            <text:p>33575316763311</text:p>
          </table:table-cell>
          <table:table-cell table:formula="of:=LOG([.K64])" office:value-type="float" office:value="13.5260201186724">
            <text:p>13,5260201187</text:p>
          </table:table-cell>
          <table:table-cell table:formula="of:=LOG([.I64])" office:value-type="float" office:value="2.84790547012835">
            <text:p>2,8479054701</text:p>
          </table:table-cell>
          <table:table-cell table:formula="of:=0.371+0.433*[.L64]-0.224*[.M64]" office:value-type="float" office:value="5.58983588607639">
            <text:p>5,5898358861</text:p>
          </table:table-cell>
          <table:table-cell table:formula="of:=[.J64]-[.N64]" office:value-type="float" office:value="0.319324712430852">
            <text:p>0,3193247124</text:p>
          </table:table-cell>
        </table:table-row>
        <table:table-row table:style-name="ro1">
          <table:table-cell table:style-name="ce1" office:value-type="float" office:value="2627005008">
            <text:p>2627005008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5208707">
            <text:p>5208707</text:p>
          </table:table-cell>
          <table:table-cell table:style-name="ce1" office:value-type="string">
            <text:p>GOIÂNIA</text:p>
          </table:table-cell>
          <table:table-cell table:style-name="ce1" office:value-type="float" office:value="547018">
            <text:p>547018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2011735">
            <text:p>2011735</text:p>
          </table:table-cell>
          <table:table-cell table:style-name="ce1" office:value-type="float" office:value="165.5676">
            <text:p>165,5676</text:p>
          </table:table-cell>
          <table:table-cell table:style-name="ce1" table:formula="of:=LOG([.F65])" office:value-type="float" office:value="5.73800161732439">
            <text:p>5,7380016173</text:p>
          </table:table-cell>
          <table:table-cell table:formula="of:=[.G65]*[.H65]" office:value-type="float" office:value="6961884575195">
            <text:p>6961884575195</text:p>
          </table:table-cell>
          <table:table-cell table:formula="of:=LOG([.K65])" office:value-type="float" office:value="12.8427268186076">
            <text:p>12,8427268186</text:p>
          </table:table-cell>
          <table:table-cell table:formula="of:=LOG([.I65])" office:value-type="float" office:value="2.21897535347593">
            <text:p>2,2189753535</text:p>
          </table:table-cell>
          <table:table-cell table:formula="of:=0.371+0.433*[.L65]-0.224*[.M65]" office:value-type="float" office:value="5.4348502332785">
            <text:p>5,4348502333</text:p>
          </table:table-cell>
          <table:table-cell table:formula="of:=[.J65]-[.N65]" office:value-type="float" office:value="0.30315138404589">
            <text:p>0,303151384</text:p>
          </table:table-cell>
        </table:table-row>
        <table:table-row table:style-name="ro1">
          <table:table-cell table:style-name="ce1" office:value-type="float" office:value="697477625">
            <text:p>697477625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260350">
            <text:p>260350</text:p>
          </table:table-cell>
          <table:table-cell table:style-name="ce1" office:value-type="float" office:value="2125135">
            <text:p>2125135</text:p>
          </table:table-cell>
          <table:table-cell table:style-name="ce1" office:value-type="float" office:value="1802014">
            <text:p>1802014</text:p>
          </table:table-cell>
          <table:table-cell table:style-name="ce1" office:value-type="float" office:value="1315.1432">
            <text:p>1315,1432</text:p>
          </table:table-cell>
          <table:table-cell table:style-name="ce1" table:formula="of:=LOG([.F66])" office:value-type="float" office:value="5.41555758201171">
            <text:p>5,415557582</text:p>
          </table:table-cell>
          <table:table-cell table:formula="of:=[.G66]*[.H66]" office:value-type="float" office:value="3829523021890">
            <text:p>3829523021890</text:p>
          </table:table-cell>
          <table:table-cell table:formula="of:=LOG([.K66])" office:value-type="float" office:value="12.5831446847098">
            <text:p>12,5831446847</text:p>
          </table:table-cell>
          <table:table-cell table:formula="of:=LOG([.I66])" office:value-type="float" office:value="3.11897304376406">
            <text:p>3,1189730438</text:p>
          </table:table-cell>
          <table:table-cell table:formula="of:=0.371+0.433*[.L66]-0.224*[.M66]" office:value-type="float" office:value="5.12085168667621">
            <text:p>5,1208516867</text:p>
          </table:table-cell>
          <table:table-cell table:formula="of:=[.J66]-[.N66]" office:value-type="float" office:value="0.294705895335498">
            <text:p>0,2947058953</text:p>
          </table:table-cell>
        </table:table-row>
        <table:table-row table:style-name="ro1">
          <table:table-cell table:style-name="ce1" office:value-type="float" office:value="1224202099">
            <text:p>1224202099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502496">
            <text:p>502496</text:p>
          </table:table-cell>
          <table:table-cell table:style-name="ce1" office:value-type="float" office:value="3706628">
            <text:p>3706628</text:p>
          </table:table-cell>
          <table:table-cell table:style-name="ce1" office:value-type="float" office:value="3327021">
            <text:p>3327021</text:p>
          </table:table-cell>
          <table:table-cell table:style-name="ce1" office:value-type="float" office:value="625.138">
            <text:p>625,138</text:p>
          </table:table-cell>
          <table:table-cell table:style-name="ce1" table:formula="of:=LOG([.F67])" office:value-type="float" office:value="5.70113260900826">
            <text:p>5,701132609</text:p>
          </table:table-cell>
          <table:table-cell table:formula="of:=[.G67]*[.H67]" office:value-type="float" office:value="12332029195188">
            <text:p>12332029195188</text:p>
          </table:table-cell>
          <table:table-cell table:formula="of:=LOG([.K67])" office:value-type="float" office:value="13.0910345442165">
            <text:p>13,0910345442</text:p>
          </table:table-cell>
          <table:table-cell table:formula="of:=LOG([.I67])" office:value-type="float" office:value="2.79597589898074">
            <text:p>2,795975899</text:p>
          </table:table-cell>
          <table:table-cell table:formula="of:=0.371+0.433*[.L67]-0.224*[.M67]" office:value-type="float" office:value="5.41311935627405">
            <text:p>5,4131193563</text:p>
          </table:table-cell>
          <table:table-cell table:formula="of:=[.J67]-[.N67]" office:value-type="float" office:value="0.28801325273421">
            <text:p>0,2880132527</text:p>
          </table:table-cell>
        </table:table-row>
        <table:table-row table:style-name="ro1">
          <table:table-cell table:style-name="ce1" office:value-type="float" office:value="1601154895">
            <text:p>1601154895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1147735">
            <text:p>1147735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332.7074">
            <text:p>332,7074</text:p>
          </table:table-cell>
          <table:table-cell table:style-name="ce1" table:formula="of:=LOG([.F68])" office:value-type="float" office:value="6.05984162558548">
            <text:p>6,0598416256</text:p>
          </table:table-cell>
          <table:table-cell table:formula="of:=[.G68]*[.H68]" office:value-type="float" office:value="60313127130679">
            <text:p>60313127130679</text:p>
          </table:table-cell>
          <table:table-cell table:formula="of:=LOG([.K68])" office:value-type="float" office:value="13.7804118464678">
            <text:p>13,7804118465</text:p>
          </table:table-cell>
          <table:table-cell table:formula="of:=LOG([.I68])" office:value-type="float" office:value="2.52206246045231">
            <text:p>2,5220624605</text:p>
          </table:table-cell>
          <table:table-cell table:formula="of:=0.371+0.433*[.L68]-0.224*[.M68]" office:value-type="float" office:value="5.77297633837924">
            <text:p>5,7729763384</text:p>
          </table:table-cell>
          <table:table-cell table:formula="of:=[.J68]-[.N68]" office:value-type="float" office:value="0.286865287206237">
            <text:p>0,2868652872</text:p>
          </table:table-cell>
        </table:table-row>
        <table:table-row table:style-name="ro1">
          <table:table-cell table:style-name="ce1" office:value-type="float" office:value="2313915276">
            <text:p>2313915276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410209">
            <text:p>410209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2993678">
            <text:p>2993678</text:p>
          </table:table-cell>
          <table:table-cell table:style-name="ce1" office:value-type="float" office:value="1024.6819">
            <text:p>1024,6819</text:p>
          </table:table-cell>
          <table:table-cell table:style-name="ce1" table:formula="of:=LOG([.F69])" office:value-type="float" office:value="5.6130051845732">
            <text:p>5,6130051846</text:p>
          </table:table-cell>
          <table:table-cell table:formula="of:=[.G69]*[.H69]" office:value-type="float" office:value="10360032852886">
            <text:p>10360032852886</text:p>
          </table:table-cell>
          <table:table-cell table:formula="of:=LOG([.K69])" office:value-type="float" office:value="13.0153611326104">
            <text:p>13,0153611326</text:p>
          </table:table-cell>
          <table:table-cell table:formula="of:=LOG([.I69])" office:value-type="float" office:value="3.01058906488853">
            <text:p>3,0105890649</text:p>
          </table:table-cell>
          <table:table-cell table:formula="of:=0.371+0.433*[.L69]-0.224*[.M69]" office:value-type="float" office:value="5.33227941988528">
            <text:p>5,3322794199</text:p>
          </table:table-cell>
          <table:table-cell table:formula="of:=[.J69]-[.N69]" office:value-type="float" office:value="0.280725764687922">
            <text:p>0,2807257647</text:p>
          </table:table-cell>
        </table:table-row>
        <table:table-row table:style-name="ro1">
          <table:table-cell table:style-name="ce1" office:value-type="float" office:value="1431223901">
            <text:p>1431223901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2800308">
            <text:p>2800308</text:p>
          </table:table-cell>
          <table:table-cell table:style-name="ce1" office:value-type="string">
            <text:p>ARACAJU</text:p>
          </table:table-cell>
          <table:table-cell table:style-name="ce1" office:value-type="float" office:value="327978">
            <text:p>327978</text:p>
          </table:table-cell>
          <table:table-cell table:style-name="ce1" office:value-type="float" office:value="3528530">
            <text:p>3528530</text:p>
          </table:table-cell>
          <table:table-cell table:style-name="ce1" office:value-type="float" office:value="879061">
            <text:p>879061</text:p>
          </table:table-cell>
          <table:table-cell table:style-name="ce1" office:value-type="float" office:value="268.0134">
            <text:p>268,0134</text:p>
          </table:table-cell>
          <table:table-cell table:style-name="ce1" table:formula="of:=LOG([.F70])" office:value-type="float" office:value="5.5158447132268">
            <text:p>5,5158447132</text:p>
          </table:table-cell>
          <table:table-cell table:formula="of:=[.G70]*[.H70]" office:value-type="float" office:value="3101793110330">
            <text:p>3101793110330</text:p>
          </table:table-cell>
          <table:table-cell table:formula="of:=LOG([.K70])" office:value-type="float" office:value="12.4916128269919">
            <text:p>12,491612827</text:p>
          </table:table-cell>
          <table:table-cell table:formula="of:=LOG([.I70])" office:value-type="float" office:value="2.42815650821003">
            <text:p>2,4281565082</text:p>
          </table:table-cell>
          <table:table-cell table:formula="of:=0.371+0.433*[.L70]-0.224*[.M70]" office:value-type="float" office:value="5.23596129624846">
            <text:p>5,2359612962</text:p>
          </table:table-cell>
          <table:table-cell table:formula="of:=[.J70]-[.N70]" office:value-type="float" office:value="0.279883416978341">
            <text:p>0,279883417</text:p>
          </table:table-cell>
        </table:table-row>
        <table:table-row table:style-name="ro1">
          <table:table-cell table:style-name="ce1" office:value-type="float" office:value="596439804">
            <text:p>596439804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100205">
            <text:p>1100205</text:p>
          </table:table-cell>
          <table:table-cell table:style-name="ce1" office:value-type="string">
            <text:p>PORTO VELHO</text:p>
          </table:table-cell>
          <table:table-cell table:style-name="ce1" office:value-type="float" office:value="139222">
            <text:p>139222</text:p>
          </table:table-cell>
          <table:table-cell table:style-name="ce1" office:value-type="float" office:value="1802014">
            <text:p>1802014</text:p>
          </table:table-cell>
          <table:table-cell table:style-name="ce1" office:value-type="float" office:value="428527">
            <text:p>428527</text:p>
          </table:table-cell>
          <table:table-cell table:style-name="ce1" office:value-type="float" office:value="755.496">
            <text:p>755,496</text:p>
          </table:table-cell>
          <table:table-cell table:style-name="ce1" table:formula="of:=LOG([.F71])" office:value-type="float" office:value="5.1437078683468">
            <text:p>5,1437078683</text:p>
          </table:table-cell>
          <table:table-cell table:formula="of:=[.G71]*[.H71]" office:value-type="float" office:value="772211653378">
            <text:p>772211653378</text:p>
          </table:table-cell>
          <table:table-cell table:formula="of:=LOG([.K71])" office:value-type="float" office:value="11.8877363512372">
            <text:p>11,8877363512</text:p>
          </table:table-cell>
          <table:table-cell table:formula="of:=LOG([.I71])" office:value-type="float" office:value="2.8782321692938">
            <text:p>2,8782321693</text:p>
          </table:table-cell>
          <table:table-cell table:formula="of:=0.371+0.433*[.L71]-0.224*[.M71]" office:value-type="float" office:value="4.87366583416391">
            <text:p>4,8736658342</text:p>
          </table:table-cell>
          <table:table-cell table:formula="of:=[.J71]-[.N71]" office:value-type="float" office:value="0.27004203418289">
            <text:p>0,2700420342</text:p>
          </table:table-cell>
        </table:table-row>
        <table:table-row table:style-name="ro1">
          <table:table-cell table:style-name="ce1" office:value-type="float" office:value="1535044555">
            <text:p>1535044555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704302">
            <text:p>2704302</text:p>
          </table:table-cell>
          <table:table-cell table:style-name="ce1" office:value-type="string">
            <text:p>MACEIÓ</text:p>
          </table:table-cell>
          <table:table-cell table:style-name="ce1" office:value-type="float" office:value="471095">
            <text:p>471095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1028249">
            <text:p>1028249</text:p>
          </table:table-cell>
          <table:table-cell table:style-name="ce1" office:value-type="float" office:value="1844.4991">
            <text:p>1844,4991</text:p>
          </table:table-cell>
          <table:table-cell table:style-name="ce1" table:formula="of:=LOG([.F72])" office:value-type="float" office:value="5.67310849484759">
            <text:p>5,6731084948</text:p>
          </table:table-cell>
          <table:table-cell table:formula="of:=[.G72]*[.H72]" office:value-type="float" office:value="20664523757441">
            <text:p>20664523757441</text:p>
          </table:table-cell>
          <table:table-cell table:formula="of:=LOG([.K72])" office:value-type="float" office:value="13.3152254008155">
            <text:p>13,3152254008</text:p>
          </table:table-cell>
          <table:table-cell table:formula="of:=LOG([.I72])" office:value-type="float" office:value="3.26587844765438">
            <text:p>3,2658784477</text:p>
          </table:table-cell>
          <table:table-cell table:formula="of:=0.371+0.433*[.L72]-0.224*[.M72]" office:value-type="float" office:value="5.40493582627852">
            <text:p>5,4049358263</text:p>
          </table:table-cell>
          <table:table-cell table:formula="of:=[.J72]-[.N72]" office:value-type="float" office:value="0.268172668569072">
            <text:p>0,2681726686</text:p>
          </table:table-cell>
        </table:table-row>
        <table:table-row table:style-name="ro1">
          <table:table-cell table:style-name="ce1" office:value-type="float" office:value="1507077478">
            <text:p>1507077478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505735">
            <text:p>505735</text:p>
          </table:table-cell>
          <table:table-cell table:style-name="ce1" office:value-type="float" office:value="3528530">
            <text:p>3528530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913.9219">
            <text:p>913,9219</text:p>
          </table:table-cell>
          <table:table-cell table:style-name="ce1" table:formula="of:=LOG([.F73])" office:value-type="float" office:value="5.70392301054549">
            <text:p>5,7039230105</text:p>
          </table:table-cell>
          <table:table-cell table:formula="of:=[.G73]*[.H73]" office:value-type="float" office:value="17780696679190">
            <text:p>17780696679190</text:p>
          </table:table-cell>
          <table:table-cell table:formula="of:=LOG([.K73])" office:value-type="float" office:value="13.2499487733946">
            <text:p>13,2499487734</text:p>
          </table:table-cell>
          <table:table-cell table:formula="of:=LOG([.I73])" office:value-type="float" office:value="2.96090908430248">
            <text:p>2,9609090843</text:p>
          </table:table-cell>
          <table:table-cell table:formula="of:=0.371+0.433*[.L73]-0.224*[.M73]" office:value-type="float" office:value="5.44498418399611">
            <text:p>5,444984184</text:p>
          </table:table-cell>
          <table:table-cell table:formula="of:=[.J73]-[.N73]" office:value-type="float" office:value="0.258938826549377">
            <text:p>0,2589388265</text:p>
          </table:table-cell>
        </table:table-row>
        <table:table-row table:style-name="ro1">
          <table:table-cell table:style-name="ce1" office:value-type="float" office:value="952962428">
            <text:p>952962428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544154">
            <text:p>544154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1802014">
            <text:p>1802014</text:p>
          </table:table-cell>
          <table:table-cell table:style-name="ce1" office:value-type="float" office:value="2600.1823">
            <text:p>2600,1823</text:p>
          </table:table-cell>
          <table:table-cell table:style-name="ce1" table:formula="of:=LOG([.F74])" office:value-type="float" office:value="5.73572182595799">
            <text:p>5,735721826</text:p>
          </table:table-cell>
          <table:table-cell table:formula="of:=[.G74]*[.H74]" office:value-type="float" office:value="36214731173326">
            <text:p>36214731173326</text:p>
          </table:table-cell>
          <table:table-cell table:formula="of:=LOG([.K74])" office:value-type="float" office:value="13.5588852657241">
            <text:p>13,5588852657</text:p>
          </table:table-cell>
          <table:table-cell table:formula="of:=LOG([.I74])" office:value-type="float" office:value="3.41500379762797">
            <text:p>3,4150037976</text:p>
          </table:table-cell>
          <table:table-cell table:formula="of:=0.371+0.433*[.L74]-0.224*[.M74]" office:value-type="float" office:value="5.47703646938987">
            <text:p>5,4770364694</text:p>
          </table:table-cell>
          <table:table-cell table:formula="of:=[.J74]-[.N74]" office:value-type="float" office:value="0.258685356568122">
            <text:p>0,2586853566</text:p>
          </table:table-cell>
        </table:table-row>
        <table:table-row table:style-name="ro1">
          <table:table-cell table:style-name="ce1" office:value-type="float" office:value="1935375167">
            <text:p>1935375167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352801">
            <text:p>352801</text:p>
          </table:table-cell>
          <table:table-cell table:style-name="ce1" office:value-type="float" office:value="2919754">
            <text:p>2919754</text:p>
          </table:table-cell>
          <table:table-cell table:style-name="ce1" office:value-type="float" office:value="2603819">
            <text:p>2603819</text:p>
          </table:table-cell>
          <table:table-cell table:style-name="ce1" office:value-type="float" office:value="847.5706">
            <text:p>847,5706</text:p>
          </table:table-cell>
          <table:table-cell table:style-name="ce1" table:formula="of:=LOG([.F75])" office:value-type="float" office:value="5.54752980745147">
            <text:p>5,5475298075</text:p>
          </table:table-cell>
          <table:table-cell table:formula="of:=[.G75]*[.H75]" office:value-type="float" office:value="7602510940526">
            <text:p>7602510940526</text:p>
          </table:table-cell>
          <table:table-cell table:formula="of:=LOG([.K75])" office:value-type="float" office:value="12.8809570537957">
            <text:p>12,8809570538</text:p>
          </table:table-cell>
          <table:table-cell table:formula="of:=LOG([.I75])" office:value-type="float" office:value="2.92817588376408">
            <text:p>2,9281758838</text:p>
          </table:table-cell>
          <table:table-cell table:formula="of:=0.371+0.433*[.L75]-0.224*[.M75]" office:value-type="float" office:value="5.29254300633037">
            <text:p>5,2925430063</text:p>
          </table:table-cell>
          <table:table-cell table:formula="of:=[.J75]-[.N75]" office:value-type="float" office:value="0.254986801121096">
            <text:p>0,2549868011</text:p>
          </table:table-cell>
        </table:table-row>
        <table:table-row table:style-name="ro1">
          <table:table-cell table:style-name="ce1" office:value-type="float" office:value="1405717856">
            <text:p>1405717856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2704302">
            <text:p>2704302</text:p>
          </table:table-cell>
          <table:table-cell table:style-name="ce1" office:value-type="string">
            <text:p>MACEIÓ</text:p>
          </table:table-cell>
          <table:table-cell table:style-name="ce1" office:value-type="float" office:value="292179">
            <text:p>292179</text:p>
          </table:table-cell>
          <table:table-cell table:style-name="ce1" office:value-type="float" office:value="3528530">
            <text:p>3528530</text:p>
          </table:table-cell>
          <table:table-cell table:style-name="ce1" office:value-type="float" office:value="1028249">
            <text:p>1028249</text:p>
          </table:table-cell>
          <table:table-cell table:style-name="ce1" office:value-type="float" office:value="461.2027">
            <text:p>461,2027</text:p>
          </table:table-cell>
          <table:table-cell table:style-name="ce1" table:formula="of:=LOG([.F76])" office:value-type="float" office:value="5.46564899834755">
            <text:p>5,4656489983</text:p>
          </table:table-cell>
          <table:table-cell table:formula="of:=[.G76]*[.H76]" office:value-type="float" office:value="3628207443970">
            <text:p>3628207443970</text:p>
          </table:table-cell>
          <table:table-cell table:formula="of:=LOG([.K76])" office:value-type="float" office:value="12.5596921100297">
            <text:p>12,55969211</text:p>
          </table:table-cell>
          <table:table-cell table:formula="of:=LOG([.I76])" office:value-type="float" office:value="2.66389184110243">
            <text:p>2,6638918411</text:p>
          </table:table-cell>
          <table:table-cell table:formula="of:=0.371+0.433*[.L76]-0.224*[.M76]" office:value-type="float" office:value="5.21263491123592">
            <text:p>5,2126349112</text:p>
          </table:table-cell>
          <table:table-cell table:formula="of:=[.J76]-[.N76]" office:value-type="float" office:value="0.25301408711163">
            <text:p>0,2530140871</text:p>
          </table:table-cell>
        </table:table-row>
        <table:table-row table:style-name="ro1">
          <table:table-cell table:style-name="ce1" office:value-type="float" office:value="1701973728">
            <text:p>1701973728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774535">
            <text:p>774535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2603819">
            <text:p>2603819</text:p>
          </table:table-cell>
          <table:table-cell table:style-name="ce1" office:value-type="float" office:value="374.9817">
            <text:p>374,9817</text:p>
          </table:table-cell>
          <table:table-cell table:style-name="ce1" table:formula="of:=LOG([.F77])" office:value-type="float" office:value="5.88904104761288">
            <text:p>5,8890410476</text:p>
          </table:table-cell>
          <table:table-cell table:formula="of:=[.G77]*[.H77]" office:value-type="float" office:value="31165039307887">
            <text:p>31165039307887</text:p>
          </table:table-cell>
          <table:table-cell table:formula="of:=LOG([.K77])" office:value-type="float" office:value="13.4936676789959">
            <text:p>13,493667679</text:p>
          </table:table-cell>
          <table:table-cell table:formula="of:=LOG([.I77])" office:value-type="float" office:value="2.57401007363986">
            <text:p>2,5740100736</text:p>
          </table:table-cell>
          <table:table-cell table:formula="of:=0.371+0.433*[.L77]-0.224*[.M77]" office:value-type="float" office:value="5.63717984850992">
            <text:p>5,6371798485</text:p>
          </table:table-cell>
          <table:table-cell table:formula="of:=[.J77]-[.N77]" office:value-type="float" office:value="0.251861199102962">
            <text:p>0,2518611991</text:p>
          </table:table-cell>
        </table:table-row>
        <table:table-row table:style-name="ro1">
          <table:table-cell table:style-name="ce1" office:value-type="float" office:value="1392995857">
            <text:p>1392995857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2408102">
            <text:p>2408102</text:p>
          </table:table-cell>
          <table:table-cell table:style-name="ce1" office:value-type="string">
            <text:p>NATAL</text:p>
          </table:table-cell>
          <table:table-cell table:style-name="ce1" office:value-type="float" office:value="386037">
            <text:p>386037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1251459">
            <text:p>1251459</text:p>
          </table:table-cell>
          <table:table-cell table:style-name="ce1" office:value-type="float" office:value="2006.0306">
            <text:p>2006,0306</text:p>
          </table:table-cell>
          <table:table-cell table:style-name="ce1" table:formula="of:=LOG([.F78])" office:value-type="float" office:value="5.58662893194051">
            <text:p>5,5866289319</text:p>
          </table:table-cell>
          <table:table-cell table:formula="of:=[.G78]*[.H78]" office:value-type="float" office:value="14978678981607">
            <text:p>14978678981607</text:p>
          </table:table-cell>
          <table:table-cell table:formula="of:=LOG([.K78])" office:value-type="float" office:value="13.1754735132101">
            <text:p>13,1754735132</text:p>
          </table:table-cell>
          <table:table-cell table:formula="of:=LOG([.I78])" office:value-type="float" office:value="3.30233755346495">
            <text:p>3,3023375535</text:p>
          </table:table-cell>
          <table:table-cell table:formula="of:=0.371+0.433*[.L78]-0.224*[.M78]" office:value-type="float" office:value="5.33625641924384">
            <text:p>5,3362564192</text:p>
          </table:table-cell>
          <table:table-cell table:formula="of:=[.J78]-[.N78]" office:value-type="float" office:value="0.250372512696666">
            <text:p>0,2503725127</text:p>
          </table:table-cell>
        </table:table-row>
        <table:table-row table:style-name="ro1">
          <table:table-cell table:style-name="ce1" office:value-type="float" office:value="1790649487">
            <text:p>1790649487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704302">
            <text:p>2704302</text:p>
          </table:table-cell>
          <table:table-cell table:style-name="ce1" office:value-type="string">
            <text:p>MACEIÓ</text:p>
          </table:table-cell>
          <table:table-cell table:style-name="ce1" office:value-type="float" office:value="214283">
            <text:p>214283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1028249">
            <text:p>1028249</text:p>
          </table:table-cell>
          <table:table-cell table:style-name="ce1" office:value-type="float" office:value="1436.8008">
            <text:p>1436,8008</text:p>
          </table:table-cell>
          <table:table-cell table:style-name="ce1" table:formula="of:=LOG([.F79])" office:value-type="float" office:value="5.33098771794315">
            <text:p>5,3309877179</text:p>
          </table:table-cell>
          <table:table-cell table:formula="of:=[.G79]*[.H79]" office:value-type="float" office:value="3558396534613">
            <text:p>3558396534613</text:p>
          </table:table-cell>
          <table:table-cell table:formula="of:=LOG([.K79])" office:value-type="float" office:value="12.5512543426233">
            <text:p>12,5512543426</text:p>
          </table:table-cell>
          <table:table-cell table:formula="of:=LOG([.I79])" office:value-type="float" office:value="3.15739656113523">
            <text:p>3,1573965611</text:p>
          </table:table-cell>
          <table:table-cell table:formula="of:=0.371+0.433*[.L79]-0.224*[.M79]" office:value-type="float" office:value="5.09843630066159">
            <text:p>5,0984363007</text:p>
          </table:table-cell>
          <table:table-cell table:formula="of:=[.J79]-[.N79]" office:value-type="float" office:value="0.232551417281559">
            <text:p>0,2325514173</text:p>
          </table:table-cell>
        </table:table-row>
        <table:table-row table:style-name="ro1">
          <table:table-cell table:style-name="ce1" office:value-type="float" office:value="1831149811">
            <text:p>1831149811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692148">
            <text:p>692148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2993678">
            <text:p>2993678</text:p>
          </table:table-cell>
          <table:table-cell table:style-name="ce1" office:value-type="float" office:value="641.8914">
            <text:p>641,8914</text:p>
          </table:table-cell>
          <table:table-cell table:style-name="ce1" table:formula="of:=LOG([.F80])" office:value-type="float" office:value="5.84019896831644">
            <text:p>5,8401989683</text:p>
          </table:table-cell>
          <table:table-cell table:formula="of:=[.G80]*[.H80]" office:value-type="float" office:value="35831251152694">
            <text:p>35831251152694</text:p>
          </table:table-cell>
          <table:table-cell table:formula="of:=LOG([.K80])" office:value-type="float" office:value="13.55426197309">
            <text:p>13,5542619731</text:p>
          </table:table-cell>
          <table:table-cell table:formula="of:=LOG([.I80])" office:value-type="float" office:value="2.80746155708704">
            <text:p>2,8074615571</text:p>
          </table:table-cell>
          <table:table-cell table:formula="of:=0.371+0.433*[.L80]-0.224*[.M80]" office:value-type="float" office:value="5.61112404556049">
            <text:p>5,6111240456</text:p>
          </table:table-cell>
          <table:table-cell table:formula="of:=[.J80]-[.N80]" office:value-type="float" office:value="0.229074922755952">
            <text:p>0,2290749228</text:p>
          </table:table-cell>
        </table:table-row>
        <table:table-row table:style-name="ro1">
          <table:table-cell table:style-name="ce1" office:value-type="float" office:value="751401845">
            <text:p>751401845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1504208">
            <text:p>1504208</text:p>
          </table:table-cell>
          <table:table-cell table:style-name="ce1" office:value-type="string">
            <text:p>MARABÁ</text:p>
          </table:table-cell>
          <table:table-cell table:style-name="ce1" office:value-type="float" office:value="117017">
            <text:p>117017</text:p>
          </table:table-cell>
          <table:table-cell table:style-name="ce1" office:value-type="float" office:value="2125135">
            <text:p>2125135</text:p>
          </table:table-cell>
          <table:table-cell table:style-name="ce1" office:value-type="float" office:value="233669">
            <text:p>233669</text:p>
          </table:table-cell>
          <table:table-cell table:style-name="ce1" office:value-type="float" office:value="442.1732">
            <text:p>442,1732</text:p>
          </table:table-cell>
          <table:table-cell table:style-name="ce1" table:formula="of:=LOG([.F81])" office:value-type="float" office:value="5.06824895977926">
            <text:p>5,0682489598</text:p>
          </table:table-cell>
          <table:table-cell table:formula="of:=[.G81]*[.H81]" office:value-type="float" office:value="496578170315">
            <text:p>496578170315</text:p>
          </table:table-cell>
          <table:table-cell table:formula="of:=LOG([.K81])" office:value-type="float" office:value="11.6959876239577">
            <text:p>11,695987624</text:p>
          </table:table-cell>
          <table:table-cell table:formula="of:=LOG([.I81])" office:value-type="float" office:value="2.64559241656737">
            <text:p>2,6455924166</text:p>
          </table:table-cell>
          <table:table-cell table:formula="of:=0.371+0.433*[.L81]-0.224*[.M81]" office:value-type="float" office:value="4.84274993986261">
            <text:p>4,8427499399</text:p>
          </table:table-cell>
          <table:table-cell table:formula="of:=[.J81]-[.N81]" office:value-type="float" office:value="0.225499019916646">
            <text:p>0,2254990199</text:p>
          </table:table-cell>
        </table:table-row>
        <table:table-row table:style-name="ro1">
          <table:table-cell table:style-name="ce1" office:value-type="float" office:value="1128367271">
            <text:p>1128367271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2211001">
            <text:p>2211001</text:p>
          </table:table-cell>
          <table:table-cell table:style-name="ce1" office:value-type="string">
            <text:p>TERESINA</text:p>
          </table:table-cell>
          <table:table-cell table:style-name="ce1" office:value-type="float" office:value="255770">
            <text:p>255770</text:p>
          </table:table-cell>
          <table:table-cell table:style-name="ce1" office:value-type="float" office:value="3327021">
            <text:p>3327021</text:p>
          </table:table-cell>
          <table:table-cell table:style-name="ce1" office:value-type="float" office:value="982968">
            <text:p>982968</text:p>
          </table:table-cell>
          <table:table-cell table:style-name="ce1" office:value-type="float" office:value="498.1259">
            <text:p>498,1259</text:p>
          </table:table-cell>
          <table:table-cell table:style-name="ce1" table:formula="of:=LOG([.F82])" office:value-type="float" office:value="5.40784960347914">
            <text:p>5,4078496035</text:p>
          </table:table-cell>
          <table:table-cell table:formula="of:=[.G82]*[.H82]" office:value-type="float" office:value="3270355178328">
            <text:p>3270355178328</text:p>
          </table:table-cell>
          <table:table-cell table:formula="of:=LOG([.K82])" office:value-type="float" office:value="12.5145949219604">
            <text:p>12,514594922</text:p>
          </table:table-cell>
          <table:table-cell table:formula="of:=LOG([.I82])" office:value-type="float" office:value="2.69733912341207">
            <text:p>2,6973391234</text:p>
          </table:table-cell>
          <table:table-cell table:formula="of:=0.371+0.433*[.L82]-0.224*[.M82]" office:value-type="float" office:value="5.18561563756454">
            <text:p>5,1856156376</text:p>
          </table:table-cell>
          <table:table-cell table:formula="of:=[.J82]-[.N82]" office:value-type="float" office:value="0.222233965914595">
            <text:p>0,2222339659</text:p>
          </table:table-cell>
        </table:table-row>
        <table:table-row table:style-name="ro1">
          <table:table-cell table:style-name="ce1" office:value-type="float" office:value="1892386588">
            <text:p>1892386588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403799">
            <text:p>403799</text:p>
          </table:table-cell>
          <table:table-cell table:style-name="ce1" office:value-type="float" office:value="2993678">
            <text:p>2993678</text:p>
          </table:table-cell>
          <table:table-cell table:style-name="ce1" office:value-type="float" office:value="2603819">
            <text:p>2603819</text:p>
          </table:table-cell>
          <table:table-cell table:style-name="ce1" office:value-type="float" office:value="340.0867">
            <text:p>340,0867</text:p>
          </table:table-cell>
          <table:table-cell table:style-name="ce1" table:formula="of:=LOG([.F83])" office:value-type="float" office:value="5.60616523908751">
            <text:p>5,6061652391</text:p>
          </table:table-cell>
          <table:table-cell table:formula="of:=[.G83]*[.H83]" office:value-type="float" office:value="7794995656282">
            <text:p>7794995656282</text:p>
          </table:table-cell>
          <table:table-cell table:formula="of:=LOG([.K83])" office:value-type="float" office:value="12.8918158775167">
            <text:p>12,8918158775</text:p>
          </table:table-cell>
          <table:table-cell table:formula="of:=LOG([.I83])" office:value-type="float" office:value="2.53158964801754">
            <text:p>2,531589648</text:p>
          </table:table-cell>
          <table:table-cell table:formula="of:=0.371+0.433*[.L83]-0.224*[.M83]" office:value-type="float" office:value="5.38608019380882">
            <text:p>5,3860801938</text:p>
          </table:table-cell>
          <table:table-cell table:formula="of:=[.J83]-[.N83]" office:value-type="float" office:value="0.220085045278694">
            <text:p>0,2200850453</text:p>
          </table:table-cell>
        </table:table-row>
        <table:table-row table:style-name="ro1">
          <table:table-cell table:style-name="ce1" office:value-type="float" office:value="1674754002">
            <text:p>1674754002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3170206">
            <text:p>3170206</text:p>
          </table:table-cell>
          <table:table-cell table:style-name="ce1" office:value-type="string">
            <text:p>UBERLÂNDIA</text:p>
          </table:table-cell>
          <table:table-cell table:style-name="ce1" office:value-type="float" office:value="441287">
            <text:p>441287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604013">
            <text:p>604013</text:p>
          </table:table-cell>
          <table:table-cell table:style-name="ce1" office:value-type="float" office:value="512.9562">
            <text:p>512,9562</text:p>
          </table:table-cell>
          <table:table-cell table:style-name="ce1" table:formula="of:=LOG([.F84])" office:value-type="float" office:value="5.64472113363023">
            <text:p>5,6447211336</text:p>
          </table:table-cell>
          <table:table-cell table:formula="of:=[.G84]*[.H84]" office:value-type="float" office:value="12138733894517">
            <text:p>12138733894517</text:p>
          </table:table-cell>
          <table:table-cell table:formula="of:=LOG([.K84])" office:value-type="float" office:value="13.0841733909155">
            <text:p>13,0841733909</text:p>
          </table:table-cell>
          <table:table-cell table:formula="of:=LOG([.I84])" office:value-type="float" office:value="2.71008028341511">
            <text:p>2,7100802834</text:p>
          </table:table-cell>
          <table:table-cell table:formula="of:=0.371+0.433*[.L84]-0.224*[.M84]" office:value-type="float" office:value="5.42938909478144">
            <text:p>5,4293890948</text:p>
          </table:table-cell>
          <table:table-cell table:formula="of:=[.J84]-[.N84]" office:value-type="float" office:value="0.215332038848794">
            <text:p>0,2153320388</text:p>
          </table:table-cell>
        </table:table-row>
        <table:table-row table:style-name="ro1">
          <table:table-cell table:style-name="ce1" office:value-type="float" office:value="2111414651">
            <text:p>2111414651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354735">
            <text:p>354735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2603819">
            <text:p>2603819</text:p>
          </table:table-cell>
          <table:table-cell table:style-name="ce1" office:value-type="float" office:value="756.0592">
            <text:p>756,0592</text:p>
          </table:table-cell>
          <table:table-cell table:style-name="ce1" table:formula="of:=LOG([.F85])" office:value-type="float" office:value="5.54990404033823">
            <text:p>5,5499040403</text:p>
          </table:table-cell>
          <table:table-cell table:formula="of:=[.G85]*[.H85]" office:value-type="float" office:value="9010872372703">
            <text:p>9010872372703</text:p>
          </table:table-cell>
          <table:table-cell table:formula="of:=LOG([.K85])" office:value-type="float" office:value="12.9547668385163">
            <text:p>12,9547668385</text:p>
          </table:table-cell>
          <table:table-cell table:formula="of:=LOG([.I85])" office:value-type="float" office:value="2.87855580241488">
            <text:p>2,8785558024</text:p>
          </table:table-cell>
          <table:table-cell table:formula="of:=0.371+0.433*[.L85]-0.224*[.M85]" office:value-type="float" office:value="5.33561754133664">
            <text:p>5,3356175413</text:p>
          </table:table-cell>
          <table:table-cell table:formula="of:=[.J85]-[.N85]" office:value-type="float" office:value="0.21428649900159">
            <text:p>0,214286499</text:p>
          </table:table-cell>
        </table:table-row>
        <table:table-row table:style-name="ro1">
          <table:table-cell table:style-name="ce1" office:value-type="float" office:value="1647779043">
            <text:p>1647779043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469110">
            <text:p>469110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2603819">
            <text:p>2603819</text:p>
          </table:table-cell>
          <table:table-cell table:style-name="ce1" office:value-type="float" office:value="446.0374">
            <text:p>446,0374</text:p>
          </table:table-cell>
          <table:table-cell table:style-name="ce1" table:formula="of:=LOG([.F86])" office:value-type="float" office:value="5.67127469088476">
            <text:p>5,6712746909</text:p>
          </table:table-cell>
          <table:table-cell table:formula="of:=[.G86]*[.H86]" office:value-type="float" office:value="13120964210737">
            <text:p>13120964210737</text:p>
          </table:table-cell>
          <table:table-cell table:formula="of:=LOG([.K86])" office:value-type="float" office:value="13.1179657508945">
            <text:p>13,1179657509</text:p>
          </table:table-cell>
          <table:table-cell table:formula="of:=LOG([.I86])" office:value-type="float" office:value="2.64937127560146">
            <text:p>2,6493712756</text:p>
          </table:table-cell>
          <table:table-cell table:formula="of:=0.371+0.433*[.L86]-0.224*[.M86]" office:value-type="float" office:value="5.45762000440259">
            <text:p>5,4576200044</text:p>
          </table:table-cell>
          <table:table-cell table:formula="of:=[.J86]-[.N86]" office:value-type="float" office:value="0.213654686482167">
            <text:p>0,2136546865</text:p>
          </table:table-cell>
        </table:table-row>
        <table:table-row table:style-name="ro1">
          <table:table-cell table:style-name="ce1" office:value-type="float" office:value="1577488175">
            <text:p>1577488175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3205309">
            <text:p>3205309</text:p>
          </table:table-cell>
          <table:table-cell table:style-name="ce1" office:value-type="string">
            <text:p>VITÓRIA</text:p>
          </table:table-cell>
          <table:table-cell table:style-name="ce1" office:value-type="float" office:value="390875">
            <text:p>390875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1670679">
            <text:p>1670679</text:p>
          </table:table-cell>
          <table:table-cell table:style-name="ce1" office:value-type="float" office:value="363.6175">
            <text:p>363,6175</text:p>
          </table:table-cell>
          <table:table-cell table:style-name="ce1" table:formula="of:=LOG([.F87])" office:value-type="float" office:value="5.59203789425099">
            <text:p>5,5920378943</text:p>
          </table:table-cell>
          <table:table-cell table:formula="of:=[.G87]*[.H87]" office:value-type="float" office:value="8418756974517">
            <text:p>8418756974517</text:p>
          </table:table-cell>
          <table:table-cell table:formula="of:=LOG([.K87])" office:value-type="float" office:value="12.9252479728584">
            <text:p>12,9252479729</text:p>
          </table:table-cell>
          <table:table-cell table:formula="of:=LOG([.I87])" office:value-type="float" office:value="2.56064477655912">
            <text:p>2,5606447766</text:p>
          </table:table-cell>
          <table:table-cell table:formula="of:=0.371+0.433*[.L87]-0.224*[.M87]" office:value-type="float" office:value="5.39404794229842">
            <text:p>5,3940479423</text:p>
          </table:table-cell>
          <table:table-cell table:formula="of:=[.J87]-[.N87]" office:value-type="float" office:value="0.197989951952565">
            <text:p>0,197989952</text:p>
          </table:table-cell>
        </table:table-row>
        <table:table-row table:style-name="ro1">
          <table:table-cell table:style-name="ce1" office:value-type="float" office:value="1177554990">
            <text:p>1177554990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2408102">
            <text:p>2408102</text:p>
          </table:table-cell>
          <table:table-cell table:style-name="ce1" office:value-type="string">
            <text:p>NATAL</text:p>
          </table:table-cell>
          <table:table-cell table:style-name="ce1" office:value-type="float" office:value="273409">
            <text:p>273409</text:p>
          </table:table-cell>
          <table:table-cell table:style-name="ce1" office:value-type="float" office:value="3327021">
            <text:p>3327021</text:p>
          </table:table-cell>
          <table:table-cell table:style-name="ce1" office:value-type="float" office:value="1251459">
            <text:p>1251459</text:p>
          </table:table-cell>
          <table:table-cell table:style-name="ce1" office:value-type="float" office:value="436.0297">
            <text:p>436,0297</text:p>
          </table:table-cell>
          <table:table-cell table:style-name="ce1" table:formula="of:=LOG([.F88])" office:value-type="float" office:value="5.43681280644982">
            <text:p>5,4368128064</text:p>
          </table:table-cell>
          <table:table-cell table:formula="of:=[.G88]*[.H88]" office:value-type="float" office:value="4163630373639">
            <text:p>4163630373639</text:p>
          </table:table-cell>
          <table:table-cell table:formula="of:=LOG([.K88])" office:value-type="float" office:value="12.6194721680493">
            <text:p>12,619472168</text:p>
          </table:table-cell>
          <table:table-cell table:formula="of:=LOG([.I88])" office:value-type="float" office:value="2.63951607208238">
            <text:p>2,6395160721</text:p>
          </table:table-cell>
          <table:table-cell table:formula="of:=0.371+0.433*[.L88]-0.224*[.M88]" office:value-type="float" office:value="5.24397984861891">
            <text:p>5,2439798486</text:p>
          </table:table-cell>
          <table:table-cell table:formula="of:=[.J88]-[.N88]" office:value-type="float" office:value="0.19283295783091">
            <text:p>0,1928329578</text:p>
          </table:table-cell>
        </table:table-row>
        <table:table-row table:style-name="ro1">
          <table:table-cell table:style-name="ce1" office:value-type="float" office:value="1357653686">
            <text:p>1357653686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507676">
            <text:p>507676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3327021">
            <text:p>3327021</text:p>
          </table:table-cell>
          <table:table-cell table:style-name="ce1" office:value-type="float" office:value="2113.8538">
            <text:p>2113,8538</text:p>
          </table:table-cell>
          <table:table-cell table:style-name="ce1" table:formula="of:=LOG([.F89])" office:value-type="float" office:value="5.7055866329458">
            <text:p>5,7055866329</text:p>
          </table:table-cell>
          <table:table-cell table:formula="of:=[.G89]*[.H89]" office:value-type="float" office:value="39821024519433">
            <text:p>39821024519433</text:p>
          </table:table-cell>
          <table:table-cell table:formula="of:=LOG([.K89])" office:value-type="float" office:value="13.6001124294084">
            <text:p>13,6001124294</text:p>
          </table:table-cell>
          <table:table-cell table:formula="of:=LOG([.I89])" office:value-type="float" office:value="3.32507494699747">
            <text:p>3,325074947</text:p>
          </table:table-cell>
          <table:table-cell table:formula="of:=0.371+0.433*[.L89]-0.224*[.M89]" office:value-type="float" office:value="5.51503189380642">
            <text:p>5,5150318938</text:p>
          </table:table-cell>
          <table:table-cell table:formula="of:=[.J89]-[.N89]" office:value-type="float" office:value="0.190554739139387">
            <text:p>0,1905547391</text:p>
          </table:table-cell>
        </table:table-row>
        <table:table-row table:style-name="ro1">
          <table:table-cell table:style-name="ce1" office:value-type="float" office:value="2131237319">
            <text:p>2131237319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4211306">
            <text:p>4211306</text:p>
          </table:table-cell>
          <table:table-cell table:style-name="ce1" office:value-type="string">
            <text:p>NAVEGANTES</text:p>
          </table:table-cell>
          <table:table-cell table:style-name="ce1" office:value-type="float" office:value="70202">
            <text:p>70202</text:p>
          </table:table-cell>
          <table:table-cell table:style-name="ce1" office:value-type="float" office:value="2919754">
            <text:p>2919754</text:p>
          </table:table-cell>
          <table:table-cell table:style-name="ce1" office:value-type="float" office:value="60556">
            <text:p>60556</text:p>
          </table:table-cell>
          <table:table-cell table:style-name="ce1" office:value-type="float" office:value="408.4555">
            <text:p>408,4555</text:p>
          </table:table-cell>
          <table:table-cell table:style-name="ce1" table:formula="of:=LOG([.F90])" office:value-type="float" office:value="4.84634948501572">
            <text:p>4,846349485</text:p>
          </table:table-cell>
          <table:table-cell table:formula="of:=[.G90]*[.H90]" office:value-type="float" office:value="176808623224">
            <text:p>176808623224</text:p>
          </table:table-cell>
          <table:table-cell table:formula="of:=LOG([.K90])" office:value-type="float" office:value="11.2475034423924">
            <text:p>11,2475034424</text:p>
          </table:table-cell>
          <table:table-cell table:formula="of:=LOG([.I90])" office:value-type="float" office:value="2.61114474836619">
            <text:p>2,6111447484</text:p>
          </table:table-cell>
          <table:table-cell table:formula="of:=0.371+0.433*[.L90]-0.224*[.M90]" office:value-type="float" office:value="4.65627256692188">
            <text:p>4,6562725669</text:p>
          </table:table-cell>
          <table:table-cell table:formula="of:=[.J90]-[.N90]" office:value-type="float" office:value="0.190076918093835">
            <text:p>0,1900769181</text:p>
          </table:table-cell>
        </table:table-row>
        <table:table-row table:style-name="ro1">
          <table:table-cell table:style-name="ce1" office:value-type="float" office:value="2552827502">
            <text:p>2552827502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5107909">
            <text:p>5107909</text:p>
          </table:table-cell>
          <table:table-cell table:style-name="ce1" office:value-type="string">
            <text:p>SINOP</text:p>
          </table:table-cell>
          <table:table-cell table:style-name="ce1" office:value-type="float" office:value="52763">
            <text:p>52763</text:p>
          </table:table-cell>
          <table:table-cell table:style-name="ce1" office:value-type="float" office:value="803694">
            <text:p>803694</text:p>
          </table:table-cell>
          <table:table-cell table:style-name="ce1" office:value-type="float" office:value="113099">
            <text:p>113099</text:p>
          </table:table-cell>
          <table:table-cell table:style-name="ce1" office:value-type="float" office:value="402.5941">
            <text:p>402,5941</text:p>
          </table:table-cell>
          <table:table-cell table:style-name="ce1" table:formula="of:=LOG([.F91])" office:value-type="float" office:value="4.72232948070309">
            <text:p>4,7223294807</text:p>
          </table:table-cell>
          <table:table-cell table:formula="of:=[.G91]*[.H91]" office:value-type="float" office:value="90896987706">
            <text:p>90896987706</text:p>
          </table:table-cell>
          <table:table-cell table:formula="of:=LOG([.K91])" office:value-type="float" office:value="10.958549491095">
            <text:p>10,9585494911</text:p>
          </table:table-cell>
          <table:table-cell table:formula="of:=LOG([.I91])" office:value-type="float" office:value="2.60486740603148">
            <text:p>2,604867406</text:p>
          </table:table-cell>
          <table:table-cell table:formula="of:=0.371+0.433*[.L91]-0.224*[.M91]" office:value-type="float" office:value="4.53256163069309">
            <text:p>4,5325616307</text:p>
          </table:table-cell>
          <table:table-cell table:formula="of:=[.J91]-[.N91]" office:value-type="float" office:value="0.189767850009991">
            <text:p>0,18976785</text:p>
          </table:table-cell>
        </table:table-row>
        <table:table-row table:style-name="ro1">
          <table:table-cell table:style-name="ce1" office:value-type="float" office:value="909093738">
            <text:p>909093738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272591">
            <text:p>272591</text:p>
          </table:table-cell>
          <table:table-cell table:style-name="ce1" office:value-type="float" office:value="3327021">
            <text:p>3327021</text:p>
          </table:table-cell>
          <table:table-cell table:style-name="ce1" office:value-type="float" office:value="2125135">
            <text:p>2125135</text:p>
          </table:table-cell>
          <table:table-cell table:style-name="ce1" office:value-type="float" office:value="1151.6732">
            <text:p>1151,6732</text:p>
          </table:table-cell>
          <table:table-cell table:style-name="ce1" table:formula="of:=LOG([.F92])" office:value-type="float" office:value="5.4355115128528">
            <text:p>5,4355115129</text:p>
          </table:table-cell>
          <table:table-cell table:formula="of:=[.G92]*[.H92]" office:value-type="float" office:value="7070368772835">
            <text:p>7070368772835</text:p>
          </table:table-cell>
          <table:table-cell table:formula="of:=LOG([.K92])" office:value-type="float" office:value="12.8494420661067">
            <text:p>12,8494420661</text:p>
          </table:table-cell>
          <table:table-cell table:formula="of:=LOG([.I92])" office:value-type="float" office:value="3.06132926070914">
            <text:p>3,0613292607</text:p>
          </table:table-cell>
          <table:table-cell table:formula="of:=0.371+0.433*[.L92]-0.224*[.M92]" office:value-type="float" office:value="5.24907066022537">
            <text:p>5,2490706602</text:p>
          </table:table-cell>
          <table:table-cell table:formula="of:=[.J92]-[.N92]" office:value-type="float" office:value="0.186440852627424">
            <text:p>0,1864408526</text:p>
          </table:table-cell>
        </table:table-row>
        <table:table-row table:style-name="ro1">
          <table:table-cell table:style-name="ce1" office:value-type="float" office:value="1101813918">
            <text:p>1101813918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2111300">
            <text:p>2111300</text:p>
          </table:table-cell>
          <table:table-cell table:style-name="ce1" office:value-type="string">
            <text:p>SÃO LUÍS</text:p>
          </table:table-cell>
          <table:table-cell table:style-name="ce1" office:value-type="float" office:value="245401">
            <text:p>245401</text:p>
          </table:table-cell>
          <table:table-cell table:style-name="ce1" office:value-type="float" office:value="3327021">
            <text:p>3327021</text:p>
          </table:table-cell>
          <table:table-cell table:style-name="ce1" office:value-type="float" office:value="1309330">
            <text:p>1309330</text:p>
          </table:table-cell>
          <table:table-cell table:style-name="ce1" office:value-type="float" office:value="660.7113">
            <text:p>660,7113</text:p>
          </table:table-cell>
          <table:table-cell table:style-name="ce1" table:formula="of:=LOG([.F93])" office:value-type="float" office:value="5.38987632812854">
            <text:p>5,3898763281</text:p>
          </table:table-cell>
          <table:table-cell table:formula="of:=[.G93]*[.H93]" office:value-type="float" office:value="4356168405930">
            <text:p>4356168405930</text:p>
          </table:table-cell>
          <table:table-cell table:formula="of:=LOG([.K93])" office:value-type="float" office:value="12.63910466088">
            <text:p>12,6391046609</text:p>
          </table:table-cell>
          <table:table-cell table:formula="of:=LOG([.I93])" office:value-type="float" office:value="2.82001173451481">
            <text:p>2,8200117345</text:p>
          </table:table-cell>
          <table:table-cell table:formula="of:=0.371+0.433*[.L93]-0.224*[.M93]" office:value-type="float" office:value="5.21204968962971">
            <text:p>5,2120496896</text:p>
          </table:table-cell>
          <table:table-cell table:formula="of:=[.J93]-[.N93]" office:value-type="float" office:value="0.177826638498836">
            <text:p>0,1778266385</text:p>
          </table:table-cell>
        </table:table-row>
        <table:table-row table:style-name="ro1">
          <table:table-cell table:style-name="ce1" office:value-type="float" office:value="1305676737">
            <text:p>1305676737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2611101">
            <text:p>2611101</text:p>
          </table:table-cell>
          <table:table-cell table:style-name="ce1" office:value-type="string">
            <text:p>PETROLINA</text:p>
          </table:table-cell>
          <table:table-cell table:style-name="ce1" office:value-type="float" office:value="169836">
            <text:p>169836</text:p>
          </table:table-cell>
          <table:table-cell table:style-name="ce1" office:value-type="float" office:value="3706628">
            <text:p>3706628</text:p>
          </table:table-cell>
          <table:table-cell table:style-name="ce1" office:value-type="float" office:value="491927">
            <text:p>491927</text:p>
          </table:table-cell>
          <table:table-cell table:style-name="ce1" office:value-type="float" office:value="624.8578">
            <text:p>624,8578</text:p>
          </table:table-cell>
          <table:table-cell table:style-name="ce1" table:formula="of:=LOG([.F94])" office:value-type="float" office:value="5.23002975271715">
            <text:p>5,2300297527</text:p>
          </table:table-cell>
          <table:table-cell table:formula="of:=[.G94]*[.H94]" office:value-type="float" office:value="1823390392156">
            <text:p>1823390392156</text:p>
          </table:table-cell>
          <table:table-cell table:formula="of:=LOG([.K94])" office:value-type="float" office:value="12.2608796620767">
            <text:p>12,2608796621</text:p>
          </table:table-cell>
          <table:table-cell table:formula="of:=LOG([.I94])" office:value-type="float" office:value="2.79578119542114">
            <text:p>2,7957811954</text:p>
          </table:table-cell>
          <table:table-cell table:formula="of:=0.371+0.433*[.L94]-0.224*[.M94]" office:value-type="float" office:value="5.05370590590488">
            <text:p>5,0537059059</text:p>
          </table:table-cell>
          <table:table-cell table:formula="of:=[.J94]-[.N94]" office:value-type="float" office:value="0.176323846812268">
            <text:p>0,1763238468</text:p>
          </table:table-cell>
        </table:table-row>
        <table:table-row table:style-name="ro1">
          <table:table-cell table:style-name="ce1" office:value-type="float" office:value="832191809">
            <text:p>832191809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205550">
            <text:p>205550</text:p>
          </table:table-cell>
          <table:table-cell table:style-name="ce1" office:value-type="float" office:value="3327021">
            <text:p>3327021</text:p>
          </table:table-cell>
          <table:table-cell table:style-name="ce1" office:value-type="float" office:value="1802014">
            <text:p>1802014</text:p>
          </table:table-cell>
          <table:table-cell table:style-name="ce1" office:value-type="float" office:value="2407.8786">
            <text:p>2407,8786</text:p>
          </table:table-cell>
          <table:table-cell table:style-name="ce1" table:formula="of:=LOG([.F95])" office:value-type="float" office:value="5.31291748111637">
            <text:p>5,3129174811</text:p>
          </table:table-cell>
          <table:table-cell table:formula="of:=[.G95]*[.H95]" office:value-type="float" office:value="5995338420294">
            <text:p>5995338420294</text:p>
          </table:table-cell>
          <table:table-cell table:formula="of:=LOG([.K95])" office:value-type="float" office:value="12.7778137028507">
            <text:p>12,7778137029</text:p>
          </table:table-cell>
          <table:table-cell table:formula="of:=LOG([.I95])" office:value-type="float" office:value="3.3816345869549">
            <text:p>3,381634587</text:p>
          </table:table-cell>
          <table:table-cell table:formula="of:=0.371+0.433*[.L95]-0.224*[.M95]" office:value-type="float" office:value="5.14630718585646">
            <text:p>5,1463071859</text:p>
          </table:table-cell>
          <table:table-cell table:formula="of:=[.J95]-[.N95]" office:value-type="float" office:value="0.166610295259907">
            <text:p>0,1666102953</text:p>
          </table:table-cell>
        </table:table-row>
        <table:table-row table:style-name="ro1">
          <table:table-cell table:style-name="ce1" office:value-type="float" office:value="1460245346">
            <text:p>1460245346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2913606">
            <text:p>2913606</text:p>
          </table:table-cell>
          <table:table-cell table:style-name="ce1" office:value-type="string">
            <text:p>ILHÉUS</text:p>
          </table:table-cell>
          <table:table-cell table:style-name="ce1" office:value-type="float" office:value="178863">
            <text:p>178863</text:p>
          </table:table-cell>
          <table:table-cell table:style-name="ce1" office:value-type="float" office:value="3528530">
            <text:p>3528530</text:p>
          </table:table-cell>
          <table:table-cell table:style-name="ce1" office:value-type="float" office:value="388903">
            <text:p>388903</text:p>
          </table:table-cell>
          <table:table-cell table:style-name="ce1" office:value-type="float" office:value="201.6163">
            <text:p>201,6163</text:p>
          </table:table-cell>
          <table:table-cell table:style-name="ce1" table:formula="of:=LOG([.F96])" office:value-type="float" office:value="5.25252051073093">
            <text:p>5,2525205107</text:p>
          </table:table-cell>
          <table:table-cell table:formula="of:=[.G96]*[.H96]" office:value-type="float" office:value="1372255902590">
            <text:p>1372255902590</text:p>
          </table:table-cell>
          <table:table-cell table:formula="of:=LOG([.K96])" office:value-type="float" office:value="12.137435107522">
            <text:p>12,1374351075</text:p>
          </table:table-cell>
          <table:table-cell table:formula="of:=LOG([.I96])" office:value-type="float" office:value="2.3045256404416">
            <text:p>2,3045256404</text:p>
          </table:table-cell>
          <table:table-cell table:formula="of:=0.371+0.433*[.L96]-0.224*[.M96]" office:value-type="float" office:value="5.1102956580981">
            <text:p>5,1102956581</text:p>
          </table:table-cell>
          <table:table-cell table:formula="of:=[.J96]-[.N96]" office:value-type="float" office:value="0.142224852632832">
            <text:p>0,1422248526</text:p>
          </table:table-cell>
        </table:table-row>
        <table:table-row table:style-name="ro1">
          <table:table-cell table:style-name="ce1" office:value-type="float" office:value="1289404923">
            <text:p>1289404923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315069">
            <text:p>315069</text:p>
          </table:table-cell>
          <table:table-cell table:style-name="ce1" office:value-type="float" office:value="3528530">
            <text:p>3528530</text:p>
          </table:table-cell>
          <table:table-cell table:style-name="ce1" office:value-type="float" office:value="3327021">
            <text:p>3327021</text:p>
          </table:table-cell>
          <table:table-cell table:style-name="ce1" office:value-type="float" office:value="1007.4352">
            <text:p>1007,4352</text:p>
          </table:table-cell>
          <table:table-cell table:style-name="ce1" table:formula="of:=LOG([.F97])" office:value-type="float" office:value="5.49840567454422">
            <text:p>5,4984056745</text:p>
          </table:table-cell>
          <table:table-cell table:formula="of:=[.G97]*[.H97]" office:value-type="float" office:value="11739493409130">
            <text:p>11739493409130</text:p>
          </table:table-cell>
          <table:table-cell table:formula="of:=LOG([.K97])" office:value-type="float" office:value="13.0696493563352">
            <text:p>13,0696493563</text:p>
          </table:table-cell>
          <table:table-cell table:formula="of:=LOG([.I97])" office:value-type="float" office:value="3.00321712112829">
            <text:p>3,0032171211</text:p>
          </table:table-cell>
          <table:table-cell table:formula="of:=0.371+0.433*[.L97]-0.224*[.M97]" office:value-type="float" office:value="5.35743753616042">
            <text:p>5,3574375362</text:p>
          </table:table-cell>
          <table:table-cell table:formula="of:=[.J97]-[.N97]" office:value-type="float" office:value="0.140968138383799">
            <text:p>0,1409681384</text:p>
          </table:table-cell>
        </table:table-row>
        <table:table-row table:style-name="ro1">
          <table:table-cell table:style-name="ce1" office:value-type="float" office:value="2550913006">
            <text:p>2550913006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5100250">
            <text:p>5100250</text:p>
          </table:table-cell>
          <table:table-cell table:style-name="ce1" office:value-type="string">
            <text:p>ALTA FLORESTA</text:p>
          </table:table-cell>
          <table:table-cell table:style-name="ce1" office:value-type="float" office:value="29328">
            <text:p>29328</text:p>
          </table:table-cell>
          <table:table-cell table:style-name="ce1" office:value-type="float" office:value="803694">
            <text:p>803694</text:p>
          </table:table-cell>
          <table:table-cell table:style-name="ce1" office:value-type="float" office:value="49164">
            <text:p>49164</text:p>
          </table:table-cell>
          <table:table-cell table:style-name="ce1" office:value-type="float" office:value="611.7602">
            <text:p>611,7602</text:p>
          </table:table-cell>
          <table:table-cell table:style-name="ce1" table:formula="of:=LOG([.F98])" office:value-type="float" office:value="4.46728244761814">
            <text:p>4,4672824476</text:p>
          </table:table-cell>
          <table:table-cell table:formula="of:=[.G98]*[.H98]" office:value-type="float" office:value="39512811816">
            <text:p>39512811816</text:p>
          </table:table-cell>
          <table:table-cell table:formula="of:=LOG([.K98])" office:value-type="float" office:value="10.5967379361032">
            <text:p>10,5967379361</text:p>
          </table:table-cell>
          <table:table-cell table:formula="of:=LOG([.I98])" office:value-type="float" office:value="2.78658121916283">
            <text:p>2,7865812192</text:p>
          </table:table-cell>
          <table:table-cell table:formula="of:=0.371+0.433*[.L98]-0.224*[.M98]" office:value-type="float" office:value="4.33519333324019">
            <text:p>4,3351933332</text:p>
          </table:table-cell>
          <table:table-cell table:formula="of:=[.J98]-[.N98]" office:value-type="float" office:value="0.132089114377947">
            <text:p>0,1320891144</text:p>
          </table:table-cell>
        </table:table-row>
        <table:table-row table:style-name="ro1">
          <table:table-cell table:style-name="ce1" office:value-type="float" office:value="2055523406">
            <text:p>2055523406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4115200">
            <text:p>4115200</text:p>
          </table:table-cell>
          <table:table-cell table:style-name="ce1" office:value-type="string">
            <text:p>MARINGÁ</text:p>
          </table:table-cell>
          <table:table-cell table:style-name="ce1" office:value-type="float" office:value="165909">
            <text:p>165909</text:p>
          </table:table-cell>
          <table:table-cell table:style-name="ce1" office:value-type="float" office:value="2993678">
            <text:p>2993678</text:p>
          </table:table-cell>
          <table:table-cell table:style-name="ce1" office:value-type="float" office:value="546408">
            <text:p>546408</text:p>
          </table:table-cell>
          <table:table-cell table:style-name="ce1" office:value-type="float" office:value="331.7337">
            <text:p>331,7337</text:p>
          </table:table-cell>
          <table:table-cell table:style-name="ce1" table:formula="of:=LOG([.F99])" office:value-type="float" office:value="5.21986994566462">
            <text:p>5,2198699457</text:p>
          </table:table-cell>
          <table:table-cell table:formula="of:=[.G99]*[.H99]" office:value-type="float" office:value="1635769608624">
            <text:p>1635769608624</text:p>
          </table:table-cell>
          <table:table-cell table:formula="of:=LOG([.K99])" office:value-type="float" office:value="12.2137221350631">
            <text:p>12,2137221351</text:p>
          </table:table-cell>
          <table:table-cell table:formula="of:=LOG([.I99])" office:value-type="float" office:value="2.52078959265488">
            <text:p>2,5207895927</text:p>
          </table:table-cell>
          <table:table-cell table:formula="of:=0.371+0.433*[.L99]-0.224*[.M99]" office:value-type="float" office:value="5.09488481572764">
            <text:p>5,0948848157</text:p>
          </table:table-cell>
          <table:table-cell table:formula="of:=[.J99]-[.N99]" office:value-type="float" office:value="0.124985129936988">
            <text:p>0,1249851299</text:p>
          </table:table-cell>
        </table:table-row>
        <table:table-row table:style-name="ro1">
          <table:table-cell table:style-name="ce1" office:value-type="float" office:value="1850475866">
            <text:p>1850475866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4205407">
            <text:p>4205407</text:p>
          </table:table-cell>
          <table:table-cell table:style-name="ce1" office:value-type="string">
            <text:p>FLORIANÓPOLIS</text:p>
          </table:table-cell>
          <table:table-cell table:style-name="ce1" office:value-type="float" office:value="308714">
            <text:p>308714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866098">
            <text:p>866098</text:p>
          </table:table-cell>
          <table:table-cell table:style-name="ce1" office:value-type="float" office:value="709.9086">
            <text:p>709,9086</text:p>
          </table:table-cell>
          <table:table-cell table:style-name="ce1" table:formula="of:=LOG([.F100])" office:value-type="float" office:value="5.48955632493036">
            <text:p>5,4895563249</text:p>
          </table:table-cell>
          <table:table-cell table:formula="of:=[.G100]*[.H100]" office:value-type="float" office:value="10366303577354">
            <text:p>10366303577354</text:p>
          </table:table-cell>
          <table:table-cell table:formula="of:=LOG([.K100])" office:value-type="float" office:value="13.0156239230101">
            <text:p>13,015623923</text:p>
          </table:table-cell>
          <table:table-cell table:formula="of:=LOG([.I100])" office:value-type="float" office:value="2.85120243735168">
            <text:p>2,8512024374</text:p>
          </table:table-cell>
          <table:table-cell table:formula="of:=0.371+0.433*[.L100]-0.224*[.M100]" office:value-type="float" office:value="5.36809581269659">
            <text:p>5,3680958127</text:p>
          </table:table-cell>
          <table:table-cell table:formula="of:=[.J100]-[.N100]" office:value-type="float" office:value="0.12146051223377">
            <text:p>0,1214605122</text:p>
          </table:table-cell>
        </table:table-row>
        <table:table-row table:style-name="ro1">
          <table:table-cell table:style-name="ce1" office:value-type="float" office:value="1425689704">
            <text:p>1425689704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2507507">
            <text:p>2507507</text:p>
          </table:table-cell>
          <table:table-cell table:style-name="ce1" office:value-type="string">
            <text:p>JOÃO PESSOA</text:p>
          </table:table-cell>
          <table:table-cell table:style-name="ce1" office:value-type="float" office:value="249534">
            <text:p>249534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1017742">
            <text:p>1017742</text:p>
          </table:table-cell>
          <table:table-cell table:style-name="ce1" office:value-type="float" office:value="1889.3346">
            <text:p>1889,3346</text:p>
          </table:table-cell>
          <table:table-cell table:style-name="ce1" table:formula="of:=LOG([.F101])" office:value-type="float" office:value="5.39712972834167">
            <text:p>5,3971297283</text:p>
          </table:table-cell>
          <table:table-cell table:formula="of:=[.G101]*[.H101]" office:value-type="float" office:value="12181326518966">
            <text:p>12181326518966</text:p>
          </table:table-cell>
          <table:table-cell table:formula="of:=LOG([.K101])" office:value-type="float" office:value="13.0856945845611">
            <text:p>13,0856945846</text:p>
          </table:table-cell>
          <table:table-cell table:formula="of:=LOG([.I101])" office:value-type="float" office:value="3.27630887801992">
            <text:p>3,276308878</text:p>
          </table:table-cell>
          <table:table-cell table:formula="of:=0.371+0.433*[.L101]-0.224*[.M101]" office:value-type="float" office:value="5.30321256643847">
            <text:p>5,3032125664</text:p>
          </table:table-cell>
          <table:table-cell table:formula="of:=[.J101]-[.N101]" office:value-type="float" office:value="0.0939171619031995">
            <text:p>0,0939171619</text:p>
          </table:table-cell>
        </table:table-row>
        <table:table-row table:style-name="ro1">
          <table:table-cell table:style-name="ce1" office:value-type="float" office:value="1321241467">
            <text:p>1321241467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2408102">
            <text:p>2408102</text:p>
          </table:table-cell>
          <table:table-cell table:style-name="ce1" office:value-type="string">
            <text:p>NATAL</text:p>
          </table:table-cell>
          <table:table-cell table:style-name="ce1" office:value-type="float" office:value="190012">
            <text:p>190012</text:p>
          </table:table-cell>
          <table:table-cell table:style-name="ce1" office:value-type="float" office:value="3528530">
            <text:p>3528530</text:p>
          </table:table-cell>
          <table:table-cell table:style-name="ce1" office:value-type="float" office:value="1251459">
            <text:p>1251459</text:p>
          </table:table-cell>
          <table:table-cell table:style-name="ce1" office:value-type="float" office:value="854.5044">
            <text:p>854,5044</text:p>
          </table:table-cell>
          <table:table-cell table:style-name="ce1" table:formula="of:=LOG([.F102])" office:value-type="float" office:value="5.27878102921185">
            <text:p>5,2787810292</text:p>
          </table:table-cell>
          <table:table-cell table:formula="of:=[.G102]*[.H102]" office:value-type="float" office:value="4415810625270">
            <text:p>4415810625270</text:p>
          </table:table-cell>
          <table:table-cell table:formula="of:=LOG([.K102])" office:value-type="float" office:value="12.645010440137">
            <text:p>12,6450104401</text:p>
          </table:table-cell>
          <table:table-cell table:formula="of:=LOG([.I102])" office:value-type="float" office:value="2.93171430332452">
            <text:p>2,9317143033</text:p>
          </table:table-cell>
          <table:table-cell table:formula="of:=0.371+0.433*[.L102]-0.224*[.M102]" office:value-type="float" office:value="5.18958551663461">
            <text:p>5,1895855166</text:p>
          </table:table-cell>
          <table:table-cell table:formula="of:=[.J102]-[.N102]" office:value-type="float" office:value="0.0891955125772466">
            <text:p>0,0891955126</text:p>
          </table:table-cell>
        </table:table-row>
        <table:table-row table:style-name="ro1">
          <table:table-cell table:style-name="ce1" office:value-type="float" office:value="750500946">
            <text:p>750500946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1500602">
            <text:p>1500602</text:p>
          </table:table-cell>
          <table:table-cell table:style-name="ce1" office:value-type="string">
            <text:p>ALTAMIRA</text:p>
          </table:table-cell>
          <table:table-cell table:style-name="ce1" office:value-type="float" office:value="56972">
            <text:p>56972</text:p>
          </table:table-cell>
          <table:table-cell table:style-name="ce1" office:value-type="float" office:value="2125135">
            <text:p>2125135</text:p>
          </table:table-cell>
          <table:table-cell table:style-name="ce1" office:value-type="float" office:value="99075">
            <text:p>99075</text:p>
          </table:table-cell>
          <table:table-cell table:style-name="ce1" office:value-type="float" office:value="462.0996">
            <text:p>462,0996</text:p>
          </table:table-cell>
          <table:table-cell table:style-name="ce1" table:formula="of:=LOG([.F103])" office:value-type="float" office:value="4.75566146561637">
            <text:p>4,7556614656</text:p>
          </table:table-cell>
          <table:table-cell table:formula="of:=[.G103]*[.H103]" office:value-type="float" office:value="210547750125">
            <text:p>210547750125</text:p>
          </table:table-cell>
          <table:table-cell table:formula="of:=LOG([.K103])" office:value-type="float" office:value="11.3233506049892">
            <text:p>11,323350605</text:p>
          </table:table-cell>
          <table:table-cell table:formula="of:=LOG([.I103])" office:value-type="float" office:value="2.66473559258737">
            <text:p>2,6647355926</text:p>
          </table:table-cell>
          <table:table-cell table:formula="of:=0.371+0.433*[.L103]-0.224*[.M103]" office:value-type="float" office:value="4.67711003922073">
            <text:p>4,6771100392</text:p>
          </table:table-cell>
          <table:table-cell table:formula="of:=[.J103]-[.N103]" office:value-type="float" office:value="0.0785514263956388">
            <text:p>0,0785514264</text:p>
          </table:table-cell>
        </table:table-row>
        <table:table-row table:style-name="ro1">
          <table:table-cell table:style-name="ce1" office:value-type="float" office:value="1418755822">
            <text:p>1418755822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300678">
            <text:p>300678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3706628">
            <text:p>3706628</text:p>
          </table:table-cell>
          <table:table-cell table:style-name="ce1" office:value-type="float" office:value="1570.1867">
            <text:p>1570,1867</text:p>
          </table:table-cell>
          <table:table-cell table:style-name="ce1" table:formula="of:=LOG([.F104])" office:value-type="float" office:value="5.47810165281573">
            <text:p>5,4781016528</text:p>
          </table:table-cell>
          <table:table-cell table:formula="of:=[.G104]*[.H104]" office:value-type="float" office:value="18678154407244">
            <text:p>18678154407244</text:p>
          </table:table-cell>
          <table:table-cell table:formula="of:=LOG([.K104])" office:value-type="float" office:value="13.2713339612759">
            <text:p>13,2713339613</text:p>
          </table:table-cell>
          <table:table-cell table:formula="of:=LOG([.I104])" office:value-type="float" office:value="3.19595129442139">
            <text:p>3,1959512944</text:p>
          </table:table-cell>
          <table:table-cell table:formula="of:=0.371+0.433*[.L104]-0.224*[.M104]" office:value-type="float" office:value="5.40159451528206">
            <text:p>5,4015945153</text:p>
          </table:table-cell>
          <table:table-cell table:formula="of:=[.J104]-[.N104]" office:value-type="float" office:value="0.0765071375336772">
            <text:p>0,0765071375</text:p>
          </table:table-cell>
        </table:table-row>
        <table:table-row table:style-name="ro1">
          <table:table-cell table:style-name="ce1" office:value-type="float" office:value="1913034136">
            <text:p>1913034136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4205407">
            <text:p>4205407</text:p>
          </table:table-cell>
          <table:table-cell table:style-name="ce1" office:value-type="string">
            <text:p>FLORIANÓPOLIS</text:p>
          </table:table-cell>
          <table:table-cell table:style-name="ce1" office:value-type="float" office:value="153547">
            <text:p>153547</text:p>
          </table:table-cell>
          <table:table-cell table:style-name="ce1" office:value-type="float" office:value="2603819">
            <text:p>2603819</text:p>
          </table:table-cell>
          <table:table-cell table:style-name="ce1" office:value-type="float" office:value="866098">
            <text:p>866098</text:p>
          </table:table-cell>
          <table:table-cell table:style-name="ce1" office:value-type="float" office:value="513.2343">
            <text:p>513,2343</text:p>
          </table:table-cell>
          <table:table-cell table:style-name="ce1" table:formula="of:=LOG([.F105])" office:value-type="float" office:value="5.18624133562003">
            <text:p>5,1862413356</text:p>
          </table:table-cell>
          <table:table-cell table:formula="of:=[.G105]*[.H105]" office:value-type="float" office:value="2255162428262">
            <text:p>2255162428262</text:p>
          </table:table-cell>
          <table:table-cell table:formula="of:=LOG([.K105])" office:value-type="float" office:value="12.3531778274368">
            <text:p>12,3531778274</text:p>
          </table:table-cell>
          <table:table-cell table:formula="of:=LOG([.I105])" office:value-type="float" office:value="2.71031567303989">
            <text:p>2,710315673</text:p>
          </table:table-cell>
          <table:table-cell table:formula="of:=0.371+0.433*[.L105]-0.224*[.M105]" office:value-type="float" office:value="5.11281528851919">
            <text:p>5,1128152885</text:p>
          </table:table-cell>
          <table:table-cell table:formula="of:=[.J105]-[.N105]" office:value-type="float" office:value="0.0734260471008339">
            <text:p>0,0734260471</text:p>
          </table:table-cell>
        </table:table-row>
        <table:table-row table:style-name="ro1">
          <table:table-cell table:style-name="ce1" office:value-type="float" office:value="651666045">
            <text:p>651666045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304062">
            <text:p>1304062</text:p>
          </table:table-cell>
          <table:table-cell table:style-name="ce1" office:value-type="string">
            <text:p>TABATINGA</text:p>
          </table:table-cell>
          <table:table-cell table:style-name="ce1" office:value-type="float" office:value="31313">
            <text:p>31313</text:p>
          </table:table-cell>
          <table:table-cell table:style-name="ce1" office:value-type="float" office:value="1802014">
            <text:p>1802014</text:p>
          </table:table-cell>
          <table:table-cell table:style-name="ce1" office:value-type="float" office:value="52272">
            <text:p>52272</text:p>
          </table:table-cell>
          <table:table-cell table:style-name="ce1" office:value-type="float" office:value="1116.814">
            <text:p>1116,814</text:p>
          </table:table-cell>
          <table:table-cell table:style-name="ce1" table:formula="of:=LOG([.F106])" office:value-type="float" office:value="4.49572467799798">
            <text:p>4,495724678</text:p>
          </table:table-cell>
          <table:table-cell table:formula="of:=[.G106]*[.H106]" office:value-type="float" office:value="94194875808">
            <text:p>94194875808</text:p>
          </table:table-cell>
          <table:table-cell table:formula="of:=LOG([.K106])" office:value-type="float" office:value="10.9740272778583">
            <text:p>10,9740272779</text:p>
          </table:table-cell>
          <table:table-cell table:formula="of:=LOG([.I106])" office:value-type="float" office:value="3.04798084948095">
            <text:p>3,0479808495</text:p>
          </table:table-cell>
          <table:table-cell table:formula="of:=0.371+0.433*[.L106]-0.224*[.M106]" office:value-type="float" office:value="4.4400061010289">
            <text:p>4,440006101</text:p>
          </table:table-cell>
          <table:table-cell table:formula="of:=[.J106]-[.N106]" office:value-type="float" office:value="0.0557185769690785">
            <text:p>0,055718577</text:p>
          </table:table-cell>
        </table:table-row>
        <table:table-row table:style-name="ro1">
          <table:table-cell table:style-name="ce1" office:value-type="float" office:value="1469576433">
            <text:p>1469576433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507507">
            <text:p>2507507</text:p>
          </table:table-cell>
          <table:table-cell table:style-name="ce1" office:value-type="string">
            <text:p>JOÃO PESSOA</text:p>
          </table:table-cell>
          <table:table-cell table:style-name="ce1" office:value-type="float" office:value="276041">
            <text:p>276041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1017742">
            <text:p>1017742</text:p>
          </table:table-cell>
          <table:table-cell table:style-name="ce1" office:value-type="float" office:value="2127.7931">
            <text:p>2127,7931</text:p>
          </table:table-cell>
          <table:table-cell table:style-name="ce1" table:formula="of:=LOG([.F107])" office:value-type="float" office:value="5.44097359203383">
            <text:p>5,440973592</text:p>
          </table:table-cell>
          <table:table-cell table:formula="of:=[.G107]*[.H107]" office:value-type="float" office:value="20453366585278">
            <text:p>20453366585278</text:p>
          </table:table-cell>
          <table:table-cell table:formula="of:=LOG([.K107])" office:value-type="float" office:value="13.3107648022736">
            <text:p>13,3107648023</text:p>
          </table:table-cell>
          <table:table-cell table:formula="of:=LOG([.I107])" office:value-type="float" office:value="3.3279293962279">
            <text:p>3,3279293962</text:p>
          </table:table-cell>
          <table:table-cell table:formula="of:=0.371+0.433*[.L107]-0.224*[.M107]" office:value-type="float" office:value="5.38910497462943">
            <text:p>5,3891049746</text:p>
          </table:table-cell>
          <table:table-cell table:formula="of:=[.J107]-[.N107]" office:value-type="float" office:value="0.0518686174043976">
            <text:p>0,0518686174</text:p>
          </table:table-cell>
        </table:table-row>
        <table:table-row table:style-name="ro1">
          <table:table-cell table:style-name="ce1" office:value-type="float" office:value="1775028241">
            <text:p>1775028241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3549805">
            <text:p>3549805</text:p>
          </table:table-cell>
          <table:table-cell table:style-name="ce1" office:value-type="string">
            <text:p>SÃO JOSÉ DO RIO PRETO</text:p>
          </table:table-cell>
          <table:table-cell table:style-name="ce1" office:value-type="float" office:value="289146">
            <text:p>289146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502494">
            <text:p>502494</text:p>
          </table:table-cell>
          <table:table-cell table:style-name="ce1" office:value-type="float" office:value="392.724">
            <text:p>392,724</text:p>
          </table:table-cell>
          <table:table-cell table:style-name="ce1" table:formula="of:=LOG([.F108])" office:value-type="float" office:value="5.46111718872004">
            <text:p>5,4611171887</text:p>
          </table:table-cell>
          <table:table-cell table:formula="of:=[.G108]*[.H108]" office:value-type="float" office:value="10098525941646">
            <text:p>10098525941646</text:p>
          </table:table-cell>
          <table:table-cell table:formula="of:=LOG([.K108])" office:value-type="float" office:value="13.004257985453">
            <text:p>13,0042579855</text:p>
          </table:table-cell>
          <table:table-cell table:formula="of:=LOG([.I108])" office:value-type="float" office:value="2.59408744252092">
            <text:p>2,5940874425</text:p>
          </table:table-cell>
          <table:table-cell table:formula="of:=0.371+0.433*[.L108]-0.224*[.M108]" office:value-type="float" office:value="5.42076812057647">
            <text:p>5,4207681206</text:p>
          </table:table-cell>
          <table:table-cell table:formula="of:=[.J108]-[.N108]" office:value-type="float" office:value="0.0403490681435788">
            <text:p>0,0403490681</text:p>
          </table:table-cell>
        </table:table-row>
        <table:table-row table:style-name="ro1">
          <table:table-cell table:style-name="ce1" office:value-type="float" office:value="2110564789">
            <text:p>2110564789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5204508">
            <text:p>5204508</text:p>
          </table:table-cell>
          <table:table-cell table:style-name="ce1" office:value-type="string">
            <text:p>CALDAS NOVAS</text:p>
          </table:table-cell>
          <table:table-cell table:style-name="ce1" office:value-type="float" office:value="110116">
            <text:p>110116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70473">
            <text:p>70473</text:p>
          </table:table-cell>
          <table:table-cell table:style-name="ce1" office:value-type="float" office:value="641.7157">
            <text:p>641,7157</text:p>
          </table:table-cell>
          <table:table-cell table:style-name="ce1" table:formula="of:=LOG([.F109])" office:value-type="float" office:value="5.0418504271176">
            <text:p>5,0418504271</text:p>
          </table:table-cell>
          <table:table-cell table:formula="of:=[.G109]*[.H109]" office:value-type="float" office:value="1416282420657">
            <text:p>1416282420657</text:p>
          </table:table-cell>
          <table:table-cell table:formula="of:=LOG([.K109])" office:value-type="float" office:value="12.1511498645846">
            <text:p>12,1511498646</text:p>
          </table:table-cell>
          <table:table-cell table:formula="of:=LOG([.I109])" office:value-type="float" office:value="2.80734266472357">
            <text:p>2,8073426647</text:p>
          </table:table-cell>
          <table:table-cell table:formula="of:=0.371+0.433*[.L109]-0.224*[.M109]" office:value-type="float" office:value="5.00360313446706">
            <text:p>5,0036031345</text:p>
          </table:table-cell>
          <table:table-cell table:formula="of:=[.J109]-[.N109]" office:value-type="float" office:value="0.0382472926505342">
            <text:p>0,0382472927</text:p>
          </table:table-cell>
        </table:table-row>
        <table:table-row table:style-name="ro1">
          <table:table-cell table:style-name="ce1" office:value-type="float" office:value="1527366051">
            <text:p>1527366051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2704302">
            <text:p>2704302</text:p>
          </table:table-cell>
          <table:table-cell table:style-name="ce1" office:value-type="string">
            <text:p>MACEIÓ</text:p>
          </table:table-cell>
          <table:table-cell table:style-name="ce1" office:value-type="float" office:value="113267">
            <text:p>113267</text:p>
          </table:table-cell>
          <table:table-cell table:style-name="ce1" office:value-type="float" office:value="2603819">
            <text:p>2603819</text:p>
          </table:table-cell>
          <table:table-cell table:style-name="ce1" office:value-type="float" office:value="1028249">
            <text:p>1028249</text:p>
          </table:table-cell>
          <table:table-cell table:style-name="ce1" office:value-type="float" office:value="1820.0925">
            <text:p>1820,0925</text:p>
          </table:table-cell>
          <table:table-cell table:style-name="ce1" table:formula="of:=LOG([.F110])" office:value-type="float" office:value="5.05410339790001">
            <text:p>5,0541033979</text:p>
          </table:table-cell>
          <table:table-cell table:formula="of:=[.G110]*[.H110]" office:value-type="float" office:value="2677374282931">
            <text:p>2677374282931</text:p>
          </table:table-cell>
          <table:table-cell table:formula="of:=LOG([.K110])" office:value-type="float" office:value="12.4277090875296">
            <text:p>12,4277090875</text:p>
          </table:table-cell>
          <table:table-cell table:formula="of:=LOG([.I110])" office:value-type="float" office:value="3.26009346008329">
            <text:p>3,2600934601</text:p>
          </table:table-cell>
          <table:table-cell table:formula="of:=0.371+0.433*[.L110]-0.224*[.M110]" office:value-type="float" office:value="5.02193709984166">
            <text:p>5,0219370998</text:p>
          </table:table-cell>
          <table:table-cell table:formula="of:=[.J110]-[.N110]" office:value-type="float" office:value="0.0321662980583515">
            <text:p>0,0321662981</text:p>
          </table:table-cell>
        </table:table-row>
        <table:table-row table:style-name="ro1">
          <table:table-cell table:style-name="ce1" office:value-type="float" office:value="1773425819">
            <text:p>1773425819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3543402">
            <text:p>3543402</text:p>
          </table:table-cell>
          <table:table-cell table:style-name="ce1" office:value-type="string">
            <text:p>RIBEIRÃO PRETO</text:p>
          </table:table-cell>
          <table:table-cell table:style-name="ce1" office:value-type="float" office:value="365904">
            <text:p>365904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791295">
            <text:p>791295</text:p>
          </table:table-cell>
          <table:table-cell table:style-name="ce1" office:value-type="float" office:value="274.1911">
            <text:p>274,1911</text:p>
          </table:table-cell>
          <table:table-cell table:style-name="ce1" table:formula="of:=LOG([.F111])" office:value-type="float" office:value="5.56336715714562">
            <text:p>5,5633671571</text:p>
          </table:table-cell>
          <table:table-cell table:formula="of:=[.G111]*[.H111]" office:value-type="float" office:value="15902504477655">
            <text:p>15902504477655</text:p>
          </table:table-cell>
          <table:table-cell table:formula="of:=LOG([.K111])" office:value-type="float" office:value="13.2014655265325">
            <text:p>13,2014655265</text:p>
          </table:table-cell>
          <table:table-cell table:formula="of:=LOG([.I111])" office:value-type="float" office:value="2.43805335386845">
            <text:p>2,4380533539</text:p>
          </table:table-cell>
          <table:table-cell table:formula="of:=0.371+0.433*[.L111]-0.224*[.M111]" office:value-type="float" office:value="5.54111062172205">
            <text:p>5,5411106217</text:p>
          </table:table-cell>
          <table:table-cell table:formula="of:=[.J111]-[.N111]" office:value-type="float" office:value="0.0222565354235682">
            <text:p>0,0222565354</text:p>
          </table:table-cell>
        </table:table-row>
        <table:table-row table:style-name="ro1">
          <table:table-cell table:style-name="ce1" office:value-type="float" office:value="1905648065">
            <text:p>1905648065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4113700">
            <text:p>4113700</text:p>
          </table:table-cell>
          <table:table-cell table:style-name="ce1" office:value-type="string">
            <text:p>LONDRINA</text:p>
          </table:table-cell>
          <table:table-cell table:style-name="ce1" office:value-type="float" office:value="312632">
            <text:p>312632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709494">
            <text:p>709494</text:p>
          </table:table-cell>
          <table:table-cell table:style-name="ce1" office:value-type="float" office:value="439.5149">
            <text:p>439,5149</text:p>
          </table:table-cell>
          <table:table-cell table:style-name="ce1" table:formula="of:=LOG([.F112])" office:value-type="float" office:value="5.49503342893636">
            <text:p>5,4950334289</text:p>
          </table:table-cell>
          <table:table-cell table:formula="of:=[.G112]*[.H112]" office:value-type="float" office:value="14258565404646">
            <text:p>14258565404646</text:p>
          </table:table-cell>
          <table:table-cell table:formula="of:=LOG([.K112])" office:value-type="float" office:value="13.1540758320945">
            <text:p>13,1540758321</text:p>
          </table:table-cell>
          <table:table-cell table:formula="of:=LOG([.I112])" office:value-type="float" office:value="2.6429736026819">
            <text:p>2,6429736027</text:p>
          </table:table-cell>
          <table:table-cell table:formula="of:=0.371+0.433*[.L112]-0.224*[.M112]" office:value-type="float" office:value="5.47468874829619">
            <text:p>5,4746887483</text:p>
          </table:table-cell>
          <table:table-cell table:formula="of:=[.J112]-[.N112]" office:value-type="float" office:value="0.0203446806401706">
            <text:p>0,0203446806</text:p>
          </table:table-cell>
        </table:table-row>
        <table:table-row table:style-name="ro1">
          <table:table-cell table:style-name="ce1" office:value-type="float" office:value="1252864435">
            <text:p>1252864435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2408102">
            <text:p>2408102</text:p>
          </table:table-cell>
          <table:table-cell table:style-name="ce1" office:value-type="string">
            <text:p>NATAL</text:p>
          </table:table-cell>
          <table:table-cell table:style-name="ce1" office:value-type="float" office:value="217800">
            <text:p>217800</text:p>
          </table:table-cell>
          <table:table-cell table:style-name="ce1" office:value-type="float" office:value="3706628">
            <text:p>3706628</text:p>
          </table:table-cell>
          <table:table-cell table:style-name="ce1" office:value-type="float" office:value="1251459">
            <text:p>1251459</text:p>
          </table:table-cell>
          <table:table-cell table:style-name="ce1" office:value-type="float" office:value="249.9087">
            <text:p>249,9087</text:p>
          </table:table-cell>
          <table:table-cell table:style-name="ce1" table:formula="of:=LOG([.F113])" office:value-type="float" office:value="5.33805787541976">
            <text:p>5,3380578754</text:p>
          </table:table-cell>
          <table:table-cell table:formula="of:=[.G113]*[.H113]" office:value-type="float" office:value="4638692970252">
            <text:p>4638692970252</text:p>
          </table:table-cell>
          <table:table-cell table:formula="of:=LOG([.K113])" office:value-type="float" office:value="12.6663956280182">
            <text:p>12,666395628</text:p>
          </table:table-cell>
          <table:table-cell table:formula="of:=LOG([.I113])" office:value-type="float" office:value="2.39778137535904">
            <text:p>2,3977813754</text:p>
          </table:table-cell>
          <table:table-cell table:formula="of:=0.371+0.433*[.L113]-0.224*[.M113]" office:value-type="float" office:value="5.31844627885146">
            <text:p>5,3184462789</text:p>
          </table:table-cell>
          <table:table-cell table:formula="of:=[.J113]-[.N113]" office:value-type="float" office:value="0.0196115965682999">
            <text:p>0,0196115966</text:p>
          </table:table-cell>
        </table:table-row>
        <table:table-row table:style-name="ro1">
          <table:table-cell table:style-name="ce1" office:value-type="float" office:value="2573556762">
            <text:p>2573556762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5002704">
            <text:p>5002704</text:p>
          </table:table-cell>
          <table:table-cell table:style-name="ce1" office:value-type="string">
            <text:p>CAMPO GRANDE</text:p>
          </table:table-cell>
          <table:table-cell table:style-name="ce1" office:value-type="float" office:value="131356">
            <text:p>131356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786797">
            <text:p>786797</text:p>
          </table:table-cell>
          <table:table-cell table:style-name="ce1" office:value-type="float" office:value="837.3978">
            <text:p>837,3978</text:p>
          </table:table-cell>
          <table:table-cell table:style-name="ce1" table:formula="of:=LOG([.F114])" office:value-type="float" office:value="5.1184499150161">
            <text:p>5,118449915</text:p>
          </table:table-cell>
          <table:table-cell table:formula="of:=[.G114]*[.H114]" office:value-type="float" office:value="2722818809689">
            <text:p>2722818809689</text:p>
          </table:table-cell>
          <table:table-cell table:formula="of:=LOG([.K114])" office:value-type="float" office:value="12.435018742122">
            <text:p>12,4350187421</text:p>
          </table:table-cell>
          <table:table-cell table:formula="of:=LOG([.I114])" office:value-type="float" office:value="2.92293181558421">
            <text:p>2,9229318156</text:p>
          </table:table-cell>
          <table:table-cell table:formula="of:=0.371+0.433*[.L114]-0.224*[.M114]" office:value-type="float" office:value="5.10062638864798">
            <text:p>5,1006263886</text:p>
          </table:table-cell>
          <table:table-cell table:formula="of:=[.J114]-[.N114]" office:value-type="float" office:value="0.0178235263681188">
            <text:p>0,0178235264</text:p>
          </table:table-cell>
        </table:table-row>
        <table:table-row table:style-name="ro1">
          <table:table-cell table:style-name="ce1" office:value-type="float" office:value="1568938318">
            <text:p>1568938318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3170206">
            <text:p>3170206</text:p>
          </table:table-cell>
          <table:table-cell table:style-name="ce1" office:value-type="string">
            <text:p>UBERLÂNDIA</text:p>
          </table:table-cell>
          <table:table-cell table:style-name="ce1" office:value-type="float" office:value="158507">
            <text:p>158507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604013">
            <text:p>604013</text:p>
          </table:table-cell>
          <table:table-cell table:style-name="ce1" office:value-type="float" office:value="442.1486">
            <text:p>442,1486</text:p>
          </table:table-cell>
          <table:table-cell table:style-name="ce1" table:formula="of:=LOG([.F115])" office:value-type="float" office:value="5.20004844632818">
            <text:p>5,2000484463</text:p>
          </table:table-cell>
          <table:table-cell table:formula="of:=[.G115]*[.H115]" office:value-type="float" office:value="3043695800599">
            <text:p>3043695800599</text:p>
          </table:table-cell>
          <table:table-cell table:formula="of:=LOG([.K115])" office:value-type="float" office:value="12.4834012451015">
            <text:p>12,4834012451</text:p>
          </table:table-cell>
          <table:table-cell table:formula="of:=LOG([.I115])" office:value-type="float" office:value="2.64556825422226">
            <text:p>2,6455682542</text:p>
          </table:table-cell>
          <table:table-cell table:formula="of:=0.371+0.433*[.L115]-0.224*[.M115]" office:value-type="float" office:value="5.18370545018317">
            <text:p>5,1837054502</text:p>
          </table:table-cell>
          <table:table-cell table:formula="of:=[.J115]-[.N115]" office:value-type="float" office:value="0.016342996145017">
            <text:p>0,0163429961</text:p>
          </table:table-cell>
        </table:table-row>
        <table:table-row table:style-name="ro1">
          <table:table-cell table:style-name="ce1" office:value-type="float" office:value="905151506">
            <text:p>905151506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1100304">
            <text:p>1100304</text:p>
          </table:table-cell>
          <table:table-cell table:style-name="ce1" office:value-type="string">
            <text:p>VILHENA</text:p>
          </table:table-cell>
          <table:table-cell table:style-name="ce1" office:value-type="float" office:value="28023">
            <text:p>28023</text:p>
          </table:table-cell>
          <table:table-cell table:style-name="ce1" office:value-type="float" office:value="803694">
            <text:p>803694</text:p>
          </table:table-cell>
          <table:table-cell table:style-name="ce1" office:value-type="float" office:value="76202">
            <text:p>76202</text:p>
          </table:table-cell>
          <table:table-cell table:style-name="ce1" office:value-type="float" office:value="518.8465">
            <text:p>518,8465</text:p>
          </table:table-cell>
          <table:table-cell table:style-name="ce1" table:formula="of:=LOG([.F116])" office:value-type="float" office:value="4.44751462679926">
            <text:p>4,4475146268</text:p>
          </table:table-cell>
          <table:table-cell table:formula="of:=[.G116]*[.H116]" office:value-type="float" office:value="61243090188">
            <text:p>61243090188</text:p>
          </table:table-cell>
          <table:table-cell table:formula="of:=LOG([.K116])" office:value-type="float" office:value="10.7870570960977">
            <text:p>10,7870570961</text:p>
          </table:table-cell>
          <table:table-cell table:formula="of:=LOG([.I116])" office:value-type="float" office:value="2.71503889144527">
            <text:p>2,7150388914</text:p>
          </table:table-cell>
          <table:table-cell table:formula="of:=0.371+0.433*[.L116]-0.224*[.M116]" office:value-type="float" office:value="4.43362701092656">
            <text:p>4,4336270109</text:p>
          </table:table-cell>
          <table:table-cell table:formula="of:=[.J116]-[.N116]" office:value-type="float" office:value="0.0138876158726982">
            <text:p>0,0138876159</text:p>
          </table:table-cell>
        </table:table-row>
        <table:table-row table:style-name="ro1">
          <table:table-cell table:style-name="ce1" office:value-type="float" office:value="1997372247">
            <text:p>1997372247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3205309">
            <text:p>3205309</text:p>
          </table:table-cell>
          <table:table-cell table:style-name="ce1" office:value-type="string">
            <text:p>VITÓRIA</text:p>
          </table:table-cell>
          <table:table-cell table:style-name="ce1" office:value-type="float" office:value="176509">
            <text:p>176509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1670679">
            <text:p>1670679</text:p>
          </table:table-cell>
          <table:table-cell table:style-name="ce1" office:value-type="float" office:value="903.6758">
            <text:p>903,6758</text:p>
          </table:table-cell>
          <table:table-cell table:style-name="ce1" table:formula="of:=LOG([.F117])" office:value-type="float" office:value="5.24676685448694">
            <text:p>5,2467668545</text:p>
          </table:table-cell>
          <table:table-cell table:formula="of:=[.G117]*[.H117]" office:value-type="float" office:value="5781613562523">
            <text:p>5781613562523</text:p>
          </table:table-cell>
          <table:table-cell table:formula="of:=LOG([.K117])" office:value-type="float" office:value="12.7620490604802">
            <text:p>12,7620490605</text:p>
          </table:table-cell>
          <table:table-cell table:formula="of:=LOG([.I117])" office:value-type="float" office:value="2.95601265224063">
            <text:p>2,9560126522</text:p>
          </table:table-cell>
          <table:table-cell table:formula="of:=0.371+0.433*[.L117]-0.224*[.M117]" office:value-type="float" office:value="5.23482040908602">
            <text:p>5,2348204091</text:p>
          </table:table-cell>
          <table:table-cell table:formula="of:=[.J117]-[.N117]" office:value-type="float" office:value="0.0119464454009197">
            <text:p>0,0119464454</text:p>
          </table:table-cell>
        </table:table-row>
        <table:table-row table:style-name="ro1">
          <table:table-cell table:style-name="ce1" office:value-type="float" office:value="2577758667">
            <text:p>2577758667</text:p>
          </table:table-cell>
          <table:table-cell table:style-name="ce1" office:value-type="float" office:value="5208707">
            <text:p>5208707</text:p>
          </table:table-cell>
          <table:table-cell table:style-name="ce1" office:value-type="string">
            <text:p>GOIÂNIA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106823">
            <text:p>106823</text:p>
          </table:table-cell>
          <table:table-cell table:style-name="ce1" office:value-type="float" office:value="2011735">
            <text:p>2011735</text:p>
          </table:table-cell>
          <table:table-cell table:style-name="ce1" office:value-type="float" office:value="803694">
            <text:p>803694</text:p>
          </table:table-cell>
          <table:table-cell table:style-name="ce1" office:value-type="float" office:value="709.8407">
            <text:p>709,8407</text:p>
          </table:table-cell>
          <table:table-cell table:style-name="ce1" table:formula="of:=LOG([.F118])" office:value-type="float" office:value="5.02866477046096">
            <text:p>5,0286647705</text:p>
          </table:table-cell>
          <table:table-cell table:formula="of:=[.G118]*[.H118]" office:value-type="float" office:value="1616819349090">
            <text:p>1616819349090</text:p>
          </table:table-cell>
          <table:table-cell table:formula="of:=LOG([.K118])" office:value-type="float" office:value="12.208661497905">
            <text:p>12,2086614979</text:p>
          </table:table-cell>
          <table:table-cell table:formula="of:=LOG([.I118])" office:value-type="float" office:value="2.85116089678484">
            <text:p>2,8511608968</text:p>
          </table:table-cell>
          <table:table-cell table:formula="of:=0.371+0.433*[.L118]-0.224*[.M118]" office:value-type="float" office:value="5.01869038771307">
            <text:p>5,0186903877</text:p>
          </table:table-cell>
          <table:table-cell table:formula="of:=[.J118]-[.N118]" office:value-type="float" office:value="0.00997438274789175">
            <text:p>0,0099743827</text:p>
          </table:table-cell>
        </table:table-row>
        <table:table-row table:style-name="ro1">
          <table:table-cell table:style-name="ce1" office:value-type="float" office:value="2093568707">
            <text:p>2093568707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3549805">
            <text:p>3549805</text:p>
          </table:table-cell>
          <table:table-cell table:style-name="ce1" office:value-type="string">
            <text:p>SÃO JOSÉ DO RIO PRETO</text:p>
          </table:table-cell>
          <table:table-cell table:style-name="ce1" office:value-type="float" office:value="54759">
            <text:p>54759</text:p>
          </table:table-cell>
          <table:table-cell table:style-name="ce1" office:value-type="float" office:value="803694">
            <text:p>803694</text:p>
          </table:table-cell>
          <table:table-cell table:style-name="ce1" office:value-type="float" office:value="502494">
            <text:p>502494</text:p>
          </table:table-cell>
          <table:table-cell table:style-name="ce1" office:value-type="float" office:value="873.247">
            <text:p>873,247</text:p>
          </table:table-cell>
          <table:table-cell table:style-name="ce1" table:formula="of:=LOG([.F119])" office:value-type="float" office:value="4.73845550851879">
            <text:p>4,7384555085</text:p>
          </table:table-cell>
          <table:table-cell table:formula="of:=[.G119]*[.H119]" office:value-type="float" office:value="403851412836">
            <text:p>403851412836</text:p>
          </table:table-cell>
          <table:table-cell table:formula="of:=LOG([.K119])" office:value-type="float" office:value="11.6062216065582">
            <text:p>11,6062216066</text:p>
          </table:table-cell>
          <table:table-cell table:formula="of:=LOG([.I119])" office:value-type="float" office:value="2.94113710231348">
            <text:p>2,9411371023</text:p>
          </table:table-cell>
          <table:table-cell table:formula="of:=0.371+0.433*[.L119]-0.224*[.M119]" office:value-type="float" office:value="4.73767924472148">
            <text:p>4,7376792447</text:p>
          </table:table-cell>
          <table:table-cell table:formula="of:=[.J119]-[.N119]" office:value-type="float" office:value="0.000776263797310328">
            <text:p>0,0007762638</text:p>
          </table:table-cell>
        </table:table-row>
        <table:table-row table:style-name="ro1">
          <table:table-cell table:style-name="ce1" office:value-type="float" office:value="1391027301">
            <text:p>1391027301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166232">
            <text:p>166232</text:p>
          </table:table-cell>
          <table:table-cell table:style-name="ce1" office:value-type="float" office:value="3327021">
            <text:p>3327021</text:p>
          </table:table-cell>
          <table:table-cell table:style-name="ce1" office:value-type="float" office:value="2603819">
            <text:p>2603819</text:p>
          </table:table-cell>
          <table:table-cell table:style-name="ce1" office:value-type="float" office:value="2241.1306">
            <text:p>2241,1306</text:p>
          </table:table-cell>
          <table:table-cell table:style-name="ce1" table:formula="of:=LOG([.F120])" office:value-type="float" office:value="5.220714630072">
            <text:p>5,2207146301</text:p>
          </table:table-cell>
          <table:table-cell table:formula="of:=[.G120]*[.H120]" office:value-type="float" office:value="8662960493199">
            <text:p>8662960493199</text:p>
          </table:table-cell>
          <table:table-cell table:formula="of:=LOG([.K120])" office:value-type="float" office:value="12.9376663338351">
            <text:p>12,9376663338</text:p>
          </table:table-cell>
          <table:table-cell table:formula="of:=LOG([.I120])" office:value-type="float" office:value="3.35046716541801">
            <text:p>3,3504671654</text:p>
          </table:table-cell>
          <table:table-cell table:formula="of:=0.371+0.433*[.L120]-0.224*[.M120]" office:value-type="float" office:value="5.22250487749698">
            <text:p>5,2225048775</text:p>
          </table:table-cell>
          <table:table-cell table:formula="of:=[.J120]-[.N120]" office:value-type="float" office:value="-0.00179024742497802">
            <text:p>-0,0017902474</text:p>
          </table:table-cell>
        </table:table-row>
        <table:table-row table:style-name="ro1">
          <table:table-cell table:style-name="ce1" office:value-type="float" office:value="1055175283">
            <text:p>1055175283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326367">
            <text:p>326367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2125135">
            <text:p>2125135</text:p>
          </table:table-cell>
          <table:table-cell table:style-name="ce1" office:value-type="float" office:value="2386.4759">
            <text:p>2386,4759</text:p>
          </table:table-cell>
          <table:table-cell table:style-name="ce1" table:formula="of:=LOG([.F121])" office:value-type="float" office:value="5.51370623941258">
            <text:p>5,5137062394</text:p>
          </table:table-cell>
          <table:table-cell table:formula="of:=[.G121]*[.H121]" office:value-type="float" office:value="42708432194215">
            <text:p>42708432194215</text:p>
          </table:table-cell>
          <table:table-cell table:formula="of:=LOG([.K121])" office:value-type="float" office:value="13.6305136289801">
            <text:p>13,630513629</text:p>
          </table:table-cell>
          <table:table-cell table:formula="of:=LOG([.I121])" office:value-type="float" office:value="3.37775705297008">
            <text:p>3,377757053</text:p>
          </table:table-cell>
          <table:table-cell table:formula="of:=0.371+0.433*[.L121]-0.224*[.M121]" office:value-type="float" office:value="5.5163948214831">
            <text:p>5,5163948215</text:p>
          </table:table-cell>
          <table:table-cell table:formula="of:=[.J121]-[.N121]" office:value-type="float" office:value="-0.00268858207051714">
            <text:p>-0,0026885821</text:p>
          </table:table-cell>
        </table:table-row>
        <table:table-row table:style-name="ro1">
          <table:table-cell table:style-name="ce1" office:value-type="float" office:value="2062567528">
            <text:p>2062567528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5002704">
            <text:p>5002704</text:p>
          </table:table-cell>
          <table:table-cell table:style-name="ce1" office:value-type="string">
            <text:p>CAMPO GRANDE</text:p>
          </table:table-cell>
          <table:table-cell table:style-name="ce1" office:value-type="float" office:value="112010">
            <text:p>112010</text:p>
          </table:table-cell>
          <table:table-cell table:style-name="ce1" office:value-type="float" office:value="2603819">
            <text:p>2603819</text:p>
          </table:table-cell>
          <table:table-cell table:style-name="ce1" office:value-type="float" office:value="786797">
            <text:p>786797</text:p>
          </table:table-cell>
          <table:table-cell table:style-name="ce1" office:value-type="float" office:value="788.7388">
            <text:p>788,7388</text:p>
          </table:table-cell>
          <table:table-cell table:style-name="ce1" table:formula="of:=LOG([.F122])" office:value-type="float" office:value="5.04925679723223">
            <text:p>5,0492567972</text:p>
          </table:table-cell>
          <table:table-cell table:formula="of:=[.G122]*[.H122]" office:value-type="float" office:value="2048676977743">
            <text:p>2048676977743</text:p>
          </table:table-cell>
          <table:table-cell table:formula="of:=LOG([.K122])" office:value-type="float" office:value="12.3114734870284">
            <text:p>12,311473487</text:p>
          </table:table-cell>
          <table:table-cell table:formula="of:=LOG([.I122])" office:value-type="float" office:value="2.89693320536442">
            <text:p>2,8969332054</text:p>
          </table:table-cell>
          <table:table-cell table:formula="of:=0.371+0.433*[.L122]-0.224*[.M122]" office:value-type="float" office:value="5.05295498188165">
            <text:p>5,0529549819</text:p>
          </table:table-cell>
          <table:table-cell table:formula="of:=[.J122]-[.N122]" office:value-type="float" office:value="-0.00369818464942639">
            <text:p>-0,0036981846</text:p>
          </table:table-cell>
        </table:table-row>
        <table:table-row table:style-name="ro1">
          <table:table-cell table:style-name="ce1" office:value-type="float" office:value="651501438">
            <text:p>651501438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303403">
            <text:p>1303403</text:p>
          </table:table-cell>
          <table:table-cell table:style-name="ce1" office:value-type="string">
            <text:p>PARINTINS</text:p>
          </table:table-cell>
          <table:table-cell table:style-name="ce1" office:value-type="float" office:value="46409">
            <text:p>46409</text:p>
          </table:table-cell>
          <table:table-cell table:style-name="ce1" office:value-type="float" office:value="1802014">
            <text:p>1802014</text:p>
          </table:table-cell>
          <table:table-cell table:style-name="ce1" office:value-type="float" office:value="102033">
            <text:p>102033</text:p>
          </table:table-cell>
          <table:table-cell table:style-name="ce1" office:value-type="float" office:value="374.0602">
            <text:p>374,0602</text:p>
          </table:table-cell>
          <table:table-cell table:style-name="ce1" table:formula="of:=LOG([.F123])" office:value-type="float" office:value="4.66660221054011">
            <text:p>4,6666022105</text:p>
          </table:table-cell>
          <table:table-cell table:formula="of:=[.G123]*[.H123]" office:value-type="float" office:value="183864894462">
            <text:p>183864894462</text:p>
          </table:table-cell>
          <table:table-cell table:formula="of:=LOG([.K123])" office:value-type="float" office:value="11.2644988168029">
            <text:p>11,2644988168</text:p>
          </table:table-cell>
          <table:table-cell table:formula="of:=LOG([.I123])" office:value-type="float" office:value="2.5729415017296">
            <text:p>2,5729415017</text:p>
          </table:table-cell>
          <table:table-cell table:formula="of:=0.371+0.433*[.L123]-0.224*[.M123]" office:value-type="float" office:value="4.67218909128823">
            <text:p>4,6721890913</text:p>
          </table:table-cell>
          <table:table-cell table:formula="of:=[.J123]-[.N123]" office:value-type="float" office:value="-0.00558688074812519">
            <text:p>-0,0055868807</text:p>
          </table:table-cell>
        </table:table-row>
        <table:table-row table:style-name="ro1">
          <table:table-cell table:style-name="ce1" office:value-type="float" office:value="1772925706">
            <text:p>1772925706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3541406">
            <text:p>3541406</text:p>
          </table:table-cell>
          <table:table-cell table:style-name="ce1" office:value-type="string">
            <text:p>PRESIDENTE PRUDENTE</text:p>
          </table:table-cell>
          <table:table-cell table:style-name="ce1" office:value-type="float" office:value="164814">
            <text:p>164814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207610">
            <text:p>207610</text:p>
          </table:table-cell>
          <table:table-cell table:style-name="ce1" office:value-type="float" office:value="486.3115">
            <text:p>486,3115</text:p>
          </table:table-cell>
          <table:table-cell table:style-name="ce1" table:formula="of:=LOG([.F124])" office:value-type="float" office:value="5.21699409974279">
            <text:p>5,2169940997</text:p>
          </table:table-cell>
          <table:table-cell table:formula="of:=[.G124]*[.H124]" office:value-type="float" office:value="4172298516490">
            <text:p>4172298516490</text:p>
          </table:table-cell>
          <table:table-cell table:formula="of:=LOG([.K124])" office:value-type="float" office:value="12.6203753734425">
            <text:p>12,6203753734</text:p>
          </table:table-cell>
          <table:table-cell table:formula="of:=LOG([.I124])" office:value-type="float" office:value="2.68691453962265">
            <text:p>2,6869145396</text:p>
          </table:table-cell>
          <table:table-cell table:formula="of:=0.371+0.433*[.L124]-0.224*[.M124]" office:value-type="float" office:value="5.23375367982513">
            <text:p>5,2337536798</text:p>
          </table:table-cell>
          <table:table-cell table:formula="of:=[.J124]-[.N124]" office:value-type="float" office:value="-0.0167595800823399">
            <text:p>-0,0167595801</text:p>
          </table:table-cell>
        </table:table-row>
        <table:table-row table:style-name="ro1">
          <table:table-cell table:style-name="ce1" office:value-type="float" office:value="1032357639">
            <text:p>1032357639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248352">
            <text:p>248352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2125135">
            <text:p>2125135</text:p>
          </table:table-cell>
          <table:table-cell table:style-name="ce1" office:value-type="float" office:value="2376.8624">
            <text:p>2376,8624</text:p>
          </table:table-cell>
          <table:table-cell table:style-name="ce1" table:formula="of:=LOG([.F125])" office:value-type="float" office:value="5.39506766175611">
            <text:p>5,3950676618</text:p>
          </table:table-cell>
          <table:table-cell table:formula="of:=[.G125]*[.H125]" office:value-type="float" office:value="25435683436355">
            <text:p>25435683436355</text:p>
          </table:table-cell>
          <table:table-cell table:formula="of:=LOG([.K125])" office:value-type="float" office:value="13.4054434112676">
            <text:p>13,4054434113</text:p>
          </table:table-cell>
          <table:table-cell table:formula="of:=LOG([.I125])" office:value-type="float" office:value="3.37600404052059">
            <text:p>3,3760040405</text:p>
          </table:table-cell>
          <table:table-cell table:formula="of:=0.371+0.433*[.L125]-0.224*[.M125]" office:value-type="float" office:value="5.41933209200224">
            <text:p>5,419332092</text:p>
          </table:table-cell>
          <table:table-cell table:formula="of:=[.J125]-[.N125]" office:value-type="float" office:value="-0.0242644302461263">
            <text:p>-0,0242644302</text:p>
          </table:table-cell>
        </table:table-row>
        <table:table-row table:style-name="ro1">
          <table:table-cell table:style-name="ce1" office:value-type="float" office:value="2090644455">
            <text:p>2090644455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3541406">
            <text:p>3541406</text:p>
          </table:table-cell>
          <table:table-cell table:style-name="ce1" office:value-type="string">
            <text:p>PRESIDENTE PRUDENTE</text:p>
          </table:table-cell>
          <table:table-cell table:style-name="ce1" office:value-type="float" office:value="35410">
            <text:p>35410</text:p>
          </table:table-cell>
          <table:table-cell table:style-name="ce1" office:value-type="float" office:value="803694">
            <text:p>803694</text:p>
          </table:table-cell>
          <table:table-cell table:style-name="ce1" office:value-type="float" office:value="207610">
            <text:p>207610</text:p>
          </table:table-cell>
          <table:table-cell table:style-name="ce1" office:value-type="float" office:value="834.9978">
            <text:p>834,9978</text:p>
          </table:table-cell>
          <table:table-cell table:style-name="ce1" table:formula="of:=LOG([.F126])" office:value-type="float" office:value="4.54912592675811">
            <text:p>4,5491259268</text:p>
          </table:table-cell>
          <table:table-cell table:formula="of:=[.G126]*[.H126]" office:value-type="float" office:value="166854911340">
            <text:p>166854911340</text:p>
          </table:table-cell>
          <table:table-cell table:formula="of:=LOG([.K126])" office:value-type="float" office:value="11.2223389945477">
            <text:p>11,2223389945</text:p>
          </table:table-cell>
          <table:table-cell table:formula="of:=LOG([.I126])" office:value-type="float" office:value="2.92168533123316">
            <text:p>2,9216853312</text:p>
          </table:table-cell>
          <table:table-cell table:formula="of:=0.371+0.433*[.L126]-0.224*[.M126]" office:value-type="float" office:value="4.57581527044293">
            <text:p>4,5758152704</text:p>
          </table:table-cell>
          <table:table-cell table:formula="of:=[.J126]-[.N126]" office:value-type="float" office:value="-0.0266893436848203">
            <text:p>-0,0266893437</text:p>
          </table:table-cell>
        </table:table-row>
        <table:table-row table:style-name="ro1">
          <table:table-cell table:style-name="ce1" office:value-type="float" office:value="574060565">
            <text:p>574060565</text:p>
          </table:table-cell>
          <table:table-cell table:style-name="ce1" office:value-type="float" office:value="1100205">
            <text:p>1100205</text:p>
          </table:table-cell>
          <table:table-cell table:style-name="ce1" office:value-type="string">
            <text:p>PORTO VELHO</text:p>
          </table:table-cell>
          <table:table-cell table:style-name="ce1" office:value-type="float" office:value="1200401">
            <text:p>1200401</text:p>
          </table:table-cell>
          <table:table-cell table:style-name="ce1" office:value-type="string">
            <text:p>RIO BRANCO</text:p>
          </table:table-cell>
          <table:table-cell table:style-name="ce1" office:value-type="float" office:value="37953">
            <text:p>37953</text:p>
          </table:table-cell>
          <table:table-cell table:style-name="ce1" office:value-type="float" office:value="428527">
            <text:p>428527</text:p>
          </table:table-cell>
          <table:table-cell table:style-name="ce1" office:value-type="float" office:value="336038">
            <text:p>336038</text:p>
          </table:table-cell>
          <table:table-cell table:style-name="ce1" office:value-type="float" office:value="439.9808">
            <text:p>439,9808</text:p>
          </table:table-cell>
          <table:table-cell table:style-name="ce1" table:formula="of:=LOG([.F127])" office:value-type="float" office:value="4.57924611045419">
            <text:p>4,5792461105</text:p>
          </table:table-cell>
          <table:table-cell table:formula="of:=[.G127]*[.H127]" office:value-type="float" office:value="144001356026">
            <text:p>144001356026</text:p>
          </table:table-cell>
          <table:table-cell table:formula="of:=LOG([.K127])" office:value-type="float" office:value="11.1583665817608">
            <text:p>11,1583665818</text:p>
          </table:table-cell>
          <table:table-cell table:formula="of:=LOG([.I127])" office:value-type="float" office:value="2.64343372504076">
            <text:p>2,643433725</text:p>
          </table:table-cell>
          <table:table-cell table:formula="of:=0.371+0.433*[.L127]-0.224*[.M127]" office:value-type="float" office:value="4.61044357549329">
            <text:p>4,6104435755</text:p>
          </table:table-cell>
          <table:table-cell table:formula="of:=[.J127]-[.N127]" office:value-type="float" office:value="-0.0311974650390994">
            <text:p>-0,031197465</text:p>
          </table:table-cell>
        </table:table-row>
        <table:table-row table:style-name="ro1">
          <table:table-cell table:style-name="ce1" office:value-type="float" office:value="1152925542">
            <text:p>1152925542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2307304">
            <text:p>2307304</text:p>
          </table:table-cell>
          <table:table-cell table:style-name="ce1" office:value-type="string">
            <text:p>JUAZEIRO DO NORTE</text:p>
          </table:table-cell>
          <table:table-cell table:style-name="ce1" office:value-type="float" office:value="103353">
            <text:p>103353</text:p>
          </table:table-cell>
          <table:table-cell table:style-name="ce1" office:value-type="float" office:value="3327021">
            <text:p>3327021</text:p>
          </table:table-cell>
          <table:table-cell table:style-name="ce1" office:value-type="float" office:value="426690">
            <text:p>426690</text:p>
          </table:table-cell>
          <table:table-cell table:style-name="ce1" office:value-type="float" office:value="395.0088">
            <text:p>395,0088</text:p>
          </table:table-cell>
          <table:table-cell table:style-name="ce1" table:formula="of:=LOG([.F128])" office:value-type="float" office:value="5.01432308729651">
            <text:p>5,0143230873</text:p>
          </table:table-cell>
          <table:table-cell table:formula="of:=[.G128]*[.H128]" office:value-type="float" office:value="1419606590490">
            <text:p>1419606590490</text:p>
          </table:table-cell>
          <table:table-cell table:formula="of:=LOG([.K128])" office:value-type="float" office:value="12.1521680068821">
            <text:p>12,1521680069</text:p>
          </table:table-cell>
          <table:table-cell table:formula="of:=LOG([.I128])" office:value-type="float" office:value="2.59660677094005">
            <text:p>2,5966067709</text:p>
          </table:table-cell>
          <table:table-cell table:formula="of:=0.371+0.433*[.L128]-0.224*[.M128]" office:value-type="float" office:value="5.05124883028937">
            <text:p>5,0512488303</text:p>
          </table:table-cell>
          <table:table-cell table:formula="of:=[.J128]-[.N128]" office:value-type="float" office:value="-0.0369257429928647">
            <text:p>-0,036925743</text:p>
          </table:table-cell>
        </table:table-row>
        <table:table-row table:style-name="ro1">
          <table:table-cell table:style-name="ce1" office:value-type="float" office:value="1675257627">
            <text:p>1675257627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3205309">
            <text:p>3205309</text:p>
          </table:table-cell>
          <table:table-cell table:style-name="ce1" office:value-type="string">
            <text:p>VITÓRIA</text:p>
          </table:table-cell>
          <table:table-cell table:style-name="ce1" office:value-type="float" office:value="146872">
            <text:p>146872</text:p>
          </table:table-cell>
          <table:table-cell table:style-name="ce1" office:value-type="float" office:value="2603819">
            <text:p>2603819</text:p>
          </table:table-cell>
          <table:table-cell table:style-name="ce1" office:value-type="float" office:value="1670679">
            <text:p>1670679</text:p>
          </table:table-cell>
          <table:table-cell table:style-name="ce1" office:value-type="float" office:value="714.4689">
            <text:p>714,4689</text:p>
          </table:table-cell>
          <table:table-cell table:style-name="ce1" table:formula="of:=LOG([.F129])" office:value-type="float" office:value="5.16693900882942">
            <text:p>5,1669390088</text:p>
          </table:table-cell>
          <table:table-cell table:formula="of:=[.G129]*[.H129]" office:value-type="float" office:value="4350145723101">
            <text:p>4350145723101</text:p>
          </table:table-cell>
          <table:table-cell table:formula="of:=LOG([.K129])" office:value-type="float" office:value="12.6385038053865">
            <text:p>12,6385038054</text:p>
          </table:table-cell>
          <table:table-cell table:formula="of:=LOG([.I129])" office:value-type="float" office:value="2.85398332920488">
            <text:p>2,8539833292</text:p>
          </table:table-cell>
          <table:table-cell table:formula="of:=0.371+0.433*[.L129]-0.224*[.M129]" office:value-type="float" office:value="5.20417988199046">
            <text:p>5,204179882</text:p>
          </table:table-cell>
          <table:table-cell table:formula="of:=[.J129]-[.N129]" office:value-type="float" office:value="-0.0372408731610481">
            <text:p>-0,0372408732</text:p>
          </table:table-cell>
        </table:table-row>
        <table:table-row table:style-name="ro1">
          <table:table-cell table:style-name="ce1" office:value-type="float" office:value="1600299553">
            <text:p>1600299553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913606">
            <text:p>2913606</text:p>
          </table:table-cell>
          <table:table-cell table:style-name="ce1" office:value-type="string">
            <text:p>ILHÉUS</text:p>
          </table:table-cell>
          <table:table-cell table:style-name="ce1" office:value-type="float" office:value="167449">
            <text:p>167449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388903">
            <text:p>388903</text:p>
          </table:table-cell>
          <table:table-cell table:style-name="ce1" office:value-type="float" office:value="1195.5841">
            <text:p>1195,5841</text:p>
          </table:table-cell>
          <table:table-cell table:style-name="ce1" table:formula="of:=LOG([.F130])" office:value-type="float" office:value="5.22388255829106">
            <text:p>5,2238825583</text:p>
          </table:table-cell>
          <table:table-cell table:formula="of:=[.G130]*[.H130]" office:value-type="float" office:value="7815709310527">
            <text:p>7815709310527</text:p>
          </table:table-cell>
          <table:table-cell table:formula="of:=LOG([.K130])" office:value-type="float" office:value="12.8929683983077">
            <text:p>12,8929683983</text:p>
          </table:table-cell>
          <table:table-cell table:formula="of:=LOG([.I130])" office:value-type="float" office:value="3.07758013074983">
            <text:p>3,0775801307</text:p>
          </table:table-cell>
          <table:table-cell table:formula="of:=0.371+0.433*[.L130]-0.224*[.M130]" office:value-type="float" office:value="5.26427736717928">
            <text:p>5,2642773672</text:p>
          </table:table-cell>
          <table:table-cell table:formula="of:=[.J130]-[.N130]" office:value-type="float" office:value="-0.0403948088882222">
            <text:p>-0,0403948089</text:p>
          </table:table-cell>
        </table:table-row>
        <table:table-row table:style-name="ro1">
          <table:table-cell table:style-name="ce1" office:value-type="float" office:value="1925869170">
            <text:p>1925869170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4209102">
            <text:p>4209102</text:p>
          </table:table-cell>
          <table:table-cell table:style-name="ce1" office:value-type="string">
            <text:p>JOINVILLE</text:p>
          </table:table-cell>
          <table:table-cell table:style-name="ce1" office:value-type="float" office:value="279528">
            <text:p>279528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748470">
            <text:p>748470</text:p>
          </table:table-cell>
          <table:table-cell table:style-name="ce1" office:value-type="float" office:value="358.7759">
            <text:p>358,7759</text:p>
          </table:table-cell>
          <table:table-cell table:style-name="ce1" table:formula="of:=LOG([.F131])" office:value-type="float" office:value="5.44642531718285">
            <text:p>5,4464253172</text:p>
          </table:table-cell>
          <table:table-cell table:formula="of:=[.G131]*[.H131]" office:value-type="float" office:value="15041858632230">
            <text:p>15041858632230</text:p>
          </table:table-cell>
          <table:table-cell table:formula="of:=LOG([.K131])" office:value-type="float" office:value="13.177301502735">
            <text:p>13,1773015027</text:p>
          </table:table-cell>
          <table:table-cell table:formula="of:=LOG([.I131])" office:value-type="float" office:value="2.55482326255339">
            <text:p>2,5548232626</text:p>
          </table:table-cell>
          <table:table-cell table:formula="of:=0.371+0.433*[.L131]-0.224*[.M131]" office:value-type="float" office:value="5.50449113987228">
            <text:p>5,5044911399</text:p>
          </table:table-cell>
          <table:table-cell table:formula="of:=[.J131]-[.N131]" office:value-type="float" office:value="-0.0580658226894304">
            <text:p>-0,0580658227</text:p>
          </table:table-cell>
        </table:table-row>
        <table:table-row table:style-name="ro1">
          <table:table-cell table:style-name="ce1" office:value-type="float" office:value="877434685">
            <text:p>877434685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2111300">
            <text:p>2111300</text:p>
          </table:table-cell>
          <table:table-cell table:style-name="ce1" office:value-type="string">
            <text:p>SÃO LUÍS</text:p>
          </table:table-cell>
          <table:table-cell table:style-name="ce1" office:value-type="float" office:value="124915">
            <text:p>124915</text:p>
          </table:table-cell>
          <table:table-cell table:style-name="ce1" office:value-type="float" office:value="2125135">
            <text:p>2125135</text:p>
          </table:table-cell>
          <table:table-cell table:style-name="ce1" office:value-type="float" office:value="1309330">
            <text:p>1309330</text:p>
          </table:table-cell>
          <table:table-cell table:style-name="ce1" office:value-type="float" office:value="490.9799">
            <text:p>490,9799</text:p>
          </table:table-cell>
          <table:table-cell table:style-name="ce1" table:formula="of:=LOG([.F132])" office:value-type="float" office:value="5.09661459230594">
            <text:p>5,0966145923</text:p>
          </table:table-cell>
          <table:table-cell table:formula="of:=[.G132]*[.H132]" office:value-type="float" office:value="2782503009550">
            <text:p>2782503009550</text:p>
          </table:table-cell>
          <table:table-cell table:formula="of:=LOG([.K132])" office:value-type="float" office:value="12.4444356427391">
            <text:p>12,4444356427</text:p>
          </table:table-cell>
          <table:table-cell table:formula="of:=LOG([.I132])" office:value-type="float" office:value="2.69106371310511">
            <text:p>2,6910637131</text:p>
          </table:table-cell>
          <table:table-cell table:formula="of:=0.371+0.433*[.L132]-0.224*[.M132]" office:value-type="float" office:value="5.15664236157048">
            <text:p>5,1566423616</text:p>
          </table:table-cell>
          <table:table-cell table:formula="of:=[.J132]-[.N132]" office:value-type="float" office:value="-0.0600277692645452">
            <text:p>-0,0600277693</text:p>
          </table:table-cell>
        </table:table-row>
        <table:table-row table:style-name="ro1">
          <table:table-cell table:style-name="ce1" office:value-type="float" office:value="1702191759">
            <text:p>1702191759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507507">
            <text:p>2507507</text:p>
          </table:table-cell>
          <table:table-cell table:style-name="ce1" office:value-type="string">
            <text:p>JOÃO PESSOA</text:p>
          </table:table-cell>
          <table:table-cell table:style-name="ce1" office:value-type="float" office:value="104538">
            <text:p>104538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1017742">
            <text:p>1017742</text:p>
          </table:table-cell>
          <table:table-cell table:style-name="ce1" office:value-type="float" office:value="1667.5722">
            <text:p>1667,5722</text:p>
          </table:table-cell>
          <table:table-cell table:style-name="ce1" table:formula="of:=LOG([.F133])" office:value-type="float" office:value="5.01927418700649">
            <text:p>5,019274187</text:p>
          </table:table-cell>
          <table:table-cell table:formula="of:=[.G133]*[.H133]" office:value-type="float" office:value="3522035621654">
            <text:p>3522035621654</text:p>
          </table:table-cell>
          <table:table-cell table:formula="of:=LOG([.K133])" office:value-type="float" office:value="12.5467937440814">
            <text:p>12,5467937441</text:p>
          </table:table-cell>
          <table:table-cell table:formula="of:=LOG([.I133])" office:value-type="float" office:value="3.22208464641634">
            <text:p>3,2220846464</text:p>
          </table:table-cell>
          <table:table-cell table:formula="of:=0.371+0.433*[.L133]-0.224*[.M133]" office:value-type="float" office:value="5.08201473039">
            <text:p>5,0820147304</text:p>
          </table:table-cell>
          <table:table-cell table:formula="of:=[.J133]-[.N133]" office:value-type="float" office:value="-0.0627405433835087">
            <text:p>-0,0627405434</text:p>
          </table:table-cell>
        </table:table-row>
        <table:table-row table:style-name="ro1">
          <table:table-cell table:style-name="ce1" office:value-type="float" office:value="1107529976">
            <text:p>1107529976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400100">
            <text:p>1400100</text:p>
          </table:table-cell>
          <table:table-cell table:style-name="ce1" office:value-type="string">
            <text:p>BOA VISTA</text:p>
          </table:table-cell>
          <table:table-cell table:style-name="ce1" office:value-type="float" office:value="54884">
            <text:p>54884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284313">
            <text:p>284313</text:p>
          </table:table-cell>
          <table:table-cell table:style-name="ce1" office:value-type="float" office:value="2481.1126">
            <text:p>2481,1126</text:p>
          </table:table-cell>
          <table:table-cell table:style-name="ce1" table:formula="of:=LOG([.F134])" office:value-type="float" office:value="4.73944575566193">
            <text:p>4,7394457557</text:p>
          </table:table-cell>
          <table:table-cell table:formula="of:=[.G134]*[.H134]" office:value-type="float" office:value="983904087381">
            <text:p>983904087381</text:p>
          </table:table-cell>
          <table:table-cell table:formula="of:=LOG([.K134])" office:value-type="float" office:value="11.9929527647409">
            <text:p>11,9929527647</text:p>
          </table:table-cell>
          <table:table-cell table:formula="of:=LOG([.I134])" office:value-type="float" office:value="3.39464647424762">
            <text:p>3,3946464742</text:p>
          </table:table-cell>
          <table:table-cell table:formula="of:=0.371+0.433*[.L134]-0.224*[.M134]" office:value-type="float" office:value="4.80354773690135">
            <text:p>4,8035477369</text:p>
          </table:table-cell>
          <table:table-cell table:formula="of:=[.J134]-[.N134]" office:value-type="float" office:value="-0.0641019812394177">
            <text:p>-0,0641019812</text:p>
          </table:table-cell>
        </table:table-row>
        <table:table-row table:style-name="ro1">
          <table:table-cell table:style-name="ce1" office:value-type="float" office:value="1562320433">
            <text:p>1562320433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3143302">
            <text:p>3143302</text:p>
          </table:table-cell>
          <table:table-cell table:style-name="ce1" office:value-type="string">
            <text:p>MONTES CLAROS</text:p>
          </table:table-cell>
          <table:table-cell table:style-name="ce1" office:value-type="float" office:value="112434">
            <text:p>112434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361915">
            <text:p>361915</text:p>
          </table:table-cell>
          <table:table-cell table:style-name="ce1" office:value-type="float" office:value="325.2958">
            <text:p>325,2958</text:p>
          </table:table-cell>
          <table:table-cell table:style-name="ce1" table:formula="of:=LOG([.F135])" office:value-type="float" office:value="5.05089766158483">
            <text:p>5,0508976616</text:p>
          </table:table-cell>
          <table:table-cell table:formula="of:=[.G135]*[.H135]" office:value-type="float" office:value="1823734200545">
            <text:p>1823734200545</text:p>
          </table:table-cell>
          <table:table-cell table:formula="of:=LOG([.K135])" office:value-type="float" office:value="12.2609615425186">
            <text:p>12,2609615425</text:p>
          </table:table-cell>
          <table:table-cell table:formula="of:=LOG([.I135])" office:value-type="float" office:value="2.51227845600058">
            <text:p>2,512278456</text:p>
          </table:table-cell>
          <table:table-cell table:formula="of:=0.371+0.433*[.L135]-0.224*[.M135]" office:value-type="float" office:value="5.11724597376642">
            <text:p>5,1172459738</text:p>
          </table:table-cell>
          <table:table-cell table:formula="of:=[.J135]-[.N135]" office:value-type="float" office:value="-0.0663483121815878">
            <text:p>-0,0663483122</text:p>
          </table:table-cell>
        </table:table-row>
        <table:table-row table:style-name="ro1">
          <table:table-cell table:style-name="ce1" office:value-type="float" office:value="1595441777">
            <text:p>1595441777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2925303">
            <text:p>2925303</text:p>
          </table:table-cell>
          <table:table-cell table:style-name="ce1" office:value-type="string">
            <text:p>PORTO SEGURO</text:p>
          </table:table-cell>
          <table:table-cell table:style-name="ce1" office:value-type="float" office:value="40765">
            <text:p>40765</text:p>
          </table:table-cell>
          <table:table-cell table:style-name="ce1" office:value-type="float" office:value="2603819">
            <text:p>2603819</text:p>
          </table:table-cell>
          <table:table-cell table:style-name="ce1" office:value-type="float" office:value="126929">
            <text:p>126929</text:p>
          </table:table-cell>
          <table:table-cell table:style-name="ce1" office:value-type="float" office:value="1047.8255">
            <text:p>1047,8255</text:p>
          </table:table-cell>
          <table:table-cell table:style-name="ce1" table:formula="of:=LOG([.F136])" office:value-type="float" office:value="4.61028744666005">
            <text:p>4,6102874467</text:p>
          </table:table-cell>
          <table:table-cell table:formula="of:=[.G136]*[.H136]" office:value-type="float" office:value="330500141851">
            <text:p>330500141851</text:p>
          </table:table-cell>
          <table:table-cell table:formula="of:=LOG([.K136])" office:value-type="float" office:value="11.5191716502213">
            <text:p>11,5191716502</text:p>
          </table:table-cell>
          <table:table-cell table:formula="of:=LOG([.I136])" office:value-type="float" office:value="3.02028896328021">
            <text:p>3,0202889633</text:p>
          </table:table-cell>
          <table:table-cell table:formula="of:=0.371+0.433*[.L136]-0.224*[.M136]" office:value-type="float" office:value="4.68225659677107">
            <text:p>4,6822565968</text:p>
          </table:table-cell>
          <table:table-cell table:formula="of:=[.J136]-[.N136]" office:value-type="float" office:value="-0.0719691501110198">
            <text:p>-0,0719691501</text:p>
          </table:table-cell>
        </table:table-row>
        <table:table-row table:style-name="ro1">
          <table:table-cell table:style-name="ce1" office:value-type="float" office:value="1288237705">
            <text:p>1288237705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2111300">
            <text:p>2111300</text:p>
          </table:table-cell>
          <table:table-cell table:style-name="ce1" office:value-type="string">
            <text:p>SÃO LUÍS</text:p>
          </table:table-cell>
          <table:table-cell table:style-name="ce1" office:value-type="float" office:value="179125">
            <text:p>179125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1309330">
            <text:p>1309330</text:p>
          </table:table-cell>
          <table:table-cell table:style-name="ce1" office:value-type="float" office:value="2192.7376">
            <text:p>2192,7376</text:p>
          </table:table-cell>
          <table:table-cell table:style-name="ce1" table:formula="of:=LOG([.F137])" office:value-type="float" office:value="5.2531562034054">
            <text:p>5,2531562034</text:p>
          </table:table-cell>
          <table:table-cell table:formula="of:=[.G137]*[.H137]" office:value-type="float" office:value="15671335418090">
            <text:p>15671335418090</text:p>
          </table:table-cell>
          <table:table-cell table:formula="of:=LOG([.K137])" office:value-type="float" office:value="13.1951060060408">
            <text:p>13,195106006</text:p>
          </table:table-cell>
          <table:table-cell table:formula="of:=LOG([.I137])" office:value-type="float" office:value="3.34098666373845">
            <text:p>3,3409866637</text:p>
          </table:table-cell>
          <table:table-cell table:formula="of:=0.371+0.433*[.L137]-0.224*[.M137]" office:value-type="float" office:value="5.33609988793824">
            <text:p>5,3360998879</text:p>
          </table:table-cell>
          <table:table-cell table:formula="of:=[.J137]-[.N137]" office:value-type="float" office:value="-0.082943684532844">
            <text:p>-0,0829436845</text:p>
          </table:table-cell>
        </table:table-row>
        <table:table-row table:style-name="ro1">
          <table:table-cell table:style-name="ce1" office:value-type="float" office:value="1515803773">
            <text:p>1515803773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2800308">
            <text:p>2800308</text:p>
          </table:table-cell>
          <table:table-cell table:style-name="ce1" office:value-type="string">
            <text:p>ARACAJU</text:p>
          </table:table-cell>
          <table:table-cell table:style-name="ce1" office:value-type="float" office:value="164179">
            <text:p>164179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879061">
            <text:p>879061</text:p>
          </table:table-cell>
          <table:table-cell table:style-name="ce1" office:value-type="float" office:value="1415.4717">
            <text:p>1415,4717</text:p>
          </table:table-cell>
          <table:table-cell table:style-name="ce1" table:formula="of:=LOG([.F138])" office:value-type="float" office:value="5.21531760608809">
            <text:p>5,2153176061</text:p>
          </table:table-cell>
          <table:table-cell table:formula="of:=[.G138]*[.H138]" office:value-type="float" office:value="10521457374353">
            <text:p>10521457374353</text:p>
          </table:table-cell>
          <table:table-cell table:formula="of:=LOG([.K138])" office:value-type="float" office:value="13.0220759000651">
            <text:p>13,0220759001</text:p>
          </table:table-cell>
          <table:table-cell table:formula="of:=LOG([.I138])" office:value-type="float" office:value="3.15090119079282">
            <text:p>3,1509011908</text:p>
          </table:table-cell>
          <table:table-cell table:formula="of:=0.371+0.433*[.L138]-0.224*[.M138]" office:value-type="float" office:value="5.3037569979906">
            <text:p>5,303756998</text:p>
          </table:table-cell>
          <table:table-cell table:formula="of:=[.J138]-[.N138]" office:value-type="float" office:value="-0.0884393919025079">
            <text:p>-0,0884393919</text:p>
          </table:table-cell>
        </table:table-row>
        <table:table-row table:style-name="ro1">
          <table:table-cell table:style-name="ce1" office:value-type="float" office:value="2344860986">
            <text:p>2344860986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4205407">
            <text:p>4205407</text:p>
          </table:table-cell>
          <table:table-cell table:style-name="ce1" office:value-type="string">
            <text:p>FLORIANÓPOLIS</text:p>
          </table:table-cell>
          <table:table-cell table:style-name="ce1" office:value-type="float" office:value="96751">
            <text:p>96751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866098">
            <text:p>866098</text:p>
          </table:table-cell>
          <table:table-cell table:style-name="ce1" office:value-type="float" office:value="1245.6794">
            <text:p>1245,6794</text:p>
          </table:table-cell>
          <table:table-cell table:style-name="ce1" table:formula="of:=LOG([.F139])" office:value-type="float" office:value="4.98565546249961">
            <text:p>4,9856554625</text:p>
          </table:table-cell>
          <table:table-cell table:formula="of:=[.G139]*[.H139]" office:value-type="float" office:value="2997250784426">
            <text:p>2997250784426</text:p>
          </table:table-cell>
          <table:table-cell table:formula="of:=LOG([.K139])" office:value-type="float" office:value="12.4767230825305">
            <text:p>12,4767230825</text:p>
          </table:table-cell>
          <table:table-cell table:formula="of:=LOG([.I139])" office:value-type="float" office:value="3.09540628251034">
            <text:p>3,0954062825</text:p>
          </table:table-cell>
          <table:table-cell table:formula="of:=0.371+0.433*[.L139]-0.224*[.M139]" office:value-type="float" office:value="5.08005008745338">
            <text:p>5,0800500875</text:p>
          </table:table-cell>
          <table:table-cell table:formula="of:=[.J139]-[.N139]" office:value-type="float" office:value="-0.0943946249537726">
            <text:p>-0,094394625</text:p>
          </table:table-cell>
        </table:table-row>
        <table:table-row table:style-name="ro1">
          <table:table-cell table:style-name="ce1" office:value-type="float" office:value="1894146503">
            <text:p>1894146503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4115200">
            <text:p>4115200</text:p>
          </table:table-cell>
          <table:table-cell table:style-name="ce1" office:value-type="string">
            <text:p>MARINGÁ</text:p>
          </table:table-cell>
          <table:table-cell table:style-name="ce1" office:value-type="float" office:value="84291">
            <text:p>84291</text:p>
          </table:table-cell>
          <table:table-cell table:style-name="ce1" office:value-type="float" office:value="2603819">
            <text:p>2603819</text:p>
          </table:table-cell>
          <table:table-cell table:style-name="ce1" office:value-type="float" office:value="546408">
            <text:p>546408</text:p>
          </table:table-cell>
          <table:table-cell table:style-name="ce1" office:value-type="float" office:value="476.9057">
            <text:p>476,9057</text:p>
          </table:table-cell>
          <table:table-cell table:style-name="ce1" table:formula="of:=LOG([.F140])" office:value-type="float" office:value="4.92578120619059">
            <text:p>4,9257812062</text:p>
          </table:table-cell>
          <table:table-cell table:formula="of:=[.G140]*[.H140]" office:value-type="float" office:value="1422747532152">
            <text:p>1422747532152</text:p>
          </table:table-cell>
          <table:table-cell table:formula="of:=LOG([.K140])" office:value-type="float" office:value="12.153127840969">
            <text:p>12,153127841</text:p>
          </table:table-cell>
          <table:table-cell table:formula="of:=LOG([.I140])" office:value-type="float" office:value="2.67843251317355">
            <text:p>2,6784325132</text:p>
          </table:table-cell>
          <table:table-cell table:formula="of:=0.371+0.433*[.L140]-0.224*[.M140]" office:value-type="float" office:value="5.03333547218872">
            <text:p>5,0333354722</text:p>
          </table:table-cell>
          <table:table-cell table:formula="of:=[.J140]-[.N140]" office:value-type="float" office:value="-0.107554265998123">
            <text:p>-0,107554266</text:p>
          </table:table-cell>
        </table:table-row>
        <table:table-row table:style-name="ro1">
          <table:table-cell table:style-name="ce1" office:value-type="float" office:value="1428152134">
            <text:p>1428152134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2408102">
            <text:p>2408102</text:p>
          </table:table-cell>
          <table:table-cell table:style-name="ce1" office:value-type="string">
            <text:p>NATAL</text:p>
          </table:table-cell>
          <table:table-cell table:style-name="ce1" office:value-type="float" office:value="84834">
            <text:p>84834</text:p>
          </table:table-cell>
          <table:table-cell table:style-name="ce1" office:value-type="float" office:value="2603819">
            <text:p>2603819</text:p>
          </table:table-cell>
          <table:table-cell table:style-name="ce1" office:value-type="float" office:value="1251459">
            <text:p>1251459</text:p>
          </table:table-cell>
          <table:table-cell table:style-name="ce1" office:value-type="float" office:value="2201.2456">
            <text:p>2201,2456</text:p>
          </table:table-cell>
          <table:table-cell table:style-name="ce1" table:formula="of:=LOG([.F141])" office:value-type="float" office:value="4.92856994486294">
            <text:p>4,9285699449</text:p>
          </table:table-cell>
          <table:table-cell table:formula="of:=[.G141]*[.H141]" office:value-type="float" office:value="3258572721921">
            <text:p>3258572721921</text:p>
          </table:table-cell>
          <table:table-cell table:formula="of:=LOG([.K141])" office:value-type="float" office:value="12.5130274176368">
            <text:p>12,5130274176</text:p>
          </table:table-cell>
          <table:table-cell table:formula="of:=LOG([.I141])" office:value-type="float" office:value="3.34266850087874">
            <text:p>3,3426685009</text:p>
          </table:table-cell>
          <table:table-cell table:formula="of:=0.371+0.433*[.L141]-0.224*[.M141]" office:value-type="float" office:value="5.04038312763992">
            <text:p>5,0403831276</text:p>
          </table:table-cell>
          <table:table-cell table:formula="of:=[.J141]-[.N141]" office:value-type="float" office:value="-0.111813182776976">
            <text:p>-0,1118131828</text:p>
          </table:table-cell>
        </table:table-row>
        <table:table-row table:style-name="ro1">
          <table:table-cell table:style-name="ce1" office:value-type="float" office:value="1565510478">
            <text:p>1565510478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800308">
            <text:p>2800308</text:p>
          </table:table-cell>
          <table:table-cell table:style-name="ce1" office:value-type="string">
            <text:p>ARACAJU</text:p>
          </table:table-cell>
          <table:table-cell table:style-name="ce1" office:value-type="float" office:value="186851">
            <text:p>186851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879061">
            <text:p>879061</text:p>
          </table:table-cell>
          <table:table-cell table:style-name="ce1" office:value-type="float" office:value="1652.9713">
            <text:p>1652,9713</text:p>
          </table:table-cell>
          <table:table-cell table:style-name="ce1" table:formula="of:=LOG([.F142])" office:value-type="float" office:value="5.27149542647423">
            <text:p>5,2714954265</text:p>
          </table:table-cell>
          <table:table-cell table:formula="of:=[.G142]*[.H142]" office:value-type="float" office:value="17666321016349">
            <text:p>17666321016349</text:p>
          </table:table-cell>
          <table:table-cell table:formula="of:=LOG([.K142])" office:value-type="float" office:value="13.2471461177777">
            <text:p>13,2471461178</text:p>
          </table:table-cell>
          <table:table-cell table:formula="of:=LOG([.I142])" office:value-type="float" office:value="3.21826531312387">
            <text:p>3,2182653131</text:p>
          </table:table-cell>
          <table:table-cell table:formula="of:=0.371+0.433*[.L142]-0.224*[.M142]" office:value-type="float" office:value="5.38612283885799">
            <text:p>5,3861228389</text:p>
          </table:table-cell>
          <table:table-cell table:formula="of:=[.J142]-[.N142]" office:value-type="float" office:value="-0.114627412383761">
            <text:p>-0,1146274124</text:p>
          </table:table-cell>
        </table:table-row>
        <table:table-row table:style-name="ro1">
          <table:table-cell table:style-name="ce1" office:value-type="float" office:value="934312214">
            <text:p>934312214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73210">
            <text:p>173210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1802014">
            <text:p>1802014</text:p>
          </table:table-cell>
          <table:table-cell table:style-name="ce1" office:value-type="float" office:value="2758.3435">
            <text:p>2758,3435</text:p>
          </table:table-cell>
          <table:table-cell table:style-name="ce1" table:formula="of:=LOG([.F143])" office:value-type="float" office:value="5.23857296169663">
            <text:p>5,2385729617</text:p>
          </table:table-cell>
          <table:table-cell table:formula="of:=[.G143]*[.H143]" office:value-type="float" office:value="21568256911622">
            <text:p>21568256911622</text:p>
          </table:table-cell>
          <table:table-cell table:formula="of:=LOG([.K143])" office:value-type="float" office:value="13.3338150480115">
            <text:p>13,333815048</text:p>
          </table:table-cell>
          <table:table-cell table:formula="of:=LOG([.I143])" office:value-type="float" office:value="3.44064834844801">
            <text:p>3,4406483484</text:p>
          </table:table-cell>
          <table:table-cell table:formula="of:=0.371+0.433*[.L143]-0.224*[.M143]" office:value-type="float" office:value="5.37383668573664">
            <text:p>5,3738366857</text:p>
          </table:table-cell>
          <table:table-cell table:formula="of:=[.J143]-[.N143]" office:value-type="float" office:value="-0.135263724040011">
            <text:p>-0,135263724</text:p>
          </table:table-cell>
        </table:table-row>
        <table:table-row table:style-name="ro1">
          <table:table-cell table:style-name="ce1" office:value-type="float" office:value="1832243533">
            <text:p>1832243533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800308">
            <text:p>2800308</text:p>
          </table:table-cell>
          <table:table-cell table:style-name="ce1" office:value-type="string">
            <text:p>ARACAJU</text:p>
          </table:table-cell>
          <table:table-cell table:style-name="ce1" office:value-type="float" office:value="87016">
            <text:p>87016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879061">
            <text:p>879061</text:p>
          </table:table-cell>
          <table:table-cell table:style-name="ce1" office:value-type="float" office:value="1247.4962">
            <text:p>1247,4962</text:p>
          </table:table-cell>
          <table:table-cell table:style-name="ce1" table:formula="of:=LOG([.F144])" office:value-type="float" office:value="4.93959911552467">
            <text:p>4,9395991155</text:p>
          </table:table-cell>
          <table:table-cell table:formula="of:=[.G144]*[.H144]" office:value-type="float" office:value="3042111021857">
            <text:p>3042111021857</text:p>
          </table:table-cell>
          <table:table-cell table:formula="of:=LOG([.K144])" office:value-type="float" office:value="12.4831750595855">
            <text:p>12,4831750596</text:p>
          </table:table-cell>
          <table:table-cell table:formula="of:=LOG([.I144])" office:value-type="float" office:value="3.09603923139239">
            <text:p>3,0960392314</text:p>
          </table:table-cell>
          <table:table-cell table:formula="of:=0.371+0.433*[.L144]-0.224*[.M144]" office:value-type="float" office:value="5.08270201296863">
            <text:p>5,082702013</text:p>
          </table:table-cell>
          <table:table-cell table:formula="of:=[.J144]-[.N144]" office:value-type="float" office:value="-0.143102897443954">
            <text:p>-0,1431028974</text:p>
          </table:table-cell>
        </table:table-row>
        <table:table-row table:style-name="ro1">
          <table:table-cell table:style-name="ce1" office:value-type="float" office:value="2096757216">
            <text:p>2096757216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5208707">
            <text:p>5208707</text:p>
          </table:table-cell>
          <table:table-cell table:style-name="ce1" office:value-type="string">
            <text:p>GOIÂNIA</text:p>
          </table:table-cell>
          <table:table-cell table:style-name="ce1" office:value-type="float" office:value="125546">
            <text:p>125546</text:p>
          </table:table-cell>
          <table:table-cell table:style-name="ce1" office:value-type="float" office:value="2603819">
            <text:p>2603819</text:p>
          </table:table-cell>
          <table:table-cell table:style-name="ce1" office:value-type="float" office:value="2011735">
            <text:p>2011735</text:p>
          </table:table-cell>
          <table:table-cell table:style-name="ce1" office:value-type="float" office:value="691.2791">
            <text:p>691,2791</text:p>
          </table:table-cell>
          <table:table-cell table:style-name="ce1" table:formula="of:=LOG([.F145])" office:value-type="float" office:value="5.09880288028589">
            <text:p>5,0988028803</text:p>
          </table:table-cell>
          <table:table-cell table:formula="of:=[.G145]*[.H145]" office:value-type="float" office:value="5238193815965">
            <text:p>5238193815965</text:p>
          </table:table-cell>
          <table:table-cell table:formula="of:=LOG([.K145])" office:value-type="float" office:value="12.719181563514">
            <text:p>12,7191815635</text:p>
          </table:table-cell>
          <table:table-cell table:formula="of:=LOG([.I145])" office:value-type="float" office:value="2.83965342670468">
            <text:p>2,8396534267</text:p>
          </table:table-cell>
          <table:table-cell table:formula="of:=0.371+0.433*[.L145]-0.224*[.M145]" office:value-type="float" office:value="5.2423232494197">
            <text:p>5,2423232494</text:p>
          </table:table-cell>
          <table:table-cell table:formula="of:=[.J145]-[.N145]" office:value-type="float" office:value="-0.143520369133812">
            <text:p>-0,1435203691</text:p>
          </table:table-cell>
        </table:table-row>
        <table:table-row table:style-name="ro1">
          <table:table-cell table:style-name="ce1" office:value-type="float" office:value="1851617135">
            <text:p>1851617135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4211306">
            <text:p>4211306</text:p>
          </table:table-cell>
          <table:table-cell table:style-name="ce1" office:value-type="string">
            <text:p>NAVEGANTES</text:p>
          </table:table-cell>
          <table:table-cell table:style-name="ce1" office:value-type="float" office:value="53070">
            <text:p>53070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60556">
            <text:p>60556</text:p>
          </table:table-cell>
          <table:table-cell table:style-name="ce1" office:value-type="float" office:value="669.8468">
            <text:p>669,8468</text:p>
          </table:table-cell>
          <table:table-cell table:style-name="ce1" table:formula="of:=LOG([.F146])" office:value-type="float" office:value="4.72484908762939">
            <text:p>4,7248490876</text:p>
          </table:table-cell>
          <table:table-cell table:formula="of:=[.G146]*[.H146]" office:value-type="float" office:value="724793128988">
            <text:p>724793128988</text:p>
          </table:table-cell>
          <table:table-cell table:formula="of:=LOG([.K146])" office:value-type="float" office:value="11.8602140675927">
            <text:p>11,8602140676</text:p>
          </table:table-cell>
          <table:table-cell table:formula="of:=LOG([.I146])" office:value-type="float" office:value="2.8259754869956">
            <text:p>2,825975487</text:p>
          </table:table-cell>
          <table:table-cell table:formula="of:=0.371+0.433*[.L146]-0.224*[.M146]" office:value-type="float" office:value="4.87345418218062">
            <text:p>4,8734541822</text:p>
          </table:table-cell>
          <table:table-cell table:formula="of:=[.J146]-[.N146]" office:value-type="float" office:value="-0.14860509455123">
            <text:p>-0,1486050946</text:p>
          </table:table-cell>
        </table:table-row>
        <table:table-row table:style-name="ro1">
          <table:table-cell table:style-name="ce1" office:value-type="float" office:value="1229170078">
            <text:p>1229170078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600303">
            <text:p>1600303</text:p>
          </table:table-cell>
          <table:table-cell table:style-name="ce1" office:value-type="string">
            <text:p>MACAPÁ</text:p>
          </table:table-cell>
          <table:table-cell table:style-name="ce1" office:value-type="float" office:value="61974">
            <text:p>61974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499466">
            <text:p>499466</text:p>
          </table:table-cell>
          <table:table-cell table:style-name="ce1" office:value-type="float" office:value="1762.8906">
            <text:p>1762,8906</text:p>
          </table:table-cell>
          <table:table-cell table:style-name="ce1" table:formula="of:=LOG([.F147])" office:value-type="float" office:value="4.79220952780798">
            <text:p>4,7922095278</text:p>
          </table:table-cell>
          <table:table-cell table:formula="of:=[.G147]*[.H147]" office:value-type="float" office:value="1728470519842">
            <text:p>1728470519842</text:p>
          </table:table-cell>
          <table:table-cell table:formula="of:=LOG([.K147])" office:value-type="float" office:value="12.2376619767745">
            <text:p>12,2376619768</text:p>
          </table:table-cell>
          <table:table-cell table:formula="of:=LOG([.I147])" office:value-type="float" office:value="3.24622536204946">
            <text:p>3,246225362</text:p>
          </table:table-cell>
          <table:table-cell table:formula="of:=0.371+0.433*[.L147]-0.224*[.M147]" office:value-type="float" office:value="4.94275315484428">
            <text:p>4,9427531548</text:p>
          </table:table-cell>
          <table:table-cell table:formula="of:=[.J147]-[.N147]" office:value-type="float" office:value="-0.150543627036304">
            <text:p>-0,150543627</text:p>
          </table:table-cell>
        </table:table-row>
        <table:table-row table:style-name="ro1">
          <table:table-cell table:style-name="ce1" office:value-type="float" office:value="2275622358">
            <text:p>2275622358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77226">
            <text:p>77226</text:p>
          </table:table-cell>
          <table:table-cell table:style-name="ce1" office:value-type="float" office:value="2993678">
            <text:p>2993678</text:p>
          </table:table-cell>
          <table:table-cell table:style-name="ce1" office:value-type="float" office:value="803694">
            <text:p>803694</text:p>
          </table:table-cell>
          <table:table-cell table:style-name="ce1" office:value-type="float" office:value="1236.5616">
            <text:p>1236,5616</text:p>
          </table:table-cell>
          <table:table-cell table:style-name="ce1" table:formula="of:=LOG([.F148])" office:value-type="float" office:value="4.8877635406921">
            <text:p>4,8877635407</text:p>
          </table:table-cell>
          <table:table-cell table:formula="of:=[.G148]*[.H148]" office:value-type="float" office:value="2406001046532">
            <text:p>2406001046532</text:p>
          </table:table-cell>
          <table:table-cell table:formula="of:=LOG([.K148])" office:value-type="float" office:value="12.3812958119078">
            <text:p>12,3812958119</text:p>
          </table:table-cell>
          <table:table-cell table:formula="of:=LOG([.I148])" office:value-type="float" office:value="3.09221575585601">
            <text:p>3,0922157559</text:p>
          </table:table-cell>
          <table:table-cell table:formula="of:=0.371+0.433*[.L148]-0.224*[.M148]" office:value-type="float" office:value="5.03944475724433">
            <text:p>5,0394447572</text:p>
          </table:table-cell>
          <table:table-cell table:formula="of:=[.J148]-[.N148]" office:value-type="float" office:value="-0.151681216552228">
            <text:p>-0,1516812166</text:p>
          </table:table-cell>
        </table:table-row>
        <table:table-row table:style-name="ro1">
          <table:table-cell table:style-name="ce1" office:value-type="float" office:value="1768567669">
            <text:p>1768567669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188069">
            <text:p>188069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2993678">
            <text:p>2993678</text:p>
          </table:table-cell>
          <table:table-cell table:style-name="ce1" office:value-type="float" office:value="785.2246">
            <text:p>785,2246</text:p>
          </table:table-cell>
          <table:table-cell table:style-name="ce1" table:formula="of:=LOG([.F149])" office:value-type="float" office:value="5.27431721533527">
            <text:p>5,2743172153</text:p>
          </table:table-cell>
          <table:table-cell table:formula="of:=[.G149]*[.H149]" office:value-type="float" office:value="15085511664394">
            <text:p>15085511664394</text:p>
          </table:table-cell>
          <table:table-cell table:formula="of:=LOG([.K149])" office:value-type="float" office:value="13.1785600449886">
            <text:p>13,178560045</text:p>
          </table:table-cell>
          <table:table-cell table:formula="of:=LOG([.I149])" office:value-type="float" office:value="2.89499389698617">
            <text:p>2,894993897</text:p>
          </table:table-cell>
          <table:table-cell table:formula="of:=0.371+0.433*[.L149]-0.224*[.M149]" office:value-type="float" office:value="5.42883786655516">
            <text:p>5,4288378666</text:p>
          </table:table-cell>
          <table:table-cell table:formula="of:=[.J149]-[.N149]" office:value-type="float" office:value="-0.154520651219893">
            <text:p>-0,1545206512</text:p>
          </table:table-cell>
        </table:table-row>
        <table:table-row table:style-name="ro1">
          <table:table-cell table:style-name="ce1" office:value-type="float" office:value="1905969895">
            <text:p>1905969895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4115200">
            <text:p>4115200</text:p>
          </table:table-cell>
          <table:table-cell table:style-name="ce1" office:value-type="string">
            <text:p>MARINGÁ</text:p>
          </table:table-cell>
          <table:table-cell table:style-name="ce1" office:value-type="float" office:value="178311">
            <text:p>178311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546408">
            <text:p>546408</text:p>
          </table:table-cell>
          <table:table-cell table:style-name="ce1" office:value-type="float" office:value="513.9485">
            <text:p>513,9485</text:p>
          </table:table-cell>
          <table:table-cell table:style-name="ce1" table:formula="of:=LOG([.F150])" office:value-type="float" office:value="5.25117813561475">
            <text:p>5,2511781356</text:p>
          </table:table-cell>
          <table:table-cell table:formula="of:=[.G150]*[.H150]" office:value-type="float" office:value="10981057212072">
            <text:p>10981057212072</text:p>
          </table:table-cell>
          <table:table-cell table:formula="of:=LOG([.K150])" office:value-type="float" office:value="13.0406441542549">
            <text:p>13,0406441543</text:p>
          </table:table-cell>
          <table:table-cell table:formula="of:=LOG([.I150])" office:value-type="float" office:value="2.71091960287392">
            <text:p>2,7109196029</text:p>
          </table:table-cell>
          <table:table-cell table:formula="of:=0.371+0.433*[.L150]-0.224*[.M150]" office:value-type="float" office:value="5.41035292774861">
            <text:p>5,4103529277</text:p>
          </table:table-cell>
          <table:table-cell table:formula="of:=[.J150]-[.N150]" office:value-type="float" office:value="-0.159174792133863">
            <text:p>-0,1591747921</text:p>
          </table:table-cell>
        </table:table-row>
        <table:table-row table:style-name="ro1">
          <table:table-cell table:style-name="ce1" office:value-type="float" office:value="1323964018">
            <text:p>1323964018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111300">
            <text:p>2111300</text:p>
          </table:table-cell>
          <table:table-cell table:style-name="ce1" office:value-type="string">
            <text:p>SÃO LUÍS</text:p>
          </table:table-cell>
          <table:table-cell table:style-name="ce1" office:value-type="float" office:value="185605">
            <text:p>185605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1309330">
            <text:p>1309330</text:p>
          </table:table-cell>
          <table:table-cell table:style-name="ce1" office:value-type="float" office:value="2270.627">
            <text:p>2270,627</text:p>
          </table:table-cell>
          <table:table-cell table:style-name="ce1" table:formula="of:=LOG([.F151])" office:value-type="float" office:value="5.26858967146884">
            <text:p>5,2685896715</text:p>
          </table:table-cell>
          <table:table-cell table:formula="of:=[.G151]*[.H151]" office:value-type="float" office:value="26313354927970">
            <text:p>26313354927970</text:p>
          </table:table-cell>
          <table:table-cell table:formula="of:=LOG([.K151])" office:value-type="float" office:value="13.4201762237534">
            <text:p>13,4201762238</text:p>
          </table:table-cell>
          <table:table-cell table:formula="of:=LOG([.I151])" office:value-type="float" office:value="3.35614579773961">
            <text:p>3,3561457977</text:p>
          </table:table-cell>
          <table:table-cell table:formula="of:=0.371+0.433*[.L151]-0.224*[.M151]" office:value-type="float" office:value="5.43015964619153">
            <text:p>5,4301596462</text:p>
          </table:table-cell>
          <table:table-cell table:formula="of:=[.J151]-[.N151]" office:value-type="float" office:value="-0.16156997472269">
            <text:p>-0,1615699747</text:p>
          </table:table-cell>
        </table:table-row>
        <table:table-row table:style-name="ro1">
          <table:table-cell table:style-name="ce1" office:value-type="float" office:value="2501477743">
            <text:p>2501477743</text:p>
          </table:table-cell>
          <table:table-cell table:style-name="ce1" office:value-type="float" office:value="5002704">
            <text:p>5002704</text:p>
          </table:table-cell>
          <table:table-cell table:style-name="ce1" office:value-type="string">
            <text:p>CAMPO GRANDE</text:p>
          </table:table-cell>
          <table:table-cell table:style-name="ce1" office:value-type="float" office:value="5003207">
            <text:p>5003207</text:p>
          </table:table-cell>
          <table:table-cell table:style-name="ce1" office:value-type="string">
            <text:p>CORUMBÁ</text:p>
          </table:table-cell>
          <table:table-cell table:style-name="ce1" office:value-type="float" office:value="25074">
            <text:p>25074</text:p>
          </table:table-cell>
          <table:table-cell table:style-name="ce1" office:value-type="float" office:value="786797">
            <text:p>786797</text:p>
          </table:table-cell>
          <table:table-cell table:style-name="ce1" office:value-type="float" office:value="103703">
            <text:p>103703</text:p>
          </table:table-cell>
          <table:table-cell table:style-name="ce1" office:value-type="float" office:value="204.2111">
            <text:p>204,2111</text:p>
          </table:table-cell>
          <table:table-cell table:style-name="ce1" table:formula="of:=LOG([.F152])" office:value-type="float" office:value="4.39922362152727">
            <text:p>4,3992236215</text:p>
          </table:table-cell>
          <table:table-cell table:formula="of:=[.G152]*[.H152]" office:value-type="float" office:value="81593209291">
            <text:p>81593209291</text:p>
          </table:table-cell>
          <table:table-cell table:formula="of:=LOG([.K152])" office:value-type="float" office:value="10.911654015492">
            <text:p>10,9116540155</text:p>
          </table:table-cell>
          <table:table-cell table:formula="of:=LOG([.I152])" office:value-type="float" office:value="2.31007934469375">
            <text:p>2,3100793447</text:p>
          </table:table-cell>
          <table:table-cell table:formula="of:=0.371+0.433*[.L152]-0.224*[.M152]" office:value-type="float" office:value="4.57828841549664">
            <text:p>4,5782884155</text:p>
          </table:table-cell>
          <table:table-cell table:formula="of:=[.J152]-[.N152]" office:value-type="float" office:value="-0.179064793969366">
            <text:p>-0,179064794</text:p>
          </table:table-cell>
        </table:table-row>
        <table:table-row table:style-name="ro1">
          <table:table-cell table:style-name="ce1" office:value-type="float" office:value="1279249027">
            <text:p>1279249027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2507507">
            <text:p>2507507</text:p>
          </table:table-cell>
          <table:table-cell table:style-name="ce1" office:value-type="string">
            <text:p>JOÃO PESSOA</text:p>
          </table:table-cell>
          <table:table-cell table:style-name="ce1" office:value-type="float" office:value="149053">
            <text:p>149053</text:p>
          </table:table-cell>
          <table:table-cell table:style-name="ce1" office:value-type="float" office:value="3706628">
            <text:p>3706628</text:p>
          </table:table-cell>
          <table:table-cell table:style-name="ce1" office:value-type="float" office:value="1017742">
            <text:p>1017742</text:p>
          </table:table-cell>
          <table:table-cell table:style-name="ce1" office:value-type="float" office:value="102.4879">
            <text:p>102,4879</text:p>
          </table:table-cell>
          <table:table-cell table:style-name="ce1" table:formula="of:=LOG([.F153])" office:value-type="float" office:value="5.17334072153157">
            <text:p>5,1733407215</text:p>
          </table:table-cell>
          <table:table-cell table:formula="of:=[.G153]*[.H153]" office:value-type="float" office:value="3772390993976">
            <text:p>3772390993976</text:p>
          </table:table-cell>
          <table:table-cell table:formula="of:=LOG([.K153])" office:value-type="float" office:value="12.5766166993691">
            <text:p>12,5766166994</text:p>
          </table:table-cell>
          <table:table-cell table:formula="of:=LOG([.I153])" office:value-type="float" office:value="2.01067259443152">
            <text:p>2,0106725944</text:p>
          </table:table-cell>
          <table:table-cell table:formula="of:=0.371+0.433*[.L153]-0.224*[.M153]" office:value-type="float" office:value="5.36628436967417">
            <text:p>5,3662843697</text:p>
          </table:table-cell>
          <table:table-cell table:formula="of:=[.J153]-[.N153]" office:value-type="float" office:value="-0.192943648142593">
            <text:p>-0,1929436481</text:p>
          </table:table-cell>
        </table:table-row>
        <table:table-row table:style-name="ro1">
          <table:table-cell table:style-name="ce1" office:value-type="float" office:value="1350618372">
            <text:p>1350618372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2507507">
            <text:p>2507507</text:p>
          </table:table-cell>
          <table:table-cell table:style-name="ce1" office:value-type="string">
            <text:p>JOÃO PESSOA</text:p>
          </table:table-cell>
          <table:table-cell table:style-name="ce1" office:value-type="float" office:value="92181">
            <text:p>92181</text:p>
          </table:table-cell>
          <table:table-cell table:style-name="ce1" office:value-type="float" office:value="3528530">
            <text:p>3528530</text:p>
          </table:table-cell>
          <table:table-cell table:style-name="ce1" office:value-type="float" office:value="1017742">
            <text:p>1017742</text:p>
          </table:table-cell>
          <table:table-cell table:style-name="ce1" office:value-type="float" office:value="743.1819">
            <text:p>743,1819</text:p>
          </table:table-cell>
          <table:table-cell table:style-name="ce1" table:formula="of:=LOG([.F154])" office:value-type="float" office:value="4.96464141513723">
            <text:p>4,9646414151</text:p>
          </table:table-cell>
          <table:table-cell table:formula="of:=[.G154]*[.H154]" office:value-type="float" office:value="3591133179260">
            <text:p>3591133179260</text:p>
          </table:table-cell>
          <table:table-cell table:formula="of:=LOG([.K154])" office:value-type="float" office:value="12.5552315114879">
            <text:p>12,5552315115</text:p>
          </table:table-cell>
          <table:table-cell table:formula="of:=LOG([.I154])" office:value-type="float" office:value="2.87109512398633">
            <text:p>2,871095124</text:p>
          </table:table-cell>
          <table:table-cell table:formula="of:=0.371+0.433*[.L154]-0.224*[.M154]" office:value-type="float" office:value="5.16428993670131">
            <text:p>5,1642899367</text:p>
          </table:table-cell>
          <table:table-cell table:formula="of:=[.J154]-[.N154]" office:value-type="float" office:value="-0.199648521564075">
            <text:p>-0,1996485216</text:p>
          </table:table-cell>
        </table:table-row>
        <table:table-row table:style-name="ro1">
          <table:table-cell table:style-name="ce1" office:value-type="float" office:value="1607505994">
            <text:p>1607505994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307304">
            <text:p>2307304</text:p>
          </table:table-cell>
          <table:table-cell table:style-name="ce1" office:value-type="string">
            <text:p>JUAZEIRO DO NORTE</text:p>
          </table:table-cell>
          <table:table-cell table:style-name="ce1" office:value-type="float" office:value="54159">
            <text:p>54159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426690">
            <text:p>426690</text:p>
          </table:table-cell>
          <table:table-cell table:style-name="ce1" office:value-type="float" office:value="1295.7587">
            <text:p>1295,7587</text:p>
          </table:table-cell>
          <table:table-cell table:style-name="ce1" table:formula="of:=LOG([.F155])" office:value-type="float" office:value="4.73367063687186">
            <text:p>4,7336706369</text:p>
          </table:table-cell>
          <table:table-cell table:formula="of:=[.G155]*[.H155]" office:value-type="float" office:value="1476619201530">
            <text:p>1476619201530</text:p>
          </table:table-cell>
          <table:table-cell table:formula="of:=LOG([.K155])" office:value-type="float" office:value="12.1692685115633">
            <text:p>12,1692685116</text:p>
          </table:table-cell>
          <table:table-cell table:formula="of:=LOG([.I155])" office:value-type="float" office:value="3.11252413346704">
            <text:p>3,1125241335</text:p>
          </table:table-cell>
          <table:table-cell table:formula="of:=0.371+0.433*[.L155]-0.224*[.M155]" office:value-type="float" office:value="4.94308785961029">
            <text:p>4,9430878596</text:p>
          </table:table-cell>
          <table:table-cell table:formula="of:=[.J155]-[.N155]" office:value-type="float" office:value="-0.209417222738429">
            <text:p>-0,2094172227</text:p>
          </table:table-cell>
        </table:table-row>
        <table:table-row table:style-name="ro1">
          <table:table-cell table:style-name="ce1" office:value-type="float" office:value="1487224130">
            <text:p>1487224130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2704302">
            <text:p>2704302</text:p>
          </table:table-cell>
          <table:table-cell table:style-name="ce1" office:value-type="string">
            <text:p>MACEIÓ</text:p>
          </table:table-cell>
          <table:table-cell table:style-name="ce1" office:value-type="float" office:value="124988">
            <text:p>124988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1028249">
            <text:p>1028249</text:p>
          </table:table-cell>
          <table:table-cell table:style-name="ce1" office:value-type="float" office:value="1598.7995">
            <text:p>1598,7995</text:p>
          </table:table-cell>
          <table:table-cell table:style-name="ce1" table:formula="of:=LOG([.F156])" office:value-type="float" office:value="5.09686831873644">
            <text:p>5,0968683187</text:p>
          </table:table-cell>
          <table:table-cell table:formula="of:=[.G156]*[.H156]" office:value-type="float" office:value="12307084518277">
            <text:p>12307084518277</text:p>
          </table:table-cell>
          <table:table-cell table:formula="of:=LOG([.K156])" office:value-type="float" office:value="13.0901551831029">
            <text:p>13,0901551831</text:p>
          </table:table-cell>
          <table:table-cell table:formula="of:=LOG([.I156])" office:value-type="float" office:value="3.20379400376916">
            <text:p>3,2037940038</text:p>
          </table:table-cell>
          <table:table-cell table:formula="of:=0.371+0.433*[.L156]-0.224*[.M156]" office:value-type="float" office:value="5.32138733743926">
            <text:p>5,3213873374</text:p>
          </table:table-cell>
          <table:table-cell table:formula="of:=[.J156]-[.N156]" office:value-type="float" office:value="-0.224519018702826">
            <text:p>-0,2245190187</text:p>
          </table:table-cell>
        </table:table-row>
        <table:table-row table:style-name="ro1">
          <table:table-cell table:style-name="ce1" office:value-type="float" office:value="651701254">
            <text:p>651701254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304203">
            <text:p>1304203</text:p>
          </table:table-cell>
          <table:table-cell table:style-name="ce1" office:value-type="string">
            <text:p>TEFÉ</text:p>
          </table:table-cell>
          <table:table-cell table:style-name="ce1" office:value-type="float" office:value="20802">
            <text:p>20802</text:p>
          </table:table-cell>
          <table:table-cell table:style-name="ce1" office:value-type="float" office:value="1802014">
            <text:p>1802014</text:p>
          </table:table-cell>
          <table:table-cell table:style-name="ce1" office:value-type="float" office:value="61453">
            <text:p>61453</text:p>
          </table:table-cell>
          <table:table-cell table:style-name="ce1" office:value-type="float" office:value="526.9423">
            <text:p>526,9423</text:p>
          </table:table-cell>
          <table:table-cell table:style-name="ce1" table:formula="of:=LOG([.F157])" office:value-type="float" office:value="4.31810509204004">
            <text:p>4,318105092</text:p>
          </table:table-cell>
          <table:table-cell table:formula="of:=[.G157]*[.H157]" office:value-type="float" office:value="110739166342">
            <text:p>110739166342</text:p>
          </table:table-cell>
          <table:table-cell table:formula="of:=LOG([.K157])" office:value-type="float" office:value="11.0443012497662">
            <text:p>11,0443012498</text:p>
          </table:table-cell>
          <table:table-cell table:formula="of:=LOG([.I157])" office:value-type="float" office:value="2.7217630627201">
            <text:p>2,7217630627</text:p>
          </table:table-cell>
          <table:table-cell table:formula="of:=0.371+0.433*[.L157]-0.224*[.M157]" office:value-type="float" office:value="4.54350751509946">
            <text:p>4,5435075151</text:p>
          </table:table-cell>
          <table:table-cell table:formula="of:=[.J157]-[.N157]" office:value-type="float" office:value="-0.225402423059421">
            <text:p>-0,2254024231</text:p>
          </table:table-cell>
        </table:table-row>
        <table:table-row table:style-name="ro1">
          <table:table-cell table:style-name="ce1" office:value-type="float" office:value="1945722463">
            <text:p>1945722463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4305108">
            <text:p>4305108</text:p>
          </table:table-cell>
          <table:table-cell table:style-name="ce1" office:value-type="string">
            <text:p>CAXIAS DO SUL</text:p>
          </table:table-cell>
          <table:table-cell table:style-name="ce1" office:value-type="float" office:value="128023">
            <text:p>128023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499199">
            <text:p>499199</text:p>
          </table:table-cell>
          <table:table-cell table:style-name="ce1" office:value-type="float" office:value="731.3421">
            <text:p>731,3421</text:p>
          </table:table-cell>
          <table:table-cell table:style-name="ce1" table:formula="of:=LOG([.F158])" office:value-type="float" office:value="5.10728799992726">
            <text:p>5,1072879999</text:p>
          </table:table-cell>
          <table:table-cell table:formula="of:=[.G158]*[.H158]" office:value-type="float" office:value="10032306955991">
            <text:p>10032306955991</text:p>
          </table:table-cell>
          <table:table-cell table:formula="of:=LOG([.K158])" office:value-type="float" office:value="13.0014008116898">
            <text:p>13,0014008117</text:p>
          </table:table-cell>
          <table:table-cell table:formula="of:=LOG([.I158])" office:value-type="float" office:value="2.86412057447911">
            <text:p>2,8641205745</text:p>
          </table:table-cell>
          <table:table-cell table:formula="of:=0.371+0.433*[.L158]-0.224*[.M158]" office:value-type="float" office:value="5.35904354277834">
            <text:p>5,3590435428</text:p>
          </table:table-cell>
          <table:table-cell table:formula="of:=[.J158]-[.N158]" office:value-type="float" office:value="-0.251755542851081">
            <text:p>-0,2517555429</text:p>
          </table:table-cell>
        </table:table-row>
        <table:table-row table:style-name="ro1">
          <table:table-cell table:style-name="ce1" office:value-type="float" office:value="1743375465">
            <text:p>1743375465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2925303">
            <text:p>2925303</text:p>
          </table:table-cell>
          <table:table-cell table:style-name="ce1" office:value-type="string">
            <text:p>PORTO SEGURO</text:p>
          </table:table-cell>
          <table:table-cell table:style-name="ce1" office:value-type="float" office:value="23949">
            <text:p>23949</text:p>
          </table:table-cell>
          <table:table-cell table:style-name="ce1" office:value-type="float" office:value="2919754">
            <text:p>2919754</text:p>
          </table:table-cell>
          <table:table-cell table:style-name="ce1" office:value-type="float" office:value="126929">
            <text:p>126929</text:p>
          </table:table-cell>
          <table:table-cell table:style-name="ce1" office:value-type="float" office:value="1853.5199">
            <text:p>1853,5199</text:p>
          </table:table-cell>
          <table:table-cell table:style-name="ce1" table:formula="of:=LOG([.F159])" office:value-type="float" office:value="4.37928738399071">
            <text:p>4,379287384</text:p>
          </table:table-cell>
          <table:table-cell table:formula="of:=[.G159]*[.H159]" office:value-type="float" office:value="370601455466">
            <text:p>370601455466</text:p>
          </table:table-cell>
          <table:table-cell table:formula="of:=LOG([.K159])" office:value-type="float" office:value="11.5689071205943">
            <text:p>11,5689071206</text:p>
          </table:table-cell>
          <table:table-cell table:formula="of:=LOG([.I159])" office:value-type="float" office:value="3.26799725311918">
            <text:p>3,2679972531</text:p>
          </table:table-cell>
          <table:table-cell table:formula="of:=0.371+0.433*[.L159]-0.224*[.M159]" office:value-type="float" office:value="4.64830539851866">
            <text:p>4,6483053985</text:p>
          </table:table-cell>
          <table:table-cell table:formula="of:=[.J159]-[.N159]" office:value-type="float" office:value="-0.269018014527941">
            <text:p>-0,2690180145</text:p>
          </table:table-cell>
        </table:table-row>
        <table:table-row table:style-name="ro1">
          <table:table-cell table:style-name="ce1" office:value-type="float" office:value="1559351485">
            <text:p>1559351485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3131307">
            <text:p>3131307</text:p>
          </table:table-cell>
          <table:table-cell table:style-name="ce1" office:value-type="string">
            <text:p>IPATINGA</text:p>
          </table:table-cell>
          <table:table-cell table:style-name="ce1" office:value-type="float" office:value="93406">
            <text:p>93406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468378">
            <text:p>468378</text:p>
          </table:table-cell>
          <table:table-cell table:style-name="ce1" office:value-type="float" office:value="146.2453">
            <text:p>146,2453</text:p>
          </table:table-cell>
          <table:table-cell table:style-name="ce1" table:formula="of:=LOG([.F160])" office:value-type="float" office:value="4.97037477433714">
            <text:p>4,9703747743</text:p>
          </table:table-cell>
          <table:table-cell table:formula="of:=[.G160]*[.H160]" office:value-type="float" office:value="2360214352494">
            <text:p>2360214352494</text:p>
          </table:table-cell>
          <table:table-cell table:formula="of:=LOG([.K160])" office:value-type="float" office:value="12.3729514469862">
            <text:p>12,372951447</text:p>
          </table:table-cell>
          <table:table-cell table:formula="of:=LOG([.I160])" office:value-type="float" office:value="2.16508191771583">
            <text:p>2,1650819177</text:p>
          </table:table-cell>
          <table:table-cell table:formula="of:=0.371+0.433*[.L160]-0.224*[.M160]" office:value-type="float" office:value="5.24350962697667">
            <text:p>5,243509627</text:p>
          </table:table-cell>
          <table:table-cell table:formula="of:=[.J160]-[.N160]" office:value-type="float" office:value="-0.273134852639531">
            <text:p>-0,2731348526</text:p>
          </table:table-cell>
        </table:table-row>
        <table:table-row table:style-name="ro1">
          <table:table-cell table:style-name="ce1" office:value-type="float" office:value="1709133912">
            <text:p>1709133912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102038">
            <text:p>102038</text:p>
          </table:table-cell>
          <table:table-cell table:style-name="ce1" office:value-type="float" office:value="3528530">
            <text:p>3528530</text:p>
          </table:table-cell>
          <table:table-cell table:style-name="ce1" office:value-type="float" office:value="2993678">
            <text:p>2993678</text:p>
          </table:table-cell>
          <table:table-cell table:style-name="ce1" office:value-type="float" office:value="1698.9735">
            <text:p>1698,9735</text:p>
          </table:table-cell>
          <table:table-cell table:style-name="ce1" table:formula="of:=LOG([.F161])" office:value-type="float" office:value="5.00876193761439">
            <text:p>5,0087619376</text:p>
          </table:table-cell>
          <table:table-cell table:formula="of:=[.G161]*[.H161]" office:value-type="float" office:value="10563282633340">
            <text:p>10563282633340</text:p>
          </table:table-cell>
          <table:table-cell table:formula="of:=LOG([.K161])" office:value-type="float" office:value="13.0237989000168">
            <text:p>13,0237989</text:p>
          </table:table-cell>
          <table:table-cell table:formula="of:=LOG([.I161])" office:value-type="float" office:value="3.23018660494702">
            <text:p>3,2301866049</text:p>
          </table:table-cell>
          <table:table-cell table:formula="of:=0.371+0.433*[.L161]-0.224*[.M161]" office:value-type="float" office:value="5.28674312419916">
            <text:p>5,2867431242</text:p>
          </table:table-cell>
          <table:table-cell table:formula="of:=[.J161]-[.N161]" office:value-type="float" office:value="-0.277981186584777">
            <text:p>-0,2779811866</text:p>
          </table:table-cell>
        </table:table-row>
        <table:table-row table:style-name="ro1">
          <table:table-cell table:style-name="ce1" office:value-type="float" office:value="2079484568">
            <text:p>2079484568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54311">
            <text:p>54311</text:p>
          </table:table-cell>
          <table:table-cell table:style-name="ce1" office:value-type="float" office:value="2603819">
            <text:p>2603819</text:p>
          </table:table-cell>
          <table:table-cell table:style-name="ce1" office:value-type="float" office:value="803694">
            <text:p>803694</text:p>
          </table:table-cell>
          <table:table-cell table:style-name="ce1" office:value-type="float" office:value="1187.5491">
            <text:p>1187,5491</text:p>
          </table:table-cell>
          <table:table-cell table:style-name="ce1" table:formula="of:=LOG([.F162])" office:value-type="float" office:value="4.7348877993031">
            <text:p>4,7348877993</text:p>
          </table:table-cell>
          <table:table-cell table:formula="of:=[.G162]*[.H162]" office:value-type="float" office:value="2092673707386">
            <text:p>2092673707386</text:p>
          </table:table-cell>
          <table:table-cell table:formula="of:=LOG([.K162])" office:value-type="float" office:value="12.3207015178137">
            <text:p>12,3207015178</text:p>
          </table:table-cell>
          <table:table-cell table:formula="of:=LOG([.I162])" office:value-type="float" office:value="3.07465157485962">
            <text:p>3,0746515749</text:p>
          </table:table-cell>
          <table:table-cell table:formula="of:=0.371+0.433*[.L162]-0.224*[.M162]" office:value-type="float" office:value="5.01714180444478">
            <text:p>5,0171418044</text:p>
          </table:table-cell>
          <table:table-cell table:formula="of:=[.J162]-[.N162]" office:value-type="float" office:value="-0.282254005141686">
            <text:p>-0,2822540051</text:p>
          </table:table-cell>
        </table:table-row>
        <table:table-row table:style-name="ro1">
          <table:table-cell table:style-name="ce1" office:value-type="float" office:value="1225021187">
            <text:p>1225021187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2307304">
            <text:p>2307304</text:p>
          </table:table-cell>
          <table:table-cell table:style-name="ce1" office:value-type="string">
            <text:p>JUAZEIRO DO NORTE</text:p>
          </table:table-cell>
          <table:table-cell table:style-name="ce1" office:value-type="float" office:value="57738">
            <text:p>57738</text:p>
          </table:table-cell>
          <table:table-cell table:style-name="ce1" office:value-type="float" office:value="3706628">
            <text:p>3706628</text:p>
          </table:table-cell>
          <table:table-cell table:style-name="ce1" office:value-type="float" office:value="426690">
            <text:p>426690</text:p>
          </table:table-cell>
          <table:table-cell table:style-name="ce1" office:value-type="float" office:value="491.2573">
            <text:p>491,2573</text:p>
          </table:table-cell>
          <table:table-cell table:style-name="ce1" table:formula="of:=LOG([.F163])" office:value-type="float" office:value="4.76146173617776">
            <text:p>4,7614617362</text:p>
          </table:table-cell>
          <table:table-cell table:formula="of:=[.G163]*[.H163]" office:value-type="float" office:value="1581581101320">
            <text:p>1581581101320</text:p>
          </table:table-cell>
          <table:table-cell table:formula="of:=LOG([.K163])" office:value-type="float" office:value="12.199091466851">
            <text:p>12,1990914669</text:p>
          </table:table-cell>
          <table:table-cell table:formula="of:=LOG([.I163])" office:value-type="float" office:value="2.69130901697363">
            <text:p>2,691309017</text:p>
          </table:table-cell>
          <table:table-cell table:formula="of:=0.371+0.433*[.L163]-0.224*[.M163]" office:value-type="float" office:value="5.05035338534437">
            <text:p>5,0503533853</text:p>
          </table:table-cell>
          <table:table-cell table:formula="of:=[.J163]-[.N163]" office:value-type="float" office:value="-0.288891649166614">
            <text:p>-0,2888916492</text:p>
          </table:table-cell>
        </table:table-row>
        <table:table-row table:style-name="ro1">
          <table:table-cell table:style-name="ce1" office:value-type="float" office:value="2255379108">
            <text:p>2255379108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5002704">
            <text:p>5002704</text:p>
          </table:table-cell>
          <table:table-cell table:style-name="ce1" office:value-type="string">
            <text:p>CAMPO GRANDE</text:p>
          </table:table-cell>
          <table:table-cell table:style-name="ce1" office:value-type="float" office:value="60499">
            <text:p>60499</text:p>
          </table:table-cell>
          <table:table-cell table:style-name="ce1" office:value-type="float" office:value="2993678">
            <text:p>2993678</text:p>
          </table:table-cell>
          <table:table-cell table:style-name="ce1" office:value-type="float" office:value="786797">
            <text:p>786797</text:p>
          </table:table-cell>
          <table:table-cell table:style-name="ce1" office:value-type="float" office:value="740.0154">
            <text:p>740,0154</text:p>
          </table:table-cell>
          <table:table-cell table:style-name="ce1" table:formula="of:=LOG([.F164])" office:value-type="float" office:value="4.78174819617195">
            <text:p>4,7817481962</text:p>
          </table:table-cell>
          <table:table-cell table:formula="of:=[.G164]*[.H164]" office:value-type="float" office:value="2355416869366">
            <text:p>2355416869366</text:p>
          </table:table-cell>
          <table:table-cell table:formula="of:=LOG([.K164])" office:value-type="float" office:value="12.3720677811224">
            <text:p>12,3720677811</text:p>
          </table:table-cell>
          <table:table-cell table:formula="of:=LOG([.I164])" office:value-type="float" office:value="2.86924075765723">
            <text:p>2,8692407577</text:p>
          </table:table-cell>
          <table:table-cell table:formula="of:=0.371+0.433*[.L164]-0.224*[.M164]" office:value-type="float" office:value="5.0853954195108">
            <text:p>5,0853954195</text:p>
          </table:table-cell>
          <table:table-cell table:formula="of:=[.J164]-[.N164]" office:value-type="float" office:value="-0.303647223338846">
            <text:p>-0,3036472233</text:p>
          </table:table-cell>
        </table:table-row>
        <table:table-row table:style-name="ro1">
          <table:table-cell table:style-name="ce1" office:value-type="float" office:value="1351333590">
            <text:p>1351333590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2800308">
            <text:p>2800308</text:p>
          </table:table-cell>
          <table:table-cell table:style-name="ce1" office:value-type="string">
            <text:p>ARACAJU</text:p>
          </table:table-cell>
          <table:table-cell table:style-name="ce1" office:value-type="float" office:value="80379">
            <text:p>80379</text:p>
          </table:table-cell>
          <table:table-cell table:style-name="ce1" office:value-type="float" office:value="3706628">
            <text:p>3706628</text:p>
          </table:table-cell>
          <table:table-cell table:style-name="ce1" office:value-type="float" office:value="879061">
            <text:p>879061</text:p>
          </table:table-cell>
          <table:table-cell table:style-name="ce1" office:value-type="float" office:value="388.5608">
            <text:p>388,5608</text:p>
          </table:table-cell>
          <table:table-cell table:style-name="ce1" table:formula="of:=LOG([.F165])" office:value-type="float" office:value="4.90514259880571">
            <text:p>4,9051425988</text:p>
          </table:table-cell>
          <table:table-cell table:formula="of:=[.G165]*[.H165]" office:value-type="float" office:value="3258352116308">
            <text:p>3258352116308</text:p>
          </table:table-cell>
          <table:table-cell table:formula="of:=LOG([.K165])" office:value-type="float" office:value="12.5129980148732">
            <text:p>12,5129980149</text:p>
          </table:table-cell>
          <table:table-cell table:formula="of:=LOG([.I165])" office:value-type="float" office:value="2.58945898462606">
            <text:p>2,5894589846</text:p>
          </table:table-cell>
          <table:table-cell table:formula="of:=0.371+0.433*[.L165]-0.224*[.M165]" office:value-type="float" office:value="5.20908932788385">
            <text:p>5,2090893279</text:p>
          </table:table-cell>
          <table:table-cell table:formula="of:=[.J165]-[.N165]" office:value-type="float" office:value="-0.303946729078135">
            <text:p>-0,3039467291</text:p>
          </table:table-cell>
        </table:table-row>
        <table:table-row table:style-name="ro1">
          <table:table-cell table:style-name="ce1" office:value-type="float" office:value="1924842703">
            <text:p>1924842703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4204202">
            <text:p>4204202</text:p>
          </table:table-cell>
          <table:table-cell table:style-name="ce1" office:value-type="string">
            <text:p>CHAPECÓ</text:p>
          </table:table-cell>
          <table:table-cell table:style-name="ce1" office:value-type="float" office:value="73609">
            <text:p>73609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183530">
            <text:p>183530</text:p>
          </table:table-cell>
          <table:table-cell table:style-name="ce1" office:value-type="float" office:value="682.2822">
            <text:p>682,2822</text:p>
          </table:table-cell>
          <table:table-cell table:style-name="ce1" table:formula="of:=LOG([.F166])" office:value-type="float" office:value="4.86693091775294">
            <text:p>4,8669309178</text:p>
          </table:table-cell>
          <table:table-cell table:formula="of:=[.G166]*[.H166]" office:value-type="float" office:value="3688367355770">
            <text:p>3688367355770</text:p>
          </table:table-cell>
          <table:table-cell table:formula="of:=LOG([.K166])" office:value-type="float" office:value="12.5668341696046">
            <text:p>12,5668341696</text:p>
          </table:table-cell>
          <table:table-cell table:formula="of:=LOG([.I166])" office:value-type="float" office:value="2.83396404115736">
            <text:p>2,8339640412</text:p>
          </table:table-cell>
          <table:table-cell table:formula="of:=0.371+0.433*[.L166]-0.224*[.M166]" office:value-type="float" office:value="5.17763125021955">
            <text:p>5,1776312502</text:p>
          </table:table-cell>
          <table:table-cell table:formula="of:=[.J166]-[.N166]" office:value-type="float" office:value="-0.310700332466612">
            <text:p>-0,3107003325</text:p>
          </table:table-cell>
        </table:table-row>
        <table:table-row table:style-name="ro1">
          <table:table-cell table:style-name="ce1" office:value-type="float" office:value="2021841349">
            <text:p>2021841349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5208707">
            <text:p>5208707</text:p>
          </table:table-cell>
          <table:table-cell table:style-name="ce1" office:value-type="string">
            <text:p>GOIÂNIA</text:p>
          </table:table-cell>
          <table:table-cell table:style-name="ce1" office:value-type="float" office:value="155191">
            <text:p>155191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2011735">
            <text:p>2011735</text:p>
          </table:table-cell>
          <table:table-cell table:style-name="ce1" office:value-type="float" office:value="890.2001">
            <text:p>890,2001</text:p>
          </table:table-cell>
          <table:table-cell table:style-name="ce1" table:formula="of:=LOG([.F167])" office:value-type="float" office:value="5.19086653158923">
            <text:p>5,1908665316</text:p>
          </table:table-cell>
          <table:table-cell table:formula="of:=[.G167]*[.H167]" office:value-type="float" office:value="24078401898155">
            <text:p>24078401898155</text:p>
          </table:table-cell>
          <table:table-cell table:formula="of:=LOG([.K167])" office:value-type="float" office:value="13.3816276590873">
            <text:p>13,3816276591</text:p>
          </table:table-cell>
          <table:table-cell table:formula="of:=LOG([.I167])" office:value-type="float" office:value="2.94948763873267">
            <text:p>2,9494876387</text:p>
          </table:table-cell>
          <table:table-cell table:formula="of:=0.371+0.433*[.L167]-0.224*[.M167]" office:value-type="float" office:value="5.50455954530867">
            <text:p>5,5045595453</text:p>
          </table:table-cell>
          <table:table-cell table:formula="of:=[.J167]-[.N167]" office:value-type="float" office:value="-0.313693013719436">
            <text:p>-0,3136930137</text:p>
          </table:table-cell>
        </table:table-row>
        <table:table-row table:style-name="ro1">
          <table:table-cell table:style-name="ce1" office:value-type="float" office:value="1278337976">
            <text:p>1278337976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2504009">
            <text:p>2504009</text:p>
          </table:table-cell>
          <table:table-cell table:style-name="ce1" office:value-type="string">
            <text:p>CAMPINA GRANDE</text:p>
          </table:table-cell>
          <table:table-cell table:style-name="ce1" office:value-type="float" office:value="72876">
            <text:p>72876</text:p>
          </table:table-cell>
          <table:table-cell table:style-name="ce1" office:value-type="float" office:value="3706628">
            <text:p>3706628</text:p>
          </table:table-cell>
          <table:table-cell table:style-name="ce1" office:value-type="float" office:value="452162">
            <text:p>452162</text:p>
          </table:table-cell>
          <table:table-cell table:style-name="ce1" office:value-type="float" office:value="141.095">
            <text:p>141,095</text:p>
          </table:table-cell>
          <table:table-cell table:style-name="ce1" table:formula="of:=LOG([.F168])" office:value-type="float" office:value="4.86258452717019">
            <text:p>4,8625845272</text:p>
          </table:table-cell>
          <table:table-cell table:formula="of:=[.G168]*[.H168]" office:value-type="float" office:value="1675996329736">
            <text:p>1675996329736</text:p>
          </table:table-cell>
          <table:table-cell table:formula="of:=LOG([.K168])" office:value-type="float" office:value="12.2242730632339">
            <text:p>12,2242730632</text:p>
          </table:table-cell>
          <table:table-cell table:formula="of:=LOG([.I168])" office:value-type="float" office:value="2.14951162388274">
            <text:p>2,1495116239</text:p>
          </table:table-cell>
          <table:table-cell table:formula="of:=0.371+0.433*[.L168]-0.224*[.M168]" office:value-type="float" office:value="5.18261963263055">
            <text:p>5,1826196326</text:p>
          </table:table-cell>
          <table:table-cell table:formula="of:=[.J168]-[.N168]" office:value-type="float" office:value="-0.320035105460361">
            <text:p>-0,3200351055</text:p>
          </table:table-cell>
        </table:table-row>
        <table:table-row table:style-name="ro1">
          <table:table-cell table:style-name="ce1" office:value-type="float" office:value="949997523">
            <text:p>949997523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57300">
            <text:p>57300</text:p>
          </table:table-cell>
          <table:table-cell table:style-name="ce1" office:value-type="float" office:value="2603819">
            <text:p>2603819</text:p>
          </table:table-cell>
          <table:table-cell table:style-name="ce1" office:value-type="float" office:value="1802014">
            <text:p>1802014</text:p>
          </table:table-cell>
          <table:table-cell table:style-name="ce1" office:value-type="float" office:value="2521.2947">
            <text:p>2521,2947</text:p>
          </table:table-cell>
          <table:table-cell table:style-name="ce1" table:formula="of:=LOG([.F169])" office:value-type="float" office:value="4.75815462196739">
            <text:p>4,758154622</text:p>
          </table:table-cell>
          <table:table-cell table:formula="of:=[.G169]*[.H169]" office:value-type="float" office:value="4692118291466">
            <text:p>4692118291466</text:p>
          </table:table-cell>
          <table:table-cell table:formula="of:=LOG([.K169])" office:value-type="float" office:value="12.6713689524382">
            <text:p>12,6713689524</text:p>
          </table:table-cell>
          <table:table-cell table:formula="of:=LOG([.I169])" office:value-type="float" office:value="3.40162361089013">
            <text:p>3,4016236109</text:p>
          </table:table-cell>
          <table:table-cell table:formula="of:=0.371+0.433*[.L169]-0.224*[.M169]" office:value-type="float" office:value="5.09573906756637">
            <text:p>5,0957390676</text:p>
          </table:table-cell>
          <table:table-cell table:formula="of:=[.J169]-[.N169]" office:value-type="float" office:value="-0.337584445598978">
            <text:p>-0,3375844456</text:p>
          </table:table-cell>
        </table:table-row>
        <table:table-row table:style-name="ro1">
          <table:table-cell table:style-name="ce1" office:value-type="float" office:value="1465177265">
            <text:p>1465177265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2933307">
            <text:p>2933307</text:p>
          </table:table-cell>
          <table:table-cell table:style-name="ce1" office:value-type="string">
            <text:p>VITÓRIA DA CONQUISTA</text:p>
          </table:table-cell>
          <table:table-cell table:style-name="ce1" office:value-type="float" office:value="47656">
            <text:p>47656</text:p>
          </table:table-cell>
          <table:table-cell table:style-name="ce1" office:value-type="float" office:value="3528530">
            <text:p>3528530</text:p>
          </table:table-cell>
          <table:table-cell table:style-name="ce1" office:value-type="float" office:value="306866">
            <text:p>306866</text:p>
          </table:table-cell>
          <table:table-cell table:style-name="ce1" office:value-type="float" office:value="315.312">
            <text:p>315,312</text:p>
          </table:table-cell>
          <table:table-cell table:style-name="ce1" table:formula="of:=LOG([.F170])" office:value-type="float" office:value="4.67811758709079">
            <text:p>4,6781175871</text:p>
          </table:table-cell>
          <table:table-cell table:formula="of:=[.G170]*[.H170]" office:value-type="float" office:value="1082785886980">
            <text:p>1082785886980</text:p>
          </table:table-cell>
          <table:table-cell table:formula="of:=LOG([.K170])" office:value-type="float" office:value="12.0345425865456">
            <text:p>12,0345425865</text:p>
          </table:table-cell>
          <table:table-cell table:formula="of:=LOG([.I170])" office:value-type="float" office:value="2.49874049924335">
            <text:p>2,4987404992</text:p>
          </table:table-cell>
          <table:table-cell table:formula="of:=0.371+0.433*[.L170]-0.224*[.M170]" office:value-type="float" office:value="5.02223906814373">
            <text:p>5,0222390681</text:p>
          </table:table-cell>
          <table:table-cell table:formula="of:=[.J170]-[.N170]" office:value-type="float" office:value="-0.344121481052945">
            <text:p>-0,3441214811</text:p>
          </table:table-cell>
        </table:table-row>
        <table:table-row table:style-name="ro1">
          <table:table-cell table:style-name="ce1" office:value-type="float" office:value="1503411066">
            <text:p>1503411066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2913606">
            <text:p>2913606</text:p>
          </table:table-cell>
          <table:table-cell table:style-name="ce1" office:value-type="string">
            <text:p>ILHÉUS</text:p>
          </table:table-cell>
          <table:table-cell table:style-name="ce1" office:value-type="float" office:value="50671">
            <text:p>50671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388903">
            <text:p>388903</text:p>
          </table:table-cell>
          <table:table-cell table:style-name="ce1" office:value-type="float" office:value="728.324">
            <text:p>728,324</text:p>
          </table:table-cell>
          <table:table-cell table:style-name="ce1" table:formula="of:=LOG([.F171])" office:value-type="float" office:value="4.70475947524383">
            <text:p>4,7047594752</text:p>
          </table:table-cell>
          <table:table-cell table:formula="of:=[.G171]*[.H171]" office:value-type="float" office:value="1959730052069">
            <text:p>1959730052069</text:p>
          </table:table-cell>
          <table:table-cell table:formula="of:=LOG([.K171])" office:value-type="float" office:value="12.2921962524937">
            <text:p>12,2921962525</text:p>
          </table:table-cell>
          <table:table-cell table:formula="of:=LOG([.I171])" office:value-type="float" office:value="2.86232462122137">
            <text:p>2,8623246212</text:p>
          </table:table-cell>
          <table:table-cell table:formula="of:=0.371+0.433*[.L171]-0.224*[.M171]" office:value-type="float" office:value="5.05236026217619">
            <text:p>5,0523602622</text:p>
          </table:table-cell>
          <table:table-cell table:formula="of:=[.J171]-[.N171]" office:value-type="float" office:value="-0.347600786932365">
            <text:p>-0,3476007869</text:p>
          </table:table-cell>
        </table:table-row>
        <table:table-row table:style-name="ro1">
          <table:table-cell table:style-name="ce1" office:value-type="float" office:value="1529455792">
            <text:p>1529455792</text:p>
          </table:table-cell>
          <table:table-cell table:style-name="ce1" office:value-type="float" office:value="3205309">
            <text:p>3205309</text:p>
          </table:table-cell>
          <table:table-cell table:style-name="ce1" office:value-type="string">
            <text:p>VITÓRIA</text:p>
          </table:table-cell>
          <table:table-cell table:style-name="ce1" office:value-type="float" office:value="2925303">
            <text:p>2925303</text:p>
          </table:table-cell>
          <table:table-cell table:style-name="ce1" office:value-type="string">
            <text:p>PORTO SEGURO</text:p>
          </table:table-cell>
          <table:table-cell table:style-name="ce1" office:value-type="float" office:value="21170">
            <text:p>21170</text:p>
          </table:table-cell>
          <table:table-cell table:style-name="ce1" office:value-type="float" office:value="1670679">
            <text:p>1670679</text:p>
          </table:table-cell>
          <table:table-cell table:style-name="ce1" office:value-type="float" office:value="126929">
            <text:p>126929</text:p>
          </table:table-cell>
          <table:table-cell table:style-name="ce1" office:value-type="float" office:value="427.7993">
            <text:p>427,7993</text:p>
          </table:table-cell>
          <table:table-cell table:style-name="ce1" table:formula="of:=LOG([.F172])" office:value-type="float" office:value="4.32572085801941">
            <text:p>4,325720858</text:p>
          </table:table-cell>
          <table:table-cell table:formula="of:=[.G172]*[.H172]" office:value-type="float" office:value="212057614791">
            <text:p>212057614791</text:p>
          </table:table-cell>
          <table:table-cell table:formula="of:=LOG([.K172])" office:value-type="float" office:value="11.3264538721852">
            <text:p>11,3264538722</text:p>
          </table:table-cell>
          <table:table-cell table:formula="of:=LOG([.I172])" office:value-type="float" office:value="2.63124006960815">
            <text:p>2,6312400696</text:p>
          </table:table-cell>
          <table:table-cell table:formula="of:=0.371+0.433*[.L172]-0.224*[.M172]" office:value-type="float" office:value="4.68595675106396">
            <text:p>4,6859567511</text:p>
          </table:table-cell>
          <table:table-cell table:formula="of:=[.J172]-[.N172]" office:value-type="float" office:value="-0.360235893044549">
            <text:p>-0,360235893</text:p>
          </table:table-cell>
        </table:table-row>
        <table:table-row table:style-name="ro1">
          <table:table-cell table:style-name="ce1" office:value-type="float" office:value="1375733889">
            <text:p>1375733889</text:p>
          </table:table-cell>
          <table:table-cell table:style-name="ce1" office:value-type="float" office:value="2704302">
            <text:p>2704302</text:p>
          </table:table-cell>
          <table:table-cell table:style-name="ce1" office:value-type="string">
            <text:p>MACEIÓ</text:p>
          </table:table-cell>
          <table:table-cell table:style-name="ce1" office:value-type="float" office:value="2800308">
            <text:p>2800308</text:p>
          </table:table-cell>
          <table:table-cell table:style-name="ce1" office:value-type="string">
            <text:p>ARACAJU</text:p>
          </table:table-cell>
          <table:table-cell table:style-name="ce1" office:value-type="float" office:value="47074">
            <text:p>47074</text:p>
          </table:table-cell>
          <table:table-cell table:style-name="ce1" office:value-type="float" office:value="1028249">
            <text:p>1028249</text:p>
          </table:table-cell>
          <table:table-cell table:style-name="ce1" office:value-type="float" office:value="879061">
            <text:p>879061</text:p>
          </table:table-cell>
          <table:table-cell table:style-name="ce1" office:value-type="float" office:value="196.014">
            <text:p>196,014</text:p>
          </table:table-cell>
          <table:table-cell table:style-name="ce1" table:formula="of:=LOG([.F173])" office:value-type="float" office:value="4.67278110300427">
            <text:p>4,672781103</text:p>
          </table:table-cell>
          <table:table-cell table:formula="of:=[.G173]*[.H173]" office:value-type="float" office:value="903893594189">
            <text:p>903893594189</text:p>
          </table:table-cell>
          <table:table-cell table:formula="of:=LOG([.K173])" office:value-type="float" office:value="11.9561173085988">
            <text:p>11,9561173086</text:p>
          </table:table-cell>
          <table:table-cell table:formula="of:=LOG([.I173])" office:value-type="float" office:value="2.29228709128306">
            <text:p>2,2922870913</text:p>
          </table:table-cell>
          <table:table-cell table:formula="of:=0.371+0.433*[.L173]-0.224*[.M173]" office:value-type="float" office:value="5.03452648617586">
            <text:p>5,0345264862</text:p>
          </table:table-cell>
          <table:table-cell table:formula="of:=[.J173]-[.N173]" office:value-type="float" office:value="-0.361745383171592">
            <text:p>-0,3617453832</text:p>
          </table:table-cell>
        </table:table-row>
        <table:table-row table:style-name="ro1">
          <table:table-cell table:style-name="ce1" office:value-type="float" office:value="1293587845">
            <text:p>1293587845</text:p>
          </table:table-cell>
          <table:table-cell table:style-name="ce1" office:value-type="float" office:value="5208707">
            <text:p>5208707</text:p>
          </table:table-cell>
          <table:table-cell table:style-name="ce1" office:value-type="string">
            <text:p>GOIÂNIA</text:p>
          </table:table-cell>
          <table:table-cell table:style-name="ce1" office:value-type="float" office:value="1721000">
            <text:p>1721000</text:p>
          </table:table-cell>
          <table:table-cell table:style-name="ce1" office:value-type="string">
            <text:p>PALMAS</text:p>
          </table:table-cell>
          <table:table-cell table:style-name="ce1" office:value-type="float" office:value="26064">
            <text:p>26064</text:p>
          </table:table-cell>
          <table:table-cell table:style-name="ce1" office:value-type="float" office:value="2011735">
            <text:p>2011735</text:p>
          </table:table-cell>
          <table:table-cell table:style-name="ce1" office:value-type="float" office:value="228332">
            <text:p>228332</text:p>
          </table:table-cell>
          <table:table-cell table:style-name="ce1" office:value-type="float" office:value="701.6744">
            <text:p>701,6744</text:p>
          </table:table-cell>
          <table:table-cell table:style-name="ce1" table:formula="of:=LOG([.F174])" office:value-type="float" office:value="4.41604106696443">
            <text:p>4,416041067</text:p>
          </table:table-cell>
          <table:table-cell table:formula="of:=[.G174]*[.H174]" office:value-type="float" office:value="459343476020">
            <text:p>459343476020</text:p>
          </table:table-cell>
          <table:table-cell table:formula="of:=LOG([.K174])" office:value-type="float" office:value="11.6621375525418">
            <text:p>11,6621375525</text:p>
          </table:table-cell>
          <table:table-cell table:formula="of:=LOG([.I174])" office:value-type="float" office:value="2.84613563194915">
            <text:p>2,8461356319</text:p>
          </table:table-cell>
          <table:table-cell table:formula="of:=0.371+0.433*[.L174]-0.224*[.M174]" office:value-type="float" office:value="4.783171178694">
            <text:p>4,7831711787</text:p>
          </table:table-cell>
          <table:table-cell table:formula="of:=[.J174]-[.N174]" office:value-type="float" office:value="-0.367130111729566">
            <text:p>-0,3671301117</text:p>
          </table:table-cell>
        </table:table-row>
        <table:table-row table:style-name="ro1">
          <table:table-cell table:style-name="ce1" office:value-type="float" office:value="1884941899">
            <text:p>1884941899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925303">
            <text:p>2925303</text:p>
          </table:table-cell>
          <table:table-cell table:style-name="ce1" office:value-type="string">
            <text:p>PORTO SEGURO</text:p>
          </table:table-cell>
          <table:table-cell table:style-name="ce1" office:value-type="float" office:value="23915">
            <text:p>23915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126929">
            <text:p>126929</text:p>
          </table:table-cell>
          <table:table-cell table:style-name="ce1" office:value-type="float" office:value="910.3622">
            <text:p>910,3622</text:p>
          </table:table-cell>
          <table:table-cell table:style-name="ce1" table:formula="of:=LOG([.F175])" office:value-type="float" office:value="4.37867038520798">
            <text:p>4,3786703852</text:p>
          </table:table-cell>
          <table:table-cell table:formula="of:=[.G175]*[.H175]" office:value-type="float" office:value="439255193773">
            <text:p>439255193773</text:p>
          </table:table-cell>
          <table:table-cell table:formula="of:=LOG([.K175])" office:value-type="float" office:value="11.642716905315">
            <text:p>11,6427169053</text:p>
          </table:table-cell>
          <table:table-cell table:formula="of:=LOG([.I175])" office:value-type="float" office:value="2.95921421667816">
            <text:p>2,9592142167</text:p>
          </table:table-cell>
          <table:table-cell table:formula="of:=0.371+0.433*[.L175]-0.224*[.M175]" office:value-type="float" office:value="4.74943243546549">
            <text:p>4,7494324355</text:p>
          </table:table-cell>
          <table:table-cell table:formula="of:=[.J175]-[.N175]" office:value-type="float" office:value="-0.37076205025751">
            <text:p>-0,3707620503</text:p>
          </table:table-cell>
        </table:table-row>
        <table:table-row table:style-name="ro1">
          <table:table-cell table:style-name="ce1" office:value-type="float" office:value="2551813783">
            <text:p>2551813783</text:p>
          </table:table-cell>
          <table:table-cell table:style-name="ce1" office:value-type="float" office:value="5208707">
            <text:p>5208707</text:p>
          </table:table-cell>
          <table:table-cell table:style-name="ce1" office:value-type="string">
            <text:p>GOIÂNIA</text:p>
          </table:table-cell>
          <table:table-cell table:style-name="ce1" office:value-type="float" office:value="5002704">
            <text:p>5002704</text:p>
          </table:table-cell>
          <table:table-cell table:style-name="ce1" office:value-type="string">
            <text:p>CAMPO GRANDE</text:p>
          </table:table-cell>
          <table:table-cell table:style-name="ce1" office:value-type="float" office:value="44037">
            <text:p>44037</text:p>
          </table:table-cell>
          <table:table-cell table:style-name="ce1" office:value-type="float" office:value="2011735">
            <text:p>2011735</text:p>
          </table:table-cell>
          <table:table-cell table:style-name="ce1" office:value-type="float" office:value="786797">
            <text:p>786797</text:p>
          </table:table-cell>
          <table:table-cell table:style-name="ce1" office:value-type="float" office:value="671.9533">
            <text:p>671,9533</text:p>
          </table:table-cell>
          <table:table-cell table:style-name="ce1" table:formula="of:=LOG([.F176])" office:value-type="float" office:value="4.64381772519926">
            <text:p>4,6438177252</text:p>
          </table:table-cell>
          <table:table-cell table:formula="of:=[.G176]*[.H176]" office:value-type="float" office:value="1582827062795">
            <text:p>1582827062795</text:p>
          </table:table-cell>
          <table:table-cell table:formula="of:=LOG([.K176])" office:value-type="float" office:value="12.1994334671197">
            <text:p>12,1994334671</text:p>
          </table:table-cell>
          <table:table-cell table:formula="of:=LOG([.I176])" office:value-type="float" office:value="2.82733909112367">
            <text:p>2,8273390911</text:p>
          </table:table-cell>
          <table:table-cell table:formula="of:=0.371+0.433*[.L176]-0.224*[.M176]" office:value-type="float" office:value="5.02003073485112">
            <text:p>5,0200307349</text:p>
          </table:table-cell>
          <table:table-cell table:formula="of:=[.J176]-[.N176]" office:value-type="float" office:value="-0.376213009651853">
            <text:p>-0,3762130097</text:p>
          </table:table-cell>
        </table:table-row>
        <table:table-row table:style-name="ro1">
          <table:table-cell table:style-name="ce1" office:value-type="float" office:value="1558456710">
            <text:p>1558456710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3127701">
            <text:p>3127701</text:p>
          </table:table-cell>
          <table:table-cell table:style-name="ce1" office:value-type="string">
            <text:p>GOVERNADOR VALADARES</text:p>
          </table:table-cell>
          <table:table-cell table:style-name="ce1" office:value-type="float" office:value="51224">
            <text:p>51224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263689">
            <text:p>263689</text:p>
          </table:table-cell>
          <table:table-cell table:style-name="ce1" office:value-type="float" office:value="224.9926">
            <text:p>224,9926</text:p>
          </table:table-cell>
          <table:table-cell table:style-name="ce1" table:formula="of:=LOG([.F177])" office:value-type="float" office:value="4.70947348881611">
            <text:p>4,7094734888</text:p>
          </table:table-cell>
          <table:table-cell table:formula="of:=[.G177]*[.H177]" office:value-type="float" office:value="1328761304747">
            <text:p>1328761304747</text:p>
          </table:table-cell>
          <table:table-cell table:formula="of:=LOG([.K177])" office:value-type="float" office:value="12.1234469724088">
            <text:p>12,1234469724</text:p>
          </table:table-cell>
          <table:table-cell table:formula="of:=LOG([.I177])" office:value-type="float" office:value="2.35216823441351">
            <text:p>2,3521682344</text:p>
          </table:table-cell>
          <table:table-cell table:formula="of:=0.371+0.433*[.L177]-0.224*[.M177]" office:value-type="float" office:value="5.09356685454437">
            <text:p>5,0935668545</text:p>
          </table:table-cell>
          <table:table-cell table:formula="of:=[.J177]-[.N177]" office:value-type="float" office:value="-0.384093365728256">
            <text:p>-0,3840933657</text:p>
          </table:table-cell>
        </table:table-row>
        <table:table-row table:style-name="ro1">
          <table:table-cell table:style-name="ce1" office:value-type="float" office:value="2104534680">
            <text:p>2104534680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4108304">
            <text:p>4108304</text:p>
          </table:table-cell>
          <table:table-cell table:style-name="ce1" office:value-type="string">
            <text:p>FOZ DO IGUAÇU</text:p>
          </table:table-cell>
          <table:table-cell table:style-name="ce1" office:value-type="float" office:value="32235">
            <text:p>32235</text:p>
          </table:table-cell>
          <table:table-cell table:style-name="ce1" office:value-type="float" office:value="2919754">
            <text:p>2919754</text:p>
          </table:table-cell>
          <table:table-cell table:style-name="ce1" office:value-type="float" office:value="256088">
            <text:p>256088</text:p>
          </table:table-cell>
          <table:table-cell table:style-name="ce1" office:value-type="float" office:value="567.6833">
            <text:p>567,6833</text:p>
          </table:table-cell>
          <table:table-cell table:style-name="ce1" table:formula="of:=LOG([.F178])" office:value-type="float" office:value="4.50832767454712">
            <text:p>4,5083276745</text:p>
          </table:table-cell>
          <table:table-cell table:formula="of:=[.G178]*[.H178]" office:value-type="float" office:value="747713962352">
            <text:p>747713962352</text:p>
          </table:table-cell>
          <table:table-cell table:formula="of:=LOG([.K178])" office:value-type="float" office:value="11.8737354904712">
            <text:p>11,8737354905</text:p>
          </table:table-cell>
          <table:table-cell table:formula="of:=LOG([.I178])" office:value-type="float" office:value="2.75410611842036">
            <text:p>2,7541061184</text:p>
          </table:table-cell>
          <table:table-cell table:formula="of:=0.371+0.433*[.L178]-0.224*[.M178]" office:value-type="float" office:value="4.89540769684788">
            <text:p>4,8954076968</text:p>
          </table:table-cell>
          <table:table-cell table:formula="of:=[.J178]-[.N178]" office:value-type="float" office:value="-0.387080022300753">
            <text:p>-0,3870800223</text:p>
          </table:table-cell>
        </table:table-row>
        <table:table-row table:style-name="ro1">
          <table:table-cell table:style-name="ce1" office:value-type="float" office:value="1626912717">
            <text:p>1626912717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71429">
            <text:p>71429</text:p>
          </table:table-cell>
          <table:table-cell table:style-name="ce1" office:value-type="float" office:value="3706628">
            <text:p>3706628</text:p>
          </table:table-cell>
          <table:table-cell table:style-name="ce1" office:value-type="float" office:value="2919754">
            <text:p>2919754</text:p>
          </table:table-cell>
          <table:table-cell table:style-name="ce1" office:value-type="float" office:value="2845.1937">
            <text:p>2845,1937</text:p>
          </table:table-cell>
          <table:table-cell table:style-name="ce1" table:formula="of:=LOG([.F179])" office:value-type="float" office:value="4.85387457008084">
            <text:p>4,8538745701</text:p>
          </table:table-cell>
          <table:table-cell table:formula="of:=[.G179]*[.H179]" office:value-type="float" office:value="10822441929512">
            <text:p>10822441929512</text:p>
          </table:table-cell>
          <table:table-cell table:formula="of:=LOG([.K179])" office:value-type="float" office:value="13.034325264177">
            <text:p>13,0343252642</text:p>
          </table:table-cell>
          <table:table-cell table:formula="of:=LOG([.I179])" office:value-type="float" office:value="3.45411183838576">
            <text:p>3,4541118384</text:p>
          </table:table-cell>
          <table:table-cell table:formula="of:=0.371+0.433*[.L179]-0.224*[.M179]" office:value-type="float" office:value="5.24114178759024">
            <text:p>5,2411417876</text:p>
          </table:table-cell>
          <table:table-cell table:formula="of:=[.J179]-[.N179]" office:value-type="float" office:value="-0.387267217509403">
            <text:p>-0,3872672175</text:p>
          </table:table-cell>
        </table:table-row>
        <table:table-row table:style-name="ro1">
          <table:table-cell table:style-name="ce1" office:value-type="float" office:value="1551693056">
            <text:p>1551693056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2925303">
            <text:p>2925303</text:p>
          </table:table-cell>
          <table:table-cell table:style-name="ce1" office:value-type="string">
            <text:p>PORTO SEGURO</text:p>
          </table:table-cell>
          <table:table-cell table:style-name="ce1" office:value-type="float" office:value="40289">
            <text:p>40289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126929">
            <text:p>126929</text:p>
          </table:table-cell>
          <table:table-cell table:style-name="ce1" office:value-type="float" office:value="795.4302">
            <text:p>795,4302</text:p>
          </table:table-cell>
          <table:table-cell table:style-name="ce1" table:formula="of:=LOG([.F180])" office:value-type="float" office:value="4.60518648804185">
            <text:p>4,605186488</text:p>
          </table:table-cell>
          <table:table-cell table:formula="of:=[.G180]*[.H180]" office:value-type="float" office:value="1519209773917">
            <text:p>1519209773917</text:p>
          </table:table-cell>
          <table:table-cell table:formula="of:=LOG([.K180])" office:value-type="float" office:value="12.1816177457946">
            <text:p>12,1816177458</text:p>
          </table:table-cell>
          <table:table-cell table:formula="of:=LOG([.I180])" office:value-type="float" office:value="2.90060207576785">
            <text:p>2,9006020758</text:p>
          </table:table-cell>
          <table:table-cell table:formula="of:=0.371+0.433*[.L180]-0.224*[.M180]" office:value-type="float" office:value="4.99590561895708">
            <text:p>4,995905619</text:p>
          </table:table-cell>
          <table:table-cell table:formula="of:=[.J180]-[.N180]" office:value-type="float" office:value="-0.390719130915227">
            <text:p>-0,3907191309</text:p>
          </table:table-cell>
        </table:table-row>
        <table:table-row table:style-name="ro1">
          <table:table-cell table:style-name="ce1" office:value-type="float" office:value="1744122888">
            <text:p>1744122888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73244">
            <text:p>73244</text:p>
          </table:table-cell>
          <table:table-cell table:style-name="ce1" office:value-type="float" office:value="3528530">
            <text:p>3528530</text:p>
          </table:table-cell>
          <table:table-cell table:style-name="ce1" office:value-type="float" office:value="2919754">
            <text:p>2919754</text:p>
          </table:table-cell>
          <table:table-cell table:style-name="ce1" office:value-type="float" office:value="2190.5728">
            <text:p>2190,5728</text:p>
          </table:table-cell>
          <table:table-cell table:style-name="ce1" table:formula="of:=LOG([.F181])" office:value-type="float" office:value="4.86477205395969">
            <text:p>4,864772054</text:p>
          </table:table-cell>
          <table:table-cell table:formula="of:=[.G181]*[.H181]" office:value-type="float" office:value="10302439581620">
            <text:p>10302439581620</text:p>
          </table:table-cell>
          <table:table-cell table:formula="of:=LOG([.K181])" office:value-type="float" office:value="13.0129400762958">
            <text:p>13,0129400763</text:p>
          </table:table-cell>
          <table:table-cell table:formula="of:=LOG([.I181])" office:value-type="float" office:value="3.34055769080016">
            <text:p>3,3405576908</text:p>
          </table:table-cell>
          <table:table-cell table:formula="of:=0.371+0.433*[.L181]-0.224*[.M181]" office:value-type="float" office:value="5.25731813029684">
            <text:p>5,2573181303</text:p>
          </table:table-cell>
          <table:table-cell table:formula="of:=[.J181]-[.N181]" office:value-type="float" office:value="-0.392546076337148">
            <text:p>-0,3925460763</text:p>
          </table:table-cell>
        </table:table-row>
        <table:table-row table:style-name="ro1">
          <table:table-cell table:style-name="ce1" office:value-type="float" office:value="1380111137">
            <text:p>1380111137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2611101">
            <text:p>2611101</text:p>
          </table:table-cell>
          <table:table-cell table:style-name="ce1" office:value-type="string">
            <text:p>PETROLINA</text:p>
          </table:table-cell>
          <table:table-cell table:style-name="ce1" office:value-type="float" office:value="48486">
            <text:p>48486</text:p>
          </table:table-cell>
          <table:table-cell table:style-name="ce1" office:value-type="float" office:value="3528530">
            <text:p>3528530</text:p>
          </table:table-cell>
          <table:table-cell table:style-name="ce1" office:value-type="float" office:value="491927">
            <text:p>491927</text:p>
          </table:table-cell>
          <table:table-cell table:style-name="ce1" office:value-type="float" office:value="439.1508">
            <text:p>439,1508</text:p>
          </table:table-cell>
          <table:table-cell table:style-name="ce1" table:formula="of:=LOG([.F182])" office:value-type="float" office:value="4.6856163571495">
            <text:p>4,6856163571</text:p>
          </table:table-cell>
          <table:table-cell table:formula="of:=[.G182]*[.H182]" office:value-type="float" office:value="1735779177310">
            <text:p>1735779177310</text:p>
          </table:table-cell>
          <table:table-cell table:formula="of:=LOG([.K182])" office:value-type="float" office:value="12.2394944741955">
            <text:p>12,2394944742</text:p>
          </table:table-cell>
          <table:table-cell table:formula="of:=LOG([.I182])" office:value-type="float" office:value="2.64261367824212">
            <text:p>2,6426136782</text:p>
          </table:table-cell>
          <table:table-cell table:formula="of:=0.371+0.433*[.L182]-0.224*[.M182]" office:value-type="float" office:value="5.0787556434004">
            <text:p>5,0787556434</text:p>
          </table:table-cell>
          <table:table-cell table:formula="of:=[.J182]-[.N182]" office:value-type="float" office:value="-0.393139286250901">
            <text:p>-0,3931392863</text:p>
          </table:table-cell>
        </table:table-row>
        <table:table-row table:style-name="ro1">
          <table:table-cell table:style-name="ce1" office:value-type="float" office:value="1605984909">
            <text:p>1605984909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932507">
            <text:p>2932507</text:p>
          </table:table-cell>
          <table:table-cell table:style-name="ce1" office:value-type="string">
            <text:p>UNA</text:p>
          </table:table-cell>
          <table:table-cell table:style-name="ce1" office:value-type="float" office:value="22426">
            <text:p>22426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24110">
            <text:p>24110</text:p>
          </table:table-cell>
          <table:table-cell table:style-name="ce1" office:value-type="float" office:value="1152.1143">
            <text:p>1152,1143</text:p>
          </table:table-cell>
          <table:table-cell table:style-name="ce1" table:formula="of:=LOG([.F183])" office:value-type="float" office:value="4.35075181781642">
            <text:p>4,3507518178</text:p>
          </table:table-cell>
          <table:table-cell table:formula="of:=[.G183]*[.H183]" office:value-type="float" office:value="484534064990">
            <text:p>484534064990</text:p>
          </table:table-cell>
          <table:table-cell table:formula="of:=LOG([.K183])" office:value-type="float" office:value="11.6853243153746">
            <text:p>11,6853243154</text:p>
          </table:table-cell>
          <table:table-cell table:formula="of:=LOG([.I183])" office:value-type="float" office:value="3.06149556710528">
            <text:p>3,0614955671</text:p>
          </table:table-cell>
          <table:table-cell table:formula="of:=0.371+0.433*[.L183]-0.224*[.M183]" office:value-type="float" office:value="4.74497042152564">
            <text:p>4,7449704215</text:p>
          </table:table-cell>
          <table:table-cell table:formula="of:=[.J183]-[.N183]" office:value-type="float" office:value="-0.394218603709222">
            <text:p>-0,3942186037</text:p>
          </table:table-cell>
        </table:table-row>
        <table:table-row table:style-name="ro1">
          <table:table-cell table:style-name="ce1" office:value-type="float" office:value="1763198012">
            <text:p>1763198012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3502804">
            <text:p>3502804</text:p>
          </table:table-cell>
          <table:table-cell table:style-name="ce1" office:value-type="string">
            <text:p>ARAÇATUBA</text:p>
          </table:table-cell>
          <table:table-cell table:style-name="ce1" office:value-type="float" office:value="65562">
            <text:p>65562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181579">
            <text:p>181579</text:p>
          </table:table-cell>
          <table:table-cell table:style-name="ce1" office:value-type="float" office:value="445.0286">
            <text:p>445,0286</text:p>
          </table:table-cell>
          <table:table-cell table:style-name="ce1" table:formula="of:=LOG([.F184])" office:value-type="float" office:value="4.81665219346032">
            <text:p>4,8166521935</text:p>
          </table:table-cell>
          <table:table-cell table:formula="of:=[.G184]*[.H184]" office:value-type="float" office:value="3649158481411">
            <text:p>3649158481411</text:p>
          </table:table-cell>
          <table:table-cell table:formula="of:=LOG([.K184])" office:value-type="float" office:value="12.5621927250001">
            <text:p>12,562192725</text:p>
          </table:table-cell>
          <table:table-cell table:formula="of:=LOG([.I184])" office:value-type="float" office:value="2.64838792204398">
            <text:p>2,648387922</text:p>
          </table:table-cell>
          <table:table-cell table:formula="of:=0.371+0.433*[.L184]-0.224*[.M184]" office:value-type="float" office:value="5.21719055538718">
            <text:p>5,2171905554</text:p>
          </table:table-cell>
          <table:table-cell table:formula="of:=[.J184]-[.N184]" office:value-type="float" office:value="-0.400538361926864">
            <text:p>-0,4005383619</text:p>
          </table:table-cell>
        </table:table-row>
        <table:table-row table:style-name="ro1">
          <table:table-cell table:style-name="ce1" office:value-type="float" office:value="1764008204">
            <text:p>1764008204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3506003">
            <text:p>3506003</text:p>
          </table:table-cell>
          <table:table-cell table:style-name="ce1" office:value-type="string">
            <text:p>BAURU</text:p>
          </table:table-cell>
          <table:table-cell table:style-name="ce1" office:value-type="float" office:value="95213">
            <text:p>95213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343937">
            <text:p>343937</text:p>
          </table:table-cell>
          <table:table-cell table:style-name="ce1" office:value-type="float" office:value="269.176">
            <text:p>269,176</text:p>
          </table:table-cell>
          <table:table-cell table:style-name="ce1" table:formula="of:=LOG([.F185])" office:value-type="float" office:value="4.97869624925441">
            <text:p>4,9786962493</text:p>
          </table:table-cell>
          <table:table-cell table:formula="of:=[.G185]*[.H185]" office:value-type="float" office:value="6912036197033">
            <text:p>6912036197033</text:p>
          </table:table-cell>
          <table:table-cell table:formula="of:=LOG([.K185])" office:value-type="float" office:value="12.8396060037953">
            <text:p>12,8396060038</text:p>
          </table:table-cell>
          <table:table-cell table:formula="of:=LOG([.I185])" office:value-type="float" office:value="2.43003633514994">
            <text:p>2,4300363351</text:p>
          </table:table-cell>
          <table:table-cell table:formula="of:=0.371+0.433*[.L185]-0.224*[.M185]" office:value-type="float" office:value="5.38622126056977">
            <text:p>5,3862212606</text:p>
          </table:table-cell>
          <table:table-cell table:formula="of:=[.J185]-[.N185]" office:value-type="float" office:value="-0.407525011315357">
            <text:p>-0,4075250113</text:p>
          </table:table-cell>
        </table:table-row>
        <table:table-row table:style-name="ro1">
          <table:table-cell table:style-name="ce1" office:value-type="float" office:value="1445675928">
            <text:p>1445675928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2704302">
            <text:p>2704302</text:p>
          </table:table-cell>
          <table:table-cell table:style-name="ce1" office:value-type="string">
            <text:p>MACEIÓ</text:p>
          </table:table-cell>
          <table:table-cell table:style-name="ce1" office:value-type="float" office:value="58262">
            <text:p>58262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1028249">
            <text:p>1028249</text:p>
          </table:table-cell>
          <table:table-cell table:style-name="ce1" office:value-type="float" office:value="1374.4438">
            <text:p>1374,4438</text:p>
          </table:table-cell>
          <table:table-cell table:style-name="ce1" table:formula="of:=LOG([.F186])" office:value-type="float" office:value="4.76538538887482">
            <text:p>4,7653853889</text:p>
          </table:table-cell>
          <table:table-cell table:formula="of:=[.G186]*[.H186]" office:value-type="float" office:value="5181473185627">
            <text:p>5181473185627</text:p>
          </table:table-cell>
          <table:table-cell table:formula="of:=LOG([.K186])" office:value-type="float" office:value="12.7144532550015">
            <text:p>12,714453255</text:p>
          </table:table-cell>
          <table:table-cell table:formula="of:=LOG([.I186])" office:value-type="float" office:value="3.13812698655935">
            <text:p>3,1381269866</text:p>
          </table:table-cell>
          <table:table-cell table:formula="of:=0.371+0.433*[.L186]-0.224*[.M186]" office:value-type="float" office:value="5.17341781442633">
            <text:p>5,1734178144</text:p>
          </table:table-cell>
          <table:table-cell table:formula="of:=[.J186]-[.N186]" office:value-type="float" office:value="-0.408032425551518">
            <text:p>-0,4080324256</text:p>
          </table:table-cell>
        </table:table-row>
        <table:table-row table:style-name="ro1">
          <table:table-cell table:style-name="ce1" office:value-type="float" office:value="624707728">
            <text:p>624707728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200401">
            <text:p>1200401</text:p>
          </table:table-cell>
          <table:table-cell table:style-name="ce1" office:value-type="string">
            <text:p>RIO BRANCO</text:p>
          </table:table-cell>
          <table:table-cell table:style-name="ce1" office:value-type="float" office:value="23740">
            <text:p>23740</text:p>
          </table:table-cell>
          <table:table-cell table:style-name="ce1" office:value-type="float" office:value="1802014">
            <text:p>1802014</text:p>
          </table:table-cell>
          <table:table-cell table:style-name="ce1" office:value-type="float" office:value="336038">
            <text:p>336038</text:p>
          </table:table-cell>
          <table:table-cell table:style-name="ce1" office:value-type="float" office:value="1139.3215">
            <text:p>1139,3215</text:p>
          </table:table-cell>
          <table:table-cell table:style-name="ce1" table:formula="of:=LOG([.F187])" office:value-type="float" office:value="4.37548071461857">
            <text:p>4,3754807146</text:p>
          </table:table-cell>
          <table:table-cell table:formula="of:=[.G187]*[.H187]" office:value-type="float" office:value="605545180532">
            <text:p>605545180532</text:p>
          </table:table-cell>
          <table:table-cell table:formula="of:=LOG([.K187])" office:value-type="float" office:value="11.7821465519774">
            <text:p>11,782146552</text:p>
          </table:table-cell>
          <table:table-cell table:formula="of:=LOG([.I187])" office:value-type="float" office:value="3.0566462929763">
            <text:p>3,056646293</text:p>
          </table:table-cell>
          <table:table-cell table:formula="of:=0.371+0.433*[.L187]-0.224*[.M187]" office:value-type="float" office:value="4.78798068737951">
            <text:p>4,7879806874</text:p>
          </table:table-cell>
          <table:table-cell table:formula="of:=[.J187]-[.N187]" office:value-type="float" office:value="-0.412499972760937">
            <text:p>-0,4124999728</text:p>
          </table:table-cell>
        </table:table-row>
        <table:table-row table:style-name="ro1">
          <table:table-cell table:style-name="ce1" office:value-type="float" office:value="2052927366">
            <text:p>2052927366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4104808">
            <text:p>4104808</text:p>
          </table:table-cell>
          <table:table-cell table:style-name="ce1" office:value-type="string">
            <text:p>CASCAVEL</text:p>
          </table:table-cell>
          <table:table-cell table:style-name="ce1" office:value-type="float" office:value="34148">
            <text:p>34148</text:p>
          </table:table-cell>
          <table:table-cell table:style-name="ce1" office:value-type="float" office:value="2993678">
            <text:p>2993678</text:p>
          </table:table-cell>
          <table:table-cell table:style-name="ce1" office:value-type="float" office:value="286205">
            <text:p>286205</text:p>
          </table:table-cell>
          <table:table-cell table:style-name="ce1" office:value-type="float" office:value="402.9385">
            <text:p>402,9385</text:p>
          </table:table-cell>
          <table:table-cell table:style-name="ce1" table:formula="of:=LOG([.F188])" office:value-type="float" office:value="4.53336527274964">
            <text:p>4,5333652727</text:p>
          </table:table-cell>
          <table:table-cell table:formula="of:=[.G188]*[.H188]" office:value-type="float" office:value="856805611990">
            <text:p>856805611990</text:p>
          </table:table-cell>
          <table:table-cell table:formula="of:=LOG([.K188])" office:value-type="float" office:value="11.932882302418">
            <text:p>11,9328823024</text:p>
          </table:table-cell>
          <table:table-cell table:formula="of:=LOG([.I188])" office:value-type="float" office:value="2.6052387653748">
            <text:p>2,6052387654</text:p>
          </table:table-cell>
          <table:table-cell table:formula="of:=0.371+0.433*[.L188]-0.224*[.M188]" office:value-type="float" office:value="4.95436455350304">
            <text:p>4,9543645535</text:p>
          </table:table-cell>
          <table:table-cell table:formula="of:=[.J188]-[.N188]" office:value-type="float" office:value="-0.420999280753401">
            <text:p>-0,4209992808</text:p>
          </table:table-cell>
        </table:table-row>
        <table:table-row table:style-name="ro1">
          <table:table-cell table:style-name="ce1" office:value-type="float" office:value="2314360265">
            <text:p>2314360265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4108304">
            <text:p>4108304</text:p>
          </table:table-cell>
          <table:table-cell table:style-name="ce1" office:value-type="string">
            <text:p>FOZ DO IGUAÇU</text:p>
          </table:table-cell>
          <table:table-cell table:style-name="ce1" office:value-type="float" office:value="26851">
            <text:p>26851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256088">
            <text:p>256088</text:p>
          </table:table-cell>
          <table:table-cell table:style-name="ce1" office:value-type="float" office:value="1221.4375">
            <text:p>1221,4375</text:p>
          </table:table-cell>
          <table:table-cell table:style-name="ce1" table:formula="of:=LOG([.F189])" office:value-type="float" office:value="4.42896046457541">
            <text:p>4,4289604646</text:p>
          </table:table-cell>
          <table:table-cell table:formula="of:=[.G189]*[.H189]" office:value-type="float" office:value="886227608056">
            <text:p>886227608056</text:p>
          </table:table-cell>
          <table:table-cell table:formula="of:=LOG([.K189])" office:value-type="float" office:value="11.9475452751919">
            <text:p>11,9475452752</text:p>
          </table:table-cell>
          <table:table-cell table:formula="of:=LOG([.I189])" office:value-type="float" office:value="3.08687124936958">
            <text:p>3,0868712494</text:p>
          </table:table-cell>
          <table:table-cell table:formula="of:=0.371+0.433*[.L189]-0.224*[.M189]" office:value-type="float" office:value="4.8528279442993">
            <text:p>4,8528279443</text:p>
          </table:table-cell>
          <table:table-cell table:formula="of:=[.J189]-[.N189]" office:value-type="float" office:value="-0.423867479723888">
            <text:p>-0,4238674797</text:p>
          </table:table-cell>
        </table:table-row>
        <table:table-row table:style-name="ro1">
          <table:table-cell table:style-name="ce1" office:value-type="float" office:value="1356481098">
            <text:p>1356481098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2408102">
            <text:p>2408102</text:p>
          </table:table-cell>
          <table:table-cell table:style-name="ce1" office:value-type="string">
            <text:p>NATAL</text:p>
          </table:table-cell>
          <table:table-cell table:style-name="ce1" office:value-type="float" office:value="57530">
            <text:p>57530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1251459">
            <text:p>1251459</text:p>
          </table:table-cell>
          <table:table-cell table:style-name="ce1" office:value-type="float" office:value="1760.0271">
            <text:p>1760,0271</text:p>
          </table:table-cell>
          <table:table-cell table:style-name="ce1" table:formula="of:=LOG([.F190])" office:value-type="float" office:value="4.7598943740255">
            <text:p>4,759894374</text:p>
          </table:table-cell>
          <table:table-cell table:formula="of:=[.G190]*[.H190]" office:value-type="float" office:value="6306255830457">
            <text:p>6306255830457</text:p>
          </table:table-cell>
          <table:table-cell table:formula="of:=LOG([.K190])" office:value-type="float" office:value="12.7997715851087">
            <text:p>12,7997715851</text:p>
          </table:table-cell>
          <table:table-cell table:formula="of:=LOG([.I190])" office:value-type="float" office:value="3.24551935491065">
            <text:p>3,2455193549</text:p>
          </table:table-cell>
          <table:table-cell table:formula="of:=0.371+0.433*[.L190]-0.224*[.M190]" office:value-type="float" office:value="5.18630476085208">
            <text:p>5,1863047609</text:p>
          </table:table-cell>
          <table:table-cell table:formula="of:=[.J190]-[.N190]" office:value-type="float" office:value="-0.426410386826579">
            <text:p>-0,4264103868</text:p>
          </table:table-cell>
        </table:table-row>
        <table:table-row table:style-name="ro1">
          <table:table-cell table:style-name="ce1" office:value-type="float" office:value="2123637931">
            <text:p>2123637931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3543402">
            <text:p>3543402</text:p>
          </table:table-cell>
          <table:table-cell table:style-name="ce1" office:value-type="string">
            <text:p>RIBEIRÃO PRETO</text:p>
          </table:table-cell>
          <table:table-cell table:style-name="ce1" office:value-type="float" office:value="50890">
            <text:p>50890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791295">
            <text:p>791295</text:p>
          </table:table-cell>
          <table:table-cell table:style-name="ce1" office:value-type="float" office:value="569.5893">
            <text:p>569,5893</text:p>
          </table:table-cell>
          <table:table-cell table:style-name="ce1" table:formula="of:=LOG([.F191])" office:value-type="float" office:value="4.70663245087329">
            <text:p>4,7066324509</text:p>
          </table:table-cell>
          <table:table-cell table:formula="of:=[.G191]*[.H191]" office:value-type="float" office:value="2738384754915">
            <text:p>2738384754915</text:p>
          </table:table-cell>
          <table:table-cell table:formula="of:=LOG([.K191])" office:value-type="float" office:value="12.4374944683403">
            <text:p>12,4374944683</text:p>
          </table:table-cell>
          <table:table-cell table:formula="of:=LOG([.I191])" office:value-type="float" office:value="2.75556182228153">
            <text:p>2,7555618223</text:p>
          </table:table-cell>
          <table:table-cell table:formula="of:=0.371+0.433*[.L191]-0.224*[.M191]" office:value-type="float" office:value="5.1391892566003">
            <text:p>5,1391892566</text:p>
          </table:table-cell>
          <table:table-cell table:formula="of:=[.J191]-[.N191]" office:value-type="float" office:value="-0.43255680572701">
            <text:p>-0,4325568057</text:p>
          </table:table-cell>
        </table:table-row>
        <table:table-row table:style-name="ro1">
          <table:table-cell table:style-name="ce1" office:value-type="float" office:value="1806059072">
            <text:p>1806059072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86544">
            <text:p>86544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2919754">
            <text:p>2919754</text:p>
          </table:table-cell>
          <table:table-cell table:style-name="ce1" office:value-type="float" office:value="1280.7718">
            <text:p>1280,7718</text:p>
          </table:table-cell>
          <table:table-cell table:style-name="ce1" table:formula="of:=LOG([.F192])" office:value-type="float" office:value="4.93723696409799">
            <text:p>4,9372369641</text:p>
          </table:table-cell>
          <table:table-cell table:formula="of:=[.G192]*[.H192]" office:value-type="float" office:value="14712999535742">
            <text:p>14712999535742</text:p>
          </table:table-cell>
          <table:table-cell table:formula="of:=LOG([.K192])" office:value-type="float" office:value="13.1677012212675">
            <text:p>13,1677012213</text:p>
          </table:table-cell>
          <table:table-cell table:formula="of:=LOG([.I192])" office:value-type="float" office:value="3.10747175673197">
            <text:p>3,1074717567</text:p>
          </table:table-cell>
          <table:table-cell table:formula="of:=0.371+0.433*[.L192]-0.224*[.M192]" office:value-type="float" office:value="5.37654095530088">
            <text:p>5,3765409553</text:p>
          </table:table-cell>
          <table:table-cell table:formula="of:=[.J192]-[.N192]" office:value-type="float" office:value="-0.439303991202887">
            <text:p>-0,4393039912</text:p>
          </table:table-cell>
        </table:table-row>
        <table:table-row table:style-name="ro1">
          <table:table-cell table:style-name="ce1" office:value-type="float" office:value="1322945196">
            <text:p>1322945196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84451">
            <text:p>84451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3327021">
            <text:p>3327021</text:p>
          </table:table-cell>
          <table:table-cell table:style-name="ce1" office:value-type="float" office:value="1824.4065">
            <text:p>1824,4065</text:p>
          </table:table-cell>
          <table:table-cell table:style-name="ce1" table:formula="of:=LOG([.F193])" office:value-type="float" office:value="4.92660479649922">
            <text:p>4,9266047965</text:p>
          </table:table-cell>
          <table:table-cell table:formula="of:=[.G193]*[.H193]" office:value-type="float" office:value="16765268042583">
            <text:p>16765268042583</text:p>
          </table:table-cell>
          <table:table-cell table:formula="of:=LOG([.K193])" office:value-type="float" office:value="13.224410501307">
            <text:p>13,2244105013</text:p>
          </table:table-cell>
          <table:table-cell table:formula="of:=LOG([.I193])" office:value-type="float" office:value="3.26112161087711">
            <text:p>3,2611216109</text:p>
          </table:table-cell>
          <table:table-cell table:formula="of:=0.371+0.433*[.L193]-0.224*[.M193]" office:value-type="float" office:value="5.36667850622945">
            <text:p>5,3666785062</text:p>
          </table:table-cell>
          <table:table-cell table:formula="of:=[.J193]-[.N193]" office:value-type="float" office:value="-0.440073709730232">
            <text:p>-0,4400737097</text:p>
          </table:table-cell>
        </table:table-row>
        <table:table-row table:style-name="ro1">
          <table:table-cell table:style-name="ce1" office:value-type="float" office:value="1709907124">
            <text:p>1709907124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3543402">
            <text:p>3543402</text:p>
          </table:table-cell>
          <table:table-cell table:style-name="ce1" office:value-type="string">
            <text:p>RIBEIRÃO PRETO</text:p>
          </table:table-cell>
          <table:table-cell table:style-name="ce1" office:value-type="float" office:value="87737">
            <text:p>87737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791295">
            <text:p>791295</text:p>
          </table:table-cell>
          <table:table-cell table:style-name="ce1" office:value-type="float" office:value="485.903">
            <text:p>485,903</text:p>
          </table:table-cell>
          <table:table-cell table:style-name="ce1" table:formula="of:=LOG([.F194])" office:value-type="float" office:value="4.94318278044823">
            <text:p>4,9431827804</text:p>
          </table:table-cell>
          <table:table-cell table:formula="of:=[.G194]*[.H194]" office:value-type="float" office:value="9470988490035">
            <text:p>9470988490035</text:p>
          </table:table-cell>
          <table:table-cell table:formula="of:=LOG([.K194])" office:value-type="float" office:value="12.97639530882">
            <text:p>12,9763953088</text:p>
          </table:table-cell>
          <table:table-cell table:formula="of:=LOG([.I194])" office:value-type="float" office:value="2.68654958043659">
            <text:p>2,6865495804</text:p>
          </table:table-cell>
          <table:table-cell table:formula="of:=0.371+0.433*[.L194]-0.224*[.M194]" office:value-type="float" office:value="5.38799206270124">
            <text:p>5,3879920627</text:p>
          </table:table-cell>
          <table:table-cell table:formula="of:=[.J194]-[.N194]" office:value-type="float" office:value="-0.444809282253019">
            <text:p>-0,4448092823</text:p>
          </table:table-cell>
        </table:table-row>
        <table:table-row table:style-name="ro1">
          <table:table-cell table:style-name="ce1" office:value-type="float" office:value="2277707965">
            <text:p>2277707965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4113700">
            <text:p>4113700</text:p>
          </table:table-cell>
          <table:table-cell table:style-name="ce1" office:value-type="string">
            <text:p>LONDRINA</text:p>
          </table:table-cell>
          <table:table-cell table:style-name="ce1" office:value-type="float" office:value="21682">
            <text:p>21682</text:p>
          </table:table-cell>
          <table:table-cell table:style-name="ce1" office:value-type="float" office:value="803694">
            <text:p>803694</text:p>
          </table:table-cell>
          <table:table-cell table:style-name="ce1" office:value-type="float" office:value="709494">
            <text:p>709494</text:p>
          </table:table-cell>
          <table:table-cell table:style-name="ce1" office:value-type="float" office:value="950.6466">
            <text:p>950,6466</text:p>
          </table:table-cell>
          <table:table-cell table:style-name="ce1" table:formula="of:=LOG([.F195])" office:value-type="float" office:value="4.33609934008509">
            <text:p>4,3360993401</text:p>
          </table:table-cell>
          <table:table-cell table:formula="of:=[.G195]*[.H195]" office:value-type="float" office:value="570216070836">
            <text:p>570216070836</text:p>
          </table:table-cell>
          <table:table-cell table:formula="of:=LOG([.K195])" office:value-type="float" office:value="11.7560394531997">
            <text:p>11,7560394532</text:p>
          </table:table-cell>
          <table:table-cell table:formula="of:=LOG([.I195])" office:value-type="float" office:value="2.97801909927793">
            <text:p>2,9780190993</text:p>
          </table:table-cell>
          <table:table-cell table:formula="of:=0.371+0.433*[.L195]-0.224*[.M195]" office:value-type="float" office:value="4.79428880499724">
            <text:p>4,794288805</text:p>
          </table:table-cell>
          <table:table-cell table:formula="of:=[.J195]-[.N195]" office:value-type="float" office:value="-0.45818946491215">
            <text:p>-0,4581894649</text:p>
          </table:table-cell>
        </table:table-row>
        <table:table-row table:style-name="ro1">
          <table:table-cell table:style-name="ce1" office:value-type="float" office:value="1530031013">
            <text:p>1530031013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3205309">
            <text:p>3205309</text:p>
          </table:table-cell>
          <table:table-cell table:style-name="ce1" office:value-type="string">
            <text:p>VITÓRIA</text:p>
          </table:table-cell>
          <table:table-cell table:style-name="ce1" office:value-type="float" office:value="59335">
            <text:p>59335</text:p>
          </table:table-cell>
          <table:table-cell table:style-name="ce1" office:value-type="float" office:value="3528530">
            <text:p>3528530</text:p>
          </table:table-cell>
          <table:table-cell table:style-name="ce1" office:value-type="float" office:value="1670679">
            <text:p>1670679</text:p>
          </table:table-cell>
          <table:table-cell table:style-name="ce1" office:value-type="float" office:value="799.9756">
            <text:p>799,9756</text:p>
          </table:table-cell>
          <table:table-cell table:style-name="ce1" table:formula="of:=LOG([.F196])" office:value-type="float" office:value="4.7733109467011">
            <text:p>4,7733109467</text:p>
          </table:table-cell>
          <table:table-cell table:formula="of:=[.G196]*[.H196]" office:value-type="float" office:value="5895040971870">
            <text:p>5895040971870</text:p>
          </table:table-cell>
          <table:table-cell table:formula="of:=LOG([.K196])" office:value-type="float" office:value="12.7704868278866">
            <text:p>12,7704868279</text:p>
          </table:table-cell>
          <table:table-cell table:formula="of:=LOG([.I196])" office:value-type="float" office:value="2.90307674080824">
            <text:p>2,9030767408</text:p>
          </table:table-cell>
          <table:table-cell table:formula="of:=0.371+0.433*[.L196]-0.224*[.M196]" office:value-type="float" office:value="5.25033160653386">
            <text:p>5,2503316065</text:p>
          </table:table-cell>
          <table:table-cell table:formula="of:=[.J196]-[.N196]" office:value-type="float" office:value="-0.477020659832762">
            <text:p>-0,4770206598</text:p>
          </table:table-cell>
        </table:table-row>
        <table:table-row table:style-name="ro1">
          <table:table-cell table:style-name="ce1" office:value-type="float" office:value="1362491499">
            <text:p>1362491499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211001">
            <text:p>2211001</text:p>
          </table:table-cell>
          <table:table-cell table:style-name="ce1" office:value-type="string">
            <text:p>TERESINA</text:p>
          </table:table-cell>
          <table:table-cell table:style-name="ce1" office:value-type="float" office:value="79818">
            <text:p>79818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982968">
            <text:p>982968</text:p>
          </table:table-cell>
          <table:table-cell table:style-name="ce1" office:value-type="float" office:value="2012.1493">
            <text:p>2012,1493</text:p>
          </table:table-cell>
          <table:table-cell table:style-name="ce1" table:formula="of:=LOG([.F197])" office:value-type="float" office:value="4.90210084146547">
            <text:p>4,9021008415</text:p>
          </table:table-cell>
          <table:table-cell table:formula="of:=[.G197]*[.H197]" office:value-type="float" office:value="19754520149112">
            <text:p>19754520149112</text:p>
          </table:table-cell>
          <table:table-cell table:formula="of:=LOG([.K197])" office:value-type="float" office:value="13.2956664848338">
            <text:p>13,2956664848</text:p>
          </table:table-cell>
          <table:table-cell table:formula="of:=LOG([.I197])" office:value-type="float" office:value="3.303660201911">
            <text:p>3,3036602019</text:p>
          </table:table-cell>
          <table:table-cell table:formula="of:=0.371+0.433*[.L197]-0.224*[.M197]" office:value-type="float" office:value="5.38800370270496">
            <text:p>5,3880037027</text:p>
          </table:table-cell>
          <table:table-cell table:formula="of:=[.J197]-[.N197]" office:value-type="float" office:value="-0.48590286123949">
            <text:p>-0,4859028612</text:p>
          </table:table-cell>
        </table:table-row>
        <table:table-row table:style-name="ro1">
          <table:table-cell table:style-name="ce1" office:value-type="float" office:value="1902199541">
            <text:p>1902199541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3543402">
            <text:p>3543402</text:p>
          </table:table-cell>
          <table:table-cell table:style-name="ce1" office:value-type="string">
            <text:p>RIBEIRÃO PRETO</text:p>
          </table:table-cell>
          <table:table-cell table:style-name="ce1" office:value-type="float" office:value="42469">
            <text:p>42469</text:p>
          </table:table-cell>
          <table:table-cell table:style-name="ce1" office:value-type="float" office:value="2993678">
            <text:p>2993678</text:p>
          </table:table-cell>
          <table:table-cell table:style-name="ce1" office:value-type="float" office:value="791295">
            <text:p>791295</text:p>
          </table:table-cell>
          <table:table-cell table:style-name="ce1" office:value-type="float" office:value="468.5745">
            <text:p>468,5745</text:p>
          </table:table-cell>
          <table:table-cell table:style-name="ce1" table:formula="of:=LOG([.F198])" office:value-type="float" office:value="4.6280720349583">
            <text:p>4,628072035</text:p>
          </table:table-cell>
          <table:table-cell table:formula="of:=[.G198]*[.H198]" office:value-type="float" office:value="2368882433010">
            <text:p>2368882433010</text:p>
          </table:table-cell>
          <table:table-cell table:formula="of:=LOG([.K198])" office:value-type="float" office:value="12.3745435073407">
            <text:p>12,3745435073</text:p>
          </table:table-cell>
          <table:table-cell table:formula="of:=LOG([.I198])" office:value-type="float" office:value="2.67077865043546">
            <text:p>2,6707786504</text:p>
          </table:table-cell>
          <table:table-cell table:formula="of:=0.371+0.433*[.L198]-0.224*[.M198]" office:value-type="float" office:value="5.130922920981">
            <text:p>5,130922921</text:p>
          </table:table-cell>
          <table:table-cell table:formula="of:=[.J198]-[.N198]" office:value-type="float" office:value="-0.502850886022694">
            <text:p>-0,502850886</text:p>
          </table:table-cell>
        </table:table-row>
        <table:table-row table:style-name="ro1">
          <table:table-cell table:style-name="ce1" office:value-type="float" office:value="1945816794">
            <text:p>1945816794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5208707">
            <text:p>5208707</text:p>
          </table:table-cell>
          <table:table-cell table:style-name="ce1" office:value-type="string">
            <text:p>GOIÂNIA</text:p>
          </table:table-cell>
          <table:table-cell table:style-name="ce1" office:value-type="float" office:value="70412">
            <text:p>70412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2011735">
            <text:p>2011735</text:p>
          </table:table-cell>
          <table:table-cell table:style-name="ce1" office:value-type="float" office:value="628.2817">
            <text:p>628,2817</text:p>
          </table:table-cell>
          <table:table-cell table:style-name="ce1" table:formula="of:=LOG([.F199])" office:value-type="float" office:value="4.84764668030218">
            <text:p>4,8476466803</text:p>
          </table:table-cell>
          <table:table-cell table:formula="of:=[.G199]*[.H199]" office:value-type="float" office:value="10137380108405">
            <text:p>10137380108405</text:p>
          </table:table-cell>
          <table:table-cell table:formula="of:=LOG([.K199])" office:value-type="float" office:value="13.0059257309858">
            <text:p>13,005925731</text:p>
          </table:table-cell>
          <table:table-cell table:formula="of:=LOG([.I199])" office:value-type="float" office:value="2.79815441017788">
            <text:p>2,7981544102</text:p>
          </table:table-cell>
          <table:table-cell table:formula="of:=0.371+0.433*[.L199]-0.224*[.M199]" office:value-type="float" office:value="5.37577925363701">
            <text:p>5,3757792536</text:p>
          </table:table-cell>
          <table:table-cell table:formula="of:=[.J199]-[.N199]" office:value-type="float" office:value="-0.528132573334838">
            <text:p>-0,5281325733</text:p>
          </table:table-cell>
        </table:table-row>
        <table:table-row table:style-name="ro1">
          <table:table-cell table:style-name="ce1" office:value-type="float" office:value="1947557113">
            <text:p>1947557113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4314100">
            <text:p>4314100</text:p>
          </table:table-cell>
          <table:table-cell table:style-name="ce1" office:value-type="string">
            <text:p>PASSO FUNDO</text:p>
          </table:table-cell>
          <table:table-cell table:style-name="ce1" office:value-type="float" office:value="42567">
            <text:p>42567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184826">
            <text:p>184826</text:p>
          </table:table-cell>
          <table:table-cell table:style-name="ce1" office:value-type="float" office:value="739.5111">
            <text:p>739,5111</text:p>
          </table:table-cell>
          <table:table-cell table:style-name="ce1" table:formula="of:=LOG([.F200])" office:value-type="float" office:value="4.62907304342693">
            <text:p>4,6290730434</text:p>
          </table:table-cell>
          <table:table-cell table:formula="of:=[.G200]*[.H200]" office:value-type="float" office:value="3714412820234">
            <text:p>3714412820234</text:p>
          </table:table-cell>
          <table:table-cell table:formula="of:=LOG([.K200])" office:value-type="float" office:value="12.5698901696209">
            <text:p>12,5698901696</text:p>
          </table:table-cell>
          <table:table-cell table:formula="of:=LOG([.I200])" office:value-type="float" office:value="2.86894469710582">
            <text:p>2,8689446971</text:p>
          </table:table-cell>
          <table:table-cell table:formula="of:=0.371+0.433*[.L200]-0.224*[.M200]" office:value-type="float" office:value="5.17111883129413">
            <text:p>5,1711188313</text:p>
          </table:table-cell>
          <table:table-cell table:formula="of:=[.J200]-[.N200]" office:value-type="float" office:value="-0.542045787867206">
            <text:p>-0,5420457879</text:p>
          </table:table-cell>
        </table:table-row>
        <table:table-row table:style-name="ro1">
          <table:table-cell table:style-name="ce1" office:value-type="float" office:value="1655214145">
            <text:p>1655214145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3543402">
            <text:p>3543402</text:p>
          </table:table-cell>
          <table:table-cell table:style-name="ce1" office:value-type="string">
            <text:p>RIBEIRÃO PRETO</text:p>
          </table:table-cell>
          <table:table-cell table:style-name="ce1" office:value-type="float" office:value="49873">
            <text:p>49873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791295">
            <text:p>791295</text:p>
          </table:table-cell>
          <table:table-cell table:style-name="ce1" office:value-type="float" office:value="407.937">
            <text:p>407,937</text:p>
          </table:table-cell>
          <table:table-cell table:style-name="ce1" table:formula="of:=LOG([.F201])" office:value-type="float" office:value="4.69786549302805">
            <text:p>4,697865493</text:p>
          </table:table-cell>
          <table:table-cell table:formula="of:=[.G201]*[.H201]" office:value-type="float" office:value="3987432834285">
            <text:p>3987432834285</text:p>
          </table:table-cell>
          <table:table-cell table:formula="of:=LOG([.K201])" office:value-type="float" office:value="12.6006933807185">
            <text:p>12,6006933807</text:p>
          </table:table-cell>
          <table:table-cell table:formula="of:=LOG([.I201])" office:value-type="float" office:value="2.61059309773455">
            <text:p>2,6105930977</text:p>
          </table:table-cell>
          <table:table-cell table:formula="of:=0.371+0.433*[.L201]-0.224*[.M201]" office:value-type="float" office:value="5.24232737995857">
            <text:p>5,24232738</text:p>
          </table:table-cell>
          <table:table-cell table:formula="of:=[.J201]-[.N201]" office:value-type="float" office:value="-0.544461886930529">
            <text:p>-0,5444618869</text:p>
          </table:table-cell>
        </table:table-row>
        <table:table-row table:style-name="ro1">
          <table:table-cell table:style-name="ce1" office:value-type="float" office:value="1568914070">
            <text:p>1568914070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3170107">
            <text:p>3170107</text:p>
          </table:table-cell>
          <table:table-cell table:style-name="ce1" office:value-type="string">
            <text:p>UBERABA</text:p>
          </table:table-cell>
          <table:table-cell table:style-name="ce1" office:value-type="float" office:value="29758">
            <text:p>29758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295988">
            <text:p>295988</text:p>
          </table:table-cell>
          <table:table-cell table:style-name="ce1" office:value-type="float" office:value="396.2691">
            <text:p>396,2691</text:p>
          </table:table-cell>
          <table:table-cell table:style-name="ce1" table:formula="of:=LOG([.F202])" office:value-type="float" office:value="4.47360373943595">
            <text:p>4,4736037394</text:p>
          </table:table-cell>
          <table:table-cell table:formula="of:=[.G202]*[.H202]" office:value-type="float" office:value="1491519938524">
            <text:p>1491519938524</text:p>
          </table:table-cell>
          <table:table-cell table:formula="of:=LOG([.K202])" office:value-type="float" office:value="12.1736290633522">
            <text:p>12,1736290634</text:p>
          </table:table-cell>
          <table:table-cell table:formula="of:=LOG([.I202])" office:value-type="float" office:value="2.59799020853734">
            <text:p>2,5979902085</text:p>
          </table:table-cell>
          <table:table-cell table:formula="of:=0.371+0.433*[.L202]-0.224*[.M202]" office:value-type="float" office:value="5.06023157771913">
            <text:p>5,0602315777</text:p>
          </table:table-cell>
          <table:table-cell table:formula="of:=[.J202]-[.N202]" office:value-type="float" office:value="-0.586627838283174">
            <text:p>-0,5866278383</text:p>
          </table:table-cell>
        </table:table-row>
        <table:table-row table:style-name="ro1">
          <table:table-cell table:style-name="ce1" office:value-type="float" office:value="1167476919">
            <text:p>1167476919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2111300">
            <text:p>2111300</text:p>
          </table:table-cell>
          <table:table-cell table:style-name="ce1" office:value-type="string">
            <text:p>SÃO LUÍS</text:p>
          </table:table-cell>
          <table:table-cell table:style-name="ce1" office:value-type="float" office:value="37414">
            <text:p>37414</text:p>
          </table:table-cell>
          <table:table-cell table:style-name="ce1" office:value-type="float" office:value="3706628">
            <text:p>3706628</text:p>
          </table:table-cell>
          <table:table-cell table:style-name="ce1" office:value-type="float" office:value="1309330">
            <text:p>1309330</text:p>
          </table:table-cell>
          <table:table-cell table:style-name="ce1" office:value-type="float" office:value="1207.9128">
            <text:p>1207,9128</text:p>
          </table:table-cell>
          <table:table-cell table:style-name="ce1" table:formula="of:=LOG([.F203])" office:value-type="float" office:value="4.57303414190742">
            <text:p>4,5730341419</text:p>
          </table:table-cell>
          <table:table-cell table:formula="of:=[.G203]*[.H203]" office:value-type="float" office:value="4853199239240">
            <text:p>4853199239240</text:p>
          </table:table-cell>
          <table:table-cell table:formula="of:=LOG([.K203])" office:value-type="float" office:value="12.6860281208488">
            <text:p>12,6860281208</text:p>
          </table:table-cell>
          <table:table-cell table:formula="of:=LOG([.I203])" office:value-type="float" office:value="3.08203558341944">
            <text:p>3,0820355834</text:p>
          </table:table-cell>
          <table:table-cell table:formula="of:=0.371+0.433*[.L203]-0.224*[.M203]" office:value-type="float" office:value="5.17367420564159">
            <text:p>5,1736742056</text:p>
          </table:table-cell>
          <table:table-cell table:formula="of:=[.J203]-[.N203]" office:value-type="float" office:value="-0.600640063734172">
            <text:p>-0,6006400637</text:p>
          </table:table-cell>
        </table:table-row>
        <table:table-row table:style-name="ro1">
          <table:table-cell table:style-name="ce1" office:value-type="float" office:value="953334025">
            <text:p>953334025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40522">
            <text:p>40522</text:p>
          </table:table-cell>
          <table:table-cell table:style-name="ce1" office:value-type="float" office:value="3706628">
            <text:p>3706628</text:p>
          </table:table-cell>
          <table:table-cell table:style-name="ce1" office:value-type="float" office:value="2125135">
            <text:p>2125135</text:p>
          </table:table-cell>
          <table:table-cell table:style-name="ce1" office:value-type="float" office:value="1680.1043">
            <text:p>1680,1043</text:p>
          </table:table-cell>
          <table:table-cell table:style-name="ce1" table:formula="of:=LOG([.F204])" office:value-type="float" office:value="4.60769087221461">
            <text:p>4,6076908722</text:p>
          </table:table-cell>
          <table:table-cell table:formula="of:=[.G204]*[.H204]" office:value-type="float" office:value="7877084894780">
            <text:p>7877084894780</text:p>
          </table:table-cell>
          <table:table-cell table:formula="of:=LOG([.K204])" office:value-type="float" office:value="12.8963655260756">
            <text:p>12,8963655261</text:p>
          </table:table-cell>
          <table:table-cell table:formula="of:=LOG([.I204])" office:value-type="float" office:value="3.22533624333802">
            <text:p>3,2253362433</text:p>
          </table:table-cell>
          <table:table-cell table:formula="of:=0.371+0.433*[.L204]-0.224*[.M204]" office:value-type="float" office:value="5.23265095428302">
            <text:p>5,2326509543</text:p>
          </table:table-cell>
          <table:table-cell table:formula="of:=[.J204]-[.N204]" office:value-type="float" office:value="-0.624960082068413">
            <text:p>-0,6249600821</text:p>
          </table:table-cell>
        </table:table-row>
        <table:table-row table:style-name="ro1">
          <table:table-cell table:style-name="ce1" office:value-type="float" office:value="2101834954">
            <text:p>2101834954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4305108">
            <text:p>4305108</text:p>
          </table:table-cell>
          <table:table-cell table:style-name="ce1" office:value-type="string">
            <text:p>CAXIAS DO SUL</text:p>
          </table:table-cell>
          <table:table-cell table:style-name="ce1" office:value-type="float" office:value="26549">
            <text:p>26549</text:p>
          </table:table-cell>
          <table:table-cell table:style-name="ce1" office:value-type="float" office:value="2993678">
            <text:p>2993678</text:p>
          </table:table-cell>
          <table:table-cell table:style-name="ce1" office:value-type="float" office:value="499199">
            <text:p>499199</text:p>
          </table:table-cell>
          <table:table-cell table:style-name="ce1" office:value-type="float" office:value="432.6825">
            <text:p>432,6825</text:p>
          </table:table-cell>
          <table:table-cell table:style-name="ce1" table:formula="of:=LOG([.F205])" office:value-type="float" office:value="4.42404816750182">
            <text:p>4,4240481675</text:p>
          </table:table-cell>
          <table:table-cell table:formula="of:=[.G205]*[.H205]" office:value-type="float" office:value="1494441063922">
            <text:p>1494441063922</text:p>
          </table:table-cell>
          <table:table-cell table:formula="of:=LOG([.K205])" office:value-type="float" office:value="12.174478792498">
            <text:p>12,1744787925</text:p>
          </table:table-cell>
          <table:table-cell table:formula="of:=LOG([.I205])" office:value-type="float" office:value="2.63616933035674">
            <text:p>2,6361693304</text:p>
          </table:table-cell>
          <table:table-cell table:formula="of:=0.371+0.433*[.L205]-0.224*[.M205]" office:value-type="float" office:value="5.05204738715171">
            <text:p>5,0520473872</text:p>
          </table:table-cell>
          <table:table-cell table:formula="of:=[.J205]-[.N205]" office:value-type="float" office:value="-0.627999219649891">
            <text:p>-0,6279992196</text:p>
          </table:table-cell>
        </table:table-row>
        <table:table-row table:style-name="ro1">
          <table:table-cell table:style-name="ce1" office:value-type="float" office:value="2108810893">
            <text:p>2108810893</text:p>
          </table:table-cell>
          <table:table-cell table:style-name="ce1" office:value-type="float" office:value="5208707">
            <text:p>5208707</text:p>
          </table:table-cell>
          <table:table-cell table:style-name="ce1" office:value-type="string">
            <text:p>GOIÂNIA</text:p>
          </table:table-cell>
          <table:table-cell table:style-name="ce1" office:value-type="float" office:value="3543402">
            <text:p>3543402</text:p>
          </table:table-cell>
          <table:table-cell table:style-name="ce1" office:value-type="string">
            <text:p>RIBEIRÃO PRETO</text:p>
          </table:table-cell>
          <table:table-cell table:style-name="ce1" office:value-type="float" office:value="26183">
            <text:p>26183</text:p>
          </table:table-cell>
          <table:table-cell table:style-name="ce1" office:value-type="float" office:value="2011735">
            <text:p>2011735</text:p>
          </table:table-cell>
          <table:table-cell table:style-name="ce1" office:value-type="float" office:value="791295">
            <text:p>791295</text:p>
          </table:table-cell>
          <table:table-cell table:style-name="ce1" office:value-type="float" office:value="495.8704">
            <text:p>495,8704</text:p>
          </table:table-cell>
          <table:table-cell table:style-name="ce1" table:formula="of:=LOG([.F206])" office:value-type="float" office:value="4.41801940572894">
            <text:p>4,4180194057</text:p>
          </table:table-cell>
          <table:table-cell table:formula="of:=[.G206]*[.H206]" office:value-type="float" office:value="1591875846825">
            <text:p>1591875846825</text:p>
          </table:table-cell>
          <table:table-cell table:formula="of:=LOG([.K206])" office:value-type="float" office:value="12.201909193338">
            <text:p>12,2019091933</text:p>
          </table:table-cell>
          <table:table-cell table:formula="of:=LOG([.I206])" office:value-type="float" office:value="2.69536818471713">
            <text:p>2,6953681847</text:p>
          </table:table-cell>
          <table:table-cell table:formula="of:=0.371+0.433*[.L206]-0.224*[.M206]" office:value-type="float" office:value="5.0506642073387">
            <text:p>5,0506642073</text:p>
          </table:table-cell>
          <table:table-cell table:formula="of:=[.J206]-[.N206]" office:value-type="float" office:value="-0.632644801609763">
            <text:p>-0,6326448016</text:p>
          </table:table-cell>
        </table:table-row>
        <table:table-row table:style-name="ro1">
          <table:table-cell table:style-name="ce1" office:value-type="float" office:value="1617993805">
            <text:p>1617993805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3170206">
            <text:p>3170206</text:p>
          </table:table-cell>
          <table:table-cell table:style-name="ce1" office:value-type="string">
            <text:p>UBERLÂNDIA</text:p>
          </table:table-cell>
          <table:table-cell table:style-name="ce1" office:value-type="float" office:value="47151">
            <text:p>47151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604013">
            <text:p>604013</text:p>
          </table:table-cell>
          <table:table-cell table:style-name="ce1" office:value-type="float" office:value="652.9798">
            <text:p>652,9798</text:p>
          </table:table-cell>
          <table:table-cell table:style-name="ce1" table:formula="of:=LOG([.F207])" office:value-type="float" office:value="4.67349090788727">
            <text:p>4,6734909079</text:p>
          </table:table-cell>
          <table:table-cell table:formula="of:=[.G207]*[.H207]" office:value-type="float" office:value="7229415288649">
            <text:p>7229415288649</text:p>
          </table:table-cell>
          <table:table-cell table:formula="of:=LOG([.K207])" office:value-type="float" office:value="12.859103173203">
            <text:p>12,8591031732</text:p>
          </table:table-cell>
          <table:table-cell table:formula="of:=LOG([.I207])" office:value-type="float" office:value="2.8148997465366">
            <text:p>2,8148997465</text:p>
          </table:table-cell>
          <table:table-cell table:formula="of:=0.371+0.433*[.L207]-0.224*[.M207]" office:value-type="float" office:value="5.30845413077268">
            <text:p>5,3084541308</text:p>
          </table:table-cell>
          <table:table-cell table:formula="of:=[.J207]-[.N207]" office:value-type="float" office:value="-0.634963222885409">
            <text:p>-0,6349632229</text:p>
          </table:table-cell>
        </table:table-row>
        <table:table-row table:style-name="ro1">
          <table:table-cell table:style-name="ce1" office:value-type="float" office:value="1328572904">
            <text:p>1328572904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2704302">
            <text:p>2704302</text:p>
          </table:table-cell>
          <table:table-cell table:style-name="ce1" office:value-type="string">
            <text:p>MACEIÓ</text:p>
          </table:table-cell>
          <table:table-cell table:style-name="ce1" office:value-type="float" office:value="45380">
            <text:p>45380</text:p>
          </table:table-cell>
          <table:table-cell table:style-name="ce1" office:value-type="float" office:value="3706628">
            <text:p>3706628</text:p>
          </table:table-cell>
          <table:table-cell table:style-name="ce1" office:value-type="float" office:value="1028249">
            <text:p>1028249</text:p>
          </table:table-cell>
          <table:table-cell table:style-name="ce1" office:value-type="float" office:value="197.6849">
            <text:p>197,6849</text:p>
          </table:table-cell>
          <table:table-cell table:style-name="ce1" table:formula="of:=LOG([.F208])" office:value-type="float" office:value="4.65686449154892">
            <text:p>4,6568644915</text:p>
          </table:table-cell>
          <table:table-cell table:formula="of:=[.G208]*[.H208]" office:value-type="float" office:value="3811336534372">
            <text:p>3811336534372</text:p>
          </table:table-cell>
          <table:table-cell table:formula="of:=LOG([.K208])" office:value-type="float" office:value="12.581077297911">
            <text:p>12,5810772979</text:p>
          </table:table-cell>
          <table:table-cell table:formula="of:=LOG([.I208])" office:value-type="float" office:value="2.29597349735045">
            <text:p>2,2959734974</text:p>
          </table:table-cell>
          <table:table-cell table:formula="of:=0.371+0.433*[.L208]-0.224*[.M208]" office:value-type="float" office:value="5.30430840658894">
            <text:p>5,3043084066</text:p>
          </table:table-cell>
          <table:table-cell table:formula="of:=[.J208]-[.N208]" office:value-type="float" office:value="-0.647443915040026">
            <text:p>-0,647443915</text:p>
          </table:table-cell>
        </table:table-row>
        <table:table-row table:style-name="ro1">
          <table:table-cell table:style-name="ce1" office:value-type="float" office:value="2125936139">
            <text:p>2125936139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3549805">
            <text:p>3549805</text:p>
          </table:table-cell>
          <table:table-cell table:style-name="ce1" office:value-type="string">
            <text:p>SÃO JOSÉ DO RIO PRETO</text:p>
          </table:table-cell>
          <table:table-cell table:style-name="ce1" office:value-type="float" office:value="25507">
            <text:p>25507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502494">
            <text:p>502494</text:p>
          </table:table-cell>
          <table:table-cell table:style-name="ce1" office:value-type="float" office:value="551.4884">
            <text:p>551,4884</text:p>
          </table:table-cell>
          <table:table-cell table:style-name="ce1" table:formula="of:=LOG([.F209])" office:value-type="float" office:value="4.40665938216675">
            <text:p>4,4066593822</text:p>
          </table:table-cell>
          <table:table-cell table:formula="of:=[.G209]*[.H209]" office:value-type="float" office:value="1738949328678">
            <text:p>1738949328678</text:p>
          </table:table-cell>
          <table:table-cell table:formula="of:=LOG([.K209])" office:value-type="float" office:value="12.2402869272608">
            <text:p>12,2402869273</text:p>
          </table:table-cell>
          <table:table-cell table:formula="of:=LOG([.I209])" office:value-type="float" office:value="2.74153638192766">
            <text:p>2,7415363819</text:p>
          </table:table-cell>
          <table:table-cell table:formula="of:=0.371+0.433*[.L209]-0.224*[.M209]" office:value-type="float" office:value="5.05694008995214">
            <text:p>5,05694009</text:p>
          </table:table-cell>
          <table:table-cell table:formula="of:=[.J209]-[.N209]" office:value-type="float" office:value="-0.650280707785385">
            <text:p>-0,6502807078</text:p>
          </table:table-cell>
        </table:table-row>
        <table:table-row table:style-name="ro1">
          <table:table-cell table:style-name="ce1" office:value-type="float" office:value="1080000308">
            <text:p>1080000308</text:p>
          </table:table-cell>
          <table:table-cell table:style-name="ce1" office:value-type="float" office:value="2111300">
            <text:p>2111300</text:p>
          </table:table-cell>
          <table:table-cell table:style-name="ce1" office:value-type="string">
            <text:p>SÃO LUÍS</text:p>
          </table:table-cell>
          <table:table-cell table:style-name="ce1" office:value-type="float" office:value="2211001">
            <text:p>2211001</text:p>
          </table:table-cell>
          <table:table-cell table:style-name="ce1" office:value-type="string">
            <text:p>TERESINA</text:p>
          </table:table-cell>
          <table:table-cell table:style-name="ce1" office:value-type="float" office:value="25082">
            <text:p>25082</text:p>
          </table:table-cell>
          <table:table-cell table:style-name="ce1" office:value-type="float" office:value="1309330">
            <text:p>1309330</text:p>
          </table:table-cell>
          <table:table-cell table:style-name="ce1" office:value-type="float" office:value="982968">
            <text:p>982968</text:p>
          </table:table-cell>
          <table:table-cell table:style-name="ce1" office:value-type="float" office:value="330.7037">
            <text:p>330,7037</text:p>
          </table:table-cell>
          <table:table-cell table:style-name="ce1" table:formula="of:=LOG([.F210])" office:value-type="float" office:value="4.39936216351167">
            <text:p>4,3993621635</text:p>
          </table:table-cell>
          <table:table-cell table:formula="of:=[.G210]*[.H210]" office:value-type="float" office:value="1287029491440">
            <text:p>1287029491440</text:p>
          </table:table-cell>
          <table:table-cell table:formula="of:=LOG([.K210])" office:value-type="float" office:value="12.1095884985927">
            <text:p>12,1095884986</text:p>
          </table:table-cell>
          <table:table-cell table:formula="of:=LOG([.I210])" office:value-type="float" office:value="2.51943905394181">
            <text:p>2,5194390539</text:p>
          </table:table-cell>
          <table:table-cell table:formula="of:=0.371+0.433*[.L210]-0.224*[.M210]" office:value-type="float" office:value="5.05009747180769">
            <text:p>5,0500974718</text:p>
          </table:table-cell>
          <table:table-cell table:formula="of:=[.J210]-[.N210]" office:value-type="float" office:value="-0.650735308296025">
            <text:p>-0,6507353083</text:p>
          </table:table-cell>
        </table:table-row>
        <table:table-row table:style-name="ro1">
          <table:table-cell table:style-name="ce1" office:value-type="float" office:value="1769812223">
            <text:p>1769812223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3529005">
            <text:p>3529005</text:p>
          </table:table-cell>
          <table:table-cell table:style-name="ce1" office:value-type="string">
            <text:p>MARÍLIA</text:p>
          </table:table-cell>
          <table:table-cell table:style-name="ce1" office:value-type="float" office:value="39375">
            <text:p>39375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216745">
            <text:p>216745</text:p>
          </table:table-cell>
          <table:table-cell table:style-name="ce1" office:value-type="float" office:value="351.3531">
            <text:p>351,3531</text:p>
          </table:table-cell>
          <table:table-cell table:style-name="ce1" table:formula="of:=LOG([.F211])" office:value-type="float" office:value="4.59522056679766">
            <text:p>4,5952205668</text:p>
          </table:table-cell>
          <table:table-cell table:formula="of:=[.G211]*[.H211]" office:value-type="float" office:value="4355882866705">
            <text:p>4355882866705</text:p>
          </table:table-cell>
          <table:table-cell table:formula="of:=LOG([.K211])" office:value-type="float" office:value="12.6390761927027">
            <text:p>12,6390761927</text:p>
          </table:table-cell>
          <table:table-cell table:formula="of:=LOG([.I211])" office:value-type="float" office:value="2.54574378968469">
            <text:p>2,5457437897</text:p>
          </table:table-cell>
          <table:table-cell table:formula="of:=0.371+0.433*[.L211]-0.224*[.M211]" office:value-type="float" office:value="5.27347338255092">
            <text:p>5,2734733826</text:p>
          </table:table-cell>
          <table:table-cell table:formula="of:=[.J211]-[.N211]" office:value-type="float" office:value="-0.678252815753259">
            <text:p>-0,6782528158</text:p>
          </table:table-cell>
        </table:table-row>
        <table:table-row table:style-name="ro1">
          <table:table-cell table:style-name="ce1" office:value-type="float" office:value="1930932640">
            <text:p>1930932640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27786">
            <text:p>27786</text:p>
          </table:table-cell>
          <table:table-cell table:style-name="ce1" office:value-type="float" office:value="5039123">
            <text:p>5039123</text:p>
          </table:table-cell>
          <table:table-cell table:style-name="ce1" office:value-type="float" office:value="803694">
            <text:p>803694</text:p>
          </table:table-cell>
          <table:table-cell table:style-name="ce1" office:value-type="float" office:value="1306.6168">
            <text:p>1306,6168</text:p>
          </table:table-cell>
          <table:table-cell table:style-name="ce1" table:formula="of:=LOG([.F212])" office:value-type="float" office:value="4.44382603137754">
            <text:p>4,4438260314</text:p>
          </table:table-cell>
          <table:table-cell table:formula="of:=[.G212]*[.H212]" office:value-type="float" office:value="4049912920362">
            <text:p>4049912920362</text:p>
          </table:table-cell>
          <table:table-cell table:formula="of:=LOG([.K212])" office:value-type="float" office:value="12.6074456852856">
            <text:p>12,6074456853</text:p>
          </table:table-cell>
          <table:table-cell table:formula="of:=LOG([.I212])" office:value-type="float" office:value="3.11614823788899">
            <text:p>3,1161482379</text:p>
          </table:table-cell>
          <table:table-cell table:formula="of:=0.371+0.433*[.L212]-0.224*[.M212]" office:value-type="float" office:value="5.13200677644152">
            <text:p>5,1320067764</text:p>
          </table:table-cell>
          <table:table-cell table:formula="of:=[.J212]-[.N212]" office:value-type="float" office:value="-0.688180745063982">
            <text:p>-0,6881807451</text:p>
          </table:table-cell>
        </table:table-row>
        <table:table-row table:style-name="ro1">
          <table:table-cell table:style-name="ce1" office:value-type="float" office:value="1970741811">
            <text:p>1970741811</text:p>
          </table:table-cell>
          <table:table-cell table:style-name="ce1" office:value-type="float" office:value="5208707">
            <text:p>5208707</text:p>
          </table:table-cell>
          <table:table-cell table:style-name="ce1" office:value-type="string">
            <text:p>GOIÂNIA</text:p>
          </table:table-cell>
          <table:table-cell table:style-name="ce1" office:value-type="float" office:value="3170206">
            <text:p>3170206</text:p>
          </table:table-cell>
          <table:table-cell table:style-name="ce1" office:value-type="string">
            <text:p>UBERLÂNDIA</text:p>
          </table:table-cell>
          <table:table-cell table:style-name="ce1" office:value-type="float" office:value="23752">
            <text:p>23752</text:p>
          </table:table-cell>
          <table:table-cell table:style-name="ce1" office:value-type="float" office:value="2011735">
            <text:p>2011735</text:p>
          </table:table-cell>
          <table:table-cell table:style-name="ce1" office:value-type="float" office:value="604013">
            <text:p>604013</text:p>
          </table:table-cell>
          <table:table-cell table:style-name="ce1" office:value-type="float" office:value="256.3086">
            <text:p>256,3086</text:p>
          </table:table-cell>
          <table:table-cell table:style-name="ce1" table:formula="of:=LOG([.F213])" office:value-type="float" office:value="4.37570018458799">
            <text:p>4,3757001846</text:p>
          </table:table-cell>
          <table:table-cell table:formula="of:=[.G213]*[.H213]" office:value-type="float" office:value="1215114092555">
            <text:p>1215114092555</text:p>
          </table:table-cell>
          <table:table-cell table:formula="of:=LOG([.K213])" office:value-type="float" office:value="12.084617057721">
            <text:p>12,0846170577</text:p>
          </table:table-cell>
          <table:table-cell table:formula="of:=LOG([.I213])" office:value-type="float" office:value="2.40876317844286">
            <text:p>2,4087631784</text:p>
          </table:table-cell>
          <table:table-cell table:formula="of:=0.371+0.433*[.L213]-0.224*[.M213]" office:value-type="float" office:value="5.06407623402198">
            <text:p>5,064076234</text:p>
          </table:table-cell>
          <table:table-cell table:formula="of:=[.J213]-[.N213]" office:value-type="float" office:value="-0.68837604943399">
            <text:p>-0,6883760494</text:p>
          </table:table-cell>
        </table:table-row>
        <table:table-row table:style-name="ro1">
          <table:table-cell table:style-name="ce1" office:value-type="float" office:value="1739456010">
            <text:p>1739456010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5208707">
            <text:p>5208707</text:p>
          </table:table-cell>
          <table:table-cell table:style-name="ce1" office:value-type="string">
            <text:p>GOIÂNIA</text:p>
          </table:table-cell>
          <table:table-cell table:style-name="ce1" office:value-type="float" office:value="32886">
            <text:p>32886</text:p>
          </table:table-cell>
          <table:table-cell table:style-name="ce1" office:value-type="float" office:value="3706628">
            <text:p>3706628</text:p>
          </table:table-cell>
          <table:table-cell table:style-name="ce1" office:value-type="float" office:value="2011735">
            <text:p>2011735</text:p>
          </table:table-cell>
          <table:table-cell table:style-name="ce1" office:value-type="float" office:value="1771.4562">
            <text:p>1771,4562</text:p>
          </table:table-cell>
          <table:table-cell table:style-name="ce1" table:formula="of:=LOG([.F214])" office:value-type="float" office:value="4.51701105245584">
            <text:p>4,5170110525</text:p>
          </table:table-cell>
          <table:table-cell table:formula="of:=[.G214]*[.H214]" office:value-type="float" office:value="7456753279580">
            <text:p>7456753279580</text:p>
          </table:table-cell>
          <table:table-cell table:formula="of:=LOG([.K214])" office:value-type="float" office:value="12.8725497738953">
            <text:p>12,8725497739</text:p>
          </table:table-cell>
          <table:table-cell table:formula="of:=LOG([.I214])" office:value-type="float" office:value="3.24833041868812">
            <text:p>3,2483304187</text:p>
          </table:table-cell>
          <table:table-cell table:formula="of:=0.371+0.433*[.L214]-0.224*[.M214]" office:value-type="float" office:value="5.21718803831054">
            <text:p>5,2171880383</text:p>
          </table:table-cell>
          <table:table-cell table:formula="of:=[.J214]-[.N214]" office:value-type="float" office:value="-0.700176985854692">
            <text:p>-0,7001769859</text:p>
          </table:table-cell>
        </table:table-row>
        <table:table-row table:style-name="ro1">
          <table:table-cell table:style-name="ce1" office:value-type="float" office:value="2077785416">
            <text:p>2077785416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4205407">
            <text:p>4205407</text:p>
          </table:table-cell>
          <table:table-cell table:style-name="ce1" office:value-type="string">
            <text:p>FLORIANÓPOLIS</text:p>
          </table:table-cell>
          <table:table-cell table:style-name="ce1" office:value-type="float" office:value="31932">
            <text:p>31932</text:p>
          </table:table-cell>
          <table:table-cell table:style-name="ce1" office:value-type="float" office:value="2993678">
            <text:p>2993678</text:p>
          </table:table-cell>
          <table:table-cell table:style-name="ce1" office:value-type="float" office:value="866098">
            <text:p>866098</text:p>
          </table:table-cell>
          <table:table-cell table:style-name="ce1" office:value-type="float" office:value="238.2391">
            <text:p>238,2391</text:p>
          </table:table-cell>
          <table:table-cell table:style-name="ce1" table:formula="of:=LOG([.F215])" office:value-type="float" office:value="4.50422612059901">
            <text:p>4,5042261206</text:p>
          </table:table-cell>
          <table:table-cell table:formula="of:=[.G215]*[.H215]" office:value-type="float" office:value="2592818528444">
            <text:p>2592818528444</text:p>
          </table:table-cell>
          <table:table-cell table:formula="of:=LOG([.K215])" office:value-type="float" office:value="12.4137721215309">
            <text:p>12,4137721215</text:p>
          </table:table-cell>
          <table:table-cell table:formula="of:=LOG([.I215])" office:value-type="float" office:value="2.37701303976937">
            <text:p>2,3770130398</text:p>
          </table:table-cell>
          <table:table-cell table:formula="of:=0.371+0.433*[.L215]-0.224*[.M215]" office:value-type="float" office:value="5.21371240771453">
            <text:p>5,2137124077</text:p>
          </table:table-cell>
          <table:table-cell table:formula="of:=[.J215]-[.N215]" office:value-type="float" office:value="-0.709486287115519">
            <text:p>-0,7094862871</text:p>
          </table:table-cell>
        </table:table-row>
        <table:table-row table:style-name="ro1">
          <table:table-cell table:style-name="ce1" office:value-type="float" office:value="1159120291">
            <text:p>1159120291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721000">
            <text:p>1721000</text:p>
          </table:table-cell>
          <table:table-cell table:style-name="ce1" office:value-type="string">
            <text:p>PALMAS</text:p>
          </table:table-cell>
          <table:table-cell table:style-name="ce1" office:value-type="float" office:value="26436">
            <text:p>26436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228332">
            <text:p>228332</text:p>
          </table:table-cell>
          <table:table-cell table:style-name="ce1" office:value-type="float" office:value="1428.8175">
            <text:p>1428,8175</text:p>
          </table:table-cell>
          <table:table-cell table:style-name="ce1" table:formula="of:=LOG([.F216])" office:value-type="float" office:value="4.42219574319839">
            <text:p>4,4221957432</text:p>
          </table:table-cell>
          <table:table-cell table:formula="of:=[.G216]*[.H216]" office:value-type="float" office:value="4588744592588">
            <text:p>4588744592588</text:p>
          </table:table-cell>
          <table:table-cell table:formula="of:=LOG([.K216])" office:value-type="float" office:value="12.6616938857364">
            <text:p>12,6616938857</text:p>
          </table:table-cell>
          <table:table-cell table:formula="of:=LOG([.I216])" office:value-type="float" office:value="3.15497676076822">
            <text:p>3,1549767608</text:p>
          </table:table-cell>
          <table:table-cell table:formula="of:=0.371+0.433*[.L216]-0.224*[.M216]" office:value-type="float" office:value="5.14679865811177">
            <text:p>5,1467986581</text:p>
          </table:table-cell>
          <table:table-cell table:formula="of:=[.J216]-[.N216]" office:value-type="float" office:value="-0.724602914913378">
            <text:p>-0,7246029149</text:p>
          </table:table-cell>
        </table:table-row>
        <table:table-row table:style-name="ro1">
          <table:table-cell table:style-name="ce1" office:value-type="float" office:value="2105949759">
            <text:p>2105949759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4113700">
            <text:p>4113700</text:p>
          </table:table-cell>
          <table:table-cell table:style-name="ce1" office:value-type="string">
            <text:p>LONDRINA</text:p>
          </table:table-cell>
          <table:table-cell table:style-name="ce1" office:value-type="float" office:value="21795">
            <text:p>21795</text:p>
          </table:table-cell>
          <table:table-cell table:style-name="ce1" office:value-type="float" office:value="2919754">
            <text:p>2919754</text:p>
          </table:table-cell>
          <table:table-cell table:style-name="ce1" office:value-type="float" office:value="709494">
            <text:p>709494</text:p>
          </table:table-cell>
          <table:table-cell table:style-name="ce1" office:value-type="float" office:value="707.7576">
            <text:p>707,7576</text:p>
          </table:table-cell>
          <table:table-cell table:style-name="ce1" table:formula="of:=LOG([.F217])" office:value-type="float" office:value="4.3383568733537">
            <text:p>4,3383568734</text:p>
          </table:table-cell>
          <table:table-cell table:formula="of:=[.G217]*[.H217]" office:value-type="float" office:value="2071547944476">
            <text:p>2071547944476</text:p>
          </table:table-cell>
          <table:table-cell table:formula="of:=LOG([.K217])" office:value-type="float" office:value="12.3162949891817">
            <text:p>12,3162949892</text:p>
          </table:table-cell>
          <table:table-cell table:formula="of:=LOG([.I217])" office:value-type="float" office:value="2.84988454157701">
            <text:p>2,8498845416</text:p>
          </table:table-cell>
          <table:table-cell table:formula="of:=0.371+0.433*[.L217]-0.224*[.M217]" office:value-type="float" office:value="5.06558159300242">
            <text:p>5,065581593</text:p>
          </table:table-cell>
          <table:table-cell table:formula="of:=[.J217]-[.N217]" office:value-type="float" office:value="-0.727224719648722">
            <text:p>-0,7272247196</text:p>
          </table:table-cell>
        </table:table-row>
        <table:table-row table:style-name="ro1">
          <table:table-cell table:style-name="ce1" office:value-type="float" office:value="1983684923">
            <text:p>1983684923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3170206">
            <text:p>3170206</text:p>
          </table:table-cell>
          <table:table-cell table:style-name="ce1" office:value-type="string">
            <text:p>UBERLÂNDIA</text:p>
          </table:table-cell>
          <table:table-cell table:style-name="ce1" office:value-type="float" office:value="25887">
            <text:p>25887</text:p>
          </table:table-cell>
          <table:table-cell table:style-name="ce1" office:value-type="float" office:value="3460637">
            <text:p>3460637</text:p>
          </table:table-cell>
          <table:table-cell table:style-name="ce1" office:value-type="float" office:value="604013">
            <text:p>604013</text:p>
          </table:table-cell>
          <table:table-cell table:style-name="ce1" office:value-type="float" office:value="333.566">
            <text:p>333,566</text:p>
          </table:table-cell>
          <table:table-cell table:style-name="ce1" table:formula="of:=LOG([.F218])" office:value-type="float" office:value="4.41308172370883">
            <text:p>4,4130817237</text:p>
          </table:table-cell>
          <table:table-cell table:formula="of:=[.G218]*[.H218]" office:value-type="float" office:value="2090269736281">
            <text:p>2090269736281</text:p>
          </table:table-cell>
          <table:table-cell table:formula="of:=LOG([.K218])" office:value-type="float" office:value="12.3202023327233">
            <text:p>12,3202023327</text:p>
          </table:table-cell>
          <table:table-cell table:formula="of:=LOG([.I218])" office:value-type="float" office:value="2.52318177708291">
            <text:p>2,5231817771</text:p>
          </table:table-cell>
          <table:table-cell table:formula="of:=0.371+0.433*[.L218]-0.224*[.M218]" office:value-type="float" office:value="5.14045489200263">
            <text:p>5,140454892</text:p>
          </table:table-cell>
          <table:table-cell table:formula="of:=[.J218]-[.N218]" office:value-type="float" office:value="-0.727373168293804">
            <text:p>-0,7273731683</text:p>
          </table:table-cell>
        </table:table-row>
        <table:table-row table:style-name="ro1">
          <table:table-cell table:style-name="ce1" office:value-type="float" office:value="1324685341">
            <text:p>1324685341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2211001">
            <text:p>2211001</text:p>
          </table:table-cell>
          <table:table-cell table:style-name="ce1" office:value-type="string">
            <text:p>TERESINA</text:p>
          </table:table-cell>
          <table:table-cell table:style-name="ce1" office:value-type="float" office:value="35021">
            <text:p>35021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982968">
            <text:p>982968</text:p>
          </table:table-cell>
          <table:table-cell table:style-name="ce1" office:value-type="float" office:value="1905.2655">
            <text:p>1905,2655</text:p>
          </table:table-cell>
          <table:table-cell table:style-name="ce1" table:formula="of:=LOG([.F219])" office:value-type="float" office:value="4.54432854289767">
            <text:p>4,5443285429</text:p>
          </table:table-cell>
          <table:table-cell table:formula="of:=[.G219]*[.H219]" office:value-type="float" office:value="11765117451864">
            <text:p>11765117451864</text:p>
          </table:table-cell>
          <table:table-cell table:formula="of:=LOG([.K219])" office:value-type="float" office:value="13.0705962671212">
            <text:p>13,0705962671</text:p>
          </table:table-cell>
          <table:table-cell table:formula="of:=LOG([.I219])" office:value-type="float" office:value="3.2799555034503">
            <text:p>3,2799555035</text:p>
          </table:table-cell>
          <table:table-cell table:formula="of:=0.371+0.433*[.L219]-0.224*[.M219]" office:value-type="float" office:value="5.29585815089061">
            <text:p>5,2958581509</text:p>
          </table:table-cell>
          <table:table-cell table:formula="of:=[.J219]-[.N219]" office:value-type="float" office:value="-0.751529607992949">
            <text:p>-0,751529608</text:p>
          </table:table-cell>
        </table:table-row>
        <table:table-row table:style-name="ro1">
          <table:table-cell table:style-name="ce1" office:value-type="float" office:value="839921663">
            <text:p>839921663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100205">
            <text:p>1100205</text:p>
          </table:table-cell>
          <table:table-cell table:style-name="ce1" office:value-type="string">
            <text:p>PORTO VELHO</text:p>
          </table:table-cell>
          <table:table-cell table:style-name="ce1" office:value-type="float" office:value="28360">
            <text:p>28360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428527">
            <text:p>428527</text:p>
          </table:table-cell>
          <table:table-cell table:style-name="ce1" office:value-type="float" office:value="2362.2884">
            <text:p>2362,2884</text:p>
          </table:table-cell>
          <table:table-cell table:style-name="ce1" table:formula="of:=LOG([.F220])" office:value-type="float" office:value="4.45270622651103">
            <text:p>4,4527062265</text:p>
          </table:table-cell>
          <table:table-cell table:formula="of:=[.G220]*[.H220]" office:value-type="float" office:value="8612025270343">
            <text:p>8612025270343</text:p>
          </table:table-cell>
          <table:table-cell table:formula="of:=LOG([.K220])" office:value-type="float" office:value="12.9351052955075">
            <text:p>12,9351052955</text:p>
          </table:table-cell>
          <table:table-cell table:formula="of:=LOG([.I220])" office:value-type="float" office:value="3.37333291735991">
            <text:p>3,3733329174</text:p>
          </table:table-cell>
          <table:table-cell table:formula="of:=0.371+0.433*[.L220]-0.224*[.M220]" office:value-type="float" office:value="5.21627401946613">
            <text:p>5,2162740195</text:p>
          </table:table-cell>
          <table:table-cell table:formula="of:=[.J220]-[.N220]" office:value-type="float" office:value="-0.763567792955103">
            <text:p>-0,763567793</text:p>
          </table:table-cell>
        </table:table-row>
        <table:table-row table:style-name="ro1">
          <table:table-cell table:style-name="ce1" office:value-type="float" office:value="1502161431">
            <text:p>1502161431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25936">
            <text:p>25936</text:p>
          </table:table-cell>
          <table:table-cell table:style-name="ce1" office:value-type="float" office:value="2919754">
            <text:p>2919754</text:p>
          </table:table-cell>
          <table:table-cell table:style-name="ce1" office:value-type="float" office:value="3327021">
            <text:p>3327021</text:p>
          </table:table-cell>
          <table:table-cell table:style-name="ce1" office:value-type="float" office:value="3088.4151">
            <text:p>3088,4151</text:p>
          </table:table-cell>
          <table:table-cell table:style-name="ce1" table:formula="of:=LOG([.F221])" office:value-type="float" office:value="4.41390299750444">
            <text:p>4,4139029975</text:p>
          </table:table-cell>
          <table:table-cell table:formula="of:=[.G221]*[.H221]" office:value-type="float" office:value="9714082872834">
            <text:p>9714082872834</text:p>
          </table:table-cell>
          <table:table-cell table:formula="of:=LOG([.K221])" office:value-type="float" office:value="12.9874018042082">
            <text:p>12,9874018042</text:p>
          </table:table-cell>
          <table:table-cell table:formula="of:=LOG([.I221])" office:value-type="float" office:value="3.48973566715718">
            <text:p>3,4897356672</text:p>
          </table:table-cell>
          <table:table-cell table:formula="of:=0.371+0.433*[.L221]-0.224*[.M221]" office:value-type="float" office:value="5.21284419177892">
            <text:p>5,2128441918</text:p>
          </table:table-cell>
          <table:table-cell table:formula="of:=[.J221]-[.N221]" office:value-type="float" office:value="-0.798941194274481">
            <text:p>-0,7989411943</text:p>
          </table:table-cell>
        </table:table-row>
        <table:table-row table:style-name="ro1">
          <table:table-cell table:style-name="ce1" office:value-type="float" office:value="1596427347">
            <text:p>1596427347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26576">
            <text:p>26576</text:p>
          </table:table-cell>
          <table:table-cell table:style-name="ce1" office:value-type="float" office:value="3706628">
            <text:p>3706628</text:p>
          </table:table-cell>
          <table:table-cell table:style-name="ce1" office:value-type="float" office:value="2993678">
            <text:p>2993678</text:p>
          </table:table-cell>
          <table:table-cell table:style-name="ce1" office:value-type="float" office:value="2355.2465">
            <text:p>2355,2465</text:p>
          </table:table-cell>
          <table:table-cell table:style-name="ce1" table:formula="of:=LOG([.F222])" office:value-type="float" office:value="4.42448961510732">
            <text:p>4,4244896151</text:p>
          </table:table-cell>
          <table:table-cell table:formula="of:=[.G222]*[.H222]" office:value-type="float" office:value="11096450697784">
            <text:p>11096450697784</text:p>
          </table:table-cell>
          <table:table-cell table:formula="of:=LOG([.K222])" office:value-type="float" office:value="13.0451840878981">
            <text:p>13,0451840879</text:p>
          </table:table-cell>
          <table:table-cell table:formula="of:=LOG([.I222])" office:value-type="float" office:value="3.37203636708593">
            <text:p>3,3720363671</text:p>
          </table:table-cell>
          <table:table-cell table:formula="of:=0.371+0.433*[.L222]-0.224*[.M222]" office:value-type="float" office:value="5.26422856383263">
            <text:p>5,2642285638</text:p>
          </table:table-cell>
          <table:table-cell table:formula="of:=[.J222]-[.N222]" office:value-type="float" office:value="-0.83973894872531">
            <text:p>-0,8397389487</text:p>
          </table:table-cell>
        </table:table-row>
        <table:table-row table:style-name="ro1">
          <table:table-cell table:style-name="ce1" office:value-type="float" office:value="1665356894">
            <text:p>1665356894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3136702">
            <text:p>3136702</text:p>
          </table:table-cell>
          <table:table-cell table:style-name="ce1" office:value-type="string">
            <text:p>JUIZ DE FORA</text:p>
          </table:table-cell>
          <table:table-cell table:style-name="ce1" office:value-type="float" office:value="39471">
            <text:p>39471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532474">
            <text:p>532474</text:p>
          </table:table-cell>
          <table:table-cell table:style-name="ce1" office:value-type="float" office:value="371.2016">
            <text:p>371,2016</text:p>
          </table:table-cell>
          <table:table-cell table:style-name="ce1" table:formula="of:=LOG([.F223])" office:value-type="float" office:value="4.59627812940997">
            <text:p>4,5962781294</text:p>
          </table:table-cell>
          <table:table-cell table:formula="of:=[.G223]*[.H223]" office:value-type="float" office:value="10701028275466">
            <text:p>10701028275466</text:p>
          </table:table-cell>
          <table:table-cell table:formula="of:=LOG([.K223])" office:value-type="float" office:value="13.0294255116015">
            <text:p>13,0294255116</text:p>
          </table:table-cell>
          <table:table-cell table:formula="of:=LOG([.I223])" office:value-type="float" office:value="2.56960983950176">
            <text:p>2,5696098395</text:p>
          </table:table-cell>
          <table:table-cell table:formula="of:=0.371+0.433*[.L223]-0.224*[.M223]" office:value-type="float" office:value="5.43714864247505">
            <text:p>5,4371486425</text:p>
          </table:table-cell>
          <table:table-cell table:formula="of:=[.J223]-[.N223]" office:value-type="float" office:value="-0.84087051306508">
            <text:p>-0,8408705131</text:p>
          </table:table-cell>
        </table:table-row>
        <table:table-row table:style-name="ro1">
          <table:table-cell table:style-name="ce1" office:value-type="float" office:value="1504560526">
            <text:p>1504560526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611101">
            <text:p>2611101</text:p>
          </table:table-cell>
          <table:table-cell table:style-name="ce1" office:value-type="string">
            <text:p>PETROLINA</text:p>
          </table:table-cell>
          <table:table-cell table:style-name="ce1" office:value-type="float" office:value="26002">
            <text:p>26002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491927">
            <text:p>491927</text:p>
          </table:table-cell>
          <table:table-cell table:style-name="ce1" office:value-type="float" office:value="1626.9138">
            <text:p>1626,9138</text:p>
          </table:table-cell>
          <table:table-cell table:style-name="ce1" table:formula="of:=LOG([.F224])" office:value-type="float" office:value="4.41500675395383">
            <text:p>4,415006754</text:p>
          </table:table-cell>
          <table:table-cell table:formula="of:=[.G224]*[.H224]" office:value-type="float" office:value="9886162960943">
            <text:p>9886162960943</text:p>
          </table:table-cell>
          <table:table-cell table:formula="of:=LOG([.K224])" office:value-type="float" office:value="12.9950277649812">
            <text:p>12,995027765</text:p>
          </table:table-cell>
          <table:table-cell table:formula="of:=LOG([.I224])" office:value-type="float" office:value="3.21136454299459">
            <text:p>3,211364543</text:p>
          </table:table-cell>
          <table:table-cell table:formula="of:=0.371+0.433*[.L224]-0.224*[.M224]" office:value-type="float" office:value="5.27850136460608">
            <text:p>5,2785013646</text:p>
          </table:table-cell>
          <table:table-cell table:formula="of:=[.J224]-[.N224]" office:value-type="float" office:value="-0.863494610652253">
            <text:p>-0,8634946107</text:p>
          </table:table-cell>
        </table:table-row>
        <table:table-row table:style-name="ro1">
          <table:table-cell table:style-name="ce1" office:value-type="float" office:value="1711396766">
            <text:p>1711396766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3549805">
            <text:p>3549805</text:p>
          </table:table-cell>
          <table:table-cell table:style-name="ce1" office:value-type="string">
            <text:p>SÃO JOSÉ DO RIO PRETO</text:p>
          </table:table-cell>
          <table:table-cell table:style-name="ce1" office:value-type="float" office:value="21702">
            <text:p>21702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502494">
            <text:p>502494</text:p>
          </table:table-cell>
          <table:table-cell table:style-name="ce1" office:value-type="float" office:value="643.6921">
            <text:p>643,6921</text:p>
          </table:table-cell>
          <table:table-cell table:style-name="ce1" table:formula="of:=LOG([.F225])" office:value-type="float" office:value="4.33649975914526">
            <text:p>4,3364997591</text:p>
          </table:table-cell>
          <table:table-cell table:formula="of:=[.G225]*[.H225]" office:value-type="float" office:value="6014337118662">
            <text:p>6014337118662</text:p>
          </table:table-cell>
          <table:table-cell table:formula="of:=LOG([.K225])" office:value-type="float" office:value="12.7791877677404">
            <text:p>12,7791877677</text:p>
          </table:table-cell>
          <table:table-cell table:formula="of:=LOG([.I225])" office:value-type="float" office:value="2.80867817908786">
            <text:p>2,8086781791</text:p>
          </table:table-cell>
          <table:table-cell table:formula="of:=0.371+0.433*[.L225]-0.224*[.M225]" office:value-type="float" office:value="5.27524439131593">
            <text:p>5,2752443913</text:p>
          </table:table-cell>
          <table:table-cell table:formula="of:=[.J225]-[.N225]" office:value-type="float" office:value="-0.938744632170664">
            <text:p>-0,9387446322</text:p>
          </table:table-cell>
        </table:table-row>
        <table:table-row table:style-name="ro1">
          <table:table-cell table:style-name="ce1" office:value-type="float" office:value="1990032637">
            <text:p>1990032637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5002704">
            <text:p>5002704</text:p>
          </table:table-cell>
          <table:table-cell table:style-name="ce1" office:value-type="string">
            <text:p>CAMPO GRANDE</text:p>
          </table:table-cell>
          <table:table-cell table:style-name="ce1" office:value-type="float" office:value="22262">
            <text:p>22262</text:p>
          </table:table-cell>
          <table:table-cell table:style-name="ce1" office:value-type="float" office:value="11968973">
            <text:p>11968973</text:p>
          </table:table-cell>
          <table:table-cell table:style-name="ce1" office:value-type="float" office:value="786797">
            <text:p>786797</text:p>
          </table:table-cell>
          <table:table-cell table:style-name="ce1" office:value-type="float" office:value="1152.7186">
            <text:p>1152,7186</text:p>
          </table:table-cell>
          <table:table-cell table:style-name="ce1" table:formula="of:=LOG([.F226])" office:value-type="float" office:value="4.34756417841495">
            <text:p>4,3475641784</text:p>
          </table:table-cell>
          <table:table-cell table:formula="of:=[.G226]*[.H226]" office:value-type="float" office:value="9417152049481">
            <text:p>9417152049481</text:p>
          </table:table-cell>
          <table:table-cell table:formula="of:=LOG([.K226])" office:value-type="float" office:value="12.9739195826017">
            <text:p>12,9739195826</text:p>
          </table:table-cell>
          <table:table-cell table:formula="of:=LOG([.I226])" office:value-type="float" office:value="3.06172330089148">
            <text:p>3,0617233009</text:p>
          </table:table-cell>
          <table:table-cell table:formula="of:=0.371+0.433*[.L226]-0.224*[.M226]" office:value-type="float" office:value="5.30288115986683">
            <text:p>5,3028811599</text:p>
          </table:table-cell>
          <table:table-cell table:formula="of:=[.J226]-[.N226]" office:value-type="float" office:value="-0.955316981451877">
            <text:p>-0,9553169815</text:p>
          </table:table-cell>
        </table:table-row>
        <table:table-row table:style-name="ro1">
          <table:table-cell table:style-name="ce1" office:value-type="float" office:value="1663834910">
            <text:p>1663834910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3131307">
            <text:p>3131307</text:p>
          </table:table-cell>
          <table:table-cell table:style-name="ce1" office:value-type="string">
            <text:p>IPATINGA</text:p>
          </table:table-cell>
          <table:table-cell table:style-name="ce1" office:value-type="float" office:value="25476">
            <text:p>25476</text:p>
          </table:table-cell>
          <table:table-cell table:style-name="ce1" office:value-type="float" office:value="20096809">
            <text:p>20096809</text:p>
          </table:table-cell>
          <table:table-cell table:style-name="ce1" office:value-type="float" office:value="468378">
            <text:p>468378</text:p>
          </table:table-cell>
          <table:table-cell table:style-name="ce1" office:value-type="float" office:value="588.6642">
            <text:p>588,6642</text:p>
          </table:table-cell>
          <table:table-cell table:style-name="ce1" table:formula="of:=LOG([.F227])" office:value-type="float" office:value="4.40613124021362">
            <text:p>4,4061312402</text:p>
          </table:table-cell>
          <table:table-cell table:formula="of:=[.G227]*[.H227]" office:value-type="float" office:value="9412903205802">
            <text:p>9412903205802</text:p>
          </table:table-cell>
          <table:table-cell table:formula="of:=LOG([.K227])" office:value-type="float" office:value="12.9737235928002">
            <text:p>12,9737235928</text:p>
          </table:table-cell>
          <table:table-cell table:formula="of:=LOG([.I227])" office:value-type="float" office:value="2.76986762471107">
            <text:p>2,7698676247</text:p>
          </table:table-cell>
          <table:table-cell table:formula="of:=0.371+0.433*[.L227]-0.224*[.M227]" office:value-type="float" office:value="5.3681719677472">
            <text:p>5,3681719677</text:p>
          </table:table-cell>
          <table:table-cell table:formula="of:=[.J227]-[.N227]" office:value-type="float" office:value="-0.962040727533578">
            <text:p>-0,9620407275</text:p>
          </table:table-cell>
        </table:table-row>
        <table:table-row table:style-name="ro1" table:number-rows-repeated="104834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Carga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0" table:number-columns-repeated="6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Cod-orig</text:p>
          </table:table-cell>
          <table:table-cell table:style-name="ce1" office:value-type="string">
            <text:p>Munic-origem</text:p>
          </table:table-cell>
          <table:table-cell table:style-name="ce1" office:value-type="string">
            <text:p>Cod-Dest</text:p>
          </table:table-cell>
          <table:table-cell table:style-name="ce1" office:value-type="string">
            <text:p>Munic-destino</text:p>
          </table:table-cell>
          <table:table-cell table:style-name="ce1" office:value-type="string">
            <text:p>VAR11</text:p>
          </table:table-cell>
          <table:table-cell table:style-name="ce1" office:value-type="string">
            <text:p>VAR12</text:p>
          </table:table-cell>
          <table:table-cell table:style-name="ce1" office:value-type="string">
            <text:p>VAR13</text:p>
          </table:table-cell>
          <table:table-cell table:style-name="ce1" office:value-type="string">
            <text:p>VAR14</text:p>
          </table:table-cell>
          <table:table-cell office:value-type="string">
            <text:p>VAR15</text:p>
          </table:table-cell>
          <table:table-cell office:value-type="string">
            <text:p>VAR16</text:p>
          </table:table-cell>
          <table:table-cell office:value-type="string">
            <text:p>VAR17</text:p>
          </table:table-cell>
          <table:table-cell office:value-type="string">
            <text:p>VAR18</text:p>
          </table:table-cell>
          <table:table-cell office:value-type="string">
            <text:p>VAR19</text:p>
          </table:table-cell>
          <table:table-cell office:value-type="string">
            <text:p>VAR20</text:p>
          </table:table-cell>
        </table:table-row>
        <table:table-row table:style-name="ro1">
          <table:table-cell table:style-name="ce1" office:value-type="float" office:value="1764893534">
            <text:p>1764893534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271990">
            <text:p>271990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81282343.393">
            <text:p>81282343,393</text:p>
          </table:table-cell>
          <table:table-cell table:style-name="ce1" office:value-type="float" office:value="79.0628">
            <text:p>79,0628</text:p>
          </table:table-cell>
          <table:table-cell table:formula="of:=LOG([.F2])" office:value-type="float" office:value="5.43455293703179">
            <text:p>5,434552937</text:p>
          </table:table-cell>
          <table:table-cell table:formula="of:=[.G2]*[.H2]" office:value-type="float" office:value="5.07435013516587E+016">
            <text:p>50743501351658700</text:p>
          </table:table-cell>
          <table:table-cell table:formula="of:=LOG([.K2])" office:value-type="float" office:value="16.7053804306674">
            <text:p>16,7053804307</text:p>
          </table:table-cell>
          <table:table-cell table:formula="of:=LOG([.I2])" office:value-type="float" office:value="1.89797219076861">
            <text:p>1,8979721908</text:p>
          </table:table-cell>
          <table:table-cell table:formula="of:=1.343+0.291*[.L2]-0.077*[.M2]" office:value-type="float" office:value="6.05812184663502">
            <text:p>6,0581218466</text:p>
          </table:table-cell>
          <table:table-cell table:formula="of:=[.J2]-[.N2]" office:value-type="float" office:value="-0.62356890960323">
            <text:p>-0,6235689096</text:p>
          </table:table-cell>
        </table:table-row>
        <table:table-row table:style-name="ro1">
          <table:table-cell table:style-name="ce1" office:value-type="float" office:value="1768567669">
            <text:p>1768567669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305492">
            <text:p>305492</text:p>
          </table:table-cell>
          <table:table-cell table:style-name="ce1" office:value-type="float" office:value="104793782.712">
            <text:p>104793782,712</text:p>
          </table:table-cell>
          <table:table-cell table:style-name="ce1" office:value-type="float" office:value="78272312.296">
            <text:p>78272312,296</text:p>
          </table:table-cell>
          <table:table-cell table:style-name="ce1" office:value-type="float" office:value="785.2246">
            <text:p>785,2246</text:p>
          </table:table-cell>
          <table:table-cell table:formula="of:=LOG([.F3])" office:value-type="float" office:value="5.48499984174274">
            <text:p>5,4849998417</text:p>
          </table:table-cell>
          <table:table-cell table:formula="of:=[.G3]*[.H3]" office:value-type="float" office:value="8.20245168711283E+015">
            <text:p>8202451687112830</text:p>
          </table:table-cell>
          <table:table-cell table:formula="of:=LOG([.K3])" office:value-type="float" office:value="15.9139436810475">
            <text:p>15,913943681</text:p>
          </table:table-cell>
          <table:table-cell table:formula="of:=LOG([.I3])" office:value-type="float" office:value="2.89499389698617">
            <text:p>2,894993897</text:p>
          </table:table-cell>
          <table:table-cell table:formula="of:=1.343+0.291*[.L3]-0.077*[.M3]" office:value-type="float" office:value="5.75104308111688">
            <text:p>5,7510430811</text:p>
          </table:table-cell>
          <table:table-cell table:formula="of:=[.J3]-[.N3]" office:value-type="float" office:value="-0.266043239374136">
            <text:p>-0,2660432394</text:p>
          </table:table-cell>
        </table:table-row>
        <table:table-row table:style-name="ro1">
          <table:table-cell table:style-name="ce1" office:value-type="float" office:value="1744122888">
            <text:p>1744122888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265850">
            <text:p>265850</text:p>
          </table:table-cell>
          <table:table-cell table:style-name="ce1" office:value-type="float" office:value="67736808.897">
            <text:p>67736808,897</text:p>
          </table:table-cell>
          <table:table-cell table:style-name="ce1" office:value-type="float" office:value="73210092.754">
            <text:p>73210092,754</text:p>
          </table:table-cell>
          <table:table-cell table:style-name="ce1" office:value-type="float" office:value="2190.5728">
            <text:p>2190,5728</text:p>
          </table:table-cell>
          <table:table-cell table:formula="of:=LOG([.F4])" office:value-type="float" office:value="5.4246366646502">
            <text:p>5,4246366647</text:p>
          </table:table-cell>
          <table:table-cell table:formula="of:=[.G4]*[.H4]" office:value-type="float" office:value="4.95901806220934E+015">
            <text:p>4959018062209340</text:p>
          </table:table-cell>
          <table:table-cell table:formula="of:=LOG([.K4])" office:value-type="float" office:value="15.6953956901228">
            <text:p>15,6953956901</text:p>
          </table:table-cell>
          <table:table-cell table:formula="of:=LOG([.I4])" office:value-type="float" office:value="3.34055769080016">
            <text:p>3,3405576908</text:p>
          </table:table-cell>
          <table:table-cell table:formula="of:=1.343+0.291*[.L4]-0.077*[.M4]" office:value-type="float" office:value="5.65313720363413">
            <text:p>5,6531372036</text:p>
          </table:table-cell>
          <table:table-cell table:formula="of:=[.J4]-[.N4]" office:value-type="float" office:value="-0.228500538983937">
            <text:p>-0,228500539</text:p>
          </table:table-cell>
        </table:table-row>
        <table:table-row table:style-name="ro1">
          <table:table-cell table:style-name="ce1" office:value-type="float" office:value="839921663">
            <text:p>839921663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100205">
            <text:p>1100205</text:p>
          </table:table-cell>
          <table:table-cell table:style-name="ce1" office:value-type="string">
            <text:p>PORTO VELHO</text:p>
          </table:table-cell>
          <table:table-cell table:style-name="ce1" office:value-type="float" office:value="252840">
            <text:p>252840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6607641.725">
            <text:p>6607641,725</text:p>
          </table:table-cell>
          <table:table-cell table:style-name="ce1" office:value-type="float" office:value="2362.2884">
            <text:p>2362,2884</text:p>
          </table:table-cell>
          <table:table-cell table:formula="of:=LOG([.F5])" office:value-type="float" office:value="5.40284578165573">
            <text:p>5,4028457817</text:p>
          </table:table-cell>
          <table:table-cell table:formula="of:=[.G5]*[.H5]" office:value-type="float" office:value="4.12506410134688E+015">
            <text:p>4125064101346880</text:p>
          </table:table-cell>
          <table:table-cell table:formula="of:=LOG([.K5])" office:value-type="float" office:value="15.6154307016484">
            <text:p>15,6154307016</text:p>
          </table:table-cell>
          <table:table-cell table:formula="of:=LOG([.I5])" office:value-type="float" office:value="3.37333291735991">
            <text:p>3,3733329174</text:p>
          </table:table-cell>
          <table:table-cell table:formula="of:=1.343+0.291*[.L5]-0.077*[.M5]" office:value-type="float" office:value="5.62734369954296">
            <text:p>5,6273436995</text:p>
          </table:table-cell>
          <table:table-cell table:formula="of:=[.J5]-[.N5]" office:value-type="float" office:value="-0.224497917887231">
            <text:p>-0,2244979179</text:p>
          </table:table-cell>
        </table:table-row>
        <table:table-row table:style-name="ro1">
          <table:table-cell table:style-name="ce1" office:value-type="float" office:value="2344860986">
            <text:p>2344860986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4205407">
            <text:p>4205407</text:p>
          </table:table-cell>
          <table:table-cell table:style-name="ce1" office:value-type="string">
            <text:p>FLORIANÓPOLIS</text:p>
          </table:table-cell>
          <table:table-cell table:style-name="ce1" office:value-type="float" office:value="247893">
            <text:p>247893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15793112.373">
            <text:p>15793112,373</text:p>
          </table:table-cell>
          <table:table-cell table:style-name="ce1" office:value-type="float" office:value="1245.6794">
            <text:p>1245,6794</text:p>
          </table:table-cell>
          <table:table-cell table:formula="of:=LOG([.F6])" office:value-type="float" office:value="5.39426426333783">
            <text:p>5,3942642633</text:p>
          </table:table-cell>
          <table:table-cell table:formula="of:=[.G6]*[.H6]" office:value-type="float" office:value="2.16127233175107E+015">
            <text:p>2161272331751070</text:p>
          </table:table-cell>
          <table:table-cell table:formula="of:=LOG([.K6])" office:value-type="float" office:value="15.3347094937342">
            <text:p>15,3347094937</text:p>
          </table:table-cell>
          <table:table-cell table:formula="of:=LOG([.I6])" office:value-type="float" office:value="3.09540628251034">
            <text:p>3,0954062825</text:p>
          </table:table-cell>
          <table:table-cell table:formula="of:=1.343+0.291*[.L6]-0.077*[.M6]" office:value-type="float" office:value="5.56705417892336">
            <text:p>5,5670541789</text:p>
          </table:table-cell>
          <table:table-cell table:formula="of:=[.J6]-[.N6]" office:value-type="float" office:value="-0.172789915585534">
            <text:p>-0,1727899156</text:p>
          </table:table-cell>
        </table:table-row>
        <table:table-row table:style-name="ro1">
          <table:table-cell table:style-name="ce1" office:value-type="float" office:value="1905969895">
            <text:p>1905969895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4115200">
            <text:p>4115200</text:p>
          </table:table-cell>
          <table:table-cell table:style-name="ce1" office:value-type="string">
            <text:p>MARINGÁ</text:p>
          </table:table-cell>
          <table:table-cell table:style-name="ce1" office:value-type="float" office:value="361191">
            <text:p>361191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8999080.759">
            <text:p>8999080,759</text:p>
          </table:table-cell>
          <table:table-cell table:style-name="ce1" office:value-type="float" office:value="513.9485">
            <text:p>513,9485</text:p>
          </table:table-cell>
          <table:table-cell table:formula="of:=LOG([.F7])" office:value-type="float" office:value="5.55773692021557">
            <text:p>5,5577369202</text:p>
          </table:table-cell>
          <table:table-cell table:formula="of:=[.G7]*[.H7]" office:value-type="float" office:value="5.61800813800514E+015">
            <text:p>5618008138005140</text:p>
          </table:table-cell>
          <table:table-cell table:formula="of:=LOG([.K7])" office:value-type="float" office:value="15.7495823639663">
            <text:p>15,749582364</text:p>
          </table:table-cell>
          <table:table-cell table:formula="of:=LOG([.I7])" office:value-type="float" office:value="2.71091960287392">
            <text:p>2,7109196029</text:p>
          </table:table-cell>
          <table:table-cell table:formula="of:=1.343+0.291*[.L7]-0.077*[.M7]" office:value-type="float" office:value="5.71738765849291">
            <text:p>5,7173876585</text:p>
          </table:table-cell>
          <table:table-cell table:formula="of:=[.J7]-[.N7]" office:value-type="float" office:value="-0.159650738277341">
            <text:p>-0,1596507383</text:p>
          </table:table-cell>
        </table:table-row>
        <table:table-row table:style-name="ro1">
          <table:table-cell table:style-name="ce1" office:value-type="float" office:value="1288237705">
            <text:p>1288237705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2111300">
            <text:p>2111300</text:p>
          </table:table-cell>
          <table:table-cell table:style-name="ce1" office:value-type="string">
            <text:p>SÃO LUÍS</text:p>
          </table:table-cell>
          <table:table-cell table:style-name="ce1" office:value-type="float" office:value="296972">
            <text:p>296972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16203237.564">
            <text:p>16203237,564</text:p>
          </table:table-cell>
          <table:table-cell table:style-name="ce1" office:value-type="float" office:value="2192.7376">
            <text:p>2192,7376</text:p>
          </table:table-cell>
          <table:table-cell table:formula="of:=LOG([.F8])" office:value-type="float" office:value="5.47271550379957">
            <text:p>5,4727155038</text:p>
          </table:table-cell>
          <table:table-cell table:formula="of:=[.G8]*[.H8]" office:value-type="float" office:value="4.19746373788012E+015">
            <text:p>4197463737880120</text:p>
          </table:table-cell>
          <table:table-cell table:formula="of:=LOG([.K8])" office:value-type="float" office:value="15.6229869529324">
            <text:p>15,6229869529</text:p>
          </table:table-cell>
          <table:table-cell table:formula="of:=LOG([.I8])" office:value-type="float" office:value="3.34098666373845">
            <text:p>3,3409866637</text:p>
          </table:table-cell>
          <table:table-cell table:formula="of:=1.343+0.291*[.L8]-0.077*[.M8]" office:value-type="float" office:value="5.63203323019547">
            <text:p>5,6320332302</text:p>
          </table:table-cell>
          <table:table-cell table:formula="of:=[.J8]-[.N8]" office:value-type="float" office:value="-0.159317726395896">
            <text:p>-0,1593177264</text:p>
          </table:table-cell>
        </table:table-row>
        <table:table-row table:style-name="ro1">
          <table:table-cell table:style-name="ce1" office:value-type="float" office:value="1945722463">
            <text:p>1945722463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4305108">
            <text:p>4305108</text:p>
          </table:table-cell>
          <table:table-cell table:style-name="ce1" office:value-type="string">
            <text:p>CAXIAS DO SUL</text:p>
          </table:table-cell>
          <table:table-cell table:style-name="ce1" office:value-type="float" office:value="404630">
            <text:p>404630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13880641.621">
            <text:p>13880641,621</text:p>
          </table:table-cell>
          <table:table-cell table:style-name="ce1" office:value-type="float" office:value="731.3421">
            <text:p>731,3421</text:p>
          </table:table-cell>
          <table:table-cell table:formula="of:=LOG([.F9])" office:value-type="float" office:value="5.60705807900684">
            <text:p>5,607058079</text:p>
          </table:table-cell>
          <table:table-cell table:formula="of:=[.G9]*[.H9]" office:value-type="float" office:value="8.66550258586371E+015">
            <text:p>8665502585863710</text:p>
          </table:table-cell>
          <table:table-cell table:formula="of:=LOG([.K9])" office:value-type="float" office:value="15.9377937561945">
            <text:p>15,9377937562</text:p>
          </table:table-cell>
          <table:table-cell table:formula="of:=LOG([.I9])" office:value-type="float" office:value="2.86412057447911">
            <text:p>2,8641205745</text:p>
          </table:table-cell>
          <table:table-cell table:formula="of:=1.343+0.291*[.L9]-0.077*[.M9]" office:value-type="float" office:value="5.7603606988177">
            <text:p>5,7603606988</text:p>
          </table:table-cell>
          <table:table-cell table:formula="of:=[.J9]-[.N9]" office:value-type="float" office:value="-0.153302619810859">
            <text:p>-0,1533026198</text:p>
          </table:table-cell>
        </table:table-row>
        <table:table-row table:style-name="ro1">
          <table:table-cell table:style-name="ce1" office:value-type="float" office:value="1904489293">
            <text:p>1904489293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4108304">
            <text:p>4108304</text:p>
          </table:table-cell>
          <table:table-cell table:style-name="ce1" office:value-type="string">
            <text:p>FOZ DO IGUAÇU</text:p>
          </table:table-cell>
          <table:table-cell table:style-name="ce1" office:value-type="float" office:value="338345">
            <text:p>338345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6702200.016">
            <text:p>6702200,016</text:p>
          </table:table-cell>
          <table:table-cell table:style-name="ce1" office:value-type="float" office:value="792.4417">
            <text:p>792,4417</text:p>
          </table:table-cell>
          <table:table-cell table:formula="of:=LOG([.F10])" office:value-type="float" office:value="5.52935976294316">
            <text:p>5,5293597629</text:p>
          </table:table-cell>
          <table:table-cell table:formula="of:=[.G10]*[.H10]" office:value-type="float" office:value="4.18409560273913E+015">
            <text:p>4184095602739130</text:p>
          </table:table-cell>
          <table:table-cell table:formula="of:=LOG([.K10])" office:value-type="float" office:value="15.6216015992024">
            <text:p>15,6216015992</text:p>
          </table:table-cell>
          <table:table-cell table:formula="of:=LOG([.I10])" office:value-type="float" office:value="2.89896732098487">
            <text:p>2,898967321</text:p>
          </table:table-cell>
          <table:table-cell table:formula="of:=1.343+0.291*[.L10]-0.077*[.M10]" office:value-type="float" office:value="5.66566558165205">
            <text:p>5,6656655817</text:p>
          </table:table-cell>
          <table:table-cell table:formula="of:=[.J10]-[.N10]" office:value-type="float" office:value="-0.136305818708888">
            <text:p>-0,1363058187</text:p>
          </table:table-cell>
        </table:table-row>
        <table:table-row table:style-name="ro1">
          <table:table-cell table:style-name="ce1" office:value-type="float" office:value="1935375167">
            <text:p>1935375167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394282">
            <text:p>394282</text:p>
          </table:table-cell>
          <table:table-cell table:style-name="ce1" office:value-type="float" office:value="73210092.754">
            <text:p>73210092,754</text:p>
          </table:table-cell>
          <table:table-cell table:style-name="ce1" office:value-type="float" office:value="81282343.393">
            <text:p>81282343,393</text:p>
          </table:table-cell>
          <table:table-cell table:style-name="ce1" office:value-type="float" office:value="847.5706">
            <text:p>847,5706</text:p>
          </table:table-cell>
          <table:table-cell table:formula="of:=LOG([.F11])" office:value-type="float" office:value="5.59580695085179">
            <text:p>5,5958069509</text:p>
          </table:table-cell>
          <table:table-cell table:formula="of:=[.G11]*[.H11]" office:value-type="float" office:value="5.95068789906401E+015">
            <text:p>5950687899064010</text:p>
          </table:table-cell>
          <table:table-cell table:formula="of:=LOG([.K11])" office:value-type="float" office:value="15.7745671730393">
            <text:p>15,774567173</text:p>
          </table:table-cell>
          <table:table-cell table:formula="of:=LOG([.I11])" office:value-type="float" office:value="2.92817588376408">
            <text:p>2,9281758838</text:p>
          </table:table-cell>
          <table:table-cell table:formula="of:=1.343+0.291*[.L11]-0.077*[.M11]" office:value-type="float" office:value="5.70792950430461">
            <text:p>5,7079295043</text:p>
          </table:table-cell>
          <table:table-cell table:formula="of:=[.J11]-[.N11]" office:value-type="float" office:value="-0.112122553452823">
            <text:p>-0,1121225535</text:p>
          </table:table-cell>
        </table:table-row>
        <table:table-row table:style-name="ro1">
          <table:table-cell table:style-name="ce1" office:value-type="float" office:value="1391027301">
            <text:p>1391027301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311791">
            <text:p>311791</text:p>
          </table:table-cell>
          <table:table-cell table:style-name="ce1" office:value-type="float" office:value="40483224.952">
            <text:p>40483224,952</text:p>
          </table:table-cell>
          <table:table-cell table:style-name="ce1" office:value-type="float" office:value="81282343.393">
            <text:p>81282343,393</text:p>
          </table:table-cell>
          <table:table-cell table:style-name="ce1" office:value-type="float" office:value="2241.1306">
            <text:p>2241,1306</text:p>
          </table:table-cell>
          <table:table-cell table:formula="of:=LOG([.F12])" office:value-type="float" office:value="5.49386357491072">
            <text:p>5,4938635749</text:p>
          </table:table-cell>
          <table:table-cell table:formula="of:=[.G12]*[.H12]" office:value-type="float" office:value="3.29057139220453E+015">
            <text:p>3290571392204530</text:p>
          </table:table-cell>
          <table:table-cell table:formula="of:=LOG([.K12])" office:value-type="float" office:value="15.517271317687">
            <text:p>15,5172713177</text:p>
          </table:table-cell>
          <table:table-cell table:formula="of:=LOG([.I12])" office:value-type="float" office:value="3.35046716541801">
            <text:p>3,3504671654</text:p>
          </table:table-cell>
          <table:table-cell table:formula="of:=1.343+0.291*[.L12]-0.077*[.M12]" office:value-type="float" office:value="5.60053998170974">
            <text:p>5,6005399817</text:p>
          </table:table-cell>
          <table:table-cell table:formula="of:=[.J12]-[.N12]" office:value-type="float" office:value="-0.106676406799025">
            <text:p>-0,1066764068</text:p>
          </table:table-cell>
        </table:table-row>
        <table:table-row table:style-name="ro1">
          <table:table-cell table:style-name="ce1" office:value-type="float" office:value="1772925706">
            <text:p>1772925706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3541406">
            <text:p>3541406</text:p>
          </table:table-cell>
          <table:table-cell table:style-name="ce1" office:value-type="string">
            <text:p>PRESIDENTE PRUDENTE</text:p>
          </table:table-cell>
          <table:table-cell table:style-name="ce1" office:value-type="float" office:value="316868">
            <text:p>316868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3621430.439">
            <text:p>3621430,439</text:p>
          </table:table-cell>
          <table:table-cell table:style-name="ce1" office:value-type="float" office:value="486.3115">
            <text:p>486,3115</text:p>
          </table:table-cell>
          <table:table-cell table:formula="of:=LOG([.F13])" office:value-type="float" office:value="5.5008783826894">
            <text:p>5,5008783827</text:p>
          </table:table-cell>
          <table:table-cell table:formula="of:=[.G13]*[.H13]" office:value-type="float" office:value="2.26081154535414E+015">
            <text:p>2260811545354140</text:p>
          </table:table-cell>
          <table:table-cell table:formula="of:=LOG([.K13])" office:value-type="float" office:value="15.3542643623348">
            <text:p>15,3542643623</text:p>
          </table:table-cell>
          <table:table-cell table:formula="of:=LOG([.I13])" office:value-type="float" office:value="2.68691453962265">
            <text:p>2,6869145396</text:p>
          </table:table-cell>
          <table:table-cell table:formula="of:=1.343+0.291*[.L13]-0.077*[.M13]" office:value-type="float" office:value="5.60419850988848">
            <text:p>5,6041985099</text:p>
          </table:table-cell>
          <table:table-cell table:formula="of:=[.J13]-[.N13]" office:value-type="float" office:value="-0.103320127199089">
            <text:p>-0,1033201272</text:p>
          </table:table-cell>
        </table:table-row>
        <table:table-row table:style-name="ro1">
          <table:table-cell table:style-name="ce1" office:value-type="float" office:value="1324685341">
            <text:p>1324685341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2211001">
            <text:p>2211001</text:p>
          </table:table-cell>
          <table:table-cell table:style-name="ce1" office:value-type="string">
            <text:p>TERESINA</text:p>
          </table:table-cell>
          <table:table-cell table:style-name="ce1" office:value-type="float" office:value="299998">
            <text:p>299998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9451311.02">
            <text:p>9451311,02</text:p>
          </table:table-cell>
          <table:table-cell table:style-name="ce1" office:value-type="float" office:value="1905.2655">
            <text:p>1905,2655</text:p>
          </table:table-cell>
          <table:table-cell table:formula="of:=LOG([.F14])" office:value-type="float" office:value="5.47711835941347">
            <text:p>5,4771183594</text:p>
          </table:table-cell>
          <table:table-cell table:formula="of:=[.G14]*[.H14]" office:value-type="float" office:value="2.44837089656811E+015">
            <text:p>2448370896568110</text:p>
          </table:table-cell>
          <table:table-cell table:formula="of:=LOG([.K14])" office:value-type="float" office:value="15.3888772084619">
            <text:p>15,3888772085</text:p>
          </table:table-cell>
          <table:table-cell table:formula="of:=LOG([.I14])" office:value-type="float" office:value="3.2799555034503">
            <text:p>3,2799555035</text:p>
          </table:table-cell>
          <table:table-cell table:formula="of:=1.343+0.291*[.L14]-0.077*[.M14]" office:value-type="float" office:value="5.56860669389675">
            <text:p>5,5686066939</text:p>
          </table:table-cell>
          <table:table-cell table:formula="of:=[.J14]-[.N14]" office:value-type="float" office:value="-0.0914883344832846">
            <text:p>-0,0914883345</text:p>
          </table:table-cell>
        </table:table-row>
        <table:table-row table:style-name="ro1">
          <table:table-cell table:style-name="ce1" office:value-type="float" office:value="1773425819">
            <text:p>1773425819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3543402">
            <text:p>3543402</text:p>
          </table:table-cell>
          <table:table-cell table:style-name="ce1" office:value-type="string">
            <text:p>RIBEIRÃO PRETO</text:p>
          </table:table-cell>
          <table:table-cell table:style-name="ce1" office:value-type="float" office:value="573629">
            <text:p>573629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20034392.565">
            <text:p>20034392,565</text:p>
          </table:table-cell>
          <table:table-cell table:style-name="ce1" office:value-type="float" office:value="274.1911">
            <text:p>274,1911</text:p>
          </table:table-cell>
          <table:table-cell table:formula="of:=LOG([.F15])" office:value-type="float" office:value="5.75863109911304">
            <text:p>5,7586310991</text:p>
          </table:table-cell>
          <table:table-cell table:formula="of:=[.G15]*[.H15]" office:value-type="float" office:value="1.25072086232358E+016">
            <text:p>12507208623235800</text:p>
          </table:table-cell>
          <table:table-cell table:formula="of:=LOG([.K15])" office:value-type="float" office:value="16.0971603940424">
            <text:p>16,097160394</text:p>
          </table:table-cell>
          <table:table-cell table:formula="of:=LOG([.I15])" office:value-type="float" office:value="2.43805335386845">
            <text:p>2,4380533539</text:p>
          </table:table-cell>
          <table:table-cell table:formula="of:=1.343+0.291*[.L15]-0.077*[.M15]" office:value-type="float" office:value="5.83954356641846">
            <text:p>5,8395435664</text:p>
          </table:table-cell>
          <table:table-cell table:formula="of:=[.J15]-[.N15]" office:value-type="float" office:value="-0.0809124673054207">
            <text:p>-0,0809124673</text:p>
          </table:table-cell>
        </table:table-row>
        <table:table-row table:style-name="ro1">
          <table:table-cell table:style-name="ce1" office:value-type="float" office:value="1577488175">
            <text:p>1577488175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3205309">
            <text:p>3205309</text:p>
          </table:table-cell>
          <table:table-cell table:style-name="ce1" office:value-type="string">
            <text:p>VITÓRIA</text:p>
          </table:table-cell>
          <table:table-cell table:style-name="ce1" office:value-type="float" office:value="419932">
            <text:p>419932</text:p>
          </table:table-cell>
          <table:table-cell table:style-name="ce1" office:value-type="float" office:value="104793782.712">
            <text:p>104793782,712</text:p>
          </table:table-cell>
          <table:table-cell table:style-name="ce1" office:value-type="float" office:value="43027386.803">
            <text:p>43027386,803</text:p>
          </table:table-cell>
          <table:table-cell table:style-name="ce1" office:value-type="float" office:value="363.6175">
            <text:p>363,6175</text:p>
          </table:table-cell>
          <table:table-cell table:formula="of:=LOG([.F16])" office:value-type="float" office:value="5.62317897036048">
            <text:p>5,6231789704</text:p>
          </table:table-cell>
          <table:table-cell table:formula="of:=[.G16]*[.H16]" office:value-type="float" office:value="4.50900262329876E+015">
            <text:p>4509002623298760</text:p>
          </table:table-cell>
          <table:table-cell table:formula="of:=LOG([.K16])" office:value-type="float" office:value="15.6540804879754">
            <text:p>15,654080488</text:p>
          </table:table-cell>
          <table:table-cell table:formula="of:=LOG([.I16])" office:value-type="float" office:value="2.56064477655912">
            <text:p>2,5606447766</text:p>
          </table:table-cell>
          <table:table-cell table:formula="of:=1.343+0.291*[.L16]-0.077*[.M16]" office:value-type="float" office:value="5.70116777420579">
            <text:p>5,7011677742</text:p>
          </table:table-cell>
          <table:table-cell table:formula="of:=[.J16]-[.N16]" office:value-type="float" office:value="-0.0779888038453116">
            <text:p>-0,0779888038</text:p>
          </table:table-cell>
        </table:table-row>
        <table:table-row table:style-name="ro1">
          <table:table-cell table:style-name="ce1" office:value-type="float" office:value="1924842703">
            <text:p>1924842703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4204202">
            <text:p>4204202</text:p>
          </table:table-cell>
          <table:table-cell table:style-name="ce1" office:value-type="string">
            <text:p>CHAPECÓ</text:p>
          </table:table-cell>
          <table:table-cell table:style-name="ce1" office:value-type="float" office:value="347727">
            <text:p>347727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4348897.692">
            <text:p>4348897,692</text:p>
          </table:table-cell>
          <table:table-cell table:style-name="ce1" office:value-type="float" office:value="682.2822">
            <text:p>682,2822</text:p>
          </table:table-cell>
          <table:table-cell table:formula="of:=LOG([.F17])" office:value-type="float" office:value="5.54123841370816">
            <text:p>5,5412384137</text:p>
          </table:table-cell>
          <table:table-cell table:formula="of:=[.G17]*[.H17]" office:value-type="float" office:value="2.71495981415359E+015">
            <text:p>2714959814153590</text:p>
          </table:table-cell>
          <table:table-cell table:formula="of:=LOG([.K17])" office:value-type="float" office:value="15.4337634057037">
            <text:p>15,4337634057</text:p>
          </table:table-cell>
          <table:table-cell table:formula="of:=LOG([.I17])" office:value-type="float" office:value="2.83396404115736">
            <text:p>2,8339640412</text:p>
          </table:table-cell>
          <table:table-cell table:formula="of:=1.343+0.291*[.L17]-0.077*[.M17]" office:value-type="float" office:value="5.61600991989066">
            <text:p>5,6160099199</text:p>
          </table:table-cell>
          <table:table-cell table:formula="of:=[.J17]-[.N17]" office:value-type="float" office:value="-0.0747715061825005">
            <text:p>-0,0747715062</text:p>
          </table:table-cell>
        </table:table-row>
        <table:table-row table:style-name="ro1">
          <table:table-cell table:style-name="ce1" office:value-type="float" office:value="926203776">
            <text:p>926203776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3205309">
            <text:p>3205309</text:p>
          </table:table-cell>
          <table:table-cell table:style-name="ce1" office:value-type="string">
            <text:p>VITÓRIA</text:p>
          </table:table-cell>
          <table:table-cell table:style-name="ce1" office:value-type="float" office:value="275465">
            <text:p>275465</text:p>
          </table:table-cell>
          <table:table-cell table:style-name="ce1" office:value-type="float" office:value="40486106.537">
            <text:p>40486106,537</text:p>
          </table:table-cell>
          <table:table-cell table:style-name="ce1" office:value-type="float" office:value="43027386.803">
            <text:p>43027386,803</text:p>
          </table:table-cell>
          <table:table-cell table:style-name="ce1" office:value-type="float" office:value="2784.6077">
            <text:p>2784,6077</text:p>
          </table:table-cell>
          <table:table-cell table:formula="of:=LOG([.F18])" office:value-type="float" office:value="5.44006642615519">
            <text:p>5,4400664262</text:p>
          </table:table-cell>
          <table:table-cell table:formula="of:=[.G18]*[.H18]" office:value-type="float" office:value="1.74201136611497E+015">
            <text:p>1742011366114970</text:p>
          </table:table-cell>
          <table:table-cell table:formula="of:=LOG([.K18])" office:value-type="float" office:value="15.2410509843254">
            <text:p>15,2410509843</text:p>
          </table:table-cell>
          <table:table-cell table:formula="of:=LOG([.I18])" office:value-type="float" office:value="3.44476401971587">
            <text:p>3,4447640197</text:p>
          </table:table-cell>
          <table:table-cell table:formula="of:=1.343+0.291*[.L18]-0.077*[.M18]" office:value-type="float" office:value="5.51289900692058">
            <text:p>5,5128990069</text:p>
          </table:table-cell>
          <table:table-cell table:formula="of:=[.J18]-[.N18]" office:value-type="float" office:value="-0.0728325807653896">
            <text:p>-0,0728325808</text:p>
          </table:table-cell>
        </table:table-row>
        <table:table-row table:style-name="ro1">
          <table:table-cell table:style-name="ce1" office:value-type="float" office:value="1502161431">
            <text:p>1502161431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321194">
            <text:p>321194</text:p>
          </table:table-cell>
          <table:table-cell table:style-name="ce1" office:value-type="float" office:value="73210092.754">
            <text:p>73210092,754</text:p>
          </table:table-cell>
          <table:table-cell table:style-name="ce1" office:value-type="float" office:value="40483224.952">
            <text:p>40483224,952</text:p>
          </table:table-cell>
          <table:table-cell table:style-name="ce1" office:value-type="float" office:value="3088.4151">
            <text:p>3088,4151</text:p>
          </table:table-cell>
          <table:table-cell table:formula="of:=LOG([.F19])" office:value-type="float" office:value="5.50676742393158">
            <text:p>5,5067674239</text:p>
          </table:table-cell>
          <table:table-cell table:formula="of:=[.G19]*[.H19]" office:value-type="float" office:value="2.96378065371697E+015">
            <text:p>2963780653716970</text:p>
          </table:table-cell>
          <table:table-cell table:formula="of:=LOG([.K19])" office:value-type="float" office:value="15.4718460588197">
            <text:p>15,4718460588</text:p>
          </table:table-cell>
          <table:table-cell table:formula="of:=LOG([.I19])" office:value-type="float" office:value="3.48973566715718">
            <text:p>3,4897356672</text:p>
          </table:table-cell>
          <table:table-cell table:formula="of:=1.343+0.291*[.L19]-0.077*[.M19]" office:value-type="float" office:value="5.57659755674542">
            <text:p>5,5765975567</text:p>
          </table:table-cell>
          <table:table-cell table:formula="of:=[.J19]-[.N19]" office:value-type="float" office:value="-0.0698301328138351">
            <text:p>-0,0698301328</text:p>
          </table:table-cell>
        </table:table-row>
        <table:table-row table:style-name="ro1">
          <table:table-cell table:style-name="ce1" office:value-type="float" office:value="2055523406">
            <text:p>2055523406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4115200">
            <text:p>4115200</text:p>
          </table:table-cell>
          <table:table-cell table:style-name="ce1" office:value-type="string">
            <text:p>MARINGÁ</text:p>
          </table:table-cell>
          <table:table-cell table:style-name="ce1" office:value-type="float" office:value="253063">
            <text:p>253063</text:p>
          </table:table-cell>
          <table:table-cell table:style-name="ce1" office:value-type="float" office:value="78272312.296">
            <text:p>78272312,296</text:p>
          </table:table-cell>
          <table:table-cell table:style-name="ce1" office:value-type="float" office:value="8999080.759">
            <text:p>8999080,759</text:p>
          </table:table-cell>
          <table:table-cell table:style-name="ce1" office:value-type="float" office:value="331.7337">
            <text:p>331,7337</text:p>
          </table:table-cell>
          <table:table-cell table:formula="of:=LOG([.F20])" office:value-type="float" office:value="5.40322865218916">
            <text:p>5,4032286522</text:p>
          </table:table-cell>
          <table:table-cell table:formula="of:=[.G20]*[.H20]" office:value-type="float" office:value="704378859545373">
            <text:p>704378859545373</text:p>
          </table:table-cell>
          <table:table-cell table:formula="of:=LOG([.K20])" office:value-type="float" office:value="14.8478063130525">
            <text:p>14,8478063131</text:p>
          </table:table-cell>
          <table:table-cell table:formula="of:=LOG([.I20])" office:value-type="float" office:value="2.52078959265488">
            <text:p>2,5207895927</text:p>
          </table:table-cell>
          <table:table-cell table:formula="of:=1.343+0.291*[.L20]-0.077*[.M20]" office:value-type="float" office:value="5.46961083846386">
            <text:p>5,4696108385</text:p>
          </table:table-cell>
          <table:table-cell table:formula="of:=[.J20]-[.N20]" office:value-type="float" office:value="-0.0663821862747041">
            <text:p>-0,0663821863</text:p>
          </table:table-cell>
        </table:table-row>
        <table:table-row table:style-name="ro1">
          <table:table-cell table:style-name="ce1" office:value-type="float" office:value="2053801440">
            <text:p>2053801440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4108304">
            <text:p>4108304</text:p>
          </table:table-cell>
          <table:table-cell table:style-name="ce1" office:value-type="string">
            <text:p>FOZ DO IGUAÇU</text:p>
          </table:table-cell>
          <table:table-cell table:style-name="ce1" office:value-type="float" office:value="226159">
            <text:p>226159</text:p>
          </table:table-cell>
          <table:table-cell table:style-name="ce1" office:value-type="float" office:value="78272312.296">
            <text:p>78272312,296</text:p>
          </table:table-cell>
          <table:table-cell table:style-name="ce1" office:value-type="float" office:value="6702200.016">
            <text:p>6702200,016</text:p>
          </table:table-cell>
          <table:table-cell table:style-name="ce1" office:value-type="float" office:value="507.1828">
            <text:p>507,1828</text:p>
          </table:table-cell>
          <table:table-cell table:formula="of:=LOG([.F21])" office:value-type="float" office:value="5.35441387517972">
            <text:p>5,3544138752</text:p>
          </table:table-cell>
          <table:table-cell table:formula="of:=[.G21]*[.H21]" office:value-type="float" office:value="524596692722608">
            <text:p>524596692722608</text:p>
          </table:table-cell>
          <table:table-cell table:formula="of:=LOG([.K21])" office:value-type="float" office:value="14.7198255482886">
            <text:p>14,7198255483</text:p>
          </table:table-cell>
          <table:table-cell table:formula="of:=LOG([.I21])" office:value-type="float" office:value="2.70516451697196">
            <text:p>2,705164517</text:p>
          </table:table-cell>
          <table:table-cell table:formula="of:=1.343+0.291*[.L21]-0.077*[.M21]" office:value-type="float" office:value="5.41817156674513">
            <text:p>5,4181715667</text:p>
          </table:table-cell>
          <table:table-cell table:formula="of:=[.J21]-[.N21]" office:value-type="float" office:value="-0.0637576915654066">
            <text:p>-0,0637576916</text:p>
          </table:table-cell>
        </table:table-row>
        <table:table-row table:style-name="ro1">
          <table:table-cell table:style-name="ce1" office:value-type="float" office:value="2021841349">
            <text:p>2021841349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5208707">
            <text:p>5208707</text:p>
          </table:table-cell>
          <table:table-cell table:style-name="ce1" office:value-type="string">
            <text:p>GOIÂNIA</text:p>
          </table:table-cell>
          <table:table-cell table:style-name="ce1" office:value-type="float" office:value="481787">
            <text:p>481787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29972542.592">
            <text:p>29972542,592</text:p>
          </table:table-cell>
          <table:table-cell table:style-name="ce1" office:value-type="float" office:value="890.2001">
            <text:p>890,2001</text:p>
          </table:table-cell>
          <table:table-cell table:formula="of:=LOG([.F22])" office:value-type="float" office:value="5.68285507730526">
            <text:p>5,6828550773</text:p>
          </table:table-cell>
          <table:table-cell table:formula="of:=[.G22]*[.H22]" office:value-type="float" office:value="7.76441499206964E+015">
            <text:p>7764414992069640</text:p>
          </table:table-cell>
          <table:table-cell table:formula="of:=LOG([.K22])" office:value-type="float" office:value="15.8901087394867">
            <text:p>15,8901087395</text:p>
          </table:table-cell>
          <table:table-cell table:formula="of:=LOG([.I22])" office:value-type="float" office:value="2.94948763873267">
            <text:p>2,9494876387</text:p>
          </table:table-cell>
          <table:table-cell table:formula="of:=1.343+0.291*[.L22]-0.077*[.M22]" office:value-type="float" office:value="5.73991109500822">
            <text:p>5,739911095</text:p>
          </table:table-cell>
          <table:table-cell table:formula="of:=[.J22]-[.N22]" office:value-type="float" office:value="-0.0570560177029611">
            <text:p>-0,0570560177</text:p>
          </table:table-cell>
        </table:table-row>
        <table:table-row table:style-name="ro1">
          <table:table-cell table:style-name="ce1" office:value-type="float" office:value="1078173990">
            <text:p>1078173990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1600303">
            <text:p>1600303</text:p>
          </table:table-cell>
          <table:table-cell table:style-name="ce1" office:value-type="string">
            <text:p>MACAPÁ</text:p>
          </table:table-cell>
          <table:table-cell table:style-name="ce1" office:value-type="float" office:value="286477">
            <text:p>286477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5784219.077">
            <text:p>5784219,077</text:p>
          </table:table-cell>
          <table:table-cell table:style-name="ce1" office:value-type="float" office:value="2615.8858">
            <text:p>2615,8858</text:p>
          </table:table-cell>
          <table:table-cell table:formula="of:=LOG([.F23])" office:value-type="float" office:value="5.45708976007635">
            <text:p>5,4570897601</text:p>
          </table:table-cell>
          <table:table-cell table:formula="of:=[.G23]*[.H23]" office:value-type="float" office:value="1.4984073233367E+015">
            <text:p>1498407323336700</text:p>
          </table:table-cell>
          <table:table-cell table:formula="of:=LOG([.K23])" office:value-type="float" office:value="15.1756298869492">
            <text:p>15,1756298869</text:p>
          </table:table-cell>
          <table:table-cell table:formula="of:=LOG([.I23])" office:value-type="float" office:value="3.41761878035849">
            <text:p>3,4176187804</text:p>
          </table:table-cell>
          <table:table-cell table:formula="of:=1.343+0.291*[.L23]-0.077*[.M23]" office:value-type="float" office:value="5.49595165101462">
            <text:p>5,495951651</text:p>
          </table:table-cell>
          <table:table-cell table:formula="of:=[.J23]-[.N23]" office:value-type="float" office:value="-0.038861890938267">
            <text:p>-0,0388618909</text:p>
          </table:table-cell>
        </table:table-row>
        <table:table-row table:style-name="ro1">
          <table:table-cell table:style-name="ce1" office:value-type="float" office:value="2275622358">
            <text:p>2275622358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270132">
            <text:p>270132</text:p>
          </table:table-cell>
          <table:table-cell table:style-name="ce1" office:value-type="float" office:value="78272312.296">
            <text:p>78272312,296</text:p>
          </table:table-cell>
          <table:table-cell table:style-name="ce1" office:value-type="float" office:value="12816914.457">
            <text:p>12816914,457</text:p>
          </table:table-cell>
          <table:table-cell table:style-name="ce1" office:value-type="float" office:value="1236.5616">
            <text:p>1236,5616</text:p>
          </table:table-cell>
          <table:table-cell table:formula="of:=LOG([.F24])" office:value-type="float" office:value="5.43157603402173">
            <text:p>5,431576034</text:p>
          </table:table-cell>
          <table:table-cell table:formula="of:=[.G24]*[.H24]" office:value-type="float" office:value="1.00320953104942E+015">
            <text:p>1003209531049420</text:p>
          </table:table-cell>
          <table:table-cell table:formula="of:=LOG([.K24])" office:value-type="float" office:value="15.0013916495458">
            <text:p>15,0013916495</text:p>
          </table:table-cell>
          <table:table-cell table:formula="of:=LOG([.I24])" office:value-type="float" office:value="3.09221575585601">
            <text:p>3,0922157559</text:p>
          </table:table-cell>
          <table:table-cell table:formula="of:=1.343+0.291*[.L24]-0.077*[.M24]" office:value-type="float" office:value="5.4703043568169">
            <text:p>5,4703043568</text:p>
          </table:table-cell>
          <table:table-cell table:formula="of:=[.J24]-[.N24]" office:value-type="float" office:value="-0.0387283227951691">
            <text:p>-0,0387283228</text:p>
          </table:table-cell>
        </table:table-row>
        <table:table-row table:style-name="ro1">
          <table:table-cell table:style-name="ce1" office:value-type="float" office:value="1709133912">
            <text:p>1709133912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460140">
            <text:p>460140</text:p>
          </table:table-cell>
          <table:table-cell table:style-name="ce1" office:value-type="float" office:value="67736808.897">
            <text:p>67736808,897</text:p>
          </table:table-cell>
          <table:table-cell table:style-name="ce1" office:value-type="float" office:value="78272312.296">
            <text:p>78272312,296</text:p>
          </table:table-cell>
          <table:table-cell table:style-name="ce1" office:value-type="float" office:value="1698.9735">
            <text:p>1698,9735</text:p>
          </table:table-cell>
          <table:table-cell table:formula="of:=LOG([.F25])" office:value-type="float" office:value="5.66288998815327">
            <text:p>5,6628899882</text:p>
          </table:table-cell>
          <table:table-cell table:formula="of:=[.G25]*[.H25]" office:value-type="float" office:value="5.30191665992046E+015">
            <text:p>5301916659920460</text:p>
          </table:table-cell>
          <table:table-cell table:formula="of:=LOG([.K25])" office:value-type="float" office:value="15.7244328968371">
            <text:p>15,7244328968</text:p>
          </table:table-cell>
          <table:table-cell table:formula="of:=LOG([.I25])" office:value-type="float" office:value="3.23018660494702">
            <text:p>3,2301866049</text:p>
          </table:table-cell>
          <table:table-cell table:formula="of:=1.343+0.291*[.L25]-0.077*[.M25]" office:value-type="float" office:value="5.67008560439867">
            <text:p>5,6700856044</text:p>
          </table:table-cell>
          <table:table-cell table:formula="of:=[.J25]-[.N25]" office:value-type="float" office:value="-0.00719561624539278">
            <text:p>-0,0071956162</text:p>
          </table:table-cell>
        </table:table-row>
        <table:table-row table:style-name="ro1">
          <table:table-cell table:style-name="ce1" office:value-type="float" office:value="1702191759">
            <text:p>1702191759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507507">
            <text:p>2507507</text:p>
          </table:table-cell>
          <table:table-cell table:style-name="ce1" office:value-type="string">
            <text:p>JOÃO PESSOA</text:p>
          </table:table-cell>
          <table:table-cell table:style-name="ce1" office:value-type="float" office:value="336005">
            <text:p>336005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12786041.289">
            <text:p>12786041,289</text:p>
          </table:table-cell>
          <table:table-cell table:style-name="ce1" office:value-type="float" office:value="1667.5722">
            <text:p>1667,5722</text:p>
          </table:table-cell>
          <table:table-cell table:formula="of:=LOG([.F26])" office:value-type="float" office:value="5.52634574005726">
            <text:p>5,5263457401</text:p>
          </table:table-cell>
          <table:table-cell table:formula="of:=[.G26]*[.H26]" office:value-type="float" office:value="1.74975752833786E+015">
            <text:p>1749757528337860</text:p>
          </table:table-cell>
          <table:table-cell table:formula="of:=LOG([.K26])" office:value-type="float" office:value="15.242977870743">
            <text:p>15,2429778707</text:p>
          </table:table-cell>
          <table:table-cell table:formula="of:=LOG([.I26])" office:value-type="float" office:value="3.22208464641634">
            <text:p>3,2220846464</text:p>
          </table:table-cell>
          <table:table-cell table:formula="of:=1.343+0.291*[.L26]-0.077*[.M26]" office:value-type="float" office:value="5.53060604261215">
            <text:p>5,5306060426</text:p>
          </table:table-cell>
          <table:table-cell table:formula="of:=[.J26]-[.N26]" office:value-type="float" office:value="-0.00426030255488907">
            <text:p>-0,0042603026</text:p>
          </table:table-cell>
        </table:table-row>
        <table:table-row table:style-name="ro1">
          <table:table-cell table:style-name="ce1" office:value-type="float" office:value="1226631213">
            <text:p>1226631213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2111300">
            <text:p>2111300</text:p>
          </table:table-cell>
          <table:table-cell table:style-name="ce1" office:value-type="string">
            <text:p>SÃO LUÍS</text:p>
          </table:table-cell>
          <table:table-cell table:style-name="ce1" office:value-type="float" office:value="302564">
            <text:p>302564</text:p>
          </table:table-cell>
          <table:table-cell table:style-name="ce1" office:value-type="float" office:value="67736808.897">
            <text:p>67736808,897</text:p>
          </table:table-cell>
          <table:table-cell table:style-name="ce1" office:value-type="float" office:value="16203237.564">
            <text:p>16203237,564</text:p>
          </table:table-cell>
          <table:table-cell table:style-name="ce1" office:value-type="float" office:value="1302.4836">
            <text:p>1302,4836</text:p>
          </table:table-cell>
          <table:table-cell table:formula="of:=LOG([.F27])" office:value-type="float" office:value="5.48081725306113">
            <text:p>5,4808172531</text:p>
          </table:table-cell>
          <table:table-cell table:formula="of:=[.G27]*[.H27]" office:value-type="float" office:value="1.09755560638536E+015">
            <text:p>1097555606385360</text:p>
          </table:table-cell>
          <table:table-cell table:formula="of:=LOG([.K27])" office:value-type="float" office:value="15.0404265324992">
            <text:p>15,0404265325</text:p>
          </table:table-cell>
          <table:table-cell table:formula="of:=LOG([.I27])" office:value-type="float" office:value="3.11477226366113">
            <text:p>3,1147722637</text:p>
          </table:table-cell>
          <table:table-cell table:formula="of:=1.343+0.291*[.L27]-0.077*[.M27]" office:value-type="float" office:value="5.47992665665535">
            <text:p>5,4799266567</text:p>
          </table:table-cell>
          <table:table-cell table:formula="of:=[.J27]-[.N27]" office:value-type="float" office:value="0.000890596405780819">
            <text:p>0,0008905964</text:p>
          </table:table-cell>
        </table:table-row>
        <table:table-row table:style-name="ro1">
          <table:table-cell table:style-name="ce1" office:value-type="float" office:value="1504560526">
            <text:p>1504560526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611101">
            <text:p>2611101</text:p>
          </table:table-cell>
          <table:table-cell table:style-name="ce1" office:value-type="string">
            <text:p>PETROLINA</text:p>
          </table:table-cell>
          <table:table-cell table:style-name="ce1" office:value-type="float" office:value="408556">
            <text:p>408556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4029325.999">
            <text:p>4029325,999</text:p>
          </table:table-cell>
          <table:table-cell table:style-name="ce1" office:value-type="float" office:value="1626.9138">
            <text:p>1626,9138</text:p>
          </table:table-cell>
          <table:table-cell table:formula="of:=LOG([.F28])" office:value-type="float" office:value="5.61125159287364">
            <text:p>5,6112515929</text:p>
          </table:table-cell>
          <table:table-cell table:formula="of:=[.G28]*[.H28]" office:value-type="float" office:value="2.51545539586569E+015">
            <text:p>2515455395865690</text:p>
          </table:table-cell>
          <table:table-cell table:formula="of:=LOG([.K28])" office:value-type="float" office:value="15.4006166208066">
            <text:p>15,4006166208</text:p>
          </table:table-cell>
          <table:table-cell table:formula="of:=LOG([.I28])" office:value-type="float" office:value="3.21136454299459">
            <text:p>3,211364543</text:p>
          </table:table-cell>
          <table:table-cell table:formula="of:=1.343+0.291*[.L28]-0.077*[.M28]" office:value-type="float" office:value="5.57730436684414">
            <text:p>5,5773043668</text:p>
          </table:table-cell>
          <table:table-cell table:formula="of:=[.J28]-[.N28]" office:value-type="float" office:value="0.0339472260295048">
            <text:p>0,033947226</text:p>
          </table:table-cell>
        </table:table-row>
        <table:table-row table:style-name="ro1">
          <table:table-cell table:style-name="ce1" office:value-type="float" office:value="1515803773">
            <text:p>1515803773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2800308">
            <text:p>2800308</text:p>
          </table:table-cell>
          <table:table-cell table:style-name="ce1" office:value-type="string">
            <text:p>ARACAJU</text:p>
          </table:table-cell>
          <table:table-cell table:style-name="ce1" office:value-type="float" office:value="424661">
            <text:p>424661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10086582.308">
            <text:p>10086582,308</text:p>
          </table:table-cell>
          <table:table-cell table:style-name="ce1" office:value-type="float" office:value="1415.4717">
            <text:p>1415,4717</text:p>
          </table:table-cell>
          <table:table-cell table:formula="of:=LOG([.F29])" office:value-type="float" office:value="5.62804237810271">
            <text:p>5,6280423781</text:p>
          </table:table-cell>
          <table:table-cell table:formula="of:=[.G29]*[.H29]" office:value-type="float" office:value="2.61293851366093E+015">
            <text:p>2612938513660930</text:p>
          </table:table-cell>
          <table:table-cell table:formula="of:=LOG([.K29])" office:value-type="float" office:value="15.4171291902509">
            <text:p>15,4171291903</text:p>
          </table:table-cell>
          <table:table-cell table:formula="of:=LOG([.I29])" office:value-type="float" office:value="3.15090119079282">
            <text:p>3,1509011908</text:p>
          </table:table-cell>
          <table:table-cell table:formula="of:=1.343+0.291*[.L29]-0.077*[.M29]" office:value-type="float" office:value="5.58676520267196">
            <text:p>5,5867652027</text:p>
          </table:table-cell>
          <table:table-cell table:formula="of:=[.J29]-[.N29]" office:value-type="float" office:value="0.0412771754307473">
            <text:p>0,0412771754</text:p>
          </table:table-cell>
        </table:table-row>
        <table:table-row table:style-name="ro1">
          <table:table-cell table:style-name="ce1" office:value-type="float" office:value="1278337976">
            <text:p>1278337976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2504009">
            <text:p>2504009</text:p>
          </table:table-cell>
          <table:table-cell table:style-name="ce1" office:value-type="string">
            <text:p>CAMPINA GRANDE</text:p>
          </table:table-cell>
          <table:table-cell table:style-name="ce1" office:value-type="float" office:value="247260">
            <text:p>247260</text:p>
          </table:table-cell>
          <table:table-cell table:style-name="ce1" office:value-type="float" office:value="44485857.114">
            <text:p>44485857,114</text:p>
          </table:table-cell>
          <table:table-cell table:style-name="ce1" office:value-type="float" office:value="4205884.99">
            <text:p>4205884,99</text:p>
          </table:table-cell>
          <table:table-cell table:style-name="ce1" office:value-type="float" office:value="141.095">
            <text:p>141,095</text:p>
          </table:table-cell>
          <table:table-cell table:formula="of:=LOG([.F30])" office:value-type="float" office:value="5.39315386490823">
            <text:p>5,3931538649</text:p>
          </table:table-cell>
          <table:table-cell table:formula="of:=[.G30]*[.H30]" office:value-type="float" office:value="187102398703057">
            <text:p>187102398703057</text:p>
          </table:table-cell>
          <table:table-cell table:formula="of:=LOG([.K30])" office:value-type="float" office:value="14.2720793553077">
            <text:p>14,2720793553</text:p>
          </table:table-cell>
          <table:table-cell table:formula="of:=LOG([.I30])" office:value-type="float" office:value="2.14951162388274">
            <text:p>2,1495116239</text:p>
          </table:table-cell>
          <table:table-cell table:formula="of:=1.343+0.291*[.L30]-0.077*[.M30]" office:value-type="float" office:value="5.33066269735558">
            <text:p>5,3306626974</text:p>
          </table:table-cell>
          <table:table-cell table:formula="of:=[.J30]-[.N30]" office:value-type="float" office:value="0.0624911675526549">
            <text:p>0,0624911676</text:p>
          </table:table-cell>
        </table:table-row>
        <table:table-row table:style-name="ro1">
          <table:table-cell table:style-name="ce1" office:value-type="float" office:value="1503411066">
            <text:p>1503411066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2913606">
            <text:p>2913606</text:p>
          </table:table-cell>
          <table:table-cell table:style-name="ce1" office:value-type="string">
            <text:p>ILHÉUS</text:p>
          </table:table-cell>
          <table:table-cell table:style-name="ce1" office:value-type="float" office:value="283761">
            <text:p>283761</text:p>
          </table:table-cell>
          <table:table-cell table:style-name="ce1" office:value-type="float" office:value="104793782.712">
            <text:p>104793782,712</text:p>
          </table:table-cell>
          <table:table-cell table:style-name="ce1" office:value-type="float" office:value="4206372.583">
            <text:p>4206372,583</text:p>
          </table:table-cell>
          <table:table-cell table:style-name="ce1" office:value-type="float" office:value="728.324">
            <text:p>728,324</text:p>
          </table:table-cell>
          <table:table-cell table:formula="of:=LOG([.F31])" office:value-type="float" office:value="5.45295270596049">
            <text:p>5,452952706</text:p>
          </table:table-cell>
          <table:table-cell table:formula="of:=[.G31]*[.H31]" office:value-type="float" office:value="440801694468616">
            <text:p>440801694468616</text:p>
          </table:table-cell>
          <table:table-cell table:formula="of:=LOG([.K31])" office:value-type="float" office:value="14.6442432553014">
            <text:p>14,6442432553</text:p>
          </table:table-cell>
          <table:table-cell table:formula="of:=LOG([.I31])" office:value-type="float" office:value="2.86232462122137">
            <text:p>2,8623246212</text:p>
          </table:table-cell>
          <table:table-cell table:formula="of:=1.343+0.291*[.L31]-0.077*[.M31]" office:value-type="float" office:value="5.38407579145867">
            <text:p>5,3840757915</text:p>
          </table:table-cell>
          <table:table-cell table:formula="of:=[.J31]-[.N31]" office:value-type="float" office:value="0.0688769145018213">
            <text:p>0,0688769145</text:p>
          </table:table-cell>
        </table:table-row>
        <table:table-row table:style-name="ro1">
          <table:table-cell table:style-name="ce1" office:value-type="float" office:value="1033500389">
            <text:p>1033500389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5002704">
            <text:p>5002704</text:p>
          </table:table-cell>
          <table:table-cell table:style-name="ce1" office:value-type="string">
            <text:p>CAMPO GRANDE</text:p>
          </table:table-cell>
          <table:table-cell table:style-name="ce1" office:value-type="float" office:value="275112">
            <text:p>275112</text:p>
          </table:table-cell>
          <table:table-cell table:style-name="ce1" office:value-type="float" office:value="40486106.537">
            <text:p>40486106,537</text:p>
          </table:table-cell>
          <table:table-cell table:style-name="ce1" office:value-type="float" office:value="11645483.89">
            <text:p>11645483,89</text:p>
          </table:table-cell>
          <table:table-cell table:style-name="ce1" office:value-type="float" office:value="1951.5287">
            <text:p>1951,5287</text:p>
          </table:table-cell>
          <table:table-cell table:formula="of:=LOG([.F32])" office:value-type="float" office:value="5.43950953411968">
            <text:p>5,4395095341</text:p>
          </table:table-cell>
          <table:table-cell table:formula="of:=[.G32]*[.H32]" office:value-type="float" office:value="471480301445457">
            <text:p>471480301445457</text:p>
          </table:table-cell>
          <table:table-cell table:formula="of:=LOG([.K32])" office:value-type="float" office:value="14.6734635525299">
            <text:p>14,6734635525</text:p>
          </table:table-cell>
          <table:table-cell table:formula="of:=LOG([.I32])" office:value-type="float" office:value="3.29037494258113">
            <text:p>3,2903749426</text:p>
          </table:table-cell>
          <table:table-cell table:formula="of:=1.343+0.291*[.L32]-0.077*[.M32]" office:value-type="float" office:value="5.35961902320744">
            <text:p>5,3596190232</text:p>
          </table:table-cell>
          <table:table-cell table:formula="of:=[.J32]-[.N32]" office:value-type="float" office:value="0.0798905109122332">
            <text:p>0,0798905109</text:p>
          </table:table-cell>
        </table:table-row>
        <table:table-row table:style-name="ro1">
          <table:table-cell table:style-name="ce1" office:value-type="float" office:value="1905648065">
            <text:p>1905648065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4113700">
            <text:p>4113700</text:p>
          </table:table-cell>
          <table:table-cell table:style-name="ce1" office:value-type="string">
            <text:p>LONDRINA</text:p>
          </table:table-cell>
          <table:table-cell table:style-name="ce1" office:value-type="float" office:value="723637">
            <text:p>723637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12629940.881">
            <text:p>12629940,881</text:p>
          </table:table-cell>
          <table:table-cell table:style-name="ce1" office:value-type="float" office:value="439.5149">
            <text:p>439,5149</text:p>
          </table:table-cell>
          <table:table-cell table:formula="of:=LOG([.F33])" office:value-type="float" office:value="5.85952076449653">
            <text:p>5,8595207645</text:p>
          </table:table-cell>
          <table:table-cell table:formula="of:=[.G33]*[.H33]" office:value-type="float" office:value="7.88470651083106E+015">
            <text:p>7884706510831060</text:p>
          </table:table-cell>
          <table:table-cell table:formula="of:=LOG([.K33])" office:value-type="float" office:value="15.8967855324019">
            <text:p>15,8967855324</text:p>
          </table:table-cell>
          <table:table-cell table:formula="of:=LOG([.I33])" office:value-type="float" office:value="2.6429736026819">
            <text:p>2,6429736027</text:p>
          </table:table-cell>
          <table:table-cell table:formula="of:=1.343+0.291*[.L33]-0.077*[.M33]" office:value-type="float" office:value="5.76545562252245">
            <text:p>5,7654556225</text:p>
          </table:table-cell>
          <table:table-cell table:formula="of:=[.J33]-[.N33]" office:value-type="float" office:value="0.094065141974081">
            <text:p>0,094065142</text:p>
          </table:table-cell>
        </table:table-row>
        <table:table-row table:style-name="ro1">
          <table:table-cell table:style-name="ce1" office:value-type="float" office:value="1358661161">
            <text:p>1358661161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2307304">
            <text:p>2307304</text:p>
          </table:table-cell>
          <table:table-cell table:style-name="ce1" office:value-type="string">
            <text:p>JUAZEIRO DO NORTE</text:p>
          </table:table-cell>
          <table:table-cell table:style-name="ce1" office:value-type="float" office:value="322115">
            <text:p>322115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2683833.239">
            <text:p>2683833,239</text:p>
          </table:table-cell>
          <table:table-cell table:style-name="ce1" office:value-type="float" office:value="1718.8454">
            <text:p>1718,8454</text:p>
          </table:table-cell>
          <table:table-cell table:formula="of:=LOG([.F34])" office:value-type="float" office:value="5.50801094917718">
            <text:p>5,5080109492</text:p>
          </table:table-cell>
          <table:table-cell table:formula="of:=[.G34]*[.H34]" office:value-type="float" office:value="695249492869798">
            <text:p>695249492869798</text:p>
          </table:table-cell>
          <table:table-cell table:formula="of:=LOG([.K34])" office:value-type="float" office:value="14.8421406807524">
            <text:p>14,8421406808</text:p>
          </table:table-cell>
          <table:table-cell table:formula="of:=LOG([.I34])" office:value-type="float" office:value="3.23523681621799">
            <text:p>3,2352368162</text:p>
          </table:table-cell>
          <table:table-cell table:formula="of:=1.343+0.291*[.L34]-0.077*[.M34]" office:value-type="float" office:value="5.41294970325017">
            <text:p>5,4129497033</text:p>
          </table:table-cell>
          <table:table-cell table:formula="of:=[.J34]-[.N34]" office:value-type="float" office:value="0.0950612459270142">
            <text:p>0,0950612459</text:p>
          </table:table-cell>
        </table:table-row>
        <table:table-row table:style-name="ro1">
          <table:table-cell table:style-name="ce1" office:value-type="float" office:value="1701973728">
            <text:p>1701973728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1006884">
            <text:p>1006884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81282343.393">
            <text:p>81282343,393</text:p>
          </table:table-cell>
          <table:table-cell table:style-name="ce1" office:value-type="float" office:value="374.9817">
            <text:p>374,9817</text:p>
          </table:table-cell>
          <table:table-cell table:formula="of:=LOG([.F35])" office:value-type="float" office:value="6.00297943970779">
            <text:p>6,0029794397</text:p>
          </table:table-cell>
          <table:table-cell table:formula="of:=[.G35]*[.H35]" office:value-type="float" office:value="2.10562665377482E+016">
            <text:p>21056266537748200</text:p>
          </table:table-cell>
          <table:table-cell table:formula="of:=LOG([.K35])" office:value-type="float" office:value="16.3233813694234">
            <text:p>16,3233813694</text:p>
          </table:table-cell>
          <table:table-cell table:formula="of:=LOG([.I35])" office:value-type="float" office:value="2.57401007363986">
            <text:p>2,5740100736</text:p>
          </table:table-cell>
          <table:table-cell table:formula="of:=1.343+0.291*[.L35]-0.077*[.M35]" office:value-type="float" office:value="5.89490520283195">
            <text:p>5,8949052028</text:p>
          </table:table-cell>
          <table:table-cell table:formula="of:=[.J35]-[.N35]" office:value-type="float" office:value="0.108074236875841">
            <text:p>0,1080742369</text:p>
          </table:table-cell>
        </table:table-row>
        <table:table-row table:style-name="ro1">
          <table:table-cell table:style-name="ce1" office:value-type="float" office:value="1790649487">
            <text:p>1790649487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704302">
            <text:p>2704302</text:p>
          </table:table-cell>
          <table:table-cell table:style-name="ce1" office:value-type="string">
            <text:p>MACEIÓ</text:p>
          </table:table-cell>
          <table:table-cell table:style-name="ce1" office:value-type="float" office:value="422612">
            <text:p>422612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10757820.802">
            <text:p>10757820,802</text:p>
          </table:table-cell>
          <table:table-cell table:style-name="ce1" office:value-type="float" office:value="1436.8008">
            <text:p>1436,8008</text:p>
          </table:table-cell>
          <table:table-cell table:formula="of:=LOG([.F36])" office:value-type="float" office:value="5.62594182461358">
            <text:p>5,6259418246</text:p>
          </table:table-cell>
          <table:table-cell table:formula="of:=[.G36]*[.H36]" office:value-type="float" office:value="1.47219749344962E+015">
            <text:p>1472197493449620</text:p>
          </table:table-cell>
          <table:table-cell table:formula="of:=LOG([.K36])" office:value-type="float" office:value="15.1679660739703">
            <text:p>15,167966074</text:p>
          </table:table-cell>
          <table:table-cell table:formula="of:=LOG([.I36])" office:value-type="float" office:value="3.15739656113523">
            <text:p>3,1573965611</text:p>
          </table:table-cell>
          <table:table-cell table:formula="of:=1.343+0.291*[.L36]-0.077*[.M36]" office:value-type="float" office:value="5.51375859231795">
            <text:p>5,5137585923</text:p>
          </table:table-cell>
          <table:table-cell table:formula="of:=[.J36]-[.N36]" office:value-type="float" office:value="0.112183232295627">
            <text:p>0,1121832323</text:p>
          </table:table-cell>
        </table:table-row>
        <table:table-row table:style-name="ro1">
          <table:table-cell table:style-name="ce1" office:value-type="float" office:value="989018867">
            <text:p>989018867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4108304">
            <text:p>4108304</text:p>
          </table:table-cell>
          <table:table-cell table:style-name="ce1" office:value-type="string">
            <text:p>FOZ DO IGUAÇU</text:p>
          </table:table-cell>
          <table:table-cell table:style-name="ce1" office:value-type="float" office:value="248091">
            <text:p>248091</text:p>
          </table:table-cell>
          <table:table-cell table:style-name="ce1" office:value-type="float" office:value="40486106.537">
            <text:p>40486106,537</text:p>
          </table:table-cell>
          <table:table-cell table:style-name="ce1" office:value-type="float" office:value="6702200.016">
            <text:p>6702200,016</text:p>
          </table:table-cell>
          <table:table-cell table:style-name="ce1" office:value-type="float" office:value="2468.5862">
            <text:p>2468,5862</text:p>
          </table:table-cell>
          <table:table-cell table:formula="of:=LOG([.F37])" office:value-type="float" office:value="5.39461100965216">
            <text:p>5,3946110097</text:p>
          </table:table-cell>
          <table:table-cell table:formula="of:=[.G37]*[.H37]" office:value-type="float" office:value="271345983880059">
            <text:p>271345983880059</text:p>
          </table:table-cell>
          <table:table-cell table:formula="of:=LOG([.K37])" office:value-type="float" office:value="14.4335233980856">
            <text:p>14,4335233981</text:p>
          </table:table-cell>
          <table:table-cell table:formula="of:=LOG([.I37])" office:value-type="float" office:value="3.39244829685055">
            <text:p>3,3924482969</text:p>
          </table:table-cell>
          <table:table-cell table:formula="of:=1.343+0.291*[.L37]-0.077*[.M37]" office:value-type="float" office:value="5.28193678998542">
            <text:p>5,28193679</text:p>
          </table:table-cell>
          <table:table-cell table:formula="of:=[.J37]-[.N37]" office:value-type="float" office:value="0.112674219666741">
            <text:p>0,1126742197</text:p>
          </table:table-cell>
        </table:table-row>
        <table:table-row table:style-name="ro1">
          <table:table-cell table:style-name="ce1" office:value-type="float" office:value="992414717">
            <text:p>992414717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432832">
            <text:p>432832</text:p>
          </table:table-cell>
          <table:table-cell table:style-name="ce1" office:value-type="float" office:value="67736808.897">
            <text:p>67736808,897</text:p>
          </table:table-cell>
          <table:table-cell table:style-name="ce1" office:value-type="float" office:value="24095638.021">
            <text:p>24095638,021</text:p>
          </table:table-cell>
          <table:table-cell table:style-name="ce1" office:value-type="float" office:value="1667.136">
            <text:p>1667,136</text:p>
          </table:table-cell>
          <table:table-cell table:formula="of:=LOG([.F38])" office:value-type="float" office:value="5.63631936140923">
            <text:p>5,6363193614</text:p>
          </table:table-cell>
          <table:table-cell table:formula="of:=[.G38]*[.H38]" office:value-type="float" office:value="1.63216162787976E+015">
            <text:p>1632161627879760</text:p>
          </table:table-cell>
          <table:table-cell table:formula="of:=LOG([.K38])" office:value-type="float" office:value="15.2127631633766">
            <text:p>15,2127631634</text:p>
          </table:table-cell>
          <table:table-cell table:formula="of:=LOG([.I38])" office:value-type="float" office:value="3.22197102972623">
            <text:p>3,2219710297</text:p>
          </table:table-cell>
          <table:table-cell table:formula="of:=1.343+0.291*[.L38]-0.077*[.M38]" office:value-type="float" office:value="5.52182231125366">
            <text:p>5,5218223113</text:p>
          </table:table-cell>
          <table:table-cell table:formula="of:=[.J38]-[.N38]" office:value-type="float" office:value="0.114497050155569">
            <text:p>0,1144970502</text:p>
          </table:table-cell>
        </table:table-row>
        <table:table-row table:style-name="ro1">
          <table:table-cell table:style-name="ce1" office:value-type="float" office:value="1596067714">
            <text:p>1596067714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629707">
            <text:p>629707</text:p>
          </table:table-cell>
          <table:table-cell table:style-name="ce1" office:value-type="float" office:value="67736808.897">
            <text:p>67736808,897</text:p>
          </table:table-cell>
          <table:table-cell table:style-name="ce1" office:value-type="float" office:value="81282343.393">
            <text:p>81282343,393</text:p>
          </table:table-cell>
          <table:table-cell table:style-name="ce1" office:value-type="float" office:value="1359.2166">
            <text:p>1359,2166</text:p>
          </table:table-cell>
          <table:table-cell table:formula="of:=LOG([.F39])" office:value-type="float" office:value="5.79913852106842">
            <text:p>5,7991385211</text:p>
          </table:table-cell>
          <table:table-cell table:formula="of:=[.G39]*[.H39]" office:value-type="float" office:value="5.50580656111197E+015">
            <text:p>5505806561111970</text:p>
          </table:table-cell>
          <table:table-cell table:formula="of:=LOG([.K39])" office:value-type="float" office:value="15.7408209489902">
            <text:p>15,740820949</text:p>
          </table:table-cell>
          <table:table-cell table:formula="of:=LOG([.I39])" office:value-type="float" office:value="3.13328866989599">
            <text:p>3,1332886699</text:p>
          </table:table-cell>
          <table:table-cell table:formula="of:=1.343+0.291*[.L39]-0.077*[.M39]" office:value-type="float" office:value="5.68231566857416">
            <text:p>5,6823156686</text:p>
          </table:table-cell>
          <table:table-cell table:formula="of:=[.J39]-[.N39]" office:value-type="float" office:value="0.11682285249426">
            <text:p>0,1168228525</text:p>
          </table:table-cell>
        </table:table-row>
        <table:table-row table:style-name="ro1">
          <table:table-cell table:style-name="ce1" office:value-type="float" office:value="1775028241">
            <text:p>1775028241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3549805">
            <text:p>3549805</text:p>
          </table:table-cell>
          <table:table-cell table:style-name="ce1" office:value-type="string">
            <text:p>SÃO JOSÉ DO RIO PRETO</text:p>
          </table:table-cell>
          <table:table-cell table:style-name="ce1" office:value-type="float" office:value="713064">
            <text:p>713064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9338009.91">
            <text:p>9338009,91</text:p>
          </table:table-cell>
          <table:table-cell table:style-name="ce1" office:value-type="float" office:value="392.724">
            <text:p>392,724</text:p>
          </table:table-cell>
          <table:table-cell table:formula="of:=LOG([.F40])" office:value-type="float" office:value="5.85312851105728">
            <text:p>5,8531285111</text:p>
          </table:table-cell>
          <table:table-cell table:formula="of:=[.G40]*[.H40]" office:value-type="float" office:value="5.8295971635421E+015">
            <text:p>5829597163542100</text:p>
          </table:table-cell>
          <table:table-cell table:formula="of:=LOG([.K40])" office:value-type="float" office:value="15.7656385452058">
            <text:p>15,7656385452</text:p>
          </table:table-cell>
          <table:table-cell table:formula="of:=LOG([.I40])" office:value-type="float" office:value="2.59408744252092">
            <text:p>2,5940874425</text:p>
          </table:table-cell>
          <table:table-cell table:formula="of:=1.343+0.291*[.L40]-0.077*[.M40]" office:value-type="float" office:value="5.73105608358077">
            <text:p>5,7310560836</text:p>
          </table:table-cell>
          <table:table-cell table:formula="of:=[.J40]-[.N40]" office:value-type="float" office:value="0.12207242747651">
            <text:p>0,1220724275</text:p>
          </table:table-cell>
        </table:table-row>
        <table:table-row table:style-name="ro1">
          <table:table-cell table:style-name="ce1" office:value-type="float" office:value="1925869170">
            <text:p>1925869170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4209102">
            <text:p>4209102</text:p>
          </table:table-cell>
          <table:table-cell table:style-name="ce1" office:value-type="string">
            <text:p>JOINVILLE</text:p>
          </table:table-cell>
          <table:table-cell table:style-name="ce1" office:value-type="float" office:value="905285">
            <text:p>905285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20159913.621">
            <text:p>20159913,621</text:p>
          </table:table-cell>
          <table:table-cell table:style-name="ce1" office:value-type="float" office:value="358.7759">
            <text:p>358,7759</text:p>
          </table:table-cell>
          <table:table-cell table:formula="of:=LOG([.F41])" office:value-type="float" office:value="5.95678532444517">
            <text:p>5,9567853244</text:p>
          </table:table-cell>
          <table:table-cell table:formula="of:=[.G41]*[.H41]" office:value-type="float" office:value="1.25855697728891E+016">
            <text:p>12585569772889100</text:p>
          </table:table-cell>
          <table:table-cell table:formula="of:=LOG([.K41])" office:value-type="float" office:value="16.0998728816738">
            <text:p>16,0998728817</text:p>
          </table:table-cell>
          <table:table-cell table:formula="of:=LOG([.I41])" office:value-type="float" office:value="2.55482326255339">
            <text:p>2,5548232626</text:p>
          </table:table-cell>
          <table:table-cell table:formula="of:=1.343+0.291*[.L41]-0.077*[.M41]" office:value-type="float" office:value="5.83134161735048">
            <text:p>5,8313416174</text:p>
          </table:table-cell>
          <table:table-cell table:formula="of:=[.J41]-[.N41]" office:value-type="float" office:value="0.125443707094691">
            <text:p>0,1254437071</text:p>
          </table:table-cell>
        </table:table-row>
        <table:table-row table:style-name="ro1">
          <table:table-cell table:style-name="ce1" office:value-type="float" office:value="1601154895">
            <text:p>1601154895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1144270">
            <text:p>1144270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104793782.712">
            <text:p>104793782,712</text:p>
          </table:table-cell>
          <table:table-cell table:style-name="ce1" office:value-type="float" office:value="332.7074">
            <text:p>332,7074</text:p>
          </table:table-cell>
          <table:table-cell table:formula="of:=LOG([.F42])" office:value-type="float" office:value="6.05852851193502">
            <text:p>6,0585285119</text:p>
          </table:table-cell>
          <table:table-cell table:formula="of:=[.G42]*[.H42]" office:value-type="float" office:value="2.71469267269276E+016">
            <text:p>27146926726927600</text:p>
          </table:table-cell>
          <table:table-cell table:formula="of:=LOG([.K42])" office:value-type="float" office:value="16.4337206707173">
            <text:p>16,4337206707</text:p>
          </table:table-cell>
          <table:table-cell table:formula="of:=LOG([.I42])" office:value-type="float" office:value="2.52206246045231">
            <text:p>2,5220624605</text:p>
          </table:table-cell>
          <table:table-cell table:formula="of:=1.343+0.291*[.L42]-0.077*[.M42]" office:value-type="float" office:value="5.93101390572392">
            <text:p>5,9310139057</text:p>
          </table:table-cell>
          <table:table-cell table:formula="of:=[.J42]-[.N42]" office:value-type="float" office:value="0.1275146062111">
            <text:p>0,1275146062</text:p>
          </table:table-cell>
        </table:table-row>
        <table:table-row table:style-name="ro1">
          <table:table-cell table:style-name="ce1" office:value-type="float" office:value="1159120291">
            <text:p>1159120291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721000">
            <text:p>1721000</text:p>
          </table:table-cell>
          <table:table-cell table:style-name="ce1" office:value-type="string">
            <text:p>PALMAS</text:p>
          </table:table-cell>
          <table:table-cell table:style-name="ce1" office:value-type="float" office:value="499000">
            <text:p>499000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2964230.631">
            <text:p>2964230,631</text:p>
          </table:table-cell>
          <table:table-cell table:style-name="ce1" office:value-type="float" office:value="1428.8175">
            <text:p>1428,8175</text:p>
          </table:table-cell>
          <table:table-cell table:formula="of:=LOG([.F43])" office:value-type="float" office:value="5.69810054562339">
            <text:p>5,6981005456</text:p>
          </table:table-cell>
          <table:table-cell table:formula="of:=[.G43]*[.H43]" office:value-type="float" office:value="1.85053032124724E+015">
            <text:p>1850530321247240</text:p>
          </table:table-cell>
          <table:table-cell table:formula="of:=LOG([.K43])" office:value-type="float" office:value="15.2672962054768">
            <text:p>15,2672962055</text:p>
          </table:table-cell>
          <table:table-cell table:formula="of:=LOG([.I43])" office:value-type="float" office:value="3.15497676076822">
            <text:p>3,1549767608</text:p>
          </table:table-cell>
          <table:table-cell table:formula="of:=1.343+0.291*[.L43]-0.077*[.M43]" office:value-type="float" office:value="5.54284998521459">
            <text:p>5,5428499852</text:p>
          </table:table-cell>
          <table:table-cell table:formula="of:=[.J43]-[.N43]" office:value-type="float" office:value="0.1552505604088">
            <text:p>0,1552505604</text:p>
          </table:table-cell>
        </table:table-row>
        <table:table-row table:style-name="ro1">
          <table:table-cell table:style-name="ce1" office:value-type="float" office:value="1850475866">
            <text:p>1850475866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4205407">
            <text:p>4205407</text:p>
          </table:table-cell>
          <table:table-cell table:style-name="ce1" office:value-type="string">
            <text:p>FLORIANÓPOLIS</text:p>
          </table:table-cell>
          <table:table-cell table:style-name="ce1" office:value-type="float" office:value="687063">
            <text:p>687063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15793112.373">
            <text:p>15793112,373</text:p>
          </table:table-cell>
          <table:table-cell table:style-name="ce1" office:value-type="float" office:value="709.9086">
            <text:p>709,9086</text:p>
          </table:table-cell>
          <table:table-cell table:formula="of:=LOG([.F44])" office:value-type="float" office:value="5.8369965613651">
            <text:p>5,8369965614</text:p>
          </table:table-cell>
          <table:table-cell table:formula="of:=[.G44]*[.H44]" office:value-type="float" office:value="4.09122042629415E+015">
            <text:p>4091220426294150</text:p>
          </table:table-cell>
          <table:table-cell table:formula="of:=LOG([.K44])" office:value-type="float" office:value="15.6118528789959">
            <text:p>15,611852879</text:p>
          </table:table-cell>
          <table:table-cell table:formula="of:=LOG([.I44])" office:value-type="float" office:value="2.85120243735168">
            <text:p>2,8512024374</text:p>
          </table:table-cell>
          <table:table-cell table:formula="of:=1.343+0.291*[.L44]-0.077*[.M44]" office:value-type="float" office:value="5.66650660011172">
            <text:p>5,6665066001</text:p>
          </table:table-cell>
          <table:table-cell table:formula="of:=[.J44]-[.N44]" office:value-type="float" office:value="0.17048996125338">
            <text:p>0,1704899613</text:p>
          </table:table-cell>
        </table:table-row>
        <table:table-row table:style-name="ro1">
          <table:table-cell table:style-name="ce1" office:value-type="float" office:value="1700951085">
            <text:p>1700951085</text:p>
          </table:table-cell>
          <table:table-cell table:style-name="ce1" office:value-type="float" office:value="3300704">
            <text:p>3300704</text:p>
          </table:table-cell>
          <table:table-cell table:style-name="ce1" office:value-type="string">
            <text:p>CABO FRIO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358754">
            <text:p>358754</text:p>
          </table:table-cell>
          <table:table-cell table:style-name="ce1" office:value-type="float" office:value="4596004.394">
            <text:p>4596004,394</text:p>
          </table:table-cell>
          <table:table-cell table:style-name="ce1" office:value-type="float" office:value="81282343.393">
            <text:p>81282343,393</text:p>
          </table:table-cell>
          <table:table-cell table:style-name="ce1" office:value-type="float" office:value="490.7397">
            <text:p>490,7397</text:p>
          </table:table-cell>
          <table:table-cell table:formula="of:=LOG([.F45])" office:value-type="float" office:value="5.55479675202287">
            <text:p>5,554796752</text:p>
          </table:table-cell>
          <table:table-cell table:formula="of:=[.G45]*[.H45]" office:value-type="float" office:value="373574007388845">
            <text:p>373574007388845</text:p>
          </table:table-cell>
          <table:table-cell table:formula="of:=LOG([.K45])" office:value-type="float" office:value="14.5723766511761">
            <text:p>14,5723766512</text:p>
          </table:table-cell>
          <table:table-cell table:formula="of:=LOG([.I45])" office:value-type="float" office:value="2.69085119308079">
            <text:p>2,6908511931</text:p>
          </table:table-cell>
          <table:table-cell table:formula="of:=1.343+0.291*[.L45]-0.077*[.M45]" office:value-type="float" office:value="5.37636606362502">
            <text:p>5,3763660636</text:p>
          </table:table-cell>
          <table:table-cell table:formula="of:=[.J45]-[.N45]" office:value-type="float" office:value="0.178430688397843">
            <text:p>0,1784306884</text:p>
          </table:table-cell>
        </table:table-row>
        <table:table-row table:style-name="ro1">
          <table:table-cell table:style-name="ce1" office:value-type="float" office:value="1647779043">
            <text:p>1647779043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947430">
            <text:p>947430</text:p>
          </table:table-cell>
          <table:table-cell table:style-name="ce1" office:value-type="float" office:value="104793782.712">
            <text:p>104793782,712</text:p>
          </table:table-cell>
          <table:table-cell table:style-name="ce1" office:value-type="float" office:value="81282343.393">
            <text:p>81282343,393</text:p>
          </table:table-cell>
          <table:table-cell table:style-name="ce1" office:value-type="float" office:value="446.0374">
            <text:p>446,0374</text:p>
          </table:table-cell>
          <table:table-cell table:formula="of:=LOG([.F46])" office:value-type="float" office:value="5.97654713237439">
            <text:p>5,9765471324</text:p>
          </table:table-cell>
          <table:table-cell table:formula="of:=[.G46]*[.H46]" office:value-type="float" office:value="8.51788423184821E+015">
            <text:p>8517884231848210</text:p>
          </table:table-cell>
          <table:table-cell table:formula="of:=LOG([.K46])" office:value-type="float" office:value="15.9303317332006">
            <text:p>15,9303317332</text:p>
          </table:table-cell>
          <table:table-cell table:formula="of:=LOG([.I46])" office:value-type="float" office:value="2.64937127560146">
            <text:p>2,6493712756</text:p>
          </table:table-cell>
          <table:table-cell table:formula="of:=1.343+0.291*[.L46]-0.077*[.M46]" office:value-type="float" office:value="5.77472494614007">
            <text:p>5,7747249461</text:p>
          </table:table-cell>
          <table:table-cell table:formula="of:=[.J46]-[.N46]" office:value-type="float" office:value="0.201822186234328">
            <text:p>0,2018221862</text:p>
          </table:table-cell>
        </table:table-row>
        <table:table-row table:style-name="ro1">
          <table:table-cell table:style-name="ce1" office:value-type="float" office:value="1997372247">
            <text:p>1997372247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3205309">
            <text:p>3205309</text:p>
          </table:table-cell>
          <table:table-cell table:style-name="ce1" office:value-type="string">
            <text:p>VITÓRIA</text:p>
          </table:table-cell>
          <table:table-cell table:style-name="ce1" office:value-type="float" office:value="807349">
            <text:p>807349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43027386.803">
            <text:p>43027386,803</text:p>
          </table:table-cell>
          <table:table-cell table:style-name="ce1" office:value-type="float" office:value="903.6758">
            <text:p>903,6758</text:p>
          </table:table-cell>
          <table:table-cell table:formula="of:=LOG([.F47])" office:value-type="float" office:value="5.90706131168547">
            <text:p>5,9070613117</text:p>
          </table:table-cell>
          <table:table-cell table:formula="of:=[.G47]*[.H47]" office:value-type="float" office:value="5.88825675449875E+015">
            <text:p>5888256754498750</text:p>
          </table:table-cell>
          <table:table-cell table:formula="of:=LOG([.K47])" office:value-type="float" office:value="15.7699867389366">
            <text:p>15,7699867389</text:p>
          </table:table-cell>
          <table:table-cell table:formula="of:=LOG([.I47])" office:value-type="float" office:value="2.95601265224063">
            <text:p>2,9560126522</text:p>
          </table:table-cell>
          <table:table-cell table:formula="of:=1.343+0.291*[.L47]-0.077*[.M47]" office:value-type="float" office:value="5.70445316680802">
            <text:p>5,7044531668</text:p>
          </table:table-cell>
          <table:table-cell table:formula="of:=[.J47]-[.N47]" office:value-type="float" office:value="0.202608144877455">
            <text:p>0,2026081449</text:p>
          </table:table-cell>
        </table:table-row>
        <table:table-row table:style-name="ro1">
          <table:table-cell table:style-name="ce1" office:value-type="float" office:value="2055149094">
            <text:p>2055149094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4113700">
            <text:p>4113700</text:p>
          </table:table-cell>
          <table:table-cell table:style-name="ce1" office:value-type="string">
            <text:p>LONDRINA</text:p>
          </table:table-cell>
          <table:table-cell table:style-name="ce1" office:value-type="float" office:value="538227">
            <text:p>538227</text:p>
          </table:table-cell>
          <table:table-cell table:style-name="ce1" office:value-type="float" office:value="78272312.296">
            <text:p>78272312,296</text:p>
          </table:table-cell>
          <table:table-cell table:style-name="ce1" office:value-type="float" office:value="12629940.881">
            <text:p>12629940,881</text:p>
          </table:table-cell>
          <table:table-cell table:style-name="ce1" office:value-type="float" office:value="287.398">
            <text:p>287,398</text:p>
          </table:table-cell>
          <table:table-cell table:formula="of:=LOG([.F48])" office:value-type="float" office:value="5.73096548022984">
            <text:p>5,7309654802</text:p>
          </table:table-cell>
          <table:table-cell table:formula="of:=[.G48]*[.H48]" office:value-type="float" office:value="988574676917649">
            <text:p>988574676917649</text:p>
          </table:table-cell>
          <table:table-cell table:formula="of:=LOG([.K48])" office:value-type="float" office:value="14.9950094814881">
            <text:p>14,9950094815</text:p>
          </table:table-cell>
          <table:table-cell table:formula="of:=LOG([.I48])" office:value-type="float" office:value="2.45848374155748">
            <text:p>2,4584837416</text:p>
          </table:table-cell>
          <table:table-cell table:formula="of:=1.343+0.291*[.L48]-0.077*[.M48]" office:value-type="float" office:value="5.51724451101312">
            <text:p>5,517244511</text:p>
          </table:table-cell>
          <table:table-cell table:formula="of:=[.J48]-[.N48]" office:value-type="float" office:value="0.213720969216722">
            <text:p>0,2137209692</text:p>
          </table:table-cell>
        </table:table-row>
        <table:table-row table:style-name="ro1">
          <table:table-cell table:style-name="ce1" office:value-type="float" office:value="1321241467">
            <text:p>1321241467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2408102">
            <text:p>2408102</text:p>
          </table:table-cell>
          <table:table-cell table:style-name="ce1" office:value-type="string">
            <text:p>NATAL</text:p>
          </table:table-cell>
          <table:table-cell table:style-name="ce1" office:value-type="float" office:value="514422">
            <text:p>514422</text:p>
          </table:table-cell>
          <table:table-cell table:style-name="ce1" office:value-type="float" office:value="67736808.897">
            <text:p>67736808,897</text:p>
          </table:table-cell>
          <table:table-cell table:style-name="ce1" office:value-type="float" office:value="14337727.262">
            <text:p>14337727,262</text:p>
          </table:table-cell>
          <table:table-cell table:style-name="ce1" office:value-type="float" office:value="854.5044">
            <text:p>854,5044</text:p>
          </table:table-cell>
          <table:table-cell table:formula="of:=LOG([.F49])" office:value-type="float" office:value="5.71131953354426">
            <text:p>5,7113195335</text:p>
          </table:table-cell>
          <table:table-cell table:formula="of:=[.G49]*[.H49]" office:value-type="float" office:value="971191891563401">
            <text:p>971191891563401</text:p>
          </table:table-cell>
          <table:table-cell table:formula="of:=LOG([.K49])" office:value-type="float" office:value="14.9873050478416">
            <text:p>14,9873050478</text:p>
          </table:table-cell>
          <table:table-cell table:formula="of:=LOG([.I49])" office:value-type="float" office:value="2.93171430332452">
            <text:p>2,9317143033</text:p>
          </table:table-cell>
          <table:table-cell table:formula="of:=1.343+0.291*[.L49]-0.077*[.M49]" office:value-type="float" office:value="5.47856376756591">
            <text:p>5,4785637676</text:p>
          </table:table-cell>
          <table:table-cell table:formula="of:=[.J49]-[.N49]" office:value-type="float" office:value="0.232755765978348">
            <text:p>0,232755766</text:p>
          </table:table-cell>
        </table:table-row>
        <table:table-row table:style-name="ro1">
          <table:table-cell table:style-name="ce1" office:value-type="float" office:value="2573556762">
            <text:p>2573556762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5002704">
            <text:p>5002704</text:p>
          </table:table-cell>
          <table:table-cell table:style-name="ce1" office:value-type="string">
            <text:p>CAMPO GRANDE</text:p>
          </table:table-cell>
          <table:table-cell table:style-name="ce1" office:value-type="float" office:value="597858">
            <text:p>597858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11645483.89">
            <text:p>11645483,89</text:p>
          </table:table-cell>
          <table:table-cell table:style-name="ce1" office:value-type="float" office:value="837.3978">
            <text:p>837,3978</text:p>
          </table:table-cell>
          <table:table-cell table:formula="of:=LOG([.F50])" office:value-type="float" office:value="5.77659804495899">
            <text:p>5,776598045</text:p>
          </table:table-cell>
          <table:table-cell table:formula="of:=[.G50]*[.H50]" office:value-type="float" office:value="1.59367333853326E+015">
            <text:p>1593673338533260</text:p>
          </table:table-cell>
          <table:table-cell table:formula="of:=LOG([.K50])" office:value-type="float" office:value="15.202399307141">
            <text:p>15,2023993071</text:p>
          </table:table-cell>
          <table:table-cell table:formula="of:=LOG([.I50])" office:value-type="float" office:value="2.92293181558421">
            <text:p>2,9229318156</text:p>
          </table:table-cell>
          <table:table-cell table:formula="of:=1.343+0.291*[.L50]-0.077*[.M50]" office:value-type="float" office:value="5.54183244857805">
            <text:p>5,5418324486</text:p>
          </table:table-cell>
          <table:table-cell table:formula="of:=[.J50]-[.N50]" office:value-type="float" office:value="0.234765596380943">
            <text:p>0,2347655964</text:p>
          </table:table-cell>
        </table:table-row>
        <table:table-row table:style-name="ro1">
          <table:table-cell table:style-name="ce1" office:value-type="float" office:value="1832243533">
            <text:p>1832243533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800308">
            <text:p>2800308</text:p>
          </table:table-cell>
          <table:table-cell table:style-name="ce1" office:value-type="string">
            <text:p>ARACAJU</text:p>
          </table:table-cell>
          <table:table-cell table:style-name="ce1" office:value-type="float" office:value="560415">
            <text:p>560415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10086582.308">
            <text:p>10086582,308</text:p>
          </table:table-cell>
          <table:table-cell table:style-name="ce1" office:value-type="float" office:value="1247.4962">
            <text:p>1247,4962</text:p>
          </table:table-cell>
          <table:table-cell table:formula="of:=LOG([.F51])" office:value-type="float" office:value="5.7485097510428">
            <text:p>5,748509751</text:p>
          </table:table-cell>
          <table:table-cell table:formula="of:=[.G51]*[.H51]" office:value-type="float" office:value="1.38033914717655E+015">
            <text:p>1380339147176550</text:p>
          </table:table-cell>
          <table:table-cell table:formula="of:=LOG([.K51])" office:value-type="float" office:value="15.1399858049892">
            <text:p>15,139985805</text:p>
          </table:table-cell>
          <table:table-cell table:formula="of:=LOG([.I51])" office:value-type="float" office:value="3.09603923139239">
            <text:p>3,0960392314</text:p>
          </table:table-cell>
          <table:table-cell table:formula="of:=1.343+0.291*[.L51]-0.077*[.M51]" office:value-type="float" office:value="5.51034084843465">
            <text:p>5,5103408484</text:p>
          </table:table-cell>
          <table:table-cell table:formula="of:=[.J51]-[.N51]" office:value-type="float" office:value="0.238168902608149">
            <text:p>0,2381689026</text:p>
          </table:table-cell>
        </table:table-row>
        <table:table-row table:style-name="ro1">
          <table:table-cell table:style-name="ce1" office:value-type="float" office:value="1674754002">
            <text:p>1674754002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3170206">
            <text:p>3170206</text:p>
          </table:table-cell>
          <table:table-cell table:style-name="ce1" office:value-type="string">
            <text:p>UBERLÂNDIA</text:p>
          </table:table-cell>
          <table:table-cell table:style-name="ce1" office:value-type="float" office:value="1076084">
            <text:p>1076084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16165949.541">
            <text:p>16165949,541</text:p>
          </table:table-cell>
          <table:table-cell table:style-name="ce1" office:value-type="float" office:value="512.9562">
            <text:p>512,9562</text:p>
          </table:table-cell>
          <table:table-cell table:formula="of:=LOG([.F52])" office:value-type="float" office:value="6.03184617403723">
            <text:p>6,031846174</text:p>
          </table:table-cell>
          <table:table-cell table:formula="of:=[.G52]*[.H52]" office:value-type="float" office:value="1.0092190359453E+016">
            <text:p>10092190359453000</text:p>
          </table:table-cell>
          <table:table-cell table:formula="of:=LOG([.K52])" office:value-type="float" office:value="16.0039854336093">
            <text:p>16,0039854336</text:p>
          </table:table-cell>
          <table:table-cell table:formula="of:=LOG([.I52])" office:value-type="float" office:value="2.71008028341511">
            <text:p>2,7100802834</text:p>
          </table:table-cell>
          <table:table-cell table:formula="of:=1.343+0.291*[.L52]-0.077*[.M52]" office:value-type="float" office:value="5.79148357935735">
            <text:p>5,7914835794</text:p>
          </table:table-cell>
          <table:table-cell table:formula="of:=[.J52]-[.N52]" office:value-type="float" office:value="0.240362594679878">
            <text:p>0,2403625947</text:p>
          </table:table-cell>
        </table:table-row>
        <table:table-row table:style-name="ro1">
          <table:table-cell table:style-name="ce1" office:value-type="float" office:value="1037730538">
            <text:p>1037730538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423016">
            <text:p>423016</text:p>
          </table:table-cell>
          <table:table-cell table:style-name="ce1" office:value-type="float" office:value="40486106.537">
            <text:p>40486106,537</text:p>
          </table:table-cell>
          <table:table-cell table:style-name="ce1" office:value-type="float" office:value="12816914.457">
            <text:p>12816914,457</text:p>
          </table:table-cell>
          <table:table-cell table:style-name="ce1" office:value-type="float" office:value="1419.6487">
            <text:p>1419,6487</text:p>
          </table:table-cell>
          <table:table-cell table:formula="of:=LOG([.F53])" office:value-type="float" office:value="5.62635679427882">
            <text:p>5,6263567943</text:p>
          </table:table-cell>
          <table:table-cell table:formula="of:=[.G53]*[.H53]" office:value-type="float" office:value="518906964181718">
            <text:p>518906964181718</text:p>
          </table:table-cell>
          <table:table-cell table:formula="of:=LOG([.K53])" office:value-type="float" office:value="14.7150894993428">
            <text:p>14,7150894993</text:p>
          </table:table-cell>
          <table:table-cell table:formula="of:=LOG([.I53])" office:value-type="float" office:value="3.1521808890825">
            <text:p>3,1521808891</text:p>
          </table:table-cell>
          <table:table-cell table:formula="of:=1.343+0.291*[.L53]-0.077*[.M53]" office:value-type="float" office:value="5.38237311584941">
            <text:p>5,3823731158</text:p>
          </table:table-cell>
          <table:table-cell table:formula="of:=[.J53]-[.N53]" office:value-type="float" office:value="0.243983678429405">
            <text:p>0,2439836784</text:p>
          </table:table-cell>
        </table:table-row>
        <table:table-row table:style-name="ro1">
          <table:table-cell table:style-name="ce1" office:value-type="float" office:value="1607505994">
            <text:p>1607505994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307304">
            <text:p>2307304</text:p>
          </table:table-cell>
          <table:table-cell table:style-name="ce1" office:value-type="string">
            <text:p>JUAZEIRO DO NORTE</text:p>
          </table:table-cell>
          <table:table-cell table:style-name="ce1" office:value-type="float" office:value="398938">
            <text:p>398938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2683833.239">
            <text:p>2683833,239</text:p>
          </table:table-cell>
          <table:table-cell table:style-name="ce1" office:value-type="float" office:value="1295.7587">
            <text:p>1295,7587</text:p>
          </table:table-cell>
          <table:table-cell table:formula="of:=LOG([.F54])" office:value-type="float" office:value="5.60090540608748">
            <text:p>5,6009054061</text:p>
          </table:table-cell>
          <table:table-cell table:formula="of:=[.G54]*[.H54]" office:value-type="float" office:value="367280013305111">
            <text:p>367280013305111</text:p>
          </table:table-cell>
          <table:table-cell table:formula="of:=LOG([.K54])" office:value-type="float" office:value="14.5649972954907">
            <text:p>14,5649972955</text:p>
          </table:table-cell>
          <table:table-cell table:formula="of:=LOG([.I54])" office:value-type="float" office:value="3.11252413346704">
            <text:p>3,1125241335</text:p>
          </table:table-cell>
          <table:table-cell table:formula="of:=1.343+0.291*[.L54]-0.077*[.M54]" office:value-type="float" office:value="5.34174985471084">
            <text:p>5,3417498547</text:p>
          </table:table-cell>
          <table:table-cell table:formula="of:=[.J54]-[.N54]" office:value-type="float" office:value="0.259155551376631">
            <text:p>0,2591555514</text:p>
          </table:table-cell>
        </table:table-row>
        <table:table-row table:style-name="ro1">
          <table:table-cell table:style-name="ce1" office:value-type="float" office:value="1293587845">
            <text:p>1293587845</text:p>
          </table:table-cell>
          <table:table-cell table:style-name="ce1" office:value-type="float" office:value="5208707">
            <text:p>5208707</text:p>
          </table:table-cell>
          <table:table-cell table:style-name="ce1" office:value-type="string">
            <text:p>GOIÂNIA</text:p>
          </table:table-cell>
          <table:table-cell table:style-name="ce1" office:value-type="float" office:value="1721000">
            <text:p>1721000</text:p>
          </table:table-cell>
          <table:table-cell table:style-name="ce1" office:value-type="string">
            <text:p>PALMAS</text:p>
          </table:table-cell>
          <table:table-cell table:style-name="ce1" office:value-type="float" office:value="276986">
            <text:p>276986</text:p>
          </table:table-cell>
          <table:table-cell table:style-name="ce1" office:value-type="float" office:value="29972542.592">
            <text:p>29972542,592</text:p>
          </table:table-cell>
          <table:table-cell table:style-name="ce1" office:value-type="float" office:value="2964230.631">
            <text:p>2964230,631</text:p>
          </table:table-cell>
          <table:table-cell table:style-name="ce1" office:value-type="float" office:value="701.6744">
            <text:p>701,6744</text:p>
          </table:table-cell>
          <table:table-cell table:formula="of:=LOG([.F55])" office:value-type="float" office:value="5.44245781860813">
            <text:p>5,4424578186</text:p>
          </table:table-cell>
          <table:table-cell table:formula="of:=[.G55]*[.H55]" office:value-type="float" office:value="88845528840158.5">
            <text:p>88845528840158,5</text:p>
          </table:table-cell>
          <table:table-cell table:formula="of:=LOG([.K55])" office:value-type="float" office:value="13.9486355767794">
            <text:p>13,9486355768</text:p>
          </table:table-cell>
          <table:table-cell table:formula="of:=LOG([.I55])" office:value-type="float" office:value="2.84613563194915">
            <text:p>2,8461356319</text:p>
          </table:table-cell>
          <table:table-cell table:formula="of:=1.343+0.291*[.L55]-0.077*[.M55]" office:value-type="float" office:value="5.18290050918272">
            <text:p>5,1829005092</text:p>
          </table:table-cell>
          <table:table-cell table:formula="of:=[.J55]-[.N55]" office:value-type="float" office:value="0.259557309425407">
            <text:p>0,2595573094</text:p>
          </table:table-cell>
        </table:table-row>
        <table:table-row table:style-name="ro1">
          <table:table-cell table:style-name="ce1" office:value-type="float" office:value="1103086321">
            <text:p>1103086321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600303">
            <text:p>1600303</text:p>
          </table:table-cell>
          <table:table-cell table:style-name="ce1" office:value-type="string">
            <text:p>MACAPÁ</text:p>
          </table:table-cell>
          <table:table-cell table:style-name="ce1" office:value-type="float" office:value="753461">
            <text:p>753461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5784219.077">
            <text:p>5784219,077</text:p>
          </table:table-cell>
          <table:table-cell table:style-name="ce1" office:value-type="float" office:value="2590.6698">
            <text:p>2590,6698</text:p>
          </table:table-cell>
          <table:table-cell table:formula="of:=LOG([.F56])" office:value-type="float" office:value="5.87706077765511">
            <text:p>5,8770607777</text:p>
          </table:table-cell>
          <table:table-cell table:formula="of:=[.G56]*[.H56]" office:value-type="float" office:value="3.61101213744431E+015">
            <text:p>3611012137444310</text:p>
          </table:table-cell>
          <table:table-cell table:formula="of:=LOG([.K56])" office:value-type="float" office:value="15.5576289481932">
            <text:p>15,5576289482</text:p>
          </table:table-cell>
          <table:table-cell table:formula="of:=LOG([.I56])" office:value-type="float" office:value="3.41341206247386">
            <text:p>3,4134120625</text:p>
          </table:table-cell>
          <table:table-cell table:formula="of:=1.343+0.291*[.L56]-0.077*[.M56]" office:value-type="float" office:value="5.60743729511372">
            <text:p>5,6074372951</text:p>
          </table:table-cell>
          <table:table-cell table:formula="of:=[.J56]-[.N56]" office:value-type="float" office:value="0.26962348254139">
            <text:p>0,2696234825</text:p>
          </table:table-cell>
        </table:table-row>
        <table:table-row table:style-name="ro1">
          <table:table-cell table:style-name="ce1" office:value-type="float" office:value="1892386588">
            <text:p>1892386588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1053719">
            <text:p>1053719</text:p>
          </table:table-cell>
          <table:table-cell table:style-name="ce1" office:value-type="float" office:value="78272312.296">
            <text:p>78272312,296</text:p>
          </table:table-cell>
          <table:table-cell table:style-name="ce1" office:value-type="float" office:value="81282343.393">
            <text:p>81282343,393</text:p>
          </table:table-cell>
          <table:table-cell table:style-name="ce1" office:value-type="float" office:value="340.0867">
            <text:p>340,0867</text:p>
          </table:table-cell>
          <table:table-cell table:formula="of:=LOG([.F57])" office:value-type="float" office:value="6.02272481104729">
            <text:p>6,022724811</text:p>
          </table:table-cell>
          <table:table-cell table:formula="of:=[.G57]*[.H57]" office:value-type="float" office:value="6.36215696620761E+015">
            <text:p>6362156966207610</text:p>
          </table:table-cell>
          <table:table-cell table:formula="of:=LOG([.K57])" office:value-type="float" office:value="15.8036043797536">
            <text:p>15,8036043798</text:p>
          </table:table-cell>
          <table:table-cell table:formula="of:=LOG([.I57])" office:value-type="float" office:value="2.53158964801754">
            <text:p>2,531589648</text:p>
          </table:table-cell>
          <table:table-cell table:formula="of:=1.343+0.291*[.L57]-0.077*[.M57]" office:value-type="float" office:value="5.74691647161094">
            <text:p>5,7469164716</text:p>
          </table:table-cell>
          <table:table-cell table:formula="of:=[.J57]-[.N57]" office:value-type="float" office:value="0.275808339436357">
            <text:p>0,2758083394</text:p>
          </table:table-cell>
        </table:table-row>
        <table:table-row table:style-name="ro1">
          <table:table-cell table:style-name="ce1" office:value-type="float" office:value="1323964018">
            <text:p>1323964018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111300">
            <text:p>2111300</text:p>
          </table:table-cell>
          <table:table-cell table:style-name="ce1" office:value-type="string">
            <text:p>SÃO LUÍS</text:p>
          </table:table-cell>
          <table:table-cell table:style-name="ce1" office:value-type="float" office:value="1059529">
            <text:p>1059529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16203237.564">
            <text:p>16203237,564</text:p>
          </table:table-cell>
          <table:table-cell table:style-name="ce1" office:value-type="float" office:value="2270.627">
            <text:p>2270,627</text:p>
          </table:table-cell>
          <table:table-cell table:formula="of:=LOG([.F58])" office:value-type="float" office:value="6.02511284813281">
            <text:p>6,0251128481</text:p>
          </table:table-cell>
          <table:table-cell table:formula="of:=[.G58]*[.H58]" office:value-type="float" office:value="1.01154687833581E+016">
            <text:p>10115468783358100</text:p>
          </table:table-cell>
          <table:table-cell table:formula="of:=LOG([.K58])" office:value-type="float" office:value="16.0049860141763">
            <text:p>16,0049860142</text:p>
          </table:table-cell>
          <table:table-cell table:formula="of:=LOG([.I58])" office:value-type="float" office:value="3.35614579773961">
            <text:p>3,3561457977</text:p>
          </table:table-cell>
          <table:table-cell table:formula="of:=1.343+0.291*[.L58]-0.077*[.M58]" office:value-type="float" office:value="5.74202770369936">
            <text:p>5,7420277037</text:p>
          </table:table-cell>
          <table:table-cell table:formula="of:=[.J58]-[.N58]" office:value-type="float" office:value="0.283085144433449">
            <text:p>0,2830851444</text:p>
          </table:table-cell>
        </table:table-row>
        <table:table-row table:style-name="ro1">
          <table:table-cell table:style-name="ce1" office:value-type="float" office:value="1675257627">
            <text:p>1675257627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3205309">
            <text:p>3205309</text:p>
          </table:table-cell>
          <table:table-cell table:style-name="ce1" office:value-type="string">
            <text:p>VITÓRIA</text:p>
          </table:table-cell>
          <table:table-cell table:style-name="ce1" office:value-type="float" office:value="853650">
            <text:p>853650</text:p>
          </table:table-cell>
          <table:table-cell table:style-name="ce1" office:value-type="float" office:value="81282343.393">
            <text:p>81282343,393</text:p>
          </table:table-cell>
          <table:table-cell table:style-name="ce1" office:value-type="float" office:value="43027386.803">
            <text:p>43027386,803</text:p>
          </table:table-cell>
          <table:table-cell table:style-name="ce1" office:value-type="float" office:value="714.4689">
            <text:p>714,4689</text:p>
          </table:table-cell>
          <table:table-cell table:formula="of:=LOG([.F59])" office:value-type="float" office:value="5.93127984466401">
            <text:p>5,9312798447</text:p>
          </table:table-cell>
          <table:table-cell table:formula="of:=[.G59]*[.H59]" office:value-type="float" office:value="3.49736682942488E+015">
            <text:p>3497366829424880</text:p>
          </table:table-cell>
          <table:table-cell table:formula="of:=LOG([.K59])" office:value-type="float" office:value="15.5437411866815">
            <text:p>15,5437411867</text:p>
          </table:table-cell>
          <table:table-cell table:formula="of:=LOG([.I59])" office:value-type="float" office:value="2.85398332920488">
            <text:p>2,8539833292</text:p>
          </table:table-cell>
          <table:table-cell table:formula="of:=1.343+0.291*[.L59]-0.077*[.M59]" office:value-type="float" office:value="5.64647196897554">
            <text:p>5,646471969</text:p>
          </table:table-cell>
          <table:table-cell table:formula="of:=[.J59]-[.N59]" office:value-type="float" office:value="0.284807875688461">
            <text:p>0,2848078757</text:p>
          </table:table-cell>
        </table:table-row>
        <table:table-row table:style-name="ro1">
          <table:table-cell table:style-name="ce1" office:value-type="float" office:value="2129725468">
            <text:p>2129725468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4205407">
            <text:p>4205407</text:p>
          </table:table-cell>
          <table:table-cell table:style-name="ce1" office:value-type="string">
            <text:p>FLORIANÓPOLIS</text:p>
          </table:table-cell>
          <table:table-cell table:style-name="ce1" office:value-type="float" office:value="654538">
            <text:p>654538</text:p>
          </table:table-cell>
          <table:table-cell table:style-name="ce1" office:value-type="float" office:value="73210092.754">
            <text:p>73210092,754</text:p>
          </table:table-cell>
          <table:table-cell table:style-name="ce1" office:value-type="float" office:value="15793112.373">
            <text:p>15793112,373</text:p>
          </table:table-cell>
          <table:table-cell table:style-name="ce1" office:value-type="float" office:value="357.9257">
            <text:p>357,9257</text:p>
          </table:table-cell>
          <table:table-cell table:formula="of:=LOG([.F60])" office:value-type="float" office:value="5.81593486511328">
            <text:p>5,8159348651</text:p>
          </table:table-cell>
          <table:table-cell table:formula="of:=[.G60]*[.H60]" office:value-type="float" office:value="1.15621522170168E+015">
            <text:p>1156215221701680</text:p>
          </table:table-cell>
          <table:table-cell table:formula="of:=LOG([.K60])" office:value-type="float" office:value="15.0630386826118">
            <text:p>15,0630386826</text:p>
          </table:table-cell>
          <table:table-cell table:formula="of:=LOG([.I60])" office:value-type="float" office:value="2.55379288298757">
            <text:p>2,553792883</text:p>
          </table:table-cell>
          <table:table-cell table:formula="of:=1.343+0.291*[.L60]-0.077*[.M60]" office:value-type="float" office:value="5.52970220464998">
            <text:p>5,5297022046</text:p>
          </table:table-cell>
          <table:table-cell table:formula="of:=[.J60]-[.N60]" office:value-type="float" office:value="0.286232660463296">
            <text:p>0,2862326605</text:p>
          </table:table-cell>
        </table:table-row>
        <table:table-row table:style-name="ro1">
          <table:table-cell table:style-name="ce1" office:value-type="float" office:value="1279249027">
            <text:p>1279249027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2507507">
            <text:p>2507507</text:p>
          </table:table-cell>
          <table:table-cell table:style-name="ce1" office:value-type="string">
            <text:p>JOÃO PESSOA</text:p>
          </table:table-cell>
          <table:table-cell table:style-name="ce1" office:value-type="float" office:value="595996">
            <text:p>595996</text:p>
          </table:table-cell>
          <table:table-cell table:style-name="ce1" office:value-type="float" office:value="44485857.114">
            <text:p>44485857,114</text:p>
          </table:table-cell>
          <table:table-cell table:style-name="ce1" office:value-type="float" office:value="12786041.289">
            <text:p>12786041,289</text:p>
          </table:table-cell>
          <table:table-cell table:style-name="ce1" office:value-type="float" office:value="102.4879">
            <text:p>102,4879</text:p>
          </table:table-cell>
          <table:table-cell table:formula="of:=LOG([.F61])" office:value-type="float" office:value="5.77524334500239">
            <text:p>5,775243345</text:p>
          </table:table-cell>
          <table:table-cell table:formula="of:=[.G61]*[.H61]" office:value-type="float" office:value="568798005836158">
            <text:p>568798005836158</text:p>
          </table:table-cell>
          <table:table-cell table:formula="of:=LOG([.K61])" office:value-type="float" office:value="14.75495806512">
            <text:p>14,7549580651</text:p>
          </table:table-cell>
          <table:table-cell table:formula="of:=LOG([.I61])" office:value-type="float" office:value="2.01067259443152">
            <text:p>2,0106725944</text:p>
          </table:table-cell>
          <table:table-cell table:formula="of:=1.343+0.291*[.L61]-0.077*[.M61]" office:value-type="float" office:value="5.48187100717868">
            <text:p>5,4818710072</text:p>
          </table:table-cell>
          <table:table-cell table:formula="of:=[.J61]-[.N61]" office:value-type="float" office:value="0.293372337823704">
            <text:p>0,2933723378</text:p>
          </table:table-cell>
        </table:table-row>
        <table:table-row table:style-name="ro1">
          <table:table-cell table:style-name="ce1" office:value-type="float" office:value="1603821885">
            <text:p>1603821885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925303">
            <text:p>2925303</text:p>
          </table:table-cell>
          <table:table-cell table:style-name="ce1" office:value-type="string">
            <text:p>PORTO SEGURO</text:p>
          </table:table-cell>
          <table:table-cell table:style-name="ce1" office:value-type="float" office:value="482115">
            <text:p>482115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805236.413">
            <text:p>805236,413</text:p>
          </table:table-cell>
          <table:table-cell table:style-name="ce1" office:value-type="float" office:value="1060.9825">
            <text:p>1060,9825</text:p>
          </table:table-cell>
          <table:table-cell table:formula="of:=LOG([.F62])" office:value-type="float" office:value="5.6831506438578">
            <text:p>5,6831506439</text:p>
          </table:table-cell>
          <table:table-cell table:formula="of:=[.G62]*[.H62]" office:value-type="float" office:value="502698535817426">
            <text:p>502698535817426</text:p>
          </table:table-cell>
          <table:table-cell table:formula="of:=LOG([.K62])" office:value-type="float" office:value="14.7013076202841">
            <text:p>14,7013076203</text:p>
          </table:table-cell>
          <table:table-cell table:formula="of:=LOG([.I62])" office:value-type="float" office:value="3.02570822064393">
            <text:p>3,0257082206</text:p>
          </table:table-cell>
          <table:table-cell table:formula="of:=1.343+0.291*[.L62]-0.077*[.M62]" office:value-type="float" office:value="5.38810098451309">
            <text:p>5,3881009845</text:p>
          </table:table-cell>
          <table:table-cell table:formula="of:=[.J62]-[.N62]" office:value-type="float" office:value="0.295049659344708">
            <text:p>0,2950496593</text:p>
          </table:table-cell>
        </table:table-row>
        <table:table-row table:style-name="ro1">
          <table:table-cell table:style-name="ce1" office:value-type="float" office:value="1425689704">
            <text:p>1425689704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2507507">
            <text:p>2507507</text:p>
          </table:table-cell>
          <table:table-cell table:style-name="ce1" office:value-type="string">
            <text:p>JOÃO PESSOA</text:p>
          </table:table-cell>
          <table:table-cell table:style-name="ce1" office:value-type="float" office:value="799709">
            <text:p>799709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12786041.289">
            <text:p>12786041,289</text:p>
          </table:table-cell>
          <table:table-cell table:style-name="ce1" office:value-type="float" office:value="1889.3346">
            <text:p>1889,3346</text:p>
          </table:table-cell>
          <table:table-cell table:formula="of:=LOG([.F63])" office:value-type="float" office:value="5.90293198363555">
            <text:p>5,9029319836</text:p>
          </table:table-cell>
          <table:table-cell table:formula="of:=[.G63]*[.H63]" office:value-type="float" office:value="3.31223586950647E+015">
            <text:p>3312235869506470</text:p>
          </table:table-cell>
          <table:table-cell table:formula="of:=LOG([.K63])" office:value-type="float" office:value="15.5201212560047">
            <text:p>15,520121256</text:p>
          </table:table-cell>
          <table:table-cell table:formula="of:=LOG([.I63])" office:value-type="float" office:value="3.27630887801992">
            <text:p>3,276308878</text:p>
          </table:table-cell>
          <table:table-cell table:formula="of:=1.343+0.291*[.L63]-0.077*[.M63]" office:value-type="float" office:value="5.60707950188982">
            <text:p>5,6070795019</text:p>
          </table:table-cell>
          <table:table-cell table:formula="of:=[.J63]-[.N63]" office:value-type="float" office:value="0.295852481745729">
            <text:p>0,2958524817</text:p>
          </table:table-cell>
        </table:table-row>
        <table:table-row table:style-name="ro1">
          <table:table-cell table:style-name="ce1" office:value-type="float" office:value="2093568707">
            <text:p>2093568707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3549805">
            <text:p>3549805</text:p>
          </table:table-cell>
          <table:table-cell table:style-name="ce1" office:value-type="string">
            <text:p>SÃO JOSÉ DO RIO PRETO</text:p>
          </table:table-cell>
          <table:table-cell table:style-name="ce1" office:value-type="float" office:value="323334">
            <text:p>323334</text:p>
          </table:table-cell>
          <table:table-cell table:style-name="ce1" office:value-type="float" office:value="12816914.457">
            <text:p>12816914,457</text:p>
          </table:table-cell>
          <table:table-cell table:style-name="ce1" office:value-type="float" office:value="9338009.91">
            <text:p>9338009,91</text:p>
          </table:table-cell>
          <table:table-cell table:style-name="ce1" office:value-type="float" office:value="873.247">
            <text:p>873,247</text:p>
          </table:table-cell>
          <table:table-cell table:formula="of:=LOG([.F64])" office:value-type="float" office:value="5.5096513749982">
            <text:p>5,509651375</text:p>
          </table:table-cell>
          <table:table-cell table:formula="of:=[.G64]*[.H64]" office:value-type="float" office:value="119684474215088">
            <text:p>119684474215088</text:p>
          </table:table-cell>
          <table:table-cell table:formula="of:=LOG([.K64])" office:value-type="float" office:value="14.0780378162373">
            <text:p>14,0780378162</text:p>
          </table:table-cell>
          <table:table-cell table:formula="of:=LOG([.I64])" office:value-type="float" office:value="2.94113710231348">
            <text:p>2,9411371023</text:p>
          </table:table-cell>
          <table:table-cell table:formula="of:=1.343+0.291*[.L64]-0.077*[.M64]" office:value-type="float" office:value="5.21324144764692">
            <text:p>5,2132414476</text:p>
          </table:table-cell>
          <table:table-cell table:formula="of:=[.J64]-[.N64]" office:value-type="float" office:value="0.296409927351276">
            <text:p>0,2964099274</text:p>
          </table:table-cell>
        </table:table-row>
        <table:table-row table:style-name="ro1">
          <table:table-cell table:style-name="ce1" office:value-type="float" office:value="988937595">
            <text:p>988937595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810375">
            <text:p>810375</text:p>
          </table:table-cell>
          <table:table-cell table:style-name="ce1" office:value-type="float" office:value="78272312.296">
            <text:p>78272312,296</text:p>
          </table:table-cell>
          <table:table-cell table:style-name="ce1" office:value-type="float" office:value="40486106.537">
            <text:p>40486106,537</text:p>
          </table:table-cell>
          <table:table-cell table:style-name="ce1" office:value-type="float" office:value="2637.4657">
            <text:p>2637,4657</text:p>
          </table:table-cell>
          <table:table-cell table:formula="of:=LOG([.F65])" office:value-type="float" office:value="5.90868603461096">
            <text:p>5,9086860346</text:p>
          </table:table-cell>
          <table:table-cell table:formula="of:=[.G65]*[.H65]" office:value-type="float" office:value="3.16894117451319E+015">
            <text:p>3168941174513190</text:p>
          </table:table-cell>
          <table:table-cell table:formula="of:=LOG([.K65])" office:value-type="float" office:value="15.5009141773975">
            <text:p>15,5009141774</text:p>
          </table:table-cell>
          <table:table-cell table:formula="of:=LOG([.I65])" office:value-type="float" office:value="3.42118682038249">
            <text:p>3,4211868204</text:p>
          </table:table-cell>
          <table:table-cell table:formula="of:=1.343+0.291*[.L65]-0.077*[.M65]" office:value-type="float" office:value="5.59033464045322">
            <text:p>5,5903346405</text:p>
          </table:table-cell>
          <table:table-cell table:formula="of:=[.J65]-[.N65]" office:value-type="float" office:value="0.318351394157744">
            <text:p>0,3183513942</text:p>
          </table:table-cell>
        </table:table-row>
        <table:table-row table:style-name="ro1">
          <table:table-cell table:style-name="ce1" office:value-type="float" office:value="1565510478">
            <text:p>1565510478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800308">
            <text:p>2800308</text:p>
          </table:table-cell>
          <table:table-cell table:style-name="ce1" office:value-type="string">
            <text:p>ARACAJU</text:p>
          </table:table-cell>
          <table:table-cell table:style-name="ce1" office:value-type="float" office:value="1029280">
            <text:p>1029280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10086582.308">
            <text:p>10086582,308</text:p>
          </table:table-cell>
          <table:table-cell table:style-name="ce1" office:value-type="float" office:value="1652.9713">
            <text:p>1652,9713</text:p>
          </table:table-cell>
          <table:table-cell table:formula="of:=LOG([.F66])" office:value-type="float" office:value="6.01253353405629">
            <text:p>6,0125335341</text:p>
          </table:table-cell>
          <table:table-cell table:formula="of:=[.G66]*[.H66]" office:value-type="float" office:value="6.29692109767216E+015">
            <text:p>6296921097672160</text:p>
          </table:table-cell>
          <table:table-cell table:formula="of:=LOG([.K66])" office:value-type="float" office:value="15.7991282514948">
            <text:p>15,7991282515</text:p>
          </table:table-cell>
          <table:table-cell table:formula="of:=LOG([.I66])" office:value-type="float" office:value="3.21826531312387">
            <text:p>3,2182653131</text:p>
          </table:table-cell>
          <table:table-cell table:formula="of:=1.343+0.291*[.L66]-0.077*[.M66]" office:value-type="float" office:value="5.69273989207445">
            <text:p>5,6927398921</text:p>
          </table:table-cell>
          <table:table-cell table:formula="of:=[.J66]-[.N66]" office:value-type="float" office:value="0.319793641981842">
            <text:p>0,319793642</text:p>
          </table:table-cell>
        </table:table-row>
        <table:table-row table:style-name="ro1">
          <table:table-cell table:style-name="ce1" office:value-type="float" office:value="634934479">
            <text:p>634934479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1100205">
            <text:p>1100205</text:p>
          </table:table-cell>
          <table:table-cell table:style-name="ce1" office:value-type="string">
            <text:p>PORTO VELHO</text:p>
          </table:table-cell>
          <table:table-cell table:style-name="ce1" office:value-type="float" office:value="358386">
            <text:p>358386</text:p>
          </table:table-cell>
          <table:table-cell table:style-name="ce1" office:value-type="float" office:value="24095638.021">
            <text:p>24095638,021</text:p>
          </table:table-cell>
          <table:table-cell table:style-name="ce1" office:value-type="float" office:value="6607641.725">
            <text:p>6607641,725</text:p>
          </table:table-cell>
          <table:table-cell table:style-name="ce1" office:value-type="float" office:value="1887.2746">
            <text:p>1887,2746</text:p>
          </table:table-cell>
          <table:table-cell table:formula="of:=LOG([.F67])" office:value-type="float" office:value="5.55435103603054">
            <text:p>5,554351036</text:p>
          </table:table-cell>
          <table:table-cell table:formula="of:=[.G67]*[.H67]" office:value-type="float" office:value="159215343178056">
            <text:p>159215343178056</text:p>
          </table:table-cell>
          <table:table-cell table:formula="of:=LOG([.K67])" office:value-type="float" office:value="14.201984917274">
            <text:p>14,2019849173</text:p>
          </table:table-cell>
          <table:table-cell table:formula="of:=LOG([.I67])" office:value-type="float" office:value="3.2758350949653">
            <text:p>3,275835095</text:p>
          </table:table-cell>
          <table:table-cell table:formula="of:=1.343+0.291*[.L67]-0.077*[.M67]" office:value-type="float" office:value="5.22353830861442">
            <text:p>5,2235383086</text:p>
          </table:table-cell>
          <table:table-cell table:formula="of:=[.J67]-[.N67]" office:value-type="float" office:value="0.330812727416124">
            <text:p>0,3308127274</text:p>
          </table:table-cell>
        </table:table-row>
        <table:table-row table:style-name="ro1">
          <table:table-cell table:style-name="ce1" office:value-type="float" office:value="1418755822">
            <text:p>1418755822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1000551">
            <text:p>1000551</text:p>
          </table:table-cell>
          <table:table-cell table:style-name="ce1" office:value-type="float" office:value="104793782.712">
            <text:p>104793782,712</text:p>
          </table:table-cell>
          <table:table-cell table:style-name="ce1" office:value-type="float" office:value="44485857.114">
            <text:p>44485857,114</text:p>
          </table:table-cell>
          <table:table-cell table:style-name="ce1" office:value-type="float" office:value="1570.1867">
            <text:p>1570,1867</text:p>
          </table:table-cell>
          <table:table-cell table:formula="of:=LOG([.F68])" office:value-type="float" office:value="6.00023923035762">
            <text:p>6,0002392304</text:p>
          </table:table-cell>
          <table:table-cell table:formula="of:=[.G68]*[.H68]" office:value-type="float" office:value="4.6618412441616E+015">
            <text:p>4661841244161600</text:p>
          </table:table-cell>
          <table:table-cell table:formula="of:=LOG([.K68])" office:value-type="float" office:value="15.6685574798327">
            <text:p>15,6685574798</text:p>
          </table:table-cell>
          <table:table-cell table:formula="of:=LOG([.I68])" office:value-type="float" office:value="3.19595129442139">
            <text:p>3,1959512944</text:p>
          </table:table-cell>
          <table:table-cell table:formula="of:=1.343+0.291*[.L68]-0.077*[.M68]" office:value-type="float" office:value="5.65646197696086">
            <text:p>5,656461977</text:p>
          </table:table-cell>
          <table:table-cell table:formula="of:=[.J68]-[.N68]" office:value-type="float" office:value="0.343777253396759">
            <text:p>0,3437772534</text:p>
          </table:table-cell>
        </table:table-row>
        <table:table-row table:style-name="ro1">
          <table:table-cell table:style-name="ce1" office:value-type="float" office:value="1487224130">
            <text:p>1487224130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2704302">
            <text:p>2704302</text:p>
          </table:table-cell>
          <table:table-cell table:style-name="ce1" office:value-type="string">
            <text:p>MACEIÓ</text:p>
          </table:table-cell>
          <table:table-cell table:style-name="ce1" office:value-type="float" office:value="887649">
            <text:p>887649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10757820.802">
            <text:p>10757820,802</text:p>
          </table:table-cell>
          <table:table-cell table:style-name="ce1" office:value-type="float" office:value="1598.7995">
            <text:p>1598,7995</text:p>
          </table:table-cell>
          <table:table-cell table:formula="of:=LOG([.F69])" office:value-type="float" office:value="5.94824126814564">
            <text:p>5,9482412681</text:p>
          </table:table-cell>
          <table:table-cell table:formula="of:=[.G69]*[.H69]" office:value-type="float" office:value="2.78682346886854E+015">
            <text:p>2786823468868540</text:p>
          </table:table-cell>
          <table:table-cell table:formula="of:=LOG([.K69])" office:value-type="float" office:value="15.445109459232">
            <text:p>15,4451094592</text:p>
          </table:table-cell>
          <table:table-cell table:formula="of:=LOG([.I69])" office:value-type="float" office:value="3.20379400376916">
            <text:p>3,2037940038</text:p>
          </table:table-cell>
          <table:table-cell table:formula="of:=1.343+0.291*[.L69]-0.077*[.M69]" office:value-type="float" office:value="5.59083471434628">
            <text:p>5,5908347143</text:p>
          </table:table-cell>
          <table:table-cell table:formula="of:=[.J69]-[.N69]" office:value-type="float" office:value="0.35740655379936">
            <text:p>0,3574065538</text:p>
          </table:table-cell>
        </table:table-row>
        <table:table-row table:style-name="ro1">
          <table:table-cell table:style-name="ce1" office:value-type="float" office:value="1626912717">
            <text:p>1626912717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898123">
            <text:p>898123</text:p>
          </table:table-cell>
          <table:table-cell table:style-name="ce1" office:value-type="float" office:value="44485857.114">
            <text:p>44485857,114</text:p>
          </table:table-cell>
          <table:table-cell table:style-name="ce1" office:value-type="float" office:value="73210092.754">
            <text:p>73210092,754</text:p>
          </table:table-cell>
          <table:table-cell table:style-name="ce1" office:value-type="float" office:value="2845.1937">
            <text:p>2845,1937</text:p>
          </table:table-cell>
          <table:table-cell table:formula="of:=LOG([.F70])" office:value-type="float" office:value="5.95333581836356">
            <text:p>5,9533358184</text:p>
          </table:table-cell>
          <table:table-cell table:formula="of:=[.G70]*[.H70]" office:value-type="float" office:value="3.25681372555713E+015">
            <text:p>3256813725557130</text:p>
          </table:table-cell>
          <table:table-cell table:formula="of:=LOG([.K70])" office:value-type="float" office:value="15.5127929196714">
            <text:p>15,5127929197</text:p>
          </table:table-cell>
          <table:table-cell table:formula="of:=LOG([.I70])" office:value-type="float" office:value="3.45411183838576">
            <text:p>3,4541118384</text:p>
          </table:table-cell>
          <table:table-cell table:formula="of:=1.343+0.291*[.L70]-0.077*[.M70]" office:value-type="float" office:value="5.59125612806867">
            <text:p>5,5912561281</text:p>
          </table:table-cell>
          <table:table-cell table:formula="of:=[.J70]-[.N70]" office:value-type="float" office:value="0.362079690294887">
            <text:p>0,3620796903</text:p>
          </table:table-cell>
        </table:table-row>
        <table:table-row table:style-name="ro1">
          <table:table-cell table:style-name="ce1" office:value-type="float" office:value="667067311">
            <text:p>667067311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1200401">
            <text:p>1200401</text:p>
          </table:table-cell>
          <table:table-cell table:style-name="ce1" office:value-type="string">
            <text:p>RIO BRANCO</text:p>
          </table:table-cell>
          <table:table-cell table:style-name="ce1" office:value-type="float" office:value="324312">
            <text:p>324312</text:p>
          </table:table-cell>
          <table:table-cell table:style-name="ce1" office:value-type="float" office:value="24095638.021">
            <text:p>24095638,021</text:p>
          </table:table-cell>
          <table:table-cell table:style-name="ce1" office:value-type="float" office:value="3837370.734">
            <text:p>3837370,734</text:p>
          </table:table-cell>
          <table:table-cell table:style-name="ce1" office:value-type="float" office:value="2326.3749">
            <text:p>2326,3749</text:p>
          </table:table-cell>
          <table:table-cell table:formula="of:=LOG([.F71])" office:value-type="float" office:value="5.51096301847675">
            <text:p>5,5109630185</text:p>
          </table:table-cell>
          <table:table-cell table:formula="of:=[.G71]*[.H71]" office:value-type="float" office:value="92463896158843.1">
            <text:p>92463896158843,1</text:p>
          </table:table-cell>
          <table:table-cell table:formula="of:=LOG([.K71])" office:value-type="float" office:value="13.9659721893901">
            <text:p>13,9659721894</text:p>
          </table:table-cell>
          <table:table-cell table:formula="of:=LOG([.I71])" office:value-type="float" office:value="3.36667970346269">
            <text:p>3,3666797035</text:p>
          </table:table-cell>
          <table:table-cell table:formula="of:=1.343+0.291*[.L71]-0.077*[.M71]" office:value-type="float" office:value="5.14786356994591">
            <text:p>5,1478635699</text:p>
          </table:table-cell>
          <table:table-cell table:formula="of:=[.J71]-[.N71]" office:value-type="float" office:value="0.363099448530844">
            <text:p>0,3630994485</text:p>
          </table:table-cell>
        </table:table-row>
        <table:table-row table:style-name="ro1">
          <table:table-cell table:style-name="ce1" office:value-type="float" office:value="1252864435">
            <text:p>1252864435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2408102">
            <text:p>2408102</text:p>
          </table:table-cell>
          <table:table-cell table:style-name="ce1" office:value-type="string">
            <text:p>NATAL</text:p>
          </table:table-cell>
          <table:table-cell table:style-name="ce1" office:value-type="float" office:value="741605">
            <text:p>741605</text:p>
          </table:table-cell>
          <table:table-cell table:style-name="ce1" office:value-type="float" office:value="44485857.114">
            <text:p>44485857,114</text:p>
          </table:table-cell>
          <table:table-cell table:style-name="ce1" office:value-type="float" office:value="14337727.262">
            <text:p>14337727,262</text:p>
          </table:table-cell>
          <table:table-cell table:style-name="ce1" office:value-type="float" office:value="249.9087">
            <text:p>249,9087</text:p>
          </table:table-cell>
          <table:table-cell table:formula="of:=LOG([.F72])" office:value-type="float" office:value="5.87017264921774">
            <text:p>5,8701726492</text:p>
          </table:table-cell>
          <table:table-cell table:formula="of:=[.G72]*[.H72]" office:value-type="float" office:value="637826086316835">
            <text:p>637826086316835</text:p>
          </table:table-cell>
          <table:table-cell table:formula="of:=LOG([.K72])" office:value-type="float" office:value="14.8047022773901">
            <text:p>14,8047022774</text:p>
          </table:table-cell>
          <table:table-cell table:formula="of:=LOG([.I72])" office:value-type="float" office:value="2.39778137535904">
            <text:p>2,3977813754</text:p>
          </table:table-cell>
          <table:table-cell table:formula="of:=1.343+0.291*[.L72]-0.077*[.M72]" office:value-type="float" office:value="5.46653919681788">
            <text:p>5,4665391968</text:p>
          </table:table-cell>
          <table:table-cell table:formula="of:=[.J72]-[.N72]" office:value-type="float" office:value="0.403633452399856">
            <text:p>0,4036334524</text:p>
          </table:table-cell>
        </table:table-row>
        <table:table-row table:style-name="ro1">
          <table:table-cell table:style-name="ce1" office:value-type="float" office:value="1322945196">
            <text:p>1322945196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1111592">
            <text:p>1111592</text:p>
          </table:table-cell>
          <table:table-cell table:style-name="ce1" office:value-type="float" office:value="104793782.712">
            <text:p>104793782,712</text:p>
          </table:table-cell>
          <table:table-cell table:style-name="ce1" office:value-type="float" office:value="40483224.952">
            <text:p>40483224,952</text:p>
          </table:table-cell>
          <table:table-cell table:style-name="ce1" office:value-type="float" office:value="1824.4065">
            <text:p>1824,4065</text:p>
          </table:table-cell>
          <table:table-cell table:formula="of:=LOG([.F73])" office:value-type="float" office:value="6.04594541254906">
            <text:p>6,0459454125</text:p>
          </table:table-cell>
          <table:table-cell table:formula="of:=[.G73]*[.H73]" office:value-type="float" office:value="4.2423902791009E+015">
            <text:p>4242390279100900</text:p>
          </table:table-cell>
          <table:table-cell table:formula="of:=LOG([.K73])" office:value-type="float" office:value="15.6276106189809">
            <text:p>15,627610619</text:p>
          </table:table-cell>
          <table:table-cell table:formula="of:=LOG([.I73])" office:value-type="float" office:value="3.26112161087711">
            <text:p>3,2611216109</text:p>
          </table:table-cell>
          <table:table-cell table:formula="of:=1.343+0.291*[.L73]-0.077*[.M73]" office:value-type="float" office:value="5.63952832608592">
            <text:p>5,6395283261</text:p>
          </table:table-cell>
          <table:table-cell table:formula="of:=[.J73]-[.N73]" office:value-type="float" office:value="0.406417086463142">
            <text:p>0,4064170865</text:p>
          </table:table-cell>
        </table:table-row>
        <table:table-row table:style-name="ro1">
          <table:table-cell table:style-name="ce1" office:value-type="float" office:value="1831149811">
            <text:p>1831149811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1907282">
            <text:p>1907282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78272312.296">
            <text:p>78272312,296</text:p>
          </table:table-cell>
          <table:table-cell table:style-name="ce1" office:value-type="float" office:value="641.8914">
            <text:p>641,8914</text:p>
          </table:table-cell>
          <table:table-cell table:formula="of:=LOG([.F74])" office:value-type="float" office:value="6.28041491013542">
            <text:p>6,2804149101</text:p>
          </table:table-cell>
          <table:table-cell table:formula="of:=[.G74]*[.H74]" office:value-type="float" office:value="2.02765151868441E+016">
            <text:p>20276515186844100</text:p>
          </table:table-cell>
          <table:table-cell table:formula="of:=LOG([.K74])" office:value-type="float" office:value="16.3069933172703">
            <text:p>16,3069933173</text:p>
          </table:table-cell>
          <table:table-cell table:formula="of:=LOG([.I74])" office:value-type="float" office:value="2.80746155708704">
            <text:p>2,8074615571</text:p>
          </table:table-cell>
          <table:table-cell table:formula="of:=1.343+0.291*[.L74]-0.077*[.M74]" office:value-type="float" office:value="5.87216051542995">
            <text:p>5,8721605154</text:p>
          </table:table-cell>
          <table:table-cell table:formula="of:=[.J74]-[.N74]" office:value-type="float" office:value="0.408254394705464">
            <text:p>0,4082543947</text:p>
          </table:table-cell>
        </table:table-row>
        <table:table-row table:style-name="ro1">
          <table:table-cell table:style-name="ce1" office:value-type="float" office:value="805584023">
            <text:p>805584023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2111300">
            <text:p>2111300</text:p>
          </table:table-cell>
          <table:table-cell table:style-name="ce1" office:value-type="string">
            <text:p>SÃO LUÍS</text:p>
          </table:table-cell>
          <table:table-cell table:style-name="ce1" office:value-type="float" office:value="662772">
            <text:p>662772</text:p>
          </table:table-cell>
          <table:table-cell table:style-name="ce1" office:value-type="float" office:value="40486106.537">
            <text:p>40486106,537</text:p>
          </table:table-cell>
          <table:table-cell table:style-name="ce1" office:value-type="float" office:value="16203237.564">
            <text:p>16203237,564</text:p>
          </table:table-cell>
          <table:table-cell table:style-name="ce1" office:value-type="float" office:value="1770.8767">
            <text:p>1770,8767</text:p>
          </table:table-cell>
          <table:table-cell table:formula="of:=LOG([.F75])" office:value-type="float" office:value="5.8213641525802">
            <text:p>5,8213641526</text:p>
          </table:table-cell>
          <table:table-cell table:formula="of:=[.G75]*[.H75]" office:value-type="float" office:value="656006002260424">
            <text:p>656006002260424</text:p>
          </table:table-cell>
          <table:table-cell table:formula="of:=LOG([.K75])" office:value-type="float" office:value="14.8169078130596">
            <text:p>14,8169078131</text:p>
          </table:table-cell>
          <table:table-cell table:formula="of:=LOG([.I75])" office:value-type="float" office:value="3.24818832382487">
            <text:p>3,2481883238</text:p>
          </table:table-cell>
          <table:table-cell table:formula="of:=1.343+0.291*[.L75]-0.077*[.M75]" office:value-type="float" office:value="5.40460967266582">
            <text:p>5,4046096727</text:p>
          </table:table-cell>
          <table:table-cell table:formula="of:=[.J75]-[.N75]" office:value-type="float" office:value="0.416754479914372">
            <text:p>0,4167544799</text:p>
          </table:table-cell>
        </table:table-row>
        <table:table-row table:style-name="ro1">
          <table:table-cell table:style-name="ce1" office:value-type="float" office:value="2111414651">
            <text:p>2111414651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1614893">
            <text:p>1614893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81282343.393">
            <text:p>81282343,393</text:p>
          </table:table-cell>
          <table:table-cell table:style-name="ce1" office:value-type="float" office:value="756.0592">
            <text:p>756,0592</text:p>
          </table:table-cell>
          <table:table-cell table:formula="of:=LOG([.F76])" office:value-type="float" office:value="6.20814375202376">
            <text:p>6,208143752</text:p>
          </table:table-cell>
          <table:table-cell table:formula="of:=[.G76]*[.H76]" office:value-type="float" office:value="1.11234109962715E+016">
            <text:p>11123410996271500</text:p>
          </table:table-cell>
          <table:table-cell table:formula="of:=LOG([.K76])" office:value-type="float" office:value="16.0462379841618">
            <text:p>16,0462379842</text:p>
          </table:table-cell>
          <table:table-cell table:formula="of:=LOG([.I76])" office:value-type="float" office:value="2.87855580241488">
            <text:p>2,8785558024</text:p>
          </table:table-cell>
          <table:table-cell table:formula="of:=1.343+0.291*[.L76]-0.077*[.M76]" office:value-type="float" office:value="5.79080645660513">
            <text:p>5,7908064566</text:p>
          </table:table-cell>
          <table:table-cell table:formula="of:=[.J76]-[.N76]" office:value-type="float" office:value="0.417337295418632">
            <text:p>0,4173372954</text:p>
          </table:table-cell>
        </table:table-row>
        <table:table-row table:style-name="ro1">
          <table:table-cell table:style-name="ce1" office:value-type="float" office:value="1405717856">
            <text:p>1405717856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2704302">
            <text:p>2704302</text:p>
          </table:table-cell>
          <table:table-cell table:style-name="ce1" office:value-type="string">
            <text:p>MACEIÓ</text:p>
          </table:table-cell>
          <table:table-cell table:style-name="ce1" office:value-type="float" office:value="766461">
            <text:p>766461</text:p>
          </table:table-cell>
          <table:table-cell table:style-name="ce1" office:value-type="float" office:value="67736808.897">
            <text:p>67736808,897</text:p>
          </table:table-cell>
          <table:table-cell table:style-name="ce1" office:value-type="float" office:value="10757820.802">
            <text:p>10757820,802</text:p>
          </table:table-cell>
          <table:table-cell table:style-name="ce1" office:value-type="float" office:value="461.2027">
            <text:p>461,2027</text:p>
          </table:table-cell>
          <table:table-cell table:formula="of:=LOG([.F77])" office:value-type="float" office:value="5.88449006145301">
            <text:p>5,8844900615</text:p>
          </table:table-cell>
          <table:table-cell table:formula="of:=[.G77]*[.H77]" office:value-type="float" office:value="728700451813245">
            <text:p>728700451813245</text:p>
          </table:table-cell>
          <table:table-cell table:formula="of:=LOG([.K77])" office:value-type="float" office:value="14.8625490387988">
            <text:p>14,8625490388</text:p>
          </table:table-cell>
          <table:table-cell table:formula="of:=LOG([.I77])" office:value-type="float" office:value="2.66389184110243">
            <text:p>2,6638918411</text:p>
          </table:table-cell>
          <table:table-cell table:formula="of:=1.343+0.291*[.L77]-0.077*[.M77]" office:value-type="float" office:value="5.46288209852555">
            <text:p>5,4628820985</text:p>
          </table:table-cell>
          <table:table-cell table:formula="of:=[.J77]-[.N77]" office:value-type="float" office:value="0.421607962927459">
            <text:p>0,4216079629</text:p>
          </table:table-cell>
        </table:table-row>
        <table:table-row table:style-name="ro1">
          <table:table-cell table:style-name="ce1" office:value-type="float" office:value="1152925542">
            <text:p>1152925542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2307304">
            <text:p>2307304</text:p>
          </table:table-cell>
          <table:table-cell table:style-name="ce1" office:value-type="string">
            <text:p>JUAZEIRO DO NORTE</text:p>
          </table:table-cell>
          <table:table-cell table:style-name="ce1" office:value-type="float" office:value="446997">
            <text:p>446997</text:p>
          </table:table-cell>
          <table:table-cell table:style-name="ce1" office:value-type="float" office:value="40483224.952">
            <text:p>40483224,952</text:p>
          </table:table-cell>
          <table:table-cell table:style-name="ce1" office:value-type="float" office:value="2683833.239">
            <text:p>2683833,239</text:p>
          </table:table-cell>
          <table:table-cell table:style-name="ce1" office:value-type="float" office:value="395.0088">
            <text:p>395,0088</text:p>
          </table:table-cell>
          <table:table-cell table:formula="of:=LOG([.F78])" office:value-type="float" office:value="5.65030460839409">
            <text:p>5,6503046084</text:p>
          </table:table-cell>
          <table:table-cell table:formula="of:=[.G78]*[.H78]" office:value-type="float" office:value="108650224748092">
            <text:p>108650224748092</text:p>
          </table:table-cell>
          <table:table-cell table:formula="of:=LOG([.K78])" office:value-type="float" office:value="14.036030629016">
            <text:p>14,036030629</text:p>
          </table:table-cell>
          <table:table-cell table:formula="of:=LOG([.I78])" office:value-type="float" office:value="2.59660677094005">
            <text:p>2,5966067709</text:p>
          </table:table-cell>
          <table:table-cell table:formula="of:=1.343+0.291*[.L78]-0.077*[.M78]" office:value-type="float" office:value="5.22754619168127">
            <text:p>5,2275461917</text:p>
          </table:table-cell>
          <table:table-cell table:formula="of:=[.J78]-[.N78]" office:value-type="float" office:value="0.422758416712818">
            <text:p>0,4227584167</text:p>
          </table:table-cell>
        </table:table-row>
        <table:table-row table:style-name="ro1">
          <table:table-cell table:style-name="ce1" office:value-type="float" office:value="1600299553">
            <text:p>1600299553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913606">
            <text:p>2913606</text:p>
          </table:table-cell>
          <table:table-cell table:style-name="ce1" office:value-type="string">
            <text:p>ILHÉUS</text:p>
          </table:table-cell>
          <table:table-cell table:style-name="ce1" office:value-type="float" office:value="1053215">
            <text:p>1053215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4206372.583">
            <text:p>4206372,583</text:p>
          </table:table-cell>
          <table:table-cell table:style-name="ce1" office:value-type="float" office:value="1195.5841">
            <text:p>1195,5841</text:p>
          </table:table-cell>
          <table:table-cell table:formula="of:=LOG([.F79])" office:value-type="float" office:value="6.02251703574626">
            <text:p>6,0225170357</text:p>
          </table:table-cell>
          <table:table-cell table:formula="of:=[.G79]*[.H79]" office:value-type="float" office:value="2.625983257139E+015">
            <text:p>2625983257139000</text:p>
          </table:table-cell>
          <table:table-cell table:formula="of:=LOG([.K79])" office:value-type="float" office:value="15.4192919527682">
            <text:p>15,4192919528</text:p>
          </table:table-cell>
          <table:table-cell table:formula="of:=LOG([.I79])" office:value-type="float" office:value="3.07758013074983">
            <text:p>3,0775801307</text:p>
          </table:table-cell>
          <table:table-cell table:formula="of:=1.343+0.291*[.L79]-0.077*[.M79]" office:value-type="float" office:value="5.5930402881878">
            <text:p>5,5930402882</text:p>
          </table:table-cell>
          <table:table-cell table:formula="of:=[.J79]-[.N79]" office:value-type="float" office:value="0.429476747558454">
            <text:p>0,4294767476</text:p>
          </table:table-cell>
        </table:table-row>
        <table:table-row table:style-name="ro1">
          <table:table-cell table:style-name="ce1" office:value-type="float" office:value="2526275904">
            <text:p>2526275904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5002704">
            <text:p>5002704</text:p>
          </table:table-cell>
          <table:table-cell table:style-name="ce1" office:value-type="string">
            <text:p>CAMPO GRANDE</text:p>
          </table:table-cell>
          <table:table-cell table:style-name="ce1" office:value-type="float" office:value="498792">
            <text:p>498792</text:p>
          </table:table-cell>
          <table:table-cell table:style-name="ce1" office:value-type="float" office:value="12816914.457">
            <text:p>12816914,457</text:p>
          </table:table-cell>
          <table:table-cell table:style-name="ce1" office:value-type="float" office:value="11645483.89">
            <text:p>11645483,89</text:p>
          </table:table-cell>
          <table:table-cell table:style-name="ce1" office:value-type="float" office:value="532.2288">
            <text:p>532,2288</text:p>
          </table:table-cell>
          <table:table-cell table:formula="of:=LOG([.F80])" office:value-type="float" office:value="5.69791947932191">
            <text:p>5,6979194793</text:p>
          </table:table-cell>
          <table:table-cell table:formula="of:=[.G80]*[.H80]" office:value-type="float" office:value="149259170828502">
            <text:p>149259170828502</text:p>
          </table:table-cell>
          <table:table-cell table:formula="of:=LOG([.K80])" office:value-type="float" office:value="14.1739410246781">
            <text:p>14,1739410247</text:p>
          </table:table-cell>
          <table:table-cell table:formula="of:=LOG([.I80])" office:value-type="float" office:value="2.72609837142293">
            <text:p>2,7260983714</text:p>
          </table:table-cell>
          <table:table-cell table:formula="of:=1.343+0.291*[.L80]-0.077*[.M80]" office:value-type="float" office:value="5.25770726358177">
            <text:p>5,2577072636</text:p>
          </table:table-cell>
          <table:table-cell table:formula="of:=[.J80]-[.N80]" office:value-type="float" office:value="0.440212215740135">
            <text:p>0,4402122157</text:p>
          </table:table-cell>
        </table:table-row>
        <table:table-row table:style-name="ro1">
          <table:table-cell table:style-name="ce1" office:value-type="float" office:value="1305676737">
            <text:p>1305676737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2611101">
            <text:p>2611101</text:p>
          </table:table-cell>
          <table:table-cell table:style-name="ce1" office:value-type="string">
            <text:p>PETROLINA</text:p>
          </table:table-cell>
          <table:table-cell table:style-name="ce1" office:value-type="float" office:value="521328">
            <text:p>521328</text:p>
          </table:table-cell>
          <table:table-cell table:style-name="ce1" office:value-type="float" office:value="44485857.114">
            <text:p>44485857,114</text:p>
          </table:table-cell>
          <table:table-cell table:style-name="ce1" office:value-type="float" office:value="4029325.999">
            <text:p>4029325,999</text:p>
          </table:table-cell>
          <table:table-cell table:style-name="ce1" office:value-type="float" office:value="624.8578">
            <text:p>624,8578</text:p>
          </table:table-cell>
          <table:table-cell table:formula="of:=LOG([.F81])" office:value-type="float" office:value="5.71711105107114">
            <text:p>5,7171110511</text:p>
          </table:table-cell>
          <table:table-cell table:formula="of:=[.G81]*[.H81]" office:value-type="float" office:value="179248020657239">
            <text:p>179248020657239</text:p>
          </table:table-cell>
          <table:table-cell table:formula="of:=LOG([.K81])" office:value-type="float" office:value="14.253454368678">
            <text:p>14,2534543687</text:p>
          </table:table-cell>
          <table:table-cell table:formula="of:=LOG([.I81])" office:value-type="float" office:value="2.79578119542114">
            <text:p>2,7957811954</text:p>
          </table:table-cell>
          <table:table-cell table:formula="of:=1.343+0.291*[.L81]-0.077*[.M81]" office:value-type="float" office:value="5.27548006923787">
            <text:p>5,2754800692</text:p>
          </table:table-cell>
          <table:table-cell table:formula="of:=[.J81]-[.N81]" office:value-type="float" office:value="0.441630981833272">
            <text:p>0,4416309818</text:p>
          </table:table-cell>
        </table:table-row>
        <table:table-row table:style-name="ro1">
          <table:table-cell table:style-name="ce1" office:value-type="float" office:value="1167476919">
            <text:p>1167476919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2111300">
            <text:p>2111300</text:p>
          </table:table-cell>
          <table:table-cell table:style-name="ce1" office:value-type="string">
            <text:p>SÃO LUÍS</text:p>
          </table:table-cell>
          <table:table-cell table:style-name="ce1" office:value-type="float" office:value="750510">
            <text:p>750510</text:p>
          </table:table-cell>
          <table:table-cell table:style-name="ce1" office:value-type="float" office:value="44485857.114">
            <text:p>44485857,114</text:p>
          </table:table-cell>
          <table:table-cell table:style-name="ce1" office:value-type="float" office:value="16203237.564">
            <text:p>16203237,564</text:p>
          </table:table-cell>
          <table:table-cell table:style-name="ce1" office:value-type="float" office:value="1207.9128">
            <text:p>1207,9128</text:p>
          </table:table-cell>
          <table:table-cell table:formula="of:=LOG([.F82])" office:value-type="float" office:value="5.87535648327601">
            <text:p>5,8753564833</text:p>
          </table:table-cell>
          <table:table-cell table:formula="of:=[.G82]*[.H82]" office:value-type="float" office:value="720814911056301">
            <text:p>720814911056301</text:p>
          </table:table-cell>
          <table:table-cell table:formula="of:=LOG([.K82])" office:value-type="float" office:value="14.8578237620477">
            <text:p>14,857823762</text:p>
          </table:table-cell>
          <table:table-cell table:formula="of:=LOG([.I82])" office:value-type="float" office:value="3.08203558341944">
            <text:p>3,0820355834</text:p>
          </table:table-cell>
          <table:table-cell table:formula="of:=1.343+0.291*[.L82]-0.077*[.M82]" office:value-type="float" office:value="5.42930997483259">
            <text:p>5,4293099748</text:p>
          </table:table-cell>
          <table:table-cell table:formula="of:=[.J82]-[.N82]" office:value-type="float" office:value="0.446046508443417">
            <text:p>0,4460465084</text:p>
          </table:table-cell>
        </table:table-row>
        <table:table-row table:style-name="ro1">
          <table:table-cell table:style-name="ce1" office:value-type="float" office:value="1362491499">
            <text:p>1362491499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211001">
            <text:p>2211001</text:p>
          </table:table-cell>
          <table:table-cell table:style-name="ce1" office:value-type="string">
            <text:p>TERESINA</text:p>
          </table:table-cell>
          <table:table-cell table:style-name="ce1" office:value-type="float" office:value="1341881">
            <text:p>1341881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9451311.02">
            <text:p>9451311,02</text:p>
          </table:table-cell>
          <table:table-cell table:style-name="ce1" office:value-type="float" office:value="2012.1493">
            <text:p>2012,1493</text:p>
          </table:table-cell>
          <table:table-cell table:formula="of:=LOG([.F83])" office:value-type="float" office:value="6.12771400366095">
            <text:p>6,1277140037</text:p>
          </table:table-cell>
          <table:table-cell table:formula="of:=[.G83]*[.H83]" office:value-type="float" office:value="5.90032956111375E+015">
            <text:p>5900329561113750</text:p>
          </table:table-cell>
          <table:table-cell table:formula="of:=LOG([.K83])" office:value-type="float" office:value="15.7708762697059">
            <text:p>15,7708762697</text:p>
          </table:table-cell>
          <table:table-cell table:formula="of:=LOG([.I83])" office:value-type="float" office:value="3.303660201911">
            <text:p>3,3036602019</text:p>
          </table:table-cell>
          <table:table-cell table:formula="of:=1.343+0.291*[.L83]-0.077*[.M83]" office:value-type="float" office:value="5.67794315893726">
            <text:p>5,6779431589</text:p>
          </table:table-cell>
          <table:table-cell table:formula="of:=[.J83]-[.N83]" office:value-type="float" office:value="0.449770844723692">
            <text:p>0,4497708447</text:p>
          </table:table-cell>
        </table:table-row>
        <table:table-row table:style-name="ro1">
          <table:table-cell table:style-name="ce1" office:value-type="float" office:value="1463177560">
            <text:p>1463177560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2925303">
            <text:p>2925303</text:p>
          </table:table-cell>
          <table:table-cell table:style-name="ce1" office:value-type="string">
            <text:p>PORTO SEGURO</text:p>
          </table:table-cell>
          <table:table-cell table:style-name="ce1" office:value-type="float" office:value="403074">
            <text:p>403074</text:p>
          </table:table-cell>
          <table:table-cell table:style-name="ce1" office:value-type="float" office:value="67736808.897">
            <text:p>67736808,897</text:p>
          </table:table-cell>
          <table:table-cell table:style-name="ce1" office:value-type="float" office:value="805236.413">
            <text:p>805236,413</text:p>
          </table:table-cell>
          <table:table-cell table:style-name="ce1" office:value-type="float" office:value="374.2478">
            <text:p>374,2478</text:p>
          </table:table-cell>
          <table:table-cell table:formula="of:=LOG([.F84])" office:value-type="float" office:value="5.60538478520167">
            <text:p>5,6053847852</text:p>
          </table:table-cell>
          <table:table-cell table:formula="of:=[.G84]*[.H84]" office:value-type="float" office:value="54544145024286.8">
            <text:p>54544145024286,8</text:p>
          </table:table-cell>
          <table:table-cell table:formula="of:=LOG([.K84])" office:value-type="float" office:value="13.7367481386069">
            <text:p>13,7367481386</text:p>
          </table:table-cell>
          <table:table-cell table:formula="of:=LOG([.I84])" office:value-type="float" office:value="2.57315925604069">
            <text:p>2,573159256</text:p>
          </table:table-cell>
          <table:table-cell table:formula="of:=1.343+0.291*[.L84]-0.077*[.M84]" office:value-type="float" office:value="5.14226044561949">
            <text:p>5,1422604456</text:p>
          </table:table-cell>
          <table:table-cell table:formula="of:=[.J84]-[.N84]" office:value-type="float" office:value="0.463124339582182">
            <text:p>0,4631243396</text:p>
          </table:table-cell>
        </table:table-row>
        <table:table-row table:style-name="ro1">
          <table:table-cell table:style-name="ce1" office:value-type="float" office:value="879277926">
            <text:p>879277926</text:p>
          </table:table-cell>
          <table:table-cell table:style-name="ce1" office:value-type="float" office:value="2111300">
            <text:p>2111300</text:p>
          </table:table-cell>
          <table:table-cell table:style-name="ce1" office:value-type="string">
            <text:p>SÃO LUÍS</text:p>
          </table:table-cell>
          <table:table-cell table:style-name="ce1" office:value-type="float" office:value="1506807">
            <text:p>1506807</text:p>
          </table:table-cell>
          <table:table-cell table:style-name="ce1" office:value-type="string">
            <text:p>SANTARÉM</text:p>
          </table:table-cell>
          <table:table-cell table:style-name="ce1" office:value-type="float" office:value="307403">
            <text:p>307403</text:p>
          </table:table-cell>
          <table:table-cell table:style-name="ce1" office:value-type="float" office:value="16203237.564">
            <text:p>16203237,564</text:p>
          </table:table-cell>
          <table:table-cell table:style-name="ce1" office:value-type="float" office:value="1765658.373">
            <text:p>1765658,373</text:p>
          </table:table-cell>
          <table:table-cell table:style-name="ce1" office:value-type="float" office:value="1174.3248">
            <text:p>1174,3248</text:p>
          </table:table-cell>
          <table:table-cell table:formula="of:=LOG([.F85])" office:value-type="float" office:value="5.48770810154072">
            <text:p>5,4877081015</text:p>
          </table:table-cell>
          <table:table-cell table:formula="of:=[.G85]*[.H85]" office:value-type="float" office:value="28609382074584.7">
            <text:p>28609382074584,7</text:p>
          </table:table-cell>
          <table:table-cell table:formula="of:=LOG([.K85])" office:value-type="float" office:value="13.456508477711">
            <text:p>13,4565084777</text:p>
          </table:table-cell>
          <table:table-cell table:formula="of:=LOG([.I85])" office:value-type="float" office:value="3.06978823263441">
            <text:p>3,0697882326</text:p>
          </table:table-cell>
          <table:table-cell table:formula="of:=1.343+0.291*[.L85]-0.077*[.M85]" office:value-type="float" office:value="5.02247027310106">
            <text:p>5,0224702731</text:p>
          </table:table-cell>
          <table:table-cell table:formula="of:=[.J85]-[.N85]" office:value-type="float" office:value="0.465237828439662">
            <text:p>0,4652378284</text:p>
          </table:table-cell>
        </table:table-row>
        <table:table-row table:style-name="ro1">
          <table:table-cell table:style-name="ce1" office:value-type="float" office:value="1460245346">
            <text:p>1460245346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2913606">
            <text:p>2913606</text:p>
          </table:table-cell>
          <table:table-cell table:style-name="ce1" office:value-type="string">
            <text:p>ILHÉUS</text:p>
          </table:table-cell>
          <table:table-cell table:style-name="ce1" office:value-type="float" office:value="698650">
            <text:p>698650</text:p>
          </table:table-cell>
          <table:table-cell table:style-name="ce1" office:value-type="float" office:value="67736808.897">
            <text:p>67736808,897</text:p>
          </table:table-cell>
          <table:table-cell table:style-name="ce1" office:value-type="float" office:value="4206372.583">
            <text:p>4206372,583</text:p>
          </table:table-cell>
          <table:table-cell table:style-name="ce1" office:value-type="float" office:value="201.6163">
            <text:p>201,6163</text:p>
          </table:table-cell>
          <table:table-cell table:formula="of:=LOG([.F86])" office:value-type="float" office:value="5.84425966339017">
            <text:p>5,8442596634</text:p>
          </table:table-cell>
          <table:table-cell table:formula="of:=[.G86]*[.H86]" office:value-type="float" office:value="284926255804251">
            <text:p>284926255804251</text:p>
          </table:table-cell>
          <table:table-cell table:formula="of:=LOG([.K86])" office:value-type="float" office:value="14.454732471091">
            <text:p>14,4547324711</text:p>
          </table:table-cell>
          <table:table-cell table:formula="of:=LOG([.I86])" office:value-type="float" office:value="2.3045256404416">
            <text:p>2,3045256404</text:p>
          </table:table-cell>
          <table:table-cell table:formula="of:=1.343+0.291*[.L86]-0.077*[.M86]" office:value-type="float" office:value="5.37187867477349">
            <text:p>5,3718786748</text:p>
          </table:table-cell>
          <table:table-cell table:formula="of:=[.J86]-[.N86]" office:value-type="float" office:value="0.472380988616678">
            <text:p>0,4723809886</text:p>
          </table:table-cell>
        </table:table-row>
        <table:table-row table:style-name="ro1">
          <table:table-cell table:style-name="ce1" office:value-type="float" office:value="789261377">
            <text:p>789261377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1200401">
            <text:p>1200401</text:p>
          </table:table-cell>
          <table:table-cell table:style-name="ce1" office:value-type="string">
            <text:p>RIO BRANCO</text:p>
          </table:table-cell>
          <table:table-cell table:style-name="ce1" office:value-type="float" office:value="484583">
            <text:p>484583</text:p>
          </table:table-cell>
          <table:table-cell table:style-name="ce1" office:value-type="float" office:value="40483224.952">
            <text:p>40483224,952</text:p>
          </table:table-cell>
          <table:table-cell table:style-name="ce1" office:value-type="float" office:value="3837370.734">
            <text:p>3837370,734</text:p>
          </table:table-cell>
          <table:table-cell table:style-name="ce1" office:value-type="float" office:value="3270.2494">
            <text:p>3270,2494</text:p>
          </table:table-cell>
          <table:table-cell table:formula="of:=LOG([.F87])" office:value-type="float" office:value="5.68536817427591">
            <text:p>5,6853681743</text:p>
          </table:table-cell>
          <table:table-cell table:formula="of:=[.G87]*[.H87]" office:value-type="float" office:value="155349142648743">
            <text:p>155349142648743</text:p>
          </table:table-cell>
          <table:table-cell table:formula="of:=LOG([.K87])" office:value-type="float" office:value="14.1913088607841">
            <text:p>14,1913088608</text:p>
          </table:table-cell>
          <table:table-cell table:formula="of:=LOG([.I87])" office:value-type="float" office:value="3.51458087465219">
            <text:p>3,5145808747</text:p>
          </table:table-cell>
          <table:table-cell table:formula="of:=1.343+0.291*[.L87]-0.077*[.M87]" office:value-type="float" office:value="5.20204815113996">
            <text:p>5,2020481511</text:p>
          </table:table-cell>
          <table:table-cell table:formula="of:=[.J87]-[.N87]" office:value-type="float" office:value="0.483320023135948">
            <text:p>0,4833200231</text:p>
          </table:table-cell>
        </table:table-row>
        <table:table-row table:style-name="ro1">
          <table:table-cell table:style-name="ce1" office:value-type="float" office:value="744671526">
            <text:p>744671526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1100205">
            <text:p>1100205</text:p>
          </table:table-cell>
          <table:table-cell table:style-name="ce1" office:value-type="string">
            <text:p>PORTO VELHO</text:p>
          </table:table-cell>
          <table:table-cell table:style-name="ce1" office:value-type="float" office:value="580396">
            <text:p>580396</text:p>
          </table:table-cell>
          <table:table-cell table:style-name="ce1" office:value-type="float" office:value="40483224.952">
            <text:p>40483224,952</text:p>
          </table:table-cell>
          <table:table-cell table:style-name="ce1" office:value-type="float" office:value="6607641.725">
            <text:p>6607641,725</text:p>
          </table:table-cell>
          <table:table-cell table:style-name="ce1" office:value-type="float" office:value="2838.7298">
            <text:p>2838,7298</text:p>
          </table:table-cell>
          <table:table-cell table:formula="of:=LOG([.F88])" office:value-type="float" office:value="5.76372441068521">
            <text:p>5,7637244107</text:p>
          </table:table-cell>
          <table:table-cell table:formula="of:=[.G88]*[.H88]" office:value-type="float" office:value="267498646355396">
            <text:p>267498646355396</text:p>
          </table:table-cell>
          <table:table-cell table:formula="of:=LOG([.K88])" office:value-type="float" office:value="14.427321588668">
            <text:p>14,4273215887</text:p>
          </table:table-cell>
          <table:table-cell table:formula="of:=LOG([.I88])" office:value-type="float" office:value="3.45312405686064">
            <text:p>3,4531240569</text:p>
          </table:table-cell>
          <table:table-cell table:formula="of:=1.343+0.291*[.L88]-0.077*[.M88]" office:value-type="float" office:value="5.27546002992412">
            <text:p>5,2754600299</text:p>
          </table:table-cell>
          <table:table-cell table:formula="of:=[.J88]-[.N88]" office:value-type="float" office:value="0.488264380761089">
            <text:p>0,4882643808</text:p>
          </table:table-cell>
        </table:table-row>
        <table:table-row table:style-name="ro1">
          <table:table-cell table:style-name="ce1" office:value-type="float" office:value="596439804">
            <text:p>596439804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100205">
            <text:p>1100205</text:p>
          </table:table-cell>
          <table:table-cell table:style-name="ce1" office:value-type="string">
            <text:p>PORTO VELHO</text:p>
          </table:table-cell>
          <table:table-cell table:style-name="ce1" office:value-type="float" office:value="643146">
            <text:p>643146</text:p>
          </table:table-cell>
          <table:table-cell table:style-name="ce1" office:value-type="float" office:value="40486106.537">
            <text:p>40486106,537</text:p>
          </table:table-cell>
          <table:table-cell table:style-name="ce1" office:value-type="float" office:value="6607641.725">
            <text:p>6607641,725</text:p>
          </table:table-cell>
          <table:table-cell table:style-name="ce1" office:value-type="float" office:value="755.496">
            <text:p>755,496</text:p>
          </table:table-cell>
          <table:table-cell table:formula="of:=LOG([.F89])" office:value-type="float" office:value="5.80830957291929">
            <text:p>5,8083095729</text:p>
          </table:table-cell>
          <table:table-cell table:formula="of:=[.G89]*[.H89]" office:value-type="float" office:value="267517686836676">
            <text:p>267517686836676</text:p>
          </table:table-cell>
          <table:table-cell table:formula="of:=LOG([.K89])" office:value-type="float" office:value="14.4273525005316">
            <text:p>14,4273525005</text:p>
          </table:table-cell>
          <table:table-cell table:formula="of:=LOG([.I89])" office:value-type="float" office:value="2.8782321692938">
            <text:p>2,8782321693</text:p>
          </table:table-cell>
          <table:table-cell table:formula="of:=1.343+0.291*[.L89]-0.077*[.M89]" office:value-type="float" office:value="5.31973570061908">
            <text:p>5,3197357006</text:p>
          </table:table-cell>
          <table:table-cell table:formula="of:=[.J89]-[.N89]" office:value-type="float" office:value="0.488573872300218">
            <text:p>0,4885738723</text:p>
          </table:table-cell>
        </table:table-row>
        <table:table-row table:style-name="ro1">
          <table:table-cell table:style-name="ce1" office:value-type="float" office:value="1392995857">
            <text:p>1392995857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2408102">
            <text:p>2408102</text:p>
          </table:table-cell>
          <table:table-cell table:style-name="ce1" office:value-type="string">
            <text:p>NATAL</text:p>
          </table:table-cell>
          <table:table-cell table:style-name="ce1" office:value-type="float" office:value="1296483">
            <text:p>1296483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14337727.262">
            <text:p>14337727,262</text:p>
          </table:table-cell>
          <table:table-cell table:style-name="ce1" office:value-type="float" office:value="2006.0306">
            <text:p>2006,0306</text:p>
          </table:table-cell>
          <table:table-cell table:formula="of:=LOG([.F90])" office:value-type="float" office:value="6.11276682650098">
            <text:p>6,1127668265</text:p>
          </table:table-cell>
          <table:table-cell table:formula="of:=[.G90]*[.H90]" office:value-type="float" office:value="3.71420156176513E+015">
            <text:p>3714201561765130</text:p>
          </table:table-cell>
          <table:table-cell table:formula="of:=LOG([.K90])" office:value-type="float" office:value="15.5698654682748">
            <text:p>15,5698654683</text:p>
          </table:table-cell>
          <table:table-cell table:formula="of:=LOG([.I90])" office:value-type="float" office:value="3.30233755346495">
            <text:p>3,3023375535</text:p>
          </table:table-cell>
          <table:table-cell table:formula="of:=1.343+0.291*[.L90]-0.077*[.M90]" office:value-type="float" office:value="5.61955085965117">
            <text:p>5,6195508597</text:p>
          </table:table-cell>
          <table:table-cell table:formula="of:=[.J90]-[.N90]" office:value-type="float" office:value="0.493215966849808">
            <text:p>0,4932159668</text:p>
          </table:table-cell>
        </table:table-row>
        <table:table-row table:style-name="ro1">
          <table:table-cell table:style-name="ce1" office:value-type="float" office:value="1032357639">
            <text:p>1032357639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1503180">
            <text:p>1503180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24095638.021">
            <text:p>24095638,021</text:p>
          </table:table-cell>
          <table:table-cell table:style-name="ce1" office:value-type="float" office:value="2376.8624">
            <text:p>2376,8624</text:p>
          </table:table-cell>
          <table:table-cell table:formula="of:=LOG([.F91])" office:value-type="float" office:value="6.1770109887879">
            <text:p>6,1770109888</text:p>
          </table:table-cell>
          <table:table-cell table:formula="of:=[.G91]*[.H91]" office:value-type="float" office:value="6.24199740544106E+015">
            <text:p>6241997405441060</text:p>
          </table:table-cell>
          <table:table-cell table:formula="of:=LOG([.K91])" office:value-type="float" office:value="15.7953235838098">
            <text:p>15,7953235838</text:p>
          </table:table-cell>
          <table:table-cell table:formula="of:=LOG([.I91])" office:value-type="float" office:value="3.37600404052059">
            <text:p>3,3760040405</text:p>
          </table:table-cell>
          <table:table-cell table:formula="of:=1.343+0.291*[.L91]-0.077*[.M91]" office:value-type="float" office:value="5.67948685176856">
            <text:p>5,6794868518</text:p>
          </table:table-cell>
          <table:table-cell table:formula="of:=[.J91]-[.N91]" office:value-type="float" office:value="0.497524137019341">
            <text:p>0,497524137</text:p>
          </table:table-cell>
        </table:table-row>
        <table:table-row table:style-name="ro1">
          <table:table-cell table:style-name="ce1" office:value-type="float" office:value="1375733889">
            <text:p>1375733889</text:p>
          </table:table-cell>
          <table:table-cell table:style-name="ce1" office:value-type="float" office:value="2704302">
            <text:p>2704302</text:p>
          </table:table-cell>
          <table:table-cell table:style-name="ce1" office:value-type="string">
            <text:p>MACEIÓ</text:p>
          </table:table-cell>
          <table:table-cell table:style-name="ce1" office:value-type="float" office:value="2800308">
            <text:p>2800308</text:p>
          </table:table-cell>
          <table:table-cell table:style-name="ce1" office:value-type="string">
            <text:p>ARACAJU</text:p>
          </table:table-cell>
          <table:table-cell table:style-name="ce1" office:value-type="float" office:value="574467">
            <text:p>574467</text:p>
          </table:table-cell>
          <table:table-cell table:style-name="ce1" office:value-type="float" office:value="10757820.802">
            <text:p>10757820,802</text:p>
          </table:table-cell>
          <table:table-cell table:style-name="ce1" office:value-type="float" office:value="10086582.308">
            <text:p>10086582,308</text:p>
          </table:table-cell>
          <table:table-cell table:style-name="ce1" office:value-type="float" office:value="196.014">
            <text:p>196,014</text:p>
          </table:table-cell>
          <table:table-cell table:formula="of:=LOG([.F92])" office:value-type="float" office:value="5.75926508588847">
            <text:p>5,7592650859</text:p>
          </table:table-cell>
          <table:table-cell table:formula="of:=[.G92]*[.H92]" office:value-type="float" office:value="108509644974088">
            <text:p>108509644974088</text:p>
          </table:table-cell>
          <table:table-cell table:formula="of:=LOG([.K92])" office:value-type="float" office:value="14.0354683425427">
            <text:p>14,0354683425</text:p>
          </table:table-cell>
          <table:table-cell table:formula="of:=LOG([.I92])" office:value-type="float" office:value="2.29228709128306">
            <text:p>2,2922870913</text:p>
          </table:table-cell>
          <table:table-cell table:formula="of:=1.343+0.291*[.L92]-0.077*[.M92]" office:value-type="float" office:value="5.25081518165113">
            <text:p>5,2508151817</text:p>
          </table:table-cell>
          <table:table-cell table:formula="of:=[.J92]-[.N92]" office:value-type="float" office:value="0.508449904237348">
            <text:p>0,5084499042</text:p>
          </table:table-cell>
        </table:table-row>
        <table:table-row table:style-name="ro1">
          <table:table-cell table:style-name="ce1" office:value-type="float" office:value="1469576433">
            <text:p>1469576433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507507">
            <text:p>2507507</text:p>
          </table:table-cell>
          <table:table-cell table:style-name="ce1" office:value-type="string">
            <text:p>JOÃO PESSOA</text:p>
          </table:table-cell>
          <table:table-cell table:style-name="ce1" office:value-type="float" office:value="1700995">
            <text:p>1700995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12786041.289">
            <text:p>12786041,289</text:p>
          </table:table-cell>
          <table:table-cell table:style-name="ce1" office:value-type="float" office:value="2127.7931">
            <text:p>2127,7931</text:p>
          </table:table-cell>
          <table:table-cell table:formula="of:=LOG([.F93])" office:value-type="float" office:value="6.23070303702491">
            <text:p>6,230703037</text:p>
          </table:table-cell>
          <table:table-cell table:formula="of:=[.G93]*[.H93]" office:value-type="float" office:value="7.98215794903633E+015">
            <text:p>7982157949036330</text:p>
          </table:table-cell>
          <table:table-cell table:formula="of:=LOG([.K93])" office:value-type="float" office:value="15.9021203172486">
            <text:p>15,9021203172</text:p>
          </table:table-cell>
          <table:table-cell table:formula="of:=LOG([.I93])" office:value-type="float" office:value="3.3279293962279">
            <text:p>3,3279293962</text:p>
          </table:table-cell>
          <table:table-cell table:formula="of:=1.343+0.291*[.L93]-0.077*[.M93]" office:value-type="float" office:value="5.71426644880979">
            <text:p>5,7142664488</text:p>
          </table:table-cell>
          <table:table-cell table:formula="of:=[.J93]-[.N93]" office:value-type="float" office:value="0.516436588215125">
            <text:p>0,5164365882</text:p>
          </table:table-cell>
        </table:table-row>
        <table:table-row table:style-name="ro1">
          <table:table-cell table:style-name="ce1" office:value-type="float" office:value="789175776">
            <text:p>789175776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1200203">
            <text:p>1200203</text:p>
          </table:table-cell>
          <table:table-cell table:style-name="ce1" office:value-type="string">
            <text:p>CRUZEIRO DO SUL</text:p>
          </table:table-cell>
          <table:table-cell table:style-name="ce1" office:value-type="float" office:value="314779">
            <text:p>314779</text:p>
          </table:table-cell>
          <table:table-cell table:style-name="ce1" office:value-type="float" office:value="40483224.952">
            <text:p>40483224,952</text:p>
          </table:table-cell>
          <table:table-cell table:style-name="ce1" office:value-type="float" office:value="684349.281">
            <text:p>684349,281</text:p>
          </table:table-cell>
          <table:table-cell table:style-name="ce1" office:value-type="float" office:value="3782.0507">
            <text:p>3782,0507</text:p>
          </table:table-cell>
          <table:table-cell table:formula="of:=LOG([.F94])" office:value-type="float" office:value="5.49800575136068">
            <text:p>5,4980057514</text:p>
          </table:table-cell>
          <table:table-cell table:formula="of:=[.G94]*[.H94]" office:value-type="float" office:value="27704665888462.5">
            <text:p>27704665888462,5</text:p>
          </table:table-cell>
          <table:table-cell table:formula="of:=LOG([.K94])" office:value-type="float" office:value="13.4425529170416">
            <text:p>13,442552917</text:p>
          </table:table-cell>
          <table:table-cell table:formula="of:=LOG([.I94])" office:value-type="float" office:value="3.57772734645049">
            <text:p>3,5777273465</text:p>
          </table:table-cell>
          <table:table-cell table:formula="of:=1.343+0.291*[.L94]-0.077*[.M94]" office:value-type="float" office:value="4.97929789318242">
            <text:p>4,9792978932</text:p>
          </table:table-cell>
          <table:table-cell table:formula="of:=[.J94]-[.N94]" office:value-type="float" office:value="0.518707858178266">
            <text:p>0,5187078582</text:p>
          </table:table-cell>
        </table:table-row>
        <table:table-row table:style-name="ro1">
          <table:table-cell table:style-name="ce1" office:value-type="float" office:value="1431223901">
            <text:p>1431223901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2800308">
            <text:p>2800308</text:p>
          </table:table-cell>
          <table:table-cell table:style-name="ce1" office:value-type="string">
            <text:p>ARACAJU</text:p>
          </table:table-cell>
          <table:table-cell table:style-name="ce1" office:value-type="float" office:value="981582">
            <text:p>981582</text:p>
          </table:table-cell>
          <table:table-cell table:style-name="ce1" office:value-type="float" office:value="67736808.897">
            <text:p>67736808,897</text:p>
          </table:table-cell>
          <table:table-cell table:style-name="ce1" office:value-type="float" office:value="10086582.308">
            <text:p>10086582,308</text:p>
          </table:table-cell>
          <table:table-cell table:style-name="ce1" office:value-type="float" office:value="268.0134">
            <text:p>268,0134</text:p>
          </table:table-cell>
          <table:table-cell table:formula="of:=LOG([.F95])" office:value-type="float" office:value="5.99192658581069">
            <text:p>5,9919265858</text:p>
          </table:table-cell>
          <table:table-cell table:formula="of:=[.G95]*[.H95]" office:value-type="float" office:value="683232898220857">
            <text:p>683232898220857</text:p>
          </table:table-cell>
          <table:table-cell table:formula="of:=LOG([.K95])" office:value-type="float" office:value="14.8345687698177">
            <text:p>14,8345687698</text:p>
          </table:table-cell>
          <table:table-cell table:formula="of:=LOG([.I95])" office:value-type="float" office:value="2.42815650821003">
            <text:p>2,4281565082</text:p>
          </table:table-cell>
          <table:table-cell table:formula="of:=1.343+0.291*[.L95]-0.077*[.M95]" office:value-type="float" office:value="5.47289146088477">
            <text:p>5,4728914609</text:p>
          </table:table-cell>
          <table:table-cell table:formula="of:=[.J95]-[.N95]" office:value-type="float" office:value="0.519035124925921">
            <text:p>0,5190351249</text:p>
          </table:table-cell>
        </table:table-row>
        <table:table-row table:style-name="ro1">
          <table:table-cell table:style-name="ce1" office:value-type="float" office:value="1507077478">
            <text:p>1507077478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1852923">
            <text:p>1852923</text:p>
          </table:table-cell>
          <table:table-cell table:style-name="ce1" office:value-type="float" office:value="67736808.897">
            <text:p>67736808,897</text:p>
          </table:table-cell>
          <table:table-cell table:style-name="ce1" office:value-type="float" office:value="104793782.712">
            <text:p>104793782,712</text:p>
          </table:table-cell>
          <table:table-cell table:style-name="ce1" office:value-type="float" office:value="913.9219">
            <text:p>913,9219</text:p>
          </table:table-cell>
          <table:table-cell table:formula="of:=LOG([.F96])" office:value-type="float" office:value="6.26785737216837">
            <text:p>6,2678573722</text:p>
          </table:table-cell>
          <table:table-cell table:formula="of:=[.G96]*[.H96]" office:value-type="float" office:value="7.09839643315649E+015">
            <text:p>7098396433156490</text:p>
          </table:table-cell>
          <table:table-cell table:formula="of:=LOG([.K96])" office:value-type="float" office:value="15.8511602502841">
            <text:p>15,8511602503</text:p>
          </table:table-cell>
          <table:table-cell table:formula="of:=LOG([.I96])" office:value-type="float" office:value="2.96090908430248">
            <text:p>2,9609090843</text:p>
          </table:table-cell>
          <table:table-cell table:formula="of:=1.343+0.291*[.L96]-0.077*[.M96]" office:value-type="float" office:value="5.72769763334139">
            <text:p>5,7276976333</text:p>
          </table:table-cell>
          <table:table-cell table:formula="of:=[.J96]-[.N96]" office:value-type="float" office:value="0.540159738826982">
            <text:p>0,5401597388</text:p>
          </table:table-cell>
        </table:table-row>
        <table:table-row table:style-name="ro1">
          <table:table-cell table:style-name="ce1" office:value-type="float" office:value="2104166714">
            <text:p>2104166714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1832560">
            <text:p>1832560</text:p>
          </table:table-cell>
          <table:table-cell table:style-name="ce1" office:value-type="float" office:value="73210092.754">
            <text:p>73210092,754</text:p>
          </table:table-cell>
          <table:table-cell table:style-name="ce1" office:value-type="float" office:value="78272312.296">
            <text:p>78272312,296</text:p>
          </table:table-cell>
          <table:table-cell table:style-name="ce1" office:value-type="float" office:value="518.7016">
            <text:p>518,7016</text:p>
          </table:table-cell>
          <table:table-cell table:formula="of:=LOG([.F97])" office:value-type="float" office:value="6.26305820281785">
            <text:p>6,2630582028</text:p>
          </table:table-cell>
          <table:table-cell table:formula="of:=[.G97]*[.H97]" office:value-type="float" office:value="5.73032324326021E+015">
            <text:p>5730323243260210</text:p>
          </table:table-cell>
          <table:table-cell table:formula="of:=LOG([.K97])" office:value-type="float" office:value="15.7581791208862">
            <text:p>15,7581791209</text:p>
          </table:table-cell>
          <table:table-cell table:formula="of:=LOG([.I97])" office:value-type="float" office:value="2.71491758763133">
            <text:p>2,7149175876</text:p>
          </table:table-cell>
          <table:table-cell table:formula="of:=1.343+0.291*[.L97]-0.077*[.M97]" office:value-type="float" office:value="5.71958146993027">
            <text:p>5,7195814699</text:p>
          </table:table-cell>
          <table:table-cell table:formula="of:=[.J97]-[.N97]" office:value-type="float" office:value="0.543476732887581">
            <text:p>0,5434767329</text:p>
          </table:table-cell>
        </table:table-row>
        <table:table-row table:style-name="ro1">
          <table:table-cell table:style-name="ce1" office:value-type="float" office:value="1107529976">
            <text:p>1107529976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400100">
            <text:p>1400100</text:p>
          </table:table-cell>
          <table:table-cell table:style-name="ce1" office:value-type="string">
            <text:p>BOA VISTA</text:p>
          </table:table-cell>
          <table:table-cell table:style-name="ce1" office:value-type="float" office:value="828004">
            <text:p>828004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4090496.917">
            <text:p>4090496,917</text:p>
          </table:table-cell>
          <table:table-cell table:style-name="ce1" office:value-type="float" office:value="2481.1126">
            <text:p>2481,1126</text:p>
          </table:table-cell>
          <table:table-cell table:formula="of:=LOG([.F98])" office:value-type="float" office:value="5.91803243482079">
            <text:p>5,9180324348</text:p>
          </table:table-cell>
          <table:table-cell table:formula="of:=[.G98]*[.H98]" office:value-type="float" office:value="559780593022261">
            <text:p>559780593022261</text:p>
          </table:table-cell>
          <table:table-cell table:formula="of:=LOG([.K98])" office:value-type="float" office:value="14.7480178378789">
            <text:p>14,7480178379</text:p>
          </table:table-cell>
          <table:table-cell table:formula="of:=LOG([.I98])" office:value-type="float" office:value="3.39464647424762">
            <text:p>3,3946464742</text:p>
          </table:table-cell>
          <table:table-cell table:formula="of:=1.343+0.291*[.L98]-0.077*[.M98]" office:value-type="float" office:value="5.37328541230569">
            <text:p>5,3732854123</text:p>
          </table:table-cell>
          <table:table-cell table:formula="of:=[.J98]-[.N98]" office:value-type="float" office:value="0.544747022515093">
            <text:p>0,5447470225</text:p>
          </table:table-cell>
        </table:table-row>
        <table:table-row table:style-name="ro1">
          <table:table-cell table:style-name="ce1" office:value-type="float" office:value="674796476">
            <text:p>674796476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400100">
            <text:p>1400100</text:p>
          </table:table-cell>
          <table:table-cell table:style-name="ce1" office:value-type="string">
            <text:p>BOA VISTA</text:p>
          </table:table-cell>
          <table:table-cell table:style-name="ce1" office:value-type="float" office:value="643427">
            <text:p>643427</text:p>
          </table:table-cell>
          <table:table-cell table:style-name="ce1" office:value-type="float" office:value="40486106.537">
            <text:p>40486106,537</text:p>
          </table:table-cell>
          <table:table-cell table:style-name="ce1" office:value-type="float" office:value="4090496.917">
            <text:p>4090496,917</text:p>
          </table:table-cell>
          <table:table-cell table:style-name="ce1" office:value-type="float" office:value="679.5184">
            <text:p>679,5184</text:p>
          </table:table-cell>
          <table:table-cell table:formula="of:=LOG([.F99])" office:value-type="float" office:value="5.80849928116182">
            <text:p>5,8084992812</text:p>
          </table:table-cell>
          <table:table-cell table:formula="of:=[.G99]*[.H99]" office:value-type="float" office:value="165608293970932">
            <text:p>165608293970932</text:p>
          </table:table-cell>
          <table:table-cell table:formula="of:=LOG([.K99])" office:value-type="float" office:value="14.2190820832678">
            <text:p>14,2190820833</text:p>
          </table:table-cell>
          <table:table-cell table:formula="of:=LOG([.I99])" office:value-type="float" office:value="2.8322012210542">
            <text:p>2,8322012211</text:p>
          </table:table-cell>
          <table:table-cell table:formula="of:=1.343+0.291*[.L99]-0.077*[.M99]" office:value-type="float" office:value="5.26267339220974">
            <text:p>5,2626733922</text:p>
          </table:table-cell>
          <table:table-cell table:formula="of:=[.J99]-[.N99]" office:value-type="float" office:value="0.545825888952074">
            <text:p>0,545825889</text:p>
          </table:table-cell>
        </table:table-row>
        <table:table-row table:style-name="ro1">
          <table:table-cell table:style-name="ce1" office:value-type="float" office:value="2313915276">
            <text:p>2313915276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2100097">
            <text:p>2100097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78272312.296">
            <text:p>78272312,296</text:p>
          </table:table-cell>
          <table:table-cell table:style-name="ce1" office:value-type="float" office:value="1024.6819">
            <text:p>1024,6819</text:p>
          </table:table-cell>
          <table:table-cell table:formula="of:=LOG([.F100])" office:value-type="float" office:value="6.32223935453956">
            <text:p>6,3222393545</text:p>
          </table:table-cell>
          <table:table-cell table:formula="of:=[.G100]*[.H100]" office:value-type="float" office:value="1.07114911179087E+016">
            <text:p>10711491117908700</text:p>
          </table:table-cell>
          <table:table-cell table:formula="of:=LOG([.K100])" office:value-type="float" office:value="16.0298499320086">
            <text:p>16,029849932</text:p>
          </table:table-cell>
          <table:table-cell table:formula="of:=LOG([.I100])" office:value-type="float" office:value="3.01058906488853">
            <text:p>3,0105890649</text:p>
          </table:table-cell>
          <table:table-cell table:formula="of:=1.343+0.291*[.L100]-0.077*[.M100]" office:value-type="float" office:value="5.7758709722181">
            <text:p>5,7758709722</text:p>
          </table:table-cell>
          <table:table-cell table:formula="of:=[.J100]-[.N100]" office:value-type="float" office:value="0.546368382321467">
            <text:p>0,5463683823</text:p>
          </table:table-cell>
        </table:table-row>
        <table:table-row table:style-name="ro1">
          <table:table-cell table:style-name="ce1" office:value-type="float" office:value="2378515114">
            <text:p>2378515114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2085426">
            <text:p>2085426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73210092.754">
            <text:p>73210092,754</text:p>
          </table:table-cell>
          <table:table-cell table:style-name="ce1" office:value-type="float" office:value="1535.0946">
            <text:p>1535,0946</text:p>
          </table:table-cell>
          <table:table-cell table:formula="of:=LOG([.F101])" office:value-type="float" office:value="6.31919478379496">
            <text:p>6,3191947838</text:p>
          </table:table-cell>
          <table:table-cell table:formula="of:=[.G101]*[.H101]" office:value-type="float" office:value="1.00187312125161E+016">
            <text:p>10018731212516100</text:p>
          </table:table-cell>
          <table:table-cell table:formula="of:=LOG([.K101])" office:value-type="float" office:value="16.0008127252944">
            <text:p>16,0008127253</text:p>
          </table:table-cell>
          <table:table-cell table:formula="of:=LOG([.I101])" office:value-type="float" office:value="3.18613514397741">
            <text:p>3,186135144</text:p>
          </table:table-cell>
          <table:table-cell table:formula="of:=1.343+0.291*[.L101]-0.077*[.M101]" office:value-type="float" office:value="5.75390409697441">
            <text:p>5,753904097</text:p>
          </table:table-cell>
          <table:table-cell table:formula="of:=[.J101]-[.N101]" office:value-type="float" office:value="0.565290686820553">
            <text:p>0,5652906868</text:p>
          </table:table-cell>
        </table:table-row>
        <table:table-row table:style-name="ro1">
          <table:table-cell table:style-name="ce1" office:value-type="float" office:value="911072542">
            <text:p>911072542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1506807">
            <text:p>1506807</text:p>
          </table:table-cell>
          <table:table-cell table:style-name="ce1" office:value-type="string">
            <text:p>SANTARÉM</text:p>
          </table:table-cell>
          <table:table-cell table:style-name="ce1" office:value-type="float" office:value="493959">
            <text:p>493959</text:p>
          </table:table-cell>
          <table:table-cell table:style-name="ce1" office:value-type="float" office:value="40483224.952">
            <text:p>40483224,952</text:p>
          </table:table-cell>
          <table:table-cell table:style-name="ce1" office:value-type="float" office:value="1765658.373">
            <text:p>1765658,373</text:p>
          </table:table-cell>
          <table:table-cell table:style-name="ce1" office:value-type="float" office:value="1821.7213">
            <text:p>1821,7213</text:p>
          </table:table-cell>
          <table:table-cell table:formula="of:=LOG([.F102])" office:value-type="float" office:value="5.69369090274406">
            <text:p>5,6936909027</text:p>
          </table:table-cell>
          <table:table-cell table:formula="of:=[.G102]*[.H102]" office:value-type="float" office:value="71479545102541.3">
            <text:p>71479545102541,3</text:p>
          </table:table-cell>
          <table:table-cell table:formula="of:=LOG([.K102])" office:value-type="float" office:value="13.8541817799824">
            <text:p>13,85418178</text:p>
          </table:table-cell>
          <table:table-cell table:formula="of:=LOG([.I102])" office:value-type="float" office:value="3.26048193623179">
            <text:p>3,2604819362</text:p>
          </table:table-cell>
          <table:table-cell table:formula="of:=1.343+0.291*[.L102]-0.077*[.M102]" office:value-type="float" office:value="5.12350978888503">
            <text:p>5,1235097889</text:p>
          </table:table-cell>
          <table:table-cell table:formula="of:=[.J102]-[.N102]" office:value-type="float" office:value="0.570181113859034">
            <text:p>0,5701811139</text:p>
          </table:table-cell>
        </table:table-row>
        <table:table-row table:style-name="ro1">
          <table:table-cell table:style-name="ce1" office:value-type="float" office:value="1926330449">
            <text:p>1926330449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4211306">
            <text:p>4211306</text:p>
          </table:table-cell>
          <table:table-cell table:style-name="ce1" office:value-type="string">
            <text:p>NAVEGANTES</text:p>
          </table:table-cell>
          <table:table-cell table:style-name="ce1" office:value-type="float" office:value="1038796">
            <text:p>1038796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911398.476">
            <text:p>911398,476</text:p>
          </table:table-cell>
          <table:table-cell table:style-name="ce1" office:value-type="float" office:value="401.5834">
            <text:p>401,5834</text:p>
          </table:table-cell>
          <table:table-cell table:formula="of:=LOG([.F103])" office:value-type="float" office:value="6.01653026866109">
            <text:p>6,0165302687</text:p>
          </table:table-cell>
          <table:table-cell table:formula="of:=[.G103]*[.H103]" office:value-type="float" office:value="568974119941386">
            <text:p>568974119941386</text:p>
          </table:table-cell>
          <table:table-cell table:formula="of:=LOG([.K103])" office:value-type="float" office:value="14.7550925127531">
            <text:p>14,7550925128</text:p>
          </table:table-cell>
          <table:table-cell table:formula="of:=LOG([.I103])" office:value-type="float" office:value="2.60377575235061">
            <text:p>2,6037757524</text:p>
          </table:table-cell>
          <table:table-cell table:formula="of:=1.343+0.291*[.L103]-0.077*[.M103]" office:value-type="float" office:value="5.43624118828017">
            <text:p>5,4362411883</text:p>
          </table:table-cell>
          <table:table-cell table:formula="of:=[.J103]-[.N103]" office:value-type="float" office:value="0.58028908038092">
            <text:p>0,5802890804</text:p>
          </table:table-cell>
        </table:table-row>
        <table:table-row table:style-name="ro1">
          <table:table-cell table:style-name="ce1" office:value-type="float" office:value="1684499607">
            <text:p>1684499607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3205309">
            <text:p>3205309</text:p>
          </table:table-cell>
          <table:table-cell table:style-name="ce1" office:value-type="string">
            <text:p>VITÓRIA</text:p>
          </table:table-cell>
          <table:table-cell table:style-name="ce1" office:value-type="float" office:value="3094442">
            <text:p>3094442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43027386.803">
            <text:p>43027386,803</text:p>
          </table:table-cell>
          <table:table-cell table:style-name="ce1" office:value-type="float" office:value="704.5397">
            <text:p>704,5397</text:p>
          </table:table-cell>
          <table:table-cell table:formula="of:=LOG([.F104])" office:value-type="float" office:value="6.49058234700104">
            <text:p>6,490582347</text:p>
          </table:table-cell>
          <table:table-cell table:formula="of:=[.G104]*[.H104]" office:value-type="float" office:value="2.68614334830362E+016">
            <text:p>26861433483036200</text:p>
          </table:table-cell>
          <table:table-cell table:formula="of:=LOG([.K104])" office:value-type="float" office:value="16.4291291854422">
            <text:p>16,4291291854</text:p>
          </table:table-cell>
          <table:table-cell table:formula="of:=LOG([.I104])" office:value-type="float" office:value="2.84790547012835">
            <text:p>2,8479054701</text:p>
          </table:table-cell>
          <table:table-cell table:formula="of:=1.343+0.291*[.L104]-0.077*[.M104]" office:value-type="float" office:value="5.90458787176379">
            <text:p>5,9045878718</text:p>
          </table:table-cell>
          <table:table-cell table:formula="of:=[.J104]-[.N104]" office:value-type="float" office:value="0.585994475237246">
            <text:p>0,5859944752</text:p>
          </table:table-cell>
        </table:table-row>
        <table:table-row table:style-name="ro1">
          <table:table-cell table:style-name="ce1" office:value-type="float" office:value="978731810">
            <text:p>978731810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200401">
            <text:p>1200401</text:p>
          </table:table-cell>
          <table:table-cell table:style-name="ce1" office:value-type="string">
            <text:p>RIO BRANCO</text:p>
          </table:table-cell>
          <table:table-cell table:style-name="ce1" office:value-type="float" office:value="911096">
            <text:p>911096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3837370.734">
            <text:p>3837370,734</text:p>
          </table:table-cell>
          <table:table-cell table:style-name="ce1" office:value-type="float" office:value="2172.6997">
            <text:p>2172,6997</text:p>
          </table:table-cell>
          <table:table-cell table:formula="of:=LOG([.F105])" office:value-type="float" office:value="5.95956413995179">
            <text:p>5,95956414</text:p>
          </table:table-cell>
          <table:table-cell table:formula="of:=[.G105]*[.H105]" office:value-type="float" office:value="525140516839752">
            <text:p>525140516839752</text:p>
          </table:table-cell>
          <table:table-cell table:formula="of:=LOG([.K105])" office:value-type="float" office:value="14.7202755272589">
            <text:p>14,7202755273</text:p>
          </table:table-cell>
          <table:table-cell table:formula="of:=LOG([.I105])" office:value-type="float" office:value="3.33699970439442">
            <text:p>3,3369997044</text:p>
          </table:table-cell>
          <table:table-cell table:formula="of:=1.343+0.291*[.L105]-0.077*[.M105]" office:value-type="float" office:value="5.36965120119396">
            <text:p>5,3696512012</text:p>
          </table:table-cell>
          <table:table-cell table:formula="of:=[.J105]-[.N105]" office:value-type="float" office:value="0.589912938757829">
            <text:p>0,5899129388</text:p>
          </table:table-cell>
        </table:table-row>
        <table:table-row table:style-name="ro1">
          <table:table-cell table:style-name="ce1" office:value-type="float" office:value="1958433532">
            <text:p>1958433532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2668150">
            <text:p>2668150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104793782.712">
            <text:p>104793782,712</text:p>
          </table:table-cell>
          <table:table-cell table:style-name="ce1" office:value-type="float" office:value="585.8426">
            <text:p>585,8426</text:p>
          </table:table-cell>
          <table:table-cell table:formula="of:=LOG([.F106])" office:value-type="float" office:value="6.42621024141434">
            <text:p>6,4262102414</text:p>
          </table:table-cell>
          <table:table-cell table:formula="of:=[.G106]*[.H106]" office:value-type="float" office:value="1.43409289927035E+016">
            <text:p>14340928992703500</text:p>
          </table:table-cell>
          <table:table-cell table:formula="of:=LOG([.K106])" office:value-type="float" office:value="16.1565772854557">
            <text:p>16,1565772855</text:p>
          </table:table-cell>
          <table:table-cell table:formula="of:=LOG([.I106])" office:value-type="float" office:value="2.76778094855462">
            <text:p>2,7677809486</text:p>
          </table:table-cell>
          <table:table-cell table:formula="of:=1.343+0.291*[.L106]-0.077*[.M106]" office:value-type="float" office:value="5.8314448570289">
            <text:p>5,831444857</text:p>
          </table:table-cell>
          <table:table-cell table:formula="of:=[.J106]-[.N106]" office:value-type="float" office:value="0.594765384385437">
            <text:p>0,5947653844</text:p>
          </table:table-cell>
        </table:table-row>
        <table:table-row table:style-name="ro1">
          <table:table-cell table:style-name="ce1" office:value-type="float" office:value="949997523">
            <text:p>949997523</text:p>
          </table:table-cell>
          <table:table-cell table:style-name="ce1" office:value-type="float" office:value="3509502">
            <text:p>3509502</text:p>
          </table:table-cell>
          <table:table-cell table:style-name="ce1" office:value-type="string">
            <text:p>CAMPINAS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618723">
            <text:p>1618723</text:p>
          </table:table-cell>
          <table:table-cell table:style-name="ce1" office:value-type="float" office:value="81282343.393">
            <text:p>81282343,393</text:p>
          </table:table-cell>
          <table:table-cell table:style-name="ce1" office:value-type="float" office:value="40486106.537">
            <text:p>40486106,537</text:p>
          </table:table-cell>
          <table:table-cell table:style-name="ce1" office:value-type="float" office:value="2521.2947">
            <text:p>2521,2947</text:p>
          </table:table-cell>
          <table:table-cell table:formula="of:=LOG([.F107])" office:value-type="float" office:value="6.20917253753417">
            <text:p>6,2091725375</text:p>
          </table:table-cell>
          <table:table-cell table:formula="of:=[.G107]*[.H107]" office:value-type="float" office:value="3.29080561418602E+015">
            <text:p>3290805614186020</text:p>
          </table:table-cell>
          <table:table-cell table:formula="of:=LOG([.K107])" office:value-type="float" office:value="15.5173022295506">
            <text:p>15,5173022296</text:p>
          </table:table-cell>
          <table:table-cell table:formula="of:=LOG([.I107])" office:value-type="float" office:value="3.40162361089013">
            <text:p>3,4016236109</text:p>
          </table:table-cell>
          <table:table-cell table:formula="of:=1.343+0.291*[.L107]-0.077*[.M107]" office:value-type="float" office:value="5.59660993076069">
            <text:p>5,5966099308</text:p>
          </table:table-cell>
          <table:table-cell table:formula="of:=[.J107]-[.N107]" office:value-type="float" office:value="0.612562606773481">
            <text:p>0,6125626068</text:p>
          </table:table-cell>
        </table:table-row>
        <table:table-row table:style-name="ro1">
          <table:table-cell table:style-name="ce1" office:value-type="float" office:value="2599947947">
            <text:p>2599947947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1486698">
            <text:p>1486698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12816914.457">
            <text:p>12816914,457</text:p>
          </table:table-cell>
          <table:table-cell table:style-name="ce1" office:value-type="float" office:value="839.0005">
            <text:p>839,0005</text:p>
          </table:table-cell>
          <table:table-cell table:formula="of:=LOG([.F108])" office:value-type="float" office:value="6.17222275718779">
            <text:p>6,1722227572</text:p>
          </table:table-cell>
          <table:table-cell table:formula="of:=[.G108]*[.H108]" office:value-type="float" office:value="1.75398249186727E+015">
            <text:p>1753982491867270</text:p>
          </table:table-cell>
          <table:table-cell table:formula="of:=LOG([.K108])" office:value-type="float" office:value="15.244025253954">
            <text:p>15,244025254</text:p>
          </table:table-cell>
          <table:table-cell table:formula="of:=LOG([.I108])" office:value-type="float" office:value="2.92376221964536">
            <text:p>2,9237622196</text:p>
          </table:table-cell>
          <table:table-cell table:formula="of:=1.343+0.291*[.L108]-0.077*[.M108]" office:value-type="float" office:value="5.55388165798791">
            <text:p>5,553881658</text:p>
          </table:table-cell>
          <table:table-cell table:formula="of:=[.J108]-[.N108]" office:value-type="float" office:value="0.618341099199879">
            <text:p>0,6183410992</text:p>
          </table:table-cell>
        </table:table-row>
        <table:table-row table:style-name="ro1">
          <table:table-cell table:style-name="ce1" office:value-type="float" office:value="1506780579">
            <text:p>1506780579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105302">
            <text:p>2105302</text:p>
          </table:table-cell>
          <table:table-cell table:style-name="ce1" office:value-type="string">
            <text:p>IMPERATRIZ</text:p>
          </table:table-cell>
          <table:table-cell table:style-name="ce1" office:value-type="float" office:value="863857">
            <text:p>863857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2000734.557">
            <text:p>2000734,557</text:p>
          </table:table-cell>
          <table:table-cell table:style-name="ce1" office:value-type="float" office:value="1106.8746">
            <text:p>1106,8746</text:p>
          </table:table-cell>
          <table:table-cell table:formula="of:=LOG([.F109])" office:value-type="float" office:value="5.93644185677185">
            <text:p>5,9364418568</text:p>
          </table:table-cell>
          <table:table-cell table:formula="of:=[.G109]*[.H109]" office:value-type="float" office:value="273798611641294">
            <text:p>273798611641294</text:p>
          </table:table-cell>
          <table:table-cell table:formula="of:=LOG([.K109])" office:value-type="float" office:value="14.4374312416137">
            <text:p>14,4374312416</text:p>
          </table:table-cell>
          <table:table-cell table:formula="of:=LOG([.I109])" office:value-type="float" office:value="3.04409842158976">
            <text:p>3,0440984216</text:p>
          </table:table-cell>
          <table:table-cell table:formula="of:=1.343+0.291*[.L109]-0.077*[.M109]" office:value-type="float" office:value="5.30989691284717">
            <text:p>5,3098969128</text:p>
          </table:table-cell>
          <table:table-cell table:formula="of:=[.J109]-[.N109]" office:value-type="float" office:value="0.62654494392468">
            <text:p>0,6265449439</text:p>
          </table:table-cell>
        </table:table-row>
        <table:table-row table:style-name="ro1">
          <table:table-cell table:style-name="ce1" office:value-type="float" office:value="905084508">
            <text:p>905084508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1100205">
            <text:p>1100205</text:p>
          </table:table-cell>
          <table:table-cell table:style-name="ce1" office:value-type="string">
            <text:p>PORTO VELHO</text:p>
          </table:table-cell>
          <table:table-cell table:style-name="ce1" office:value-type="float" office:value="614236">
            <text:p>614236</text:p>
          </table:table-cell>
          <table:table-cell table:style-name="ce1" office:value-type="float" office:value="12816914.457">
            <text:p>12816914,457</text:p>
          </table:table-cell>
          <table:table-cell table:style-name="ce1" office:value-type="float" office:value="6607641.725">
            <text:p>6607641,725</text:p>
          </table:table-cell>
          <table:table-cell table:style-name="ce1" office:value-type="float" office:value="1101.2123">
            <text:p>1101,2123</text:p>
          </table:table-cell>
          <table:table-cell table:formula="of:=LOG([.F110])" office:value-type="float" office:value="5.78833526658958">
            <text:p>5,7883352666</text:p>
          </table:table-cell>
          <table:table-cell table:formula="of:=[.G110]*[.H110]" office:value-type="float" office:value="84689578751828.9">
            <text:p>84689578751828,9</text:p>
          </table:table-cell>
          <table:table-cell table:formula="of:=LOG([.K110])" office:value-type="float" office:value="13.9278299726799">
            <text:p>13,9278299727</text:p>
          </table:table-cell>
          <table:table-cell table:formula="of:=LOG([.I110])" office:value-type="float" office:value="3.04187105360423">
            <text:p>3,0418710536</text:p>
          </table:table-cell>
          <table:table-cell table:formula="of:=1.343+0.291*[.L110]-0.077*[.M110]" office:value-type="float" office:value="5.16177445092232">
            <text:p>5,1617744509</text:p>
          </table:table-cell>
          <table:table-cell table:formula="of:=[.J110]-[.N110]" office:value-type="float" office:value="0.626560815667263">
            <text:p>0,6265608157</text:p>
          </table:table-cell>
        </table:table-row>
        <table:table-row table:style-name="ro1">
          <table:table-cell table:style-name="ce1" office:value-type="float" office:value="2093743654">
            <text:p>2093743654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5103403">
            <text:p>5103403</text:p>
          </table:table-cell>
          <table:table-cell table:style-name="ce1" office:value-type="string">
            <text:p>CUIABÁ</text:p>
          </table:table-cell>
          <table:table-cell table:style-name="ce1" office:value-type="float" office:value="2286973">
            <text:p>2286973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12816914.457">
            <text:p>12816914,457</text:p>
          </table:table-cell>
          <table:table-cell table:style-name="ce1" office:value-type="float" office:value="1262.1194">
            <text:p>1262,1194</text:p>
          </table:table-cell>
          <table:table-cell table:formula="of:=LOG([.F111])" office:value-type="float" office:value="6.35926103735698">
            <text:p>6,3592610374</text:p>
          </table:table-cell>
          <table:table-cell table:formula="of:=[.G111]*[.H111]" office:value-type="float" office:value="8.00143166306502E+015">
            <text:p>8001431663065020</text:p>
          </table:table-cell>
          <table:table-cell table:formula="of:=LOG([.K111])" office:value-type="float" office:value="15.9031677004596">
            <text:p>15,9031677005</text:p>
          </table:table-cell>
          <table:table-cell table:formula="of:=LOG([.I111])" office:value-type="float" office:value="3.10110044231561">
            <text:p>3,1011004423</text:p>
          </table:table-cell>
          <table:table-cell table:formula="of:=1.343+0.291*[.L111]-0.077*[.M111]" office:value-type="float" office:value="5.73203706677543">
            <text:p>5,7320370668</text:p>
          </table:table-cell>
          <table:table-cell table:formula="of:=[.J111]-[.N111]" office:value-type="float" office:value="0.627223970581544">
            <text:p>0,6272239706</text:p>
          </table:table-cell>
        </table:table-row>
        <table:table-row table:style-name="ro1">
          <table:table-cell table:style-name="ce1" office:value-type="float" office:value="1627088221">
            <text:p>1627088221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3205309">
            <text:p>3205309</text:p>
          </table:table-cell>
          <table:table-cell table:style-name="ce1" office:value-type="string">
            <text:p>VITÓRIA</text:p>
          </table:table-cell>
          <table:table-cell table:style-name="ce1" office:value-type="float" office:value="2797069">
            <text:p>2797069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43027386.803">
            <text:p>43027386,803</text:p>
          </table:table-cell>
          <table:table-cell table:style-name="ce1" office:value-type="float" office:value="391.5887">
            <text:p>391,5887</text:p>
          </table:table-cell>
          <table:table-cell table:formula="of:=LOG([.F112])" office:value-type="float" office:value="6.44670317997526">
            <text:p>6,44670318</text:p>
          </table:table-cell>
          <table:table-cell table:formula="of:=[.G112]*[.H112]" office:value-type="float" office:value="1.11462845081406E+016">
            <text:p>11146284508140600</text:p>
          </table:table-cell>
          <table:table-cell table:formula="of:=LOG([.K112])" office:value-type="float" office:value="16.0471301241982">
            <text:p>16,0471301242</text:p>
          </table:table-cell>
          <table:table-cell table:formula="of:=LOG([.I112])" office:value-type="float" office:value="2.59283015095936">
            <text:p>2,592830151</text:p>
          </table:table-cell>
          <table:table-cell table:formula="of:=1.343+0.291*[.L112]-0.077*[.M112]" office:value-type="float" office:value="5.81306694451782">
            <text:p>5,8130669445</text:p>
          </table:table-cell>
          <table:table-cell table:formula="of:=[.J112]-[.N112]" office:value-type="float" office:value="0.633636235457439">
            <text:p>0,6336362355</text:p>
          </table:table-cell>
        </table:table-row>
        <table:table-row table:style-name="ro1">
          <table:table-cell table:style-name="ce1" office:value-type="float" office:value="1871371656">
            <text:p>1871371656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3099076">
            <text:p>3099076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73210092.754">
            <text:p>73210092,754</text:p>
          </table:table-cell>
          <table:table-cell table:style-name="ce1" office:value-type="float" office:value="1067.3907">
            <text:p>1067,3907</text:p>
          </table:table-cell>
          <table:table-cell table:formula="of:=LOG([.F113])" office:value-type="float" office:value="6.49123222676394">
            <text:p>6,4912322268</text:p>
          </table:table-cell>
          <table:table-cell table:formula="of:=[.G113]*[.H113]" office:value-type="float" office:value="1.89651425135246E+016">
            <text:p>18965142513524600</text:p>
          </table:table-cell>
          <table:table-cell table:formula="of:=LOG([.K113])" office:value-type="float" office:value="16.2779561105561">
            <text:p>16,2779561106</text:p>
          </table:table-cell>
          <table:table-cell table:formula="of:=LOG([.I113])" office:value-type="float" office:value="3.0283234145475">
            <text:p>3,0283234145</text:p>
          </table:table-cell>
          <table:table-cell table:formula="of:=1.343+0.291*[.L113]-0.077*[.M113]" office:value-type="float" office:value="5.84670432525166">
            <text:p>5,8467043253</text:p>
          </table:table-cell>
          <table:table-cell table:formula="of:=[.J113]-[.N113]" office:value-type="float" office:value="0.644527901512281">
            <text:p>0,6445279015</text:p>
          </table:table-cell>
        </table:table-row>
        <table:table-row table:style-name="ro1">
          <table:table-cell table:style-name="ce1" office:value-type="float" office:value="2627005008">
            <text:p>2627005008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5208707">
            <text:p>5208707</text:p>
          </table:table-cell>
          <table:table-cell table:style-name="ce1" office:value-type="string">
            <text:p>GOIÂNIA</text:p>
          </table:table-cell>
          <table:table-cell table:style-name="ce1" office:value-type="float" office:value="2407844">
            <text:p>2407844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29972542.592">
            <text:p>29972542,592</text:p>
          </table:table-cell>
          <table:table-cell table:style-name="ce1" office:value-type="float" office:value="165.5676">
            <text:p>165,5676</text:p>
          </table:table-cell>
          <table:table-cell table:formula="of:=LOG([.F114])" office:value-type="float" office:value="6.38162834631758">
            <text:p>6,3816283463</text:p>
          </table:table-cell>
          <table:table-cell table:formula="of:=[.G114]*[.H114]" office:value-type="float" office:value="4.10171380323149E+015">
            <text:p>4101713803231490</text:p>
          </table:table-cell>
          <table:table-cell table:formula="of:=LOG([.K114])" office:value-type="float" office:value="15.6129653542251">
            <text:p>15,6129653542</text:p>
          </table:table-cell>
          <table:table-cell table:formula="of:=LOG([.I114])" office:value-type="float" office:value="2.21897535347593">
            <text:p>2,2189753535</text:p>
          </table:table-cell>
          <table:table-cell table:formula="of:=1.343+0.291*[.L114]-0.077*[.M114]" office:value-type="float" office:value="5.71551181586185">
            <text:p>5,7155118159</text:p>
          </table:table-cell>
          <table:table-cell table:formula="of:=[.J114]-[.N114]" office:value-type="float" office:value="0.66611653045574">
            <text:p>0,6661165305</text:p>
          </table:table-cell>
        </table:table-row>
        <table:table-row table:style-name="ro1">
          <table:table-cell table:style-name="ce1" office:value-type="float" office:value="1229170078">
            <text:p>1229170078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600303">
            <text:p>1600303</text:p>
          </table:table-cell>
          <table:table-cell table:style-name="ce1" office:value-type="string">
            <text:p>MACAPÁ</text:p>
          </table:table-cell>
          <table:table-cell table:style-name="ce1" office:value-type="float" office:value="1245981">
            <text:p>1245981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5784219.077">
            <text:p>5784219,077</text:p>
          </table:table-cell>
          <table:table-cell table:style-name="ce1" office:value-type="float" office:value="1762.8906">
            <text:p>1762,8906</text:p>
          </table:table-cell>
          <table:table-cell table:formula="of:=LOG([.F115])" office:value-type="float" office:value="6.09551141980464">
            <text:p>6,0955114198</text:p>
          </table:table-cell>
          <table:table-cell table:formula="of:=[.G115]*[.H115]" office:value-type="float" office:value="791564851604492">
            <text:p>791564851604492</text:p>
          </table:table-cell>
          <table:table-cell table:formula="of:=LOG([.K115])" office:value-type="float" office:value="14.8984865016876">
            <text:p>14,8984865017</text:p>
          </table:table-cell>
          <table:table-cell table:formula="of:=LOG([.I115])" office:value-type="float" office:value="3.24622536204946">
            <text:p>3,246225362</text:p>
          </table:table-cell>
          <table:table-cell table:formula="of:=1.343+0.291*[.L115]-0.077*[.M115]" office:value-type="float" office:value="5.42850021911327">
            <text:p>5,4285002191</text:p>
          </table:table-cell>
          <table:table-cell table:formula="of:=[.J115]-[.N115]" office:value-type="float" office:value="0.667011200691361">
            <text:p>0,6670112007</text:p>
          </table:table-cell>
        </table:table-row>
        <table:table-row table:style-name="ro1">
          <table:table-cell table:style-name="ce1" office:value-type="float" office:value="955510339">
            <text:p>955510339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1506807">
            <text:p>1506807</text:p>
          </table:table-cell>
          <table:table-cell table:style-name="ce1" office:value-type="string">
            <text:p>SANTARÉM</text:p>
          </table:table-cell>
          <table:table-cell table:style-name="ce1" office:value-type="float" office:value="632039">
            <text:p>632039</text:p>
          </table:table-cell>
          <table:table-cell table:style-name="ce1" office:value-type="float" office:value="44485857.114">
            <text:p>44485857,114</text:p>
          </table:table-cell>
          <table:table-cell table:style-name="ce1" office:value-type="float" office:value="1765658.373">
            <text:p>1765658,373</text:p>
          </table:table-cell>
          <table:table-cell table:style-name="ce1" office:value-type="float" office:value="2278.9505">
            <text:p>2278,9505</text:p>
          </table:table-cell>
          <table:table-cell table:formula="of:=LOG([.F116])" office:value-type="float" office:value="5.80074387727324">
            <text:p>5,8007438773</text:p>
          </table:table-cell>
          <table:table-cell table:formula="of:=[.G116]*[.H116]" office:value-type="float" office:value="78546826093415.7">
            <text:p>78546826093415,7</text:p>
          </table:table-cell>
          <table:table-cell table:formula="of:=LOG([.K116])" office:value-type="float" office:value="13.8951286408341">
            <text:p>13,8951286408</text:p>
          </table:table-cell>
          <table:table-cell table:formula="of:=LOG([.I116])" office:value-type="float" office:value="3.35773489217892">
            <text:p>3,3577348922</text:p>
          </table:table-cell>
          <table:table-cell table:formula="of:=1.343+0.291*[.L116]-0.077*[.M116]" office:value-type="float" office:value="5.12793684778495">
            <text:p>5,1279368478</text:p>
          </table:table-cell>
          <table:table-cell table:formula="of:=[.J116]-[.N116]" office:value-type="float" office:value="0.672807029488288">
            <text:p>0,6728070295</text:p>
          </table:table-cell>
        </table:table-row>
        <table:table-row table:style-name="ro1">
          <table:table-cell table:style-name="ce1" office:value-type="float" office:value="877434685">
            <text:p>877434685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2111300">
            <text:p>2111300</text:p>
          </table:table-cell>
          <table:table-cell table:style-name="ce1" office:value-type="string">
            <text:p>SÃO LUÍS</text:p>
          </table:table-cell>
          <table:table-cell table:style-name="ce1" office:value-type="float" office:value="1141648">
            <text:p>1141648</text:p>
          </table:table-cell>
          <table:table-cell table:style-name="ce1" office:value-type="float" office:value="24095638.021">
            <text:p>24095638,021</text:p>
          </table:table-cell>
          <table:table-cell table:style-name="ce1" office:value-type="float" office:value="16203237.564">
            <text:p>16203237,564</text:p>
          </table:table-cell>
          <table:table-cell table:style-name="ce1" office:value-type="float" office:value="490.9799">
            <text:p>490,9799</text:p>
          </table:table-cell>
          <table:table-cell table:formula="of:=LOG([.F117])" office:value-type="float" office:value="6.05753222017745">
            <text:p>6,0575322202</text:p>
          </table:table-cell>
          <table:table-cell table:formula="of:=[.G117]*[.H117]" office:value-type="float" office:value="390427347110414">
            <text:p>390427347110414</text:p>
          </table:table-cell>
          <table:table-cell table:formula="of:=LOG([.K117])" office:value-type="float" office:value="14.591540229802">
            <text:p>14,5915402298</text:p>
          </table:table-cell>
          <table:table-cell table:formula="of:=LOG([.I117])" office:value-type="float" office:value="2.69106371310511">
            <text:p>2,6910637131</text:p>
          </table:table-cell>
          <table:table-cell table:formula="of:=1.343+0.291*[.L117]-0.077*[.M117]" office:value-type="float" office:value="5.38192630096329">
            <text:p>5,381926301</text:p>
          </table:table-cell>
          <table:table-cell table:formula="of:=[.J117]-[.N117]" office:value-type="float" office:value="0.675605919214157">
            <text:p>0,6756059192</text:p>
          </table:table-cell>
        </table:table-row>
        <table:table-row table:style-name="ro1">
          <table:table-cell table:style-name="ce1" office:value-type="float" office:value="1655793066">
            <text:p>1655793066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408102">
            <text:p>2408102</text:p>
          </table:table-cell>
          <table:table-cell table:style-name="ce1" office:value-type="string">
            <text:p>NATAL</text:p>
          </table:table-cell>
          <table:table-cell table:style-name="ce1" office:value-type="float" office:value="1681056">
            <text:p>1681056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14337727.262">
            <text:p>14337727,262</text:p>
          </table:table-cell>
          <table:table-cell table:style-name="ce1" office:value-type="float" office:value="1728.7878">
            <text:p>1728,7878</text:p>
          </table:table-cell>
          <table:table-cell table:formula="of:=LOG([.F118])" office:value-type="float" office:value="6.22558218106939">
            <text:p>6,2255821811</text:p>
          </table:table-cell>
          <table:table-cell table:formula="of:=[.G118]*[.H118]" office:value-type="float" office:value="1.96210427050025E+015">
            <text:p>1962104270500250</text:p>
          </table:table-cell>
          <table:table-cell table:formula="of:=LOG([.K118])" office:value-type="float" office:value="15.2927220830132">
            <text:p>15,292722083</text:p>
          </table:table-cell>
          <table:table-cell table:formula="of:=LOG([.I118])" office:value-type="float" office:value="3.23774168908378">
            <text:p>3,2377416891</text:p>
          </table:table-cell>
          <table:table-cell table:formula="of:=1.343+0.291*[.L118]-0.077*[.M118]" office:value-type="float" office:value="5.54387601609738">
            <text:p>5,5438760161</text:p>
          </table:table-cell>
          <table:table-cell table:formula="of:=[.J118]-[.N118]" office:value-type="float" office:value="0.681706164972015">
            <text:p>0,681706165</text:p>
          </table:table-cell>
        </table:table-row>
        <table:table-row table:style-name="ro1">
          <table:table-cell table:style-name="ce1" office:value-type="float" office:value="1535044555">
            <text:p>1535044555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704302">
            <text:p>2704302</text:p>
          </table:table-cell>
          <table:table-cell table:style-name="ce1" office:value-type="string">
            <text:p>MACEIÓ</text:p>
          </table:table-cell>
          <table:table-cell table:style-name="ce1" office:value-type="float" office:value="2395803">
            <text:p>2395803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10757820.802">
            <text:p>10757820,802</text:p>
          </table:table-cell>
          <table:table-cell table:style-name="ce1" office:value-type="float" office:value="1844.4991">
            <text:p>1844,4991</text:p>
          </table:table-cell>
          <table:table-cell table:formula="of:=LOG([.F119])" office:value-type="float" office:value="6.37945110439743">
            <text:p>6,3794511044</text:p>
          </table:table-cell>
          <table:table-cell table:formula="of:=[.G119]*[.H119]" office:value-type="float" office:value="6.71596648939874E+015">
            <text:p>6715966489398740</text:p>
          </table:table-cell>
          <table:table-cell table:formula="of:=LOG([.K119])" office:value-type="float" office:value="15.8271085204759">
            <text:p>15,8271085205</text:p>
          </table:table-cell>
          <table:table-cell table:formula="of:=LOG([.I119])" office:value-type="float" office:value="3.26587844765438">
            <text:p>3,2658784477</text:p>
          </table:table-cell>
          <table:table-cell table:formula="of:=1.343+0.291*[.L119]-0.077*[.M119]" office:value-type="float" office:value="5.6972159389891">
            <text:p>5,697215939</text:p>
          </table:table-cell>
          <table:table-cell table:formula="of:=[.J119]-[.N119]" office:value-type="float" office:value="0.682235165408324">
            <text:p>0,6822351654</text:p>
          </table:table-cell>
        </table:table-row>
        <table:table-row table:style-name="ro1">
          <table:table-cell table:style-name="ce1" office:value-type="float" office:value="934312214">
            <text:p>934312214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2667721">
            <text:p>2667721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40486106.537">
            <text:p>40486106,537</text:p>
          </table:table-cell>
          <table:table-cell table:style-name="ce1" office:value-type="float" office:value="2758.3435">
            <text:p>2758,3435</text:p>
          </table:table-cell>
          <table:table-cell table:formula="of:=LOG([.F120])" office:value-type="float" office:value="6.42614040751725">
            <text:p>6,4261404075</text:p>
          </table:table-cell>
          <table:table-cell table:formula="of:=[.G120]*[.H120]" office:value-type="float" office:value="1.04879634953064E+016">
            <text:p>10487963495306400</text:p>
          </table:table-cell>
          <table:table-cell table:formula="of:=LOG([.K120])" office:value-type="float" office:value="16.0206911670674">
            <text:p>16,0206911671</text:p>
          </table:table-cell>
          <table:table-cell table:formula="of:=LOG([.I120])" office:value-type="float" office:value="3.44064834844801">
            <text:p>3,4406483484</text:p>
          </table:table-cell>
          <table:table-cell table:formula="of:=1.343+0.291*[.L120]-0.077*[.M120]" office:value-type="float" office:value="5.74009120678611">
            <text:p>5,7400912068</text:p>
          </table:table-cell>
          <table:table-cell table:formula="of:=[.J120]-[.N120]" office:value-type="float" office:value="0.686049200731143">
            <text:p>0,6860492007</text:p>
          </table:table-cell>
        </table:table-row>
        <table:table-row table:style-name="ro1">
          <table:table-cell table:style-name="ce1" office:value-type="float" office:value="1054148367">
            <text:p>1054148367</text:p>
          </table:table-cell>
          <table:table-cell table:style-name="ce1" office:value-type="float" office:value="2111300">
            <text:p>2111300</text:p>
          </table:table-cell>
          <table:table-cell table:style-name="ce1" office:value-type="string">
            <text:p>SÃO LUÍS</text:p>
          </table:table-cell>
          <table:table-cell table:style-name="ce1" office:value-type="float" office:value="2105302">
            <text:p>2105302</text:p>
          </table:table-cell>
          <table:table-cell table:style-name="ce1" office:value-type="string">
            <text:p>IMPERATRIZ</text:p>
          </table:table-cell>
          <table:table-cell table:style-name="ce1" office:value-type="float" office:value="567669">
            <text:p>567669</text:p>
          </table:table-cell>
          <table:table-cell table:style-name="ce1" office:value-type="float" office:value="16203237.564">
            <text:p>16203237,564</text:p>
          </table:table-cell>
          <table:table-cell table:style-name="ce1" office:value-type="float" office:value="2000734.557">
            <text:p>2000734,557</text:p>
          </table:table-cell>
          <table:table-cell table:style-name="ce1" office:value-type="float" office:value="486.345">
            <text:p>486,345</text:p>
          </table:table-cell>
          <table:table-cell table:formula="of:=LOG([.F121])" office:value-type="float" office:value="5.75409517836045">
            <text:p>5,7540951784</text:p>
          </table:table-cell>
          <table:table-cell table:formula="of:=[.G121]*[.H121]" office:value-type="float" office:value="32418377329575.3">
            <text:p>32418377329575,3</text:p>
          </table:table-cell>
          <table:table-cell table:formula="of:=LOG([.K121])" office:value-type="float" office:value="13.5107912728676">
            <text:p>13,5107912729</text:p>
          </table:table-cell>
          <table:table-cell table:formula="of:=LOG([.I121])" office:value-type="float" office:value="2.68694445535374">
            <text:p>2,6869444554</text:p>
          </table:table-cell>
          <table:table-cell table:formula="of:=1.343+0.291*[.L121]-0.077*[.M121]" office:value-type="float" office:value="5.06774553734223">
            <text:p>5,0677455373</text:p>
          </table:table-cell>
          <table:table-cell table:formula="of:=[.J121]-[.N121]" office:value-type="float" office:value="0.686349641018223">
            <text:p>0,686349641</text:p>
          </table:table-cell>
        </table:table-row>
        <table:table-row table:style-name="ro1">
          <table:table-cell table:style-name="ce1" office:value-type="float" office:value="1885815665">
            <text:p>1885815665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2790957">
            <text:p>2790957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67736808.897">
            <text:p>67736808,897</text:p>
          </table:table-cell>
          <table:table-cell table:style-name="ce1" office:value-type="float" office:value="1021.2927">
            <text:p>1021,2927</text:p>
          </table:table-cell>
          <table:table-cell table:formula="of:=LOG([.F122])" office:value-type="float" office:value="6.44575314540781">
            <text:p>6,4457531454</text:p>
          </table:table-cell>
          <table:table-cell table:formula="of:=[.G122]*[.H122]" office:value-type="float" office:value="9.26971754854846E+015">
            <text:p>9269717548548460</text:p>
          </table:table-cell>
          <table:table-cell table:formula="of:=LOG([.K122])" office:value-type="float" office:value="15.9670665012453">
            <text:p>15,9670665012</text:p>
          </table:table-cell>
          <table:table-cell table:formula="of:=LOG([.I122])" office:value-type="float" office:value="3.00915022766699">
            <text:p>3,0091502277</text:p>
          </table:table-cell>
          <table:table-cell table:formula="of:=1.343+0.291*[.L122]-0.077*[.M122]" office:value-type="float" office:value="5.75771178433202">
            <text:p>5,7577117843</text:p>
          </table:table-cell>
          <table:table-cell table:formula="of:=[.J122]-[.N122]" office:value-type="float" office:value="0.688041361075786">
            <text:p>0,6880413611</text:p>
          </table:table-cell>
        </table:table-row>
        <table:table-row table:style-name="ro1">
          <table:table-cell table:style-name="ce1" office:value-type="float" office:value="1171677631">
            <text:p>1171677631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504208">
            <text:p>1504208</text:p>
          </table:table-cell>
          <table:table-cell table:style-name="ce1" office:value-type="string">
            <text:p>MARABÁ</text:p>
          </table:table-cell>
          <table:table-cell table:style-name="ce1" office:value-type="float" office:value="1170378">
            <text:p>1170378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3058908.921">
            <text:p>3058908,921</text:p>
          </table:table-cell>
          <table:table-cell table:style-name="ce1" office:value-type="float" office:value="1130.2485">
            <text:p>1130,2485</text:p>
          </table:table-cell>
          <table:table-cell table:formula="of:=LOG([.F123])" office:value-type="float" office:value="6.06832614961042">
            <text:p>6,0683261496</text:p>
          </table:table-cell>
          <table:table-cell table:formula="of:=[.G123]*[.H123]" office:value-type="float" office:value="418608761855343">
            <text:p>418608761855343</text:p>
          </table:table-cell>
          <table:table-cell table:formula="of:=LOG([.K123])" office:value-type="float" office:value="14.6218083142693">
            <text:p>14,6218083143</text:p>
          </table:table-cell>
          <table:table-cell table:formula="of:=LOG([.I123])" office:value-type="float" office:value="3.05317393933636">
            <text:p>3,0531739393</text:p>
          </table:table-cell>
          <table:table-cell table:formula="of:=1.343+0.291*[.L123]-0.077*[.M123]" office:value-type="float" office:value="5.36285182612346">
            <text:p>5,3628518261</text:p>
          </table:table-cell>
          <table:table-cell table:formula="of:=[.J123]-[.N123]" office:value-type="float" office:value="0.70547432348696">
            <text:p>0,7054743235</text:p>
          </table:table-cell>
        </table:table-row>
        <table:table-row table:style-name="ro1">
          <table:table-cell table:style-name="ce1" office:value-type="float" office:value="600150995">
            <text:p>600150995</text:p>
          </table:table-cell>
          <table:table-cell table:style-name="ce1" office:value-type="float" office:value="1200401">
            <text:p>1200401</text:p>
          </table:table-cell>
          <table:table-cell table:style-name="ce1" office:value-type="string">
            <text:p>RIO BRANCO</text:p>
          </table:table-cell>
          <table:table-cell table:style-name="ce1" office:value-type="float" office:value="1200203">
            <text:p>1200203</text:p>
          </table:table-cell>
          <table:table-cell table:style-name="ce1" office:value-type="string">
            <text:p>CRUZEIRO DO SUL</text:p>
          </table:table-cell>
          <table:table-cell table:style-name="ce1" office:value-type="float" office:value="285338">
            <text:p>285338</text:p>
          </table:table-cell>
          <table:table-cell table:style-name="ce1" office:value-type="float" office:value="3837370.734">
            <text:p>3837370,734</text:p>
          </table:table-cell>
          <table:table-cell table:style-name="ce1" office:value-type="float" office:value="684349.281">
            <text:p>684349,281</text:p>
          </table:table-cell>
          <table:table-cell table:style-name="ce1" office:value-type="float" office:value="583.0143">
            <text:p>583,0143</text:p>
          </table:table-cell>
          <table:table-cell table:formula="of:=LOG([.F124])" office:value-type="float" office:value="5.45535961284654">
            <text:p>5,4553596128</text:p>
          </table:table-cell>
          <table:table-cell table:formula="of:=[.G124]*[.H124]" office:value-type="float" office:value="2626101902743.34">
            <text:p>2626101902743,34</text:p>
          </table:table-cell>
          <table:table-cell table:formula="of:=LOG([.K124])" office:value-type="float" office:value="12.4193115743584">
            <text:p>12,4193115744</text:p>
          </table:table-cell>
          <table:table-cell table:formula="of:=LOG([.I124])" office:value-type="float" office:value="2.76567920713453">
            <text:p>2,7656792071</text:p>
          </table:table-cell>
          <table:table-cell table:formula="of:=1.343+0.291*[.L124]-0.077*[.M124]" office:value-type="float" office:value="4.74406236918892">
            <text:p>4,7440623692</text:p>
          </table:table-cell>
          <table:table-cell table:formula="of:=[.J124]-[.N124]" office:value-type="float" office:value="0.711297243657617">
            <text:p>0,7112972437</text:p>
          </table:table-cell>
        </table:table-row>
        <table:table-row table:style-name="ro1">
          <table:table-cell table:style-name="ce1" office:value-type="float" office:value="2035466690">
            <text:p>2035466690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4454481">
            <text:p>4454481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886.7604">
            <text:p>886,7604</text:p>
          </table:table-cell>
          <table:table-cell table:formula="of:=LOG([.F125])" office:value-type="float" office:value="6.64879711084957">
            <text:p>6,6487971108</text:p>
          </table:table-cell>
          <table:table-cell table:formula="of:=[.G125]*[.H125]" office:value-type="float" office:value="3.54508719595222E+016">
            <text:p>35450871959522200</text:p>
          </table:table-cell>
          <table:table-cell table:formula="of:=LOG([.K125])" office:value-type="float" office:value="16.5496269216785">
            <text:p>16,5496269217</text:p>
          </table:table-cell>
          <table:table-cell table:formula="of:=LOG([.I125])" office:value-type="float" office:value="2.94780629061579">
            <text:p>2,9478062906</text:p>
          </table:table-cell>
          <table:table-cell table:formula="of:=1.343+0.291*[.L125]-0.077*[.M125]" office:value-type="float" office:value="5.93196034983103">
            <text:p>5,9319603498</text:p>
          </table:table-cell>
          <table:table-cell table:formula="of:=[.J125]-[.N125]" office:value-type="float" office:value="0.716836761018535">
            <text:p>0,716836761</text:p>
          </table:table-cell>
        </table:table-row>
        <table:table-row table:style-name="ro1">
          <table:table-cell table:style-name="ce1" office:value-type="float" office:value="2111254990">
            <text:p>2111254990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5208707">
            <text:p>5208707</text:p>
          </table:table-cell>
          <table:table-cell table:style-name="ce1" office:value-type="string">
            <text:p>GOIÂNIA</text:p>
          </table:table-cell>
          <table:table-cell table:style-name="ce1" office:value-type="float" office:value="3769696">
            <text:p>3769696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29972542.592">
            <text:p>29972542,592</text:p>
          </table:table-cell>
          <table:table-cell table:style-name="ce1" office:value-type="float" office:value="768.6588">
            <text:p>768,6588</text:p>
          </table:table-cell>
          <table:table-cell table:formula="of:=LOG([.F126])" office:value-type="float" office:value="6.57630632876128">
            <text:p>6,5763063288</text:p>
          </table:table-cell>
          <table:table-cell table:formula="of:=[.G126]*[.H126]" office:value-type="float" office:value="1.8711465393858E+016">
            <text:p>18711465393858000</text:p>
          </table:table-cell>
          <table:table-cell table:formula="of:=LOG([.K126])" office:value-type="float" office:value="16.2721078007306">
            <text:p>16,2721078007</text:p>
          </table:table-cell>
          <table:table-cell table:formula="of:=LOG([.I126])" office:value-type="float" office:value="2.88573360357197">
            <text:p>2,8857336036</text:p>
          </table:table-cell>
          <table:table-cell table:formula="of:=1.343+0.291*[.L126]-0.077*[.M126]" office:value-type="float" office:value="5.85598188253758">
            <text:p>5,8559818825</text:p>
          </table:table-cell>
          <table:table-cell table:formula="of:=[.J126]-[.N126]" office:value-type="float" office:value="0.720324446223699">
            <text:p>0,7203244462</text:p>
          </table:table-cell>
        </table:table-row>
        <table:table-row table:style-name="ro1">
          <table:table-cell table:style-name="ce1" office:value-type="float" office:value="1560161633">
            <text:p>1560161633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211001">
            <text:p>2211001</text:p>
          </table:table-cell>
          <table:table-cell table:style-name="ce1" office:value-type="string">
            <text:p>TERESINA</text:p>
          </table:table-cell>
          <table:table-cell table:style-name="ce1" office:value-type="float" office:value="1720805">
            <text:p>1720805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9451311.02">
            <text:p>9451311,02</text:p>
          </table:table-cell>
          <table:table-cell table:style-name="ce1" office:value-type="float" office:value="1277.0987">
            <text:p>1277,0987</text:p>
          </table:table-cell>
          <table:table-cell table:formula="of:=LOG([.F127])" office:value-type="float" office:value="6.2357316592746">
            <text:p>6,2357316593</text:p>
          </table:table-cell>
          <table:table-cell table:formula="of:=[.G127]*[.H127]" office:value-type="float" office:value="1.29340287866386E+015">
            <text:p>1293402878663860</text:p>
          </table:table-cell>
          <table:table-cell table:formula="of:=LOG([.K127])" office:value-type="float" office:value="15.1117338232003">
            <text:p>15,1117338232</text:p>
          </table:table-cell>
          <table:table-cell table:formula="of:=LOG([.I127])" office:value-type="float" office:value="3.10622446281465">
            <text:p>3,1062244628</text:p>
          </table:table-cell>
          <table:table-cell table:formula="of:=1.343+0.291*[.L127]-0.077*[.M127]" office:value-type="float" office:value="5.50133525891455">
            <text:p>5,5013352589</text:p>
          </table:table-cell>
          <table:table-cell table:formula="of:=[.J127]-[.N127]" office:value-type="float" office:value="0.734396400360053">
            <text:p>0,7343964004</text:p>
          </table:table-cell>
        </table:table-row>
        <table:table-row table:style-name="ro1">
          <table:table-cell table:style-name="ce1" office:value-type="float" office:value="1101813918">
            <text:p>1101813918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2111300">
            <text:p>2111300</text:p>
          </table:table-cell>
          <table:table-cell table:style-name="ce1" office:value-type="string">
            <text:p>SÃO LUÍS</text:p>
          </table:table-cell>
          <table:table-cell table:style-name="ce1" office:value-type="float" office:value="1495357">
            <text:p>1495357</text:p>
          </table:table-cell>
          <table:table-cell table:style-name="ce1" office:value-type="float" office:value="40483224.952">
            <text:p>40483224,952</text:p>
          </table:table-cell>
          <table:table-cell table:style-name="ce1" office:value-type="float" office:value="16203237.564">
            <text:p>16203237,564</text:p>
          </table:table-cell>
          <table:table-cell table:style-name="ce1" office:value-type="float" office:value="660.7113">
            <text:p>660,7113</text:p>
          </table:table-cell>
          <table:table-cell table:formula="of:=LOG([.F128])" office:value-type="float" office:value="6.17474488805921">
            <text:p>6,1747448881</text:p>
          </table:table-cell>
          <table:table-cell table:formula="of:=[.G128]*[.H128]" office:value-type="float" office:value="655959311254109">
            <text:p>655959311254109</text:p>
          </table:table-cell>
          <table:table-cell table:formula="of:=LOG([.K128])" office:value-type="float" office:value="14.816876901196">
            <text:p>14,8168769012</text:p>
          </table:table-cell>
          <table:table-cell table:formula="of:=LOG([.I128])" office:value-type="float" office:value="2.82001173451481">
            <text:p>2,8200117345</text:p>
          </table:table-cell>
          <table:table-cell table:formula="of:=1.343+0.291*[.L128]-0.077*[.M128]" office:value-type="float" office:value="5.43757027469039">
            <text:p>5,4375702747</text:p>
          </table:table-cell>
          <table:table-cell table:formula="of:=[.J128]-[.N128]" office:value-type="float" office:value="0.737174613368816">
            <text:p>0,7371746134</text:p>
          </table:table-cell>
        </table:table-row>
        <table:table-row table:style-name="ro1">
          <table:table-cell table:style-name="ce1" office:value-type="float" office:value="1904187951">
            <text:p>1904187951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4106902">
            <text:p>4106902</text:p>
          </table:table-cell>
          <table:table-cell table:style-name="ce1" office:value-type="string">
            <text:p>CURITIBA</text:p>
          </table:table-cell>
          <table:table-cell table:style-name="ce1" office:value-type="float" office:value="5603421">
            <text:p>5603421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78272312.296">
            <text:p>78272312,296</text:p>
          </table:table-cell>
          <table:table-cell table:style-name="ce1" office:value-type="float" office:value="321.3911">
            <text:p>321,3911</text:p>
          </table:table-cell>
          <table:table-cell table:formula="of:=LOG([.F129])" office:value-type="float" office:value="6.74845325339888">
            <text:p>6,7484532534</text:p>
          </table:table-cell>
          <table:table-cell table:formula="of:=[.G129]*[.H129]" office:value-type="float" office:value="4.88643783999414E+016">
            <text:p>48864378399941400</text:p>
          </table:table-cell>
          <table:table-cell table:formula="of:=LOG([.K129])" office:value-type="float" office:value="16.6889923785142">
            <text:p>16,6889923785</text:p>
          </table:table-cell>
          <table:table-cell table:formula="of:=LOG([.I129])" office:value-type="float" office:value="2.50703384606016">
            <text:p>2,5070338461</text:p>
          </table:table-cell>
          <table:table-cell table:formula="of:=1.343+0.291*[.L129]-0.077*[.M129]" office:value-type="float" office:value="6.00645517600101">
            <text:p>6,006455176</text:p>
          </table:table-cell>
          <table:table-cell table:formula="of:=[.J129]-[.N129]" office:value-type="float" office:value="0.741998077397876">
            <text:p>0,7419980774</text:p>
          </table:table-cell>
        </table:table-row>
        <table:table-row table:style-name="ro1">
          <table:table-cell table:style-name="ce1" office:value-type="float" office:value="1656719515">
            <text:p>1656719515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3106200">
            <text:p>3106200</text:p>
          </table:table-cell>
          <table:table-cell table:style-name="ce1" office:value-type="string">
            <text:p>BELO HORIZONTE</text:p>
          </table:table-cell>
          <table:table-cell table:style-name="ce1" office:value-type="float" office:value="5984600">
            <text:p>5984600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104793782.712">
            <text:p>104793782,712</text:p>
          </table:table-cell>
          <table:table-cell table:style-name="ce1" office:value-type="float" office:value="472.3607">
            <text:p>472,3607</text:p>
          </table:table-cell>
          <table:table-cell table:formula="of:=LOG([.F130])" office:value-type="float" office:value="6.77703512824316">
            <text:p>6,7770351282</text:p>
          </table:table-cell>
          <table:table-cell table:formula="of:=[.G130]*[.H130]" office:value-type="float" office:value="6.54213846786035E+016">
            <text:p>65421384678603500</text:p>
          </table:table-cell>
          <table:table-cell table:formula="of:=LOG([.K130])" office:value-type="float" office:value="16.8157197319613">
            <text:p>16,815719732</text:p>
          </table:table-cell>
          <table:table-cell table:formula="of:=LOG([.I130])" office:value-type="float" office:value="2.67427375752079">
            <text:p>2,6742737575</text:p>
          </table:table-cell>
          <table:table-cell table:formula="of:=1.343+0.291*[.L130]-0.077*[.M130]" office:value-type="float" office:value="6.03045536267163">
            <text:p>6,0304553627</text:p>
          </table:table-cell>
          <table:table-cell table:formula="of:=[.J130]-[.N130]" office:value-type="float" office:value="0.746579765571531">
            <text:p>0,7465797656</text:p>
          </table:table-cell>
        </table:table-row>
        <table:table-row table:style-name="ro1">
          <table:table-cell table:style-name="ce1" office:value-type="float" office:value="953334025">
            <text:p>953334025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1643448">
            <text:p>1643448</text:p>
          </table:table-cell>
          <table:table-cell table:style-name="ce1" office:value-type="float" office:value="44485857.114">
            <text:p>44485857,114</text:p>
          </table:table-cell>
          <table:table-cell table:style-name="ce1" office:value-type="float" office:value="24095638.021">
            <text:p>24095638,021</text:p>
          </table:table-cell>
          <table:table-cell table:style-name="ce1" office:value-type="float" office:value="1680.1043">
            <text:p>1680,1043</text:p>
          </table:table-cell>
          <table:table-cell table:formula="of:=LOG([.F131])" office:value-type="float" office:value="6.21575596721269">
            <text:p>6,2157559672</text:p>
          </table:table-cell>
          <table:table-cell table:formula="of:=[.G131]*[.H131]" office:value-type="float" office:value="1.07191511007287E+015">
            <text:p>1071915110072870</text:p>
          </table:table-cell>
          <table:table-cell table:formula="of:=LOG([.K131])" office:value-type="float" office:value="15.0301603929251">
            <text:p>15,0301603929</text:p>
          </table:table-cell>
          <table:table-cell table:formula="of:=LOG([.I131])" office:value-type="float" office:value="3.22533624333802">
            <text:p>3,2253362433</text:p>
          </table:table-cell>
          <table:table-cell table:formula="of:=1.343+0.291*[.L131]-0.077*[.M131]" office:value-type="float" office:value="5.46842578360418">
            <text:p>5,4684257836</text:p>
          </table:table-cell>
          <table:table-cell table:formula="of:=[.J131]-[.N131]" office:value-type="float" office:value="0.747330183608518">
            <text:p>0,7473301836</text:p>
          </table:table-cell>
        </table:table-row>
        <table:table-row table:style-name="ro1">
          <table:table-cell table:style-name="ce1" office:value-type="float" office:value="1128367271">
            <text:p>1128367271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2211001">
            <text:p>2211001</text:p>
          </table:table-cell>
          <table:table-cell table:style-name="ce1" office:value-type="string">
            <text:p>TERESINA</text:p>
          </table:table-cell>
          <table:table-cell table:style-name="ce1" office:value-type="float" office:value="1347540">
            <text:p>1347540</text:p>
          </table:table-cell>
          <table:table-cell table:style-name="ce1" office:value-type="float" office:value="40483224.952">
            <text:p>40483224,952</text:p>
          </table:table-cell>
          <table:table-cell table:style-name="ce1" office:value-type="float" office:value="9451311.02">
            <text:p>9451311,02</text:p>
          </table:table-cell>
          <table:table-cell table:style-name="ce1" office:value-type="float" office:value="498.1259">
            <text:p>498,1259</text:p>
          </table:table-cell>
          <table:table-cell table:formula="of:=LOG([.F132])" office:value-type="float" office:value="6.1295416655259">
            <text:p>6,1295416655</text:p>
          </table:table-cell>
          <table:table-cell table:formula="of:=[.G132]*[.H132]" office:value-type="float" office:value="382619550113977">
            <text:p>382619550113977</text:p>
          </table:table-cell>
          <table:table-cell table:formula="of:=LOG([.K132])" office:value-type="float" office:value="14.5827671567255">
            <text:p>14,5827671567</text:p>
          </table:table-cell>
          <table:table-cell table:formula="of:=LOG([.I132])" office:value-type="float" office:value="2.69733912341207">
            <text:p>2,6973391234</text:p>
          </table:table-cell>
          <table:table-cell table:formula="of:=1.343+0.291*[.L132]-0.077*[.M132]" office:value-type="float" office:value="5.3788901301044">
            <text:p>5,3788901301</text:p>
          </table:table-cell>
          <table:table-cell table:formula="of:=[.J132]-[.N132]" office:value-type="float" office:value="0.750651535421497">
            <text:p>0,7506515354</text:p>
          </table:table-cell>
        </table:table-row>
        <table:table-row table:style-name="ro1">
          <table:table-cell table:style-name="ce1" office:value-type="float" office:value="1552285129">
            <text:p>1552285129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3870386">
            <text:p>3870386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67736808.897">
            <text:p>67736808,897</text:p>
          </table:table-cell>
          <table:table-cell table:style-name="ce1" office:value-type="float" office:value="1151.7792">
            <text:p>1151,7792</text:p>
          </table:table-cell>
          <table:table-cell table:formula="of:=LOG([.F133])" office:value-type="float" office:value="6.58775428008618">
            <text:p>6,5877542801</text:p>
          </table:table-cell>
          <table:table-cell table:formula="of:=[.G133]*[.H133]" office:value-type="float" office:value="1.75472832476749E+016">
            <text:p>17547283247674900</text:p>
          </table:table-cell>
          <table:table-cell table:formula="of:=LOG([.K133])" office:value-type="float" office:value="16.244209886507">
            <text:p>16,2442098865</text:p>
          </table:table-cell>
          <table:table-cell table:formula="of:=LOG([.I133])" office:value-type="float" office:value="3.06136923133333">
            <text:p>3,0613692313</text:p>
          </table:table-cell>
          <table:table-cell table:formula="of:=1.343+0.291*[.L133]-0.077*[.M133]" office:value-type="float" office:value="5.83433964616086">
            <text:p>5,8343396462</text:p>
          </table:table-cell>
          <table:table-cell table:formula="of:=[.J133]-[.N133]" office:value-type="float" office:value="0.753414633925328">
            <text:p>0,7534146339</text:p>
          </table:table-cell>
        </table:table-row>
        <table:table-row table:style-name="ro1">
          <table:table-cell table:style-name="ce1" office:value-type="float" office:value="751401845">
            <text:p>751401845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1504208">
            <text:p>1504208</text:p>
          </table:table-cell>
          <table:table-cell table:style-name="ce1" office:value-type="string">
            <text:p>MARABÁ</text:p>
          </table:table-cell>
          <table:table-cell table:style-name="ce1" office:value-type="float" office:value="867652">
            <text:p>867652</text:p>
          </table:table-cell>
          <table:table-cell table:style-name="ce1" office:value-type="float" office:value="24095638.021">
            <text:p>24095638,021</text:p>
          </table:table-cell>
          <table:table-cell table:style-name="ce1" office:value-type="float" office:value="3058908.921">
            <text:p>3058908,921</text:p>
          </table:table-cell>
          <table:table-cell table:style-name="ce1" office:value-type="float" office:value="442.1732">
            <text:p>442,1732</text:p>
          </table:table-cell>
          <table:table-cell table:formula="of:=LOG([.F134])" office:value-type="float" office:value="5.93834557219914">
            <text:p>5,9383455722</text:p>
          </table:table-cell>
          <table:table-cell table:formula="of:=[.G134]*[.H134]" office:value-type="float" office:value="73706362099623.7">
            <text:p>73706362099623,7</text:p>
          </table:table-cell>
          <table:table-cell table:formula="of:=LOG([.K134])" office:value-type="float" office:value="13.8675049764006">
            <text:p>13,8675049764</text:p>
          </table:table-cell>
          <table:table-cell table:formula="of:=LOG([.I134])" office:value-type="float" office:value="2.64559241656737">
            <text:p>2,6455924166</text:p>
          </table:table-cell>
          <table:table-cell table:formula="of:=1.343+0.291*[.L134]-0.077*[.M134]" office:value-type="float" office:value="5.17473333205687">
            <text:p>5,1747333321</text:p>
          </table:table-cell>
          <table:table-cell table:formula="of:=[.J134]-[.N134]" office:value-type="float" office:value="0.763612240142263">
            <text:p>0,7636122401</text:p>
          </table:table-cell>
        </table:table-row>
        <table:table-row table:style-name="ro1">
          <table:table-cell table:style-name="ce1" office:value-type="float" office:value="1177554990">
            <text:p>1177554990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2408102">
            <text:p>2408102</text:p>
          </table:table-cell>
          <table:table-cell table:style-name="ce1" office:value-type="string">
            <text:p>NATAL</text:p>
          </table:table-cell>
          <table:table-cell table:style-name="ce1" office:value-type="float" office:value="1622149">
            <text:p>1622149</text:p>
          </table:table-cell>
          <table:table-cell table:style-name="ce1" office:value-type="float" office:value="40483224.952">
            <text:p>40483224,952</text:p>
          </table:table-cell>
          <table:table-cell table:style-name="ce1" office:value-type="float" office:value="14337727.262">
            <text:p>14337727,262</text:p>
          </table:table-cell>
          <table:table-cell table:style-name="ce1" office:value-type="float" office:value="436.0297">
            <text:p>436,0297</text:p>
          </table:table-cell>
          <table:table-cell table:formula="of:=LOG([.F135])" office:value-type="float" office:value="6.21009074315861">
            <text:p>6,2100907432</text:p>
          </table:table-cell>
          <table:table-cell table:formula="of:=[.G135]*[.H135]" office:value-type="float" office:value="580437438047969">
            <text:p>580437438047969</text:p>
          </table:table-cell>
          <table:table-cell table:formula="of:=LOG([.K135])" office:value-type="float" office:value="14.7637554165384">
            <text:p>14,7637554165</text:p>
          </table:table-cell>
          <table:table-cell table:formula="of:=LOG([.I135])" office:value-type="float" office:value="2.63951607208238">
            <text:p>2,6395160721</text:p>
          </table:table-cell>
          <table:table-cell table:formula="of:=1.343+0.291*[.L135]-0.077*[.M135]" office:value-type="float" office:value="5.43601008866233">
            <text:p>5,4360100887</text:p>
          </table:table-cell>
          <table:table-cell table:formula="of:=[.J135]-[.N135]" office:value-type="float" office:value="0.774080654496281">
            <text:p>0,7740806545</text:p>
          </table:table-cell>
        </table:table-row>
        <table:table-row table:style-name="ro1">
          <table:table-cell table:style-name="ce1" office:value-type="float" office:value="911081274">
            <text:p>911081274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100205">
            <text:p>1100205</text:p>
          </table:table-cell>
          <table:table-cell table:style-name="ce1" office:value-type="string">
            <text:p>PORTO VELHO</text:p>
          </table:table-cell>
          <table:table-cell table:style-name="ce1" office:value-type="float" office:value="1656484">
            <text:p>1656484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6607641.725">
            <text:p>6607641,725</text:p>
          </table:table-cell>
          <table:table-cell table:style-name="ce1" office:value-type="float" office:value="1841.3428">
            <text:p>1841,3428</text:p>
          </table:table-cell>
          <table:table-cell table:formula="of:=LOG([.F136])" office:value-type="float" office:value="6.21918724538232">
            <text:p>6,2191872454</text:p>
          </table:table-cell>
          <table:table-cell table:formula="of:=[.G136]*[.H136]" office:value-type="float" office:value="904249453880994">
            <text:p>904249453880994</text:p>
          </table:table-cell>
          <table:table-cell table:formula="of:=LOG([.K136])" office:value-type="float" office:value="14.9562882551428">
            <text:p>14,9562882551</text:p>
          </table:table-cell>
          <table:table-cell table:formula="of:=LOG([.I136])" office:value-type="float" office:value="3.26513464797686">
            <text:p>3,265134648</text:p>
          </table:table-cell>
          <table:table-cell table:formula="of:=1.343+0.291*[.L136]-0.077*[.M136]" office:value-type="float" office:value="5.44386451435232">
            <text:p>5,4438645144</text:p>
          </table:table-cell>
          <table:table-cell table:formula="of:=[.J136]-[.N136]" office:value-type="float" office:value="0.775322731029996">
            <text:p>0,775322731</text:p>
          </table:table-cell>
        </table:table-row>
        <table:table-row table:style-name="ro1">
          <table:table-cell table:style-name="ce1" office:value-type="float" office:value="1509850492">
            <text:p>1509850492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111300">
            <text:p>2111300</text:p>
          </table:table-cell>
          <table:table-cell table:style-name="ce1" office:value-type="string">
            <text:p>SÃO LUÍS</text:p>
          </table:table-cell>
          <table:table-cell table:style-name="ce1" office:value-type="float" office:value="2222427">
            <text:p>2222427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16203237.564">
            <text:p>16203237,564</text:p>
          </table:table-cell>
          <table:table-cell table:style-name="ce1" office:value-type="float" office:value="1491.0007">
            <text:p>1491,0007</text:p>
          </table:table-cell>
          <table:table-cell table:formula="of:=LOG([.F137])" office:value-type="float" office:value="6.34682750461734">
            <text:p>6,3468275046</text:p>
          </table:table-cell>
          <table:table-cell table:formula="of:=[.G137]*[.H137]" office:value-type="float" office:value="2.21739757210444E+015">
            <text:p>2217397572104440</text:p>
          </table:table-cell>
          <table:table-cell table:formula="of:=LOG([.K137])" office:value-type="float" office:value="15.3458435676707">
            <text:p>15,3458435677</text:p>
          </table:table-cell>
          <table:table-cell table:formula="of:=LOG([.I137])" office:value-type="float" office:value="3.17347784734707">
            <text:p>3,1734778473</text:p>
          </table:table-cell>
          <table:table-cell table:formula="of:=1.343+0.291*[.L137]-0.077*[.M137]" office:value-type="float" office:value="5.56428268394646">
            <text:p>5,5642826839</text:p>
          </table:table-cell>
          <table:table-cell table:formula="of:=[.J137]-[.N137]" office:value-type="float" office:value="0.782544820670884">
            <text:p>0,7825448207</text:p>
          </table:table-cell>
        </table:table-row>
        <table:table-row table:style-name="ro1">
          <table:table-cell table:style-name="ce1" office:value-type="float" office:value="869111948">
            <text:p>869111948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2065630">
            <text:p>2065630</text:p>
          </table:table-cell>
          <table:table-cell table:style-name="ce1" office:value-type="float" office:value="44485857.114">
            <text:p>44485857,114</text:p>
          </table:table-cell>
          <table:table-cell table:style-name="ce1" office:value-type="float" office:value="40486106.537">
            <text:p>40486106,537</text:p>
          </table:table-cell>
          <table:table-cell table:style-name="ce1" office:value-type="float" office:value="2826.5311">
            <text:p>2826,5311</text:p>
          </table:table-cell>
          <table:table-cell table:formula="of:=LOG([.F138])" office:value-type="float" office:value="6.31505253240678">
            <text:p>6,3150525324</text:p>
          </table:table-cell>
          <table:table-cell table:formula="of:=[.G138]*[.H138]" office:value-type="float" office:value="1.80105915050716E+015">
            <text:p>1801059150507160</text:p>
          </table:table-cell>
          <table:table-cell table:formula="of:=LOG([.K138])" office:value-type="float" office:value="15.2555279761827">
            <text:p>15,2555279762</text:p>
          </table:table-cell>
          <table:table-cell table:formula="of:=LOG([.I138])" office:value-type="float" office:value="3.45125376831518">
            <text:p>3,4512537683</text:p>
          </table:table-cell>
          <table:table-cell table:formula="of:=1.343+0.291*[.L138]-0.077*[.M138]" office:value-type="float" office:value="5.51661210090889">
            <text:p>5,5166121009</text:p>
          </table:table-cell>
          <table:table-cell table:formula="of:=[.J138]-[.N138]" office:value-type="float" office:value="0.798440431497888">
            <text:p>0,7984404315</text:p>
          </table:table-cell>
        </table:table-row>
        <table:table-row table:style-name="ro1">
          <table:table-cell table:style-name="ce1" office:value-type="float" office:value="1357653686">
            <text:p>1357653686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3529934">
            <text:p>3529934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40483224.952">
            <text:p>40483224,952</text:p>
          </table:table-cell>
          <table:table-cell table:style-name="ce1" office:value-type="float" office:value="2113.8538">
            <text:p>2113,8538</text:p>
          </table:table-cell>
          <table:table-cell table:formula="of:=LOG([.F139])" office:value-type="float" office:value="6.54776658535843">
            <text:p>6,5477665854</text:p>
          </table:table-cell>
          <table:table-cell table:formula="of:=[.G139]*[.H139]" office:value-type="float" office:value="1.04872170180362E+016">
            <text:p>10487217018036200</text:p>
          </table:table-cell>
          <table:table-cell table:formula="of:=LOG([.K139])" office:value-type="float" office:value="16.0206602552038">
            <text:p>16,0206602552</text:p>
          </table:table-cell>
          <table:table-cell table:formula="of:=LOG([.I139])" office:value-type="float" office:value="3.32507494699747">
            <text:p>3,325074947</text:p>
          </table:table-cell>
          <table:table-cell table:formula="of:=1.343+0.291*[.L139]-0.077*[.M139]" office:value-type="float" office:value="5.74898136334549">
            <text:p>5,7489813633</text:p>
          </table:table-cell>
          <table:table-cell table:formula="of:=[.J139]-[.N139]" office:value-type="float" office:value="0.798785222012935">
            <text:p>0,798785222</text:p>
          </table:table-cell>
        </table:table-row>
        <table:table-row table:style-name="ro1">
          <table:table-cell table:style-name="ce1" office:value-type="float" office:value="2076594775">
            <text:p>2076594775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5002704">
            <text:p>5002704</text:p>
          </table:table-cell>
          <table:table-cell table:style-name="ce1" office:value-type="string">
            <text:p>CAMPO GRANDE</text:p>
          </table:table-cell>
          <table:table-cell table:style-name="ce1" office:value-type="float" office:value="3494472">
            <text:p>3494472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11645483.89">
            <text:p>11645483,89</text:p>
          </table:table-cell>
          <table:table-cell table:style-name="ce1" office:value-type="float" office:value="849.9806">
            <text:p>849,9806</text:p>
          </table:table-cell>
          <table:table-cell table:formula="of:=LOG([.F140])" office:value-type="float" office:value="6.54338156497175">
            <text:p>6,543381565</text:p>
          </table:table-cell>
          <table:table-cell table:formula="of:=[.G140]*[.H140]" office:value-type="float" office:value="7.27012291778765E+015">
            <text:p>7270122917787650</text:p>
          </table:table-cell>
          <table:table-cell table:formula="of:=LOG([.K140])" office:value-type="float" office:value="15.8615417536466">
            <text:p>15,8615417536</text:p>
          </table:table-cell>
          <table:table-cell table:formula="of:=LOG([.I140])" office:value-type="float" office:value="2.92940901346829">
            <text:p>2,9294090135</text:p>
          </table:table-cell>
          <table:table-cell table:formula="of:=1.343+0.291*[.L140]-0.077*[.M140]" office:value-type="float" office:value="5.7331441562741">
            <text:p>5,7331441563</text:p>
          </table:table-cell>
          <table:table-cell table:formula="of:=[.J140]-[.N140]" office:value-type="float" office:value="0.810237408697648">
            <text:p>0,8102374087</text:p>
          </table:table-cell>
        </table:table-row>
        <table:table-row table:style-name="ro1">
          <table:table-cell table:style-name="ce1" office:value-type="float" office:value="1055175283">
            <text:p>1055175283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4086991">
            <text:p>4086991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24095638.021">
            <text:p>24095638,021</text:p>
          </table:table-cell>
          <table:table-cell table:style-name="ce1" office:value-type="float" office:value="2386.4759">
            <text:p>2386,4759</text:p>
          </table:table-cell>
          <table:table-cell table:formula="of:=LOG([.F141])" office:value-type="float" office:value="6.61140368134882">
            <text:p>6,6114036813</text:p>
          </table:table-cell>
          <table:table-cell table:formula="of:=[.G141]*[.H141]" office:value-type="float" office:value="1.50425909176358E+016">
            <text:p>15042590917635800</text:p>
          </table:table-cell>
          <table:table-cell table:formula="of:=LOG([.K141])" office:value-type="float" office:value="16.1773226450537">
            <text:p>16,1773226451</text:p>
          </table:table-cell>
          <table:table-cell table:formula="of:=LOG([.I141])" office:value-type="float" office:value="3.37775705297008">
            <text:p>3,377757053</text:p>
          </table:table-cell>
          <table:table-cell table:formula="of:=1.343+0.291*[.L141]-0.077*[.M141]" office:value-type="float" office:value="5.79051359663194">
            <text:p>5,7905135966</text:p>
          </table:table-cell>
          <table:table-cell table:formula="of:=[.J141]-[.N141]" office:value-type="float" office:value="0.820890084716888">
            <text:p>0,8208900847</text:p>
          </table:table-cell>
        </table:table-row>
        <table:table-row table:style-name="ro1">
          <table:table-cell table:style-name="ce1" office:value-type="float" office:value="1711513670">
            <text:p>1711513670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9767698">
            <text:p>9767698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339.629">
            <text:p>339,629</text:p>
          </table:table-cell>
          <table:table-cell table:formula="of:=LOG([.F142])" office:value-type="float" office:value="6.98979222352476">
            <text:p>6,9897922235</text:p>
          </table:table-cell>
          <table:table-cell table:formula="of:=[.G142]*[.H142]" office:value-type="float" office:value="1.61722098536004E+017">
            <text:p>161722098536004000</text:p>
          </table:table-cell>
          <table:table-cell table:formula="of:=LOG([.K142])" office:value-type="float" office:value="17.2087693681841">
            <text:p>17,2087693682</text:p>
          </table:table-cell>
          <table:table-cell table:formula="of:=LOG([.I142])" office:value-type="float" office:value="2.5310047663842">
            <text:p>2,5310047664</text:p>
          </table:table-cell>
          <table:table-cell table:formula="of:=1.343+0.291*[.L142]-0.077*[.M142]" office:value-type="float" office:value="6.15586451912999">
            <text:p>6,1558645191</text:p>
          </table:table-cell>
          <table:table-cell table:formula="of:=[.J142]-[.N142]" office:value-type="float" office:value="0.833927704394766">
            <text:p>0,8339277044</text:p>
          </table:table-cell>
        </table:table-row>
        <table:table-row table:style-name="ro1">
          <table:table-cell table:style-name="ce1" office:value-type="float" office:value="1749531625">
            <text:p>1749531625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3357057">
            <text:p>3357057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44485857.114">
            <text:p>44485857,114</text:p>
          </table:table-cell>
          <table:table-cell table:style-name="ce1" office:value-type="float" office:value="1607.01">
            <text:p>1607,01</text:p>
          </table:table-cell>
          <table:table-cell table:formula="of:=LOG([.F143])" office:value-type="float" office:value="6.52595871526508">
            <text:p>6,5259587153</text:p>
          </table:table-cell>
          <table:table-cell table:formula="of:=[.G143]*[.H143]" office:value-type="float" office:value="6.08784702242046E+015">
            <text:p>6087847022420460</text:p>
          </table:table-cell>
          <table:table-cell table:formula="of:=LOG([.K143])" office:value-type="float" office:value="15.7844637307938">
            <text:p>15,7844637308</text:p>
          </table:table-cell>
          <table:table-cell table:formula="of:=LOG([.I143])" office:value-type="float" office:value="3.20601857927194">
            <text:p>3,2060185793</text:p>
          </table:table-cell>
          <table:table-cell table:formula="of:=1.343+0.291*[.L143]-0.077*[.M143]" office:value-type="float" office:value="5.68941551505706">
            <text:p>5,6894155151</text:p>
          </table:table-cell>
          <table:table-cell table:formula="of:=[.J143]-[.N143]" office:value-type="float" office:value="0.83654320020802">
            <text:p>0,8365432002</text:p>
          </table:table-cell>
        </table:table-row>
        <table:table-row table:style-name="ro1">
          <table:table-cell table:style-name="ce1" office:value-type="float" office:value="1925095251">
            <text:p>1925095251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4205407">
            <text:p>4205407</text:p>
          </table:table-cell>
          <table:table-cell table:style-name="ce1" office:value-type="string">
            <text:p>FLORIANÓPOLIS</text:p>
          </table:table-cell>
          <table:table-cell table:style-name="ce1" office:value-type="float" office:value="4268038">
            <text:p>4268038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15793112.373">
            <text:p>15793112,373</text:p>
          </table:table-cell>
          <table:table-cell table:style-name="ce1" office:value-type="float" office:value="463.1146">
            <text:p>463,1146</text:p>
          </table:table-cell>
          <table:table-cell table:formula="of:=LOG([.F144])" office:value-type="float" office:value="6.6302282774621">
            <text:p>6,6302282775</text:p>
          </table:table-cell>
          <table:table-cell table:formula="of:=[.G144]*[.H144]" office:value-type="float" office:value="9.85943300344414E+015">
            <text:p>9859433003444140</text:p>
          </table:table-cell>
          <table:table-cell table:formula="of:=LOG([.K144])" office:value-type="float" office:value="15.9938519402398">
            <text:p>15,9938519402</text:p>
          </table:table-cell>
          <table:table-cell table:formula="of:=LOG([.I144])" office:value-type="float" office:value="2.66568847263606">
            <text:p>2,6656884726</text:p>
          </table:table-cell>
          <table:table-cell table:formula="of:=1.343+0.291*[.L144]-0.077*[.M144]" office:value-type="float" office:value="5.79195290221681">
            <text:p>5,7919529022</text:p>
          </table:table-cell>
          <table:table-cell table:formula="of:=[.J144]-[.N144]" office:value-type="float" office:value="0.838275375245288">
            <text:p>0,8382753752</text:p>
          </table:table-cell>
        </table:table-row>
        <table:table-row table:style-name="ro1">
          <table:table-cell table:style-name="ce1" office:value-type="float" office:value="1606095867">
            <text:p>1606095867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3395358">
            <text:p>3395358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40483224.952">
            <text:p>40483224,952</text:p>
          </table:table-cell>
          <table:table-cell table:style-name="ce1" office:value-type="float" office:value="1648.7037">
            <text:p>1648,7037</text:p>
          </table:table-cell>
          <table:table-cell table:formula="of:=LOG([.F145])" office:value-type="float" office:value="6.53088557220345">
            <text:p>6,5308855722</text:p>
          </table:table-cell>
          <table:table-cell table:formula="of:=[.G145]*[.H145]" office:value-type="float" office:value="5.54009063713082E+015">
            <text:p>5540090637130820</text:p>
          </table:table-cell>
          <table:table-cell table:formula="of:=LOG([.K145])" office:value-type="float" office:value="15.7435168699421">
            <text:p>15,7435168699</text:p>
          </table:table-cell>
          <table:table-cell table:formula="of:=LOG([.I145])" office:value-type="float" office:value="3.21714261257756">
            <text:p>3,2171426126</text:p>
          </table:table-cell>
          <table:table-cell table:formula="of:=1.343+0.291*[.L145]-0.077*[.M145]" office:value-type="float" office:value="5.67664342798468">
            <text:p>5,676643428</text:p>
          </table:table-cell>
          <table:table-cell table:formula="of:=[.J145]-[.N145]" office:value-type="float" office:value="0.854242144218766">
            <text:p>0,8542421442</text:p>
          </table:table-cell>
        </table:table-row>
        <table:table-row table:style-name="ro1">
          <table:table-cell table:style-name="ce1" office:value-type="float" office:value="1458749680">
            <text:p>1458749680</text:p>
          </table:table-cell>
          <table:table-cell table:style-name="ce1" office:value-type="float" office:value="3304557">
            <text:p>3304557</text:p>
          </table:table-cell>
          <table:table-cell table:style-name="ce1" office:value-type="string">
            <text:p>RIO DE JANEIRO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4198205">
            <text:p>4198205</text:p>
          </table:table-cell>
          <table:table-cell table:style-name="ce1" office:value-type="float" office:value="259050928.637">
            <text:p>259050928,637</text:p>
          </table:table-cell>
          <table:table-cell table:style-name="ce1" office:value-type="float" office:value="44485857.114">
            <text:p>44485857,114</text:p>
          </table:table-cell>
          <table:table-cell table:style-name="ce1" office:value-type="float" office:value="1796.4621">
            <text:p>1796,4621</text:p>
          </table:table-cell>
          <table:table-cell table:formula="of:=LOG([.F146])" office:value-type="float" office:value="6.62306364153439">
            <text:p>6,6230636415</text:p>
          </table:table-cell>
          <table:table-cell table:formula="of:=[.G146]*[.H146]" office:value-type="float" office:value="1.15241025965946E+016">
            <text:p>11524102596594600</text:p>
          </table:table-cell>
          <table:table-cell table:formula="of:=LOG([.K146])" office:value-type="float" office:value="16.0616071160555">
            <text:p>16,0616071161</text:p>
          </table:table-cell>
          <table:table-cell table:formula="of:=LOG([.I146])" office:value-type="float" office:value="3.25441805931718">
            <text:p>3,2544180593</text:p>
          </table:table-cell>
          <table:table-cell table:formula="of:=1.343+0.291*[.L146]-0.077*[.M146]" office:value-type="float" office:value="5.76633748020473">
            <text:p>5,7663374802</text:p>
          </table:table-cell>
          <table:table-cell table:formula="of:=[.J146]-[.N146]" office:value-type="float" office:value="0.856726161329665">
            <text:p>0,8567261613</text:p>
          </table:table-cell>
        </table:table-row>
        <table:table-row table:style-name="ro1">
          <table:table-cell table:style-name="ce1" office:value-type="float" office:value="901475301">
            <text:p>901475301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2746700">
            <text:p>2746700</text:p>
          </table:table-cell>
          <table:table-cell table:style-name="ce1" office:value-type="float" office:value="67736808.897">
            <text:p>67736808,897</text:p>
          </table:table-cell>
          <table:table-cell table:style-name="ce1" office:value-type="float" office:value="40486106.537">
            <text:p>40486106,537</text:p>
          </table:table-cell>
          <table:table-cell table:style-name="ce1" office:value-type="float" office:value="2568.5661">
            <text:p>2568,5661</text:p>
          </table:table-cell>
          <table:table-cell table:formula="of:=LOG([.F147])" office:value-type="float" office:value="6.43881122750957">
            <text:p>6,4388112275</text:p>
          </table:table-cell>
          <table:table-cell table:formula="of:=[.G147]*[.H147]" office:value-type="float" office:value="2.74239966148035E+015">
            <text:p>2742399661480350</text:p>
          </table:table-cell>
          <table:table-cell table:formula="of:=LOG([.K147])" office:value-type="float" office:value="15.4381307466341">
            <text:p>15,4381307466</text:p>
          </table:table-cell>
          <table:table-cell table:formula="of:=LOG([.I147])" office:value-type="float" office:value="3.40969074642628">
            <text:p>3,4096907464</text:p>
          </table:table-cell>
          <table:table-cell table:formula="of:=1.343+0.291*[.L147]-0.077*[.M147]" office:value-type="float" office:value="5.57294985979571">
            <text:p>5,5729498598</text:p>
          </table:table-cell>
          <table:table-cell table:formula="of:=[.J147]-[.N147]" office:value-type="float" office:value="0.865861367713862">
            <text:p>0,8658613677</text:p>
          </table:table-cell>
        </table:table-row>
        <table:table-row table:style-name="ro1">
          <table:table-cell table:style-name="ce1" office:value-type="float" office:value="1434863293">
            <text:p>1434863293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408102">
            <text:p>2408102</text:p>
          </table:table-cell>
          <table:table-cell table:style-name="ce1" office:value-type="string">
            <text:p>NATAL</text:p>
          </table:table-cell>
          <table:table-cell table:style-name="ce1" office:value-type="float" office:value="4208836">
            <text:p>4208836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14337727.262">
            <text:p>14337727,262</text:p>
          </table:table-cell>
          <table:table-cell table:style-name="ce1" office:value-type="float" office:value="2232.3871">
            <text:p>2232,3871</text:p>
          </table:table-cell>
          <table:table-cell table:formula="of:=LOG([.F148])" office:value-type="float" office:value="6.62416200351408">
            <text:p>6,6241620035</text:p>
          </table:table-cell>
          <table:table-cell table:formula="of:=[.G148]*[.H148]" office:value-type="float" office:value="8.95085515905127E+015">
            <text:p>8950855159051270</text:p>
          </table:table-cell>
          <table:table-cell table:formula="of:=LOG([.K148])" office:value-type="float" office:value="15.9518645295187">
            <text:p>15,9518645295</text:p>
          </table:table-cell>
          <table:table-cell table:formula="of:=LOG([.I148])" office:value-type="float" office:value="3.34876950425181">
            <text:p>3,3487695043</text:p>
          </table:table-cell>
          <table:table-cell table:formula="of:=1.343+0.291*[.L148]-0.077*[.M148]" office:value-type="float" office:value="5.72713732626256">
            <text:p>5,7271373263</text:p>
          </table:table-cell>
          <table:table-cell table:formula="of:=[.J148]-[.N148]" office:value-type="float" office:value="0.897024677251515">
            <text:p>0,8970246773</text:p>
          </table:table-cell>
        </table:table-row>
        <table:table-row table:style-name="ro1">
          <table:table-cell table:style-name="ce1" office:value-type="float" office:value="1299151909">
            <text:p>1299151909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721000">
            <text:p>1721000</text:p>
          </table:table-cell>
          <table:table-cell table:style-name="ce1" office:value-type="string">
            <text:p>PALMAS</text:p>
          </table:table-cell>
          <table:table-cell table:style-name="ce1" office:value-type="float" office:value="2182121">
            <text:p>2182121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2964230.631">
            <text:p>2964230,631</text:p>
          </table:table-cell>
          <table:table-cell table:style-name="ce1" office:value-type="float" office:value="601.334">
            <text:p>601,334</text:p>
          </table:table-cell>
          <table:table-cell table:formula="of:=LOG([.F149])" office:value-type="float" office:value="6.3388788288258">
            <text:p>6,3388788288</text:p>
          </table:table-cell>
          <table:table-cell table:formula="of:=[.G149]*[.H149]" office:value-type="float" office:value="405652128370968">
            <text:p>405652128370968</text:p>
          </table:table-cell>
          <table:table-cell table:formula="of:=LOG([.K149])" office:value-type="float" office:value="14.6081537589712">
            <text:p>14,608153759</text:p>
          </table:table-cell>
          <table:table-cell table:formula="of:=LOG([.I149])" office:value-type="float" office:value="2.77911575996546">
            <text:p>2,77911576</text:p>
          </table:table-cell>
          <table:table-cell table:formula="of:=1.343+0.291*[.L149]-0.077*[.M149]" office:value-type="float" office:value="5.37998083034328">
            <text:p>5,3799808303</text:p>
          </table:table-cell>
          <table:table-cell table:formula="of:=[.J149]-[.N149]" office:value-type="float" office:value="0.958897998482525">
            <text:p>0,9588979985</text:p>
          </table:table-cell>
        </table:table-row>
        <table:table-row table:style-name="ro1">
          <table:table-cell table:style-name="ce1" office:value-type="float" office:value="698641821">
            <text:p>698641821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1506807">
            <text:p>1506807</text:p>
          </table:table-cell>
          <table:table-cell table:style-name="ce1" office:value-type="string">
            <text:p>SANTARÉM</text:p>
          </table:table-cell>
          <table:table-cell table:style-name="ce1" office:value-type="float" office:value="1330559">
            <text:p>1330559</text:p>
          </table:table-cell>
          <table:table-cell table:style-name="ce1" office:value-type="float" office:value="40486106.537">
            <text:p>40486106,537</text:p>
          </table:table-cell>
          <table:table-cell table:style-name="ce1" office:value-type="float" office:value="1765658.373">
            <text:p>1765658,373</text:p>
          </table:table-cell>
          <table:table-cell table:style-name="ce1" office:value-type="float" office:value="603.4899">
            <text:p>603,4899</text:p>
          </table:table-cell>
          <table:table-cell table:formula="of:=LOG([.F150])" office:value-type="float" office:value="6.12403413691546">
            <text:p>6,1240341369</text:p>
          </table:table-cell>
          <table:table-cell table:formula="of:=[.G150]*[.H150]" office:value-type="float" office:value="71484632997224.1">
            <text:p>71484632997224,1</text:p>
          </table:table-cell>
          <table:table-cell table:formula="of:=LOG([.K150])" office:value-type="float" office:value="13.854212691846">
            <text:p>13,8542126918</text:p>
          </table:table-cell>
          <table:table-cell table:formula="of:=LOG([.I150])" office:value-type="float" office:value="2.78067000614675">
            <text:p>2,7806700061</text:p>
          </table:table-cell>
          <table:table-cell table:formula="of:=1.343+0.291*[.L150]-0.077*[.M150]" office:value-type="float" office:value="5.16046430285388">
            <text:p>5,1604643029</text:p>
          </table:table-cell>
          <table:table-cell table:formula="of:=[.J150]-[.N150]" office:value-type="float" office:value="0.963569834061578">
            <text:p>0,9635698341</text:p>
          </table:table-cell>
        </table:table-row>
        <table:table-row table:style-name="ro1">
          <table:table-cell table:style-name="ce1" office:value-type="float" office:value="1380252206">
            <text:p>1380252206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3954106">
            <text:p>3954106</text:p>
          </table:table-cell>
          <table:table-cell table:style-name="ce1" office:value-type="float" office:value="67736808.897">
            <text:p>67736808,897</text:p>
          </table:table-cell>
          <table:table-cell table:style-name="ce1" office:value-type="float" office:value="44485857.114">
            <text:p>44485857,114</text:p>
          </table:table-cell>
          <table:table-cell table:style-name="ce1" office:value-type="float" office:value="656.2784">
            <text:p>656,2784</text:p>
          </table:table-cell>
          <table:table-cell table:formula="of:=LOG([.F151])" office:value-type="float" office:value="6.59704830751636">
            <text:p>6,5970483075</text:p>
          </table:table-cell>
          <table:table-cell table:formula="of:=[.G151]*[.H151]" office:value-type="float" office:value="3.01333000195027E+015">
            <text:p>3013330001950270</text:p>
          </table:table-cell>
          <table:table-cell table:formula="of:=LOG([.K151])" office:value-type="float" office:value="15.4790466956223">
            <text:p>15,4790466956</text:p>
          </table:table-cell>
          <table:table-cell table:formula="of:=LOG([.I151])" office:value-type="float" office:value="2.81708811061807">
            <text:p>2,8170881106</text:p>
          </table:table-cell>
          <table:table-cell table:formula="of:=1.343+0.291*[.L151]-0.077*[.M151]" office:value-type="float" office:value="5.63048680390849">
            <text:p>5,6304868039</text:p>
          </table:table-cell>
          <table:table-cell table:formula="of:=[.J151]-[.N151]" office:value-type="float" office:value="0.966561503607869">
            <text:p>0,9665615036</text:p>
          </table:table-cell>
        </table:table-row>
        <table:table-row table:style-name="ro1">
          <table:table-cell table:style-name="ce1" office:value-type="float" office:value="1289404923">
            <text:p>1289404923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3887032">
            <text:p>3887032</text:p>
          </table:table-cell>
          <table:table-cell table:style-name="ce1" office:value-type="float" office:value="67736808.897">
            <text:p>67736808,897</text:p>
          </table:table-cell>
          <table:table-cell table:style-name="ce1" office:value-type="float" office:value="40483224.952">
            <text:p>40483224,952</text:p>
          </table:table-cell>
          <table:table-cell table:style-name="ce1" office:value-type="float" office:value="1007.4352">
            <text:p>1007,4352</text:p>
          </table:table-cell>
          <table:table-cell table:formula="of:=LOG([.F152])" office:value-type="float" office:value="6.58961811597632">
            <text:p>6,589618116</text:p>
          </table:table-cell>
          <table:table-cell table:formula="of:=[.G152]*[.H152]" office:value-type="float" office:value="2.74220447210789E+015">
            <text:p>2742204472107890</text:p>
          </table:table-cell>
          <table:table-cell table:formula="of:=LOG([.K152])" office:value-type="float" office:value="15.4380998347705">
            <text:p>15,4380998348</text:p>
          </table:table-cell>
          <table:table-cell table:formula="of:=LOG([.I152])" office:value-type="float" office:value="3.00321712112829">
            <text:p>3,0032171211</text:p>
          </table:table-cell>
          <table:table-cell table:formula="of:=1.343+0.291*[.L152]-0.077*[.M152]" office:value-type="float" office:value="5.60423933359135">
            <text:p>5,6042393336</text:p>
          </table:table-cell>
          <table:table-cell table:formula="of:=[.J152]-[.N152]" office:value-type="float" office:value="0.985378782384968">
            <text:p>0,9853787824</text:p>
          </table:table-cell>
        </table:table-row>
        <table:table-row table:style-name="ro1">
          <table:table-cell table:style-name="ce1" office:value-type="float" office:value="1304264439">
            <text:p>1304264439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2605459">
            <text:p>2605459</text:p>
          </table:table-cell>
          <table:table-cell table:style-name="ce1" office:value-type="string">
            <text:p>FERNANDO DE NORONHA</text:p>
          </table:table-cell>
          <table:table-cell table:style-name="ce1" office:value-type="float" office:value="442548">
            <text:p>442548</text:p>
          </table:table-cell>
          <table:table-cell table:style-name="ce1" office:value-type="float" office:value="44485857.114">
            <text:p>44485857,114</text:p>
          </table:table-cell>
          <table:table-cell table:style-name="ce1" office:value-type="float" office:value="26980.715">
            <text:p>26980,715</text:p>
          </table:table-cell>
          <table:table-cell table:style-name="ce1" office:value-type="float" office:value="537.6617">
            <text:p>537,6617</text:p>
          </table:table-cell>
          <table:table-cell table:formula="of:=LOG([.F153])" office:value-type="float" office:value="5.64596038238882">
            <text:p>5,6459603824</text:p>
          </table:table-cell>
          <table:table-cell table:formula="of:=[.G153]*[.H153]" office:value-type="float" office:value="1200260232323.56">
            <text:p>1200260232323,56</text:p>
          </table:table-cell>
          <table:table-cell table:formula="of:=LOG([.K153])" office:value-type="float" office:value="12.0792754170555">
            <text:p>12,0792754171</text:p>
          </table:table-cell>
          <table:table-cell table:formula="of:=LOG([.I153])" office:value-type="float" office:value="2.73050910087905">
            <text:p>2,7305091009</text:p>
          </table:table-cell>
          <table:table-cell table:formula="of:=1.343+0.291*[.L153]-0.077*[.M153]" office:value-type="float" office:value="4.64781994559545">
            <text:p>4,6478199456</text:p>
          </table:table-cell>
          <table:table-cell table:formula="of:=[.J153]-[.N153]" office:value-type="float" office:value="0.998140436793364">
            <text:p>0,9981404368</text:p>
          </table:table-cell>
        </table:table-row>
        <table:table-row table:style-name="ro1">
          <table:table-cell table:style-name="ce1" office:value-type="float" office:value="1169974425">
            <text:p>1169974425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4258869">
            <text:p>4258869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24095638.021">
            <text:p>24095638,021</text:p>
          </table:table-cell>
          <table:table-cell table:style-name="ce1" office:value-type="float" office:value="1561.1482">
            <text:p>1561,1482</text:p>
          </table:table-cell>
          <table:table-cell table:formula="of:=LOG([.F154])" office:value-type="float" office:value="6.62929428166752">
            <text:p>6,6292942817</text:p>
          </table:table-cell>
          <table:table-cell table:formula="of:=[.G154]*[.H154]" office:value-type="float" office:value="3.29746503037033E+015">
            <text:p>3297465030370330</text:p>
          </table:table-cell>
          <table:table-cell table:formula="of:=LOG([.K154])" office:value-type="float" office:value="15.5181801985481">
            <text:p>15,5181801985</text:p>
          </table:table-cell>
          <table:table-cell table:formula="of:=LOG([.I154])" office:value-type="float" office:value="3.1934441326506">
            <text:p>3,1934441327</text:p>
          </table:table-cell>
          <table:table-cell table:formula="of:=1.343+0.291*[.L154]-0.077*[.M154]" office:value-type="float" office:value="5.61289523956341">
            <text:p>5,6128952396</text:p>
          </table:table-cell>
          <table:table-cell table:formula="of:=[.J154]-[.N154]" office:value-type="float" office:value="1.01639904210411">
            <text:p>1,0163990421</text:p>
          </table:table-cell>
        </table:table-row>
        <table:table-row table:style-name="ro1">
          <table:table-cell table:style-name="ce1" office:value-type="float" office:value="909093738">
            <text:p>909093738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3393604">
            <text:p>3393604</text:p>
          </table:table-cell>
          <table:table-cell table:style-name="ce1" office:value-type="float" office:value="40483224.952">
            <text:p>40483224,952</text:p>
          </table:table-cell>
          <table:table-cell table:style-name="ce1" office:value-type="float" office:value="24095638.021">
            <text:p>24095638,021</text:p>
          </table:table-cell>
          <table:table-cell table:style-name="ce1" office:value-type="float" office:value="1151.6732">
            <text:p>1151,6732</text:p>
          </table:table-cell>
          <table:table-cell table:formula="of:=LOG([.F155])" office:value-type="float" office:value="6.53066116307044">
            <text:p>6,5306611631</text:p>
          </table:table-cell>
          <table:table-cell table:formula="of:=[.G155]*[.H155]" office:value-type="float" office:value="975469134366107">
            <text:p>975469134366107</text:p>
          </table:table-cell>
          <table:table-cell table:formula="of:=LOG([.K155])" office:value-type="float" office:value="14.9892135320734">
            <text:p>14,9892135321</text:p>
          </table:table-cell>
          <table:table-cell table:formula="of:=LOG([.I155])" office:value-type="float" office:value="3.06132926070914">
            <text:p>3,0613292607</text:p>
          </table:table-cell>
          <table:table-cell table:formula="of:=1.343+0.291*[.L155]-0.077*[.M155]" office:value-type="float" office:value="5.46913878475875">
            <text:p>5,4691387848</text:p>
          </table:table-cell>
          <table:table-cell table:formula="of:=[.J155]-[.N155]" office:value-type="float" office:value="1.06152237831169">
            <text:p>1,0615223783</text:p>
          </table:table-cell>
        </table:table-row>
        <table:table-row table:style-name="ro1">
          <table:table-cell table:style-name="ce1" office:value-type="float" office:value="1947720542">
            <text:p>1947720542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4314902">
            <text:p>4314902</text:p>
          </table:table-cell>
          <table:table-cell table:style-name="ce1" office:value-type="string">
            <text:p>PORTO ALEGRE</text:p>
          </table:table-cell>
          <table:table-cell table:style-name="ce1" office:value-type="float" office:value="11838696">
            <text:p>11838696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73210092.754">
            <text:p>73210092,754</text:p>
          </table:table-cell>
          <table:table-cell table:style-name="ce1" office:value-type="float" office:value="808.7973">
            <text:p>808,7973</text:p>
          </table:table-cell>
          <table:table-cell table:formula="of:=LOG([.F156])" office:value-type="float" office:value="7.07330386867131">
            <text:p>7,0733038687</text:p>
          </table:table-cell>
          <table:table-cell table:formula="of:=[.G156]*[.H156]" office:value-type="float" office:value="4.57041011066321E+016">
            <text:p>45704101106632100</text:p>
          </table:table-cell>
          <table:table-cell table:formula="of:=LOG([.K156])" office:value-type="float" office:value="16.6599551718">
            <text:p>16,6599551718</text:p>
          </table:table-cell>
          <table:table-cell table:formula="of:=LOG([.I156])" office:value-type="float" office:value="2.90783969278441">
            <text:p>2,9078396928</text:p>
          </table:table-cell>
          <table:table-cell table:formula="of:=1.343+0.291*[.L156]-0.077*[.M156]" office:value-type="float" office:value="5.9671432986494">
            <text:p>5,9671432986</text:p>
          </table:table-cell>
          <table:table-cell table:formula="of:=[.J156]-[.N156]" office:value-type="float" office:value="1.10616057002191">
            <text:p>1,10616057</text:p>
          </table:table-cell>
        </table:table-row>
        <table:table-row table:style-name="ro1">
          <table:table-cell table:style-name="ce1" office:value-type="float" office:value="832191809">
            <text:p>832191809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4815105">
            <text:p>4815105</text:p>
          </table:table-cell>
          <table:table-cell table:style-name="ce1" office:value-type="float" office:value="40483224.952">
            <text:p>40483224,952</text:p>
          </table:table-cell>
          <table:table-cell table:style-name="ce1" office:value-type="float" office:value="40486106.537">
            <text:p>40486106,537</text:p>
          </table:table-cell>
          <table:table-cell table:style-name="ce1" office:value-type="float" office:value="2407.8786">
            <text:p>2407,8786</text:p>
          </table:table-cell>
          <table:table-cell table:formula="of:=LOG([.F157])" office:value-type="float" office:value="6.68260576195347">
            <text:p>6,682605762</text:p>
          </table:table-cell>
          <table:table-cell table:formula="of:=[.G157]*[.H157]" office:value-type="float" office:value="1.63900815836801E+015">
            <text:p>1639008158368010</text:p>
          </table:table-cell>
          <table:table-cell table:formula="of:=LOG([.K157])" office:value-type="float" office:value="15.214581115331">
            <text:p>15,2145811153</text:p>
          </table:table-cell>
          <table:table-cell table:formula="of:=LOG([.I157])" office:value-type="float" office:value="3.3816345869549">
            <text:p>3,381634587</text:p>
          </table:table-cell>
          <table:table-cell table:formula="of:=1.343+0.291*[.L157]-0.077*[.M157]" office:value-type="float" office:value="5.51005724136578">
            <text:p>5,5100572414</text:p>
          </table:table-cell>
          <table:table-cell table:formula="of:=[.J157]-[.N157]" office:value-type="float" office:value="1.17254852058769">
            <text:p>1,1725485206</text:p>
          </table:table-cell>
        </table:table-row>
        <table:table-row table:style-name="ro1">
          <table:table-cell table:style-name="ce1" office:value-type="float" office:value="774637860">
            <text:p>774637860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1600303">
            <text:p>1600303</text:p>
          </table:table-cell>
          <table:table-cell table:style-name="ce1" office:value-type="string">
            <text:p>MACAPÁ</text:p>
          </table:table-cell>
          <table:table-cell table:style-name="ce1" office:value-type="float" office:value="2817084">
            <text:p>2817084</text:p>
          </table:table-cell>
          <table:table-cell table:style-name="ce1" office:value-type="float" office:value="24095638.021">
            <text:p>24095638,021</text:p>
          </table:table-cell>
          <table:table-cell table:style-name="ce1" office:value-type="float" office:value="5784219.077">
            <text:p>5784219,077</text:p>
          </table:table-cell>
          <table:table-cell table:style-name="ce1" office:value-type="float" office:value="338.4953">
            <text:p>338,4953</text:p>
          </table:table-cell>
          <table:table-cell table:formula="of:=LOG([.F158])" office:value-type="float" office:value="6.44979979700089">
            <text:p>6,449799797</text:p>
          </table:table-cell>
          <table:table-cell table:formula="of:=[.G158]*[.H158]" office:value-type="float" office:value="139374449113555">
            <text:p>139374449113555</text:p>
          </table:table-cell>
          <table:table-cell table:formula="of:=LOG([.K158])" office:value-type="float" office:value="14.1441831638188">
            <text:p>14,1441831638</text:p>
          </table:table-cell>
          <table:table-cell table:formula="of:=LOG([.I158])" office:value-type="float" office:value="2.52955264289344">
            <text:p>2,5295526429</text:p>
          </table:table-cell>
          <table:table-cell table:formula="of:=1.343+0.291*[.L158]-0.077*[.M158]" office:value-type="float" office:value="5.26418174716849">
            <text:p>5,2641817472</text:p>
          </table:table-cell>
          <table:table-cell table:formula="of:=[.J158]-[.N158]" office:value-type="float" office:value="1.1856180498324">
            <text:p>1,1856180498</text:p>
          </table:table-cell>
        </table:table-row>
        <table:table-row table:style-name="ro1">
          <table:table-cell table:style-name="ce1" office:value-type="float" office:value="697477625">
            <text:p>697477625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4976872">
            <text:p>4976872</text:p>
          </table:table-cell>
          <table:table-cell table:style-name="ce1" office:value-type="float" office:value="24095638.021">
            <text:p>24095638,021</text:p>
          </table:table-cell>
          <table:table-cell table:style-name="ce1" office:value-type="float" office:value="40486106.537">
            <text:p>40486106,537</text:p>
          </table:table-cell>
          <table:table-cell table:style-name="ce1" office:value-type="float" office:value="1315.1432">
            <text:p>1315,1432</text:p>
          </table:table-cell>
          <table:table-cell table:formula="of:=LOG([.F159])" office:value-type="float" office:value="6.6969564712828">
            <text:p>6,6969564713</text:p>
          </table:table-cell>
          <table:table-cell table:formula="of:=[.G159]*[.H159]" office:value-type="float" office:value="975538567995194">
            <text:p>975538567995194</text:p>
          </table:table-cell>
          <table:table-cell table:formula="of:=LOG([.K159])" office:value-type="float" office:value="14.989244443937">
            <text:p>14,9892444439</text:p>
          </table:table-cell>
          <table:table-cell table:formula="of:=LOG([.I159])" office:value-type="float" office:value="3.11897304376406">
            <text:p>3,1189730438</text:p>
          </table:table-cell>
          <table:table-cell table:formula="of:=1.343+0.291*[.L159]-0.077*[.M159]" office:value-type="float" office:value="5.46470920881583">
            <text:p>5,4647092088</text:p>
          </table:table-cell>
          <table:table-cell table:formula="of:=[.J159]-[.N159]" office:value-type="float" office:value="1.23224726246697">
            <text:p>1,2322472625</text:p>
          </table:table-cell>
        </table:table-row>
        <table:table-row table:style-name="ro1">
          <table:table-cell table:style-name="ce1" office:value-type="float" office:value="752049822">
            <text:p>752049822</text:p>
          </table:table-cell>
          <table:table-cell table:style-name="ce1" office:value-type="float" office:value="1501402">
            <text:p>1501402</text:p>
          </table:table-cell>
          <table:table-cell table:style-name="ce1" office:value-type="string">
            <text:p>BELÉM</text:p>
          </table:table-cell>
          <table:table-cell table:style-name="ce1" office:value-type="float" office:value="1506807">
            <text:p>1506807</text:p>
          </table:table-cell>
          <table:table-cell table:style-name="ce1" office:value-type="string">
            <text:p>SANTARÉM</text:p>
          </table:table-cell>
          <table:table-cell table:style-name="ce1" office:value-type="float" office:value="2181424">
            <text:p>2181424</text:p>
          </table:table-cell>
          <table:table-cell table:style-name="ce1" office:value-type="float" office:value="24095638.021">
            <text:p>24095638,021</text:p>
          </table:table-cell>
          <table:table-cell table:style-name="ce1" office:value-type="float" office:value="1765658.373">
            <text:p>1765658,373</text:p>
          </table:table-cell>
          <table:table-cell table:style-name="ce1" office:value-type="float" office:value="711.6606">
            <text:p>711,6606</text:p>
          </table:table-cell>
          <table:table-cell table:formula="of:=LOG([.F160])" office:value-type="float" office:value="6.33874008692835">
            <text:p>6,3387400869</text:p>
          </table:table-cell>
          <table:table-cell table:formula="of:=[.G160]*[.H160]" office:value-type="float" office:value="42544665024555.8">
            <text:p>42544665024555,8</text:p>
          </table:table-cell>
          <table:table-cell table:formula="of:=LOG([.K160])" office:value-type="float" office:value="13.6288451085884">
            <text:p>13,6288451086</text:p>
          </table:table-cell>
          <table:table-cell table:formula="of:=LOG([.I160])" office:value-type="float" office:value="2.85227292244313">
            <text:p>2,8522729224</text:p>
          </table:table-cell>
          <table:table-cell table:formula="of:=1.343+0.291*[.L160]-0.077*[.M160]" office:value-type="float" office:value="5.08936891157111">
            <text:p>5,0893689116</text:p>
          </table:table-cell>
          <table:table-cell table:formula="of:=[.J160]-[.N160]" office:value-type="float" office:value="1.24937117535724">
            <text:p>1,2493711754</text:p>
          </table:table-cell>
        </table:table-row>
        <table:table-row table:style-name="ro1">
          <table:table-cell table:style-name="ce1" office:value-type="float" office:value="1604454415">
            <text:p>1604454415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927408">
            <text:p>2927408</text:p>
          </table:table-cell>
          <table:table-cell table:style-name="ce1" office:value-type="string">
            <text:p>SALVADOR</text:p>
          </table:table-cell>
          <table:table-cell table:style-name="ce1" office:value-type="float" office:value="16390430">
            <text:p>16390430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67736808.897">
            <text:p>67736808,897</text:p>
          </table:table-cell>
          <table:table-cell table:style-name="ce1" office:value-type="float" office:value="1384.9594">
            <text:p>1384,9594</text:p>
          </table:table-cell>
          <table:table-cell table:formula="of:=LOG([.F161])" office:value-type="float" office:value="7.21459034735803">
            <text:p>7,2145903474</text:p>
          </table:table-cell>
          <table:table-cell table:formula="of:=[.G161]*[.H161]" office:value-type="float" office:value="4.22872017506077E+016">
            <text:p>42287201750607700</text:p>
          </table:table-cell>
          <table:table-cell table:formula="of:=LOG([.K161])" office:value-type="float" office:value="16.6262089477509">
            <text:p>16,6262089478</text:p>
          </table:table-cell>
          <table:table-cell table:formula="of:=LOG([.I161])" office:value-type="float" office:value="3.14143704227093">
            <text:p>3,1414370423</text:p>
          </table:table-cell>
          <table:table-cell table:formula="of:=1.343+0.291*[.L161]-0.077*[.M161]" office:value-type="float" office:value="5.93933615154064">
            <text:p>5,9393361515</text:p>
          </table:table-cell>
          <table:table-cell table:formula="of:=[.J161]-[.N161]" office:value-type="float" office:value="1.27525419581738">
            <text:p>1,2752541958</text:p>
          </table:table-cell>
        </table:table-row>
        <table:table-row table:style-name="ro1">
          <table:table-cell table:style-name="ce1" office:value-type="float" office:value="2126116538">
            <text:p>2126116538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22119835">
            <text:p>22119835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828.6017">
            <text:p>828,6017</text:p>
          </table:table-cell>
          <table:table-cell table:formula="of:=LOG([.F162])" office:value-type="float" office:value="7.34478188308217">
            <text:p>7,3447818831</text:p>
          </table:table-cell>
          <table:table-cell table:formula="of:=[.G162]*[.H162]" office:value-type="float" office:value="8.54330641175421E+016">
            <text:p>85433064117542100</text:p>
          </table:table-cell>
          <table:table-cell table:formula="of:=LOG([.K162])" office:value-type="float" office:value="16.9316259829224">
            <text:p>16,9316259829</text:p>
          </table:table-cell>
          <table:table-cell table:formula="of:=LOG([.I162])" office:value-type="float" office:value="2.91834581998311">
            <text:p>2,91834582</text:p>
          </table:table-cell>
          <table:table-cell table:formula="of:=1.343+0.291*[.L162]-0.077*[.M162]" office:value-type="float" office:value="6.04539053289173">
            <text:p>6,0453905329</text:p>
          </table:table-cell>
          <table:table-cell table:formula="of:=[.J162]-[.N162]" office:value-type="float" office:value="1.29939135019044">
            <text:p>1,2993913502</text:p>
          </table:table-cell>
        </table:table-row>
        <table:table-row table:style-name="ro1">
          <table:table-cell table:style-name="ce1" office:value-type="float" office:value="1045621500">
            <text:p>1045621500</text:p>
          </table:table-cell>
          <table:table-cell table:style-name="ce1" office:value-type="float" office:value="5300108">
            <text:p>5300108</text:p>
          </table:table-cell>
          <table:table-cell table:style-name="ce1" office:value-type="string">
            <text:p>BRASÍLIA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9540673">
            <text:p>9540673</text:p>
          </table:table-cell>
          <table:table-cell table:style-name="ce1" office:value-type="float" office:value="136849044.109">
            <text:p>136849044,109</text:p>
          </table:table-cell>
          <table:table-cell table:style-name="ce1" office:value-type="float" office:value="40486106.537">
            <text:p>40486106,537</text:p>
          </table:table-cell>
          <table:table-cell table:style-name="ce1" office:value-type="float" office:value="1891.3346">
            <text:p>1891,3346</text:p>
          </table:table-cell>
          <table:table-cell table:formula="of:=LOG([.F163])" office:value-type="float" office:value="6.97957901095958">
            <text:p>6,979579011</text:p>
          </table:table-cell>
          <table:table-cell table:formula="of:=[.G163]*[.H163]" office:value-type="float" office:value="5.54048497928359E+015">
            <text:p>5540484979283590</text:p>
          </table:table-cell>
          <table:table-cell table:formula="of:=LOG([.K163])" office:value-type="float" office:value="15.7435477818057">
            <text:p>15,7435477818</text:p>
          </table:table-cell>
          <table:table-cell table:formula="of:=LOG([.I163])" office:value-type="float" office:value="3.27676836759644">
            <text:p>3,2767683676</text:p>
          </table:table-cell>
          <table:table-cell table:formula="of:=1.343+0.291*[.L163]-0.077*[.M163]" office:value-type="float" office:value="5.67206124020053">
            <text:p>5,6720612402</text:p>
          </table:table-cell>
          <table:table-cell table:formula="of:=[.J163]-[.N163]" office:value-type="float" office:value="1.30751777075905">
            <text:p>1,3075177708</text:p>
          </table:table-cell>
        </table:table-row>
        <table:table-row table:style-name="ro1">
          <table:table-cell table:style-name="ce1" office:value-type="float" office:value="1224202099">
            <text:p>1224202099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7557420">
            <text:p>7557420</text:p>
          </table:table-cell>
          <table:table-cell table:style-name="ce1" office:value-type="float" office:value="44485857.114">
            <text:p>44485857,114</text:p>
          </table:table-cell>
          <table:table-cell table:style-name="ce1" office:value-type="float" office:value="40483224.952">
            <text:p>40483224,952</text:p>
          </table:table-cell>
          <table:table-cell table:style-name="ce1" office:value-type="float" office:value="625.138">
            <text:p>625,138</text:p>
          </table:table-cell>
          <table:table-cell table:formula="of:=LOG([.F164])" office:value-type="float" office:value="6.87837355859647">
            <text:p>6,8783735586</text:p>
          </table:table-cell>
          <table:table-cell table:formula="of:=[.G164]*[.H164]" office:value-type="float" office:value="1.80093096072859E+015">
            <text:p>1800930960728590</text:p>
          </table:table-cell>
          <table:table-cell table:formula="of:=LOG([.K164])" office:value-type="float" office:value="15.2554970643191">
            <text:p>15,2554970643</text:p>
          </table:table-cell>
          <table:table-cell table:formula="of:=LOG([.I164])" office:value-type="float" office:value="2.79597589898074">
            <text:p>2,795975899</text:p>
          </table:table-cell>
          <table:table-cell table:formula="of:=1.343+0.291*[.L164]-0.077*[.M164]" office:value-type="float" office:value="5.56705950149533">
            <text:p>5,5670595015</text:p>
          </table:table-cell>
          <table:table-cell table:formula="of:=[.J164]-[.N164]" office:value-type="float" office:value="1.31131405710114">
            <text:p>1,3113140571</text:p>
          </table:table-cell>
        </table:table-row>
        <table:table-row table:style-name="ro1">
          <table:table-cell table:style-name="ce1" office:value-type="float" office:value="1504728185">
            <text:p>1504728185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611606">
            <text:p>2611606</text:p>
          </table:table-cell>
          <table:table-cell table:style-name="ce1" office:value-type="string">
            <text:p>RECIFE</text:p>
          </table:table-cell>
          <table:table-cell table:style-name="ce1" office:value-type="float" office:value="17085126">
            <text:p>17085126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44485857.114">
            <text:p>44485857,114</text:p>
          </table:table-cell>
          <table:table-cell table:style-name="ce1" office:value-type="float" office:value="2040.8839">
            <text:p>2040,8839</text:p>
          </table:table-cell>
          <table:table-cell table:formula="of:=LOG([.F165])" office:value-type="float" office:value="7.23261818599711">
            <text:p>7,232618186</text:p>
          </table:table-cell>
          <table:table-cell table:formula="of:=[.G165]*[.H165]" office:value-type="float" office:value="2.77719373773414E+016">
            <text:p>27771937377341400</text:p>
          </table:table-cell>
          <table:table-cell table:formula="of:=LOG([.K165])" office:value-type="float" office:value="16.4436061772994">
            <text:p>16,4436061773</text:p>
          </table:table-cell>
          <table:table-cell table:formula="of:=LOG([.I165])" office:value-type="float" office:value="3.30981829965801">
            <text:p>3,3098182997</text:p>
          </table:table-cell>
          <table:table-cell table:formula="of:=1.343+0.291*[.L165]-0.077*[.M165]" office:value-type="float" office:value="5.87323338852046">
            <text:p>5,8732333885</text:p>
          </table:table-cell>
          <table:table-cell table:formula="of:=[.J165]-[.N165]" office:value-type="float" office:value="1.35938479747665">
            <text:p>1,3593847975</text:p>
          </table:table-cell>
        </table:table-row>
        <table:table-row table:style-name="ro1">
          <table:table-cell table:style-name="ce1" office:value-type="float" office:value="1397393303">
            <text:p>1397393303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2304400">
            <text:p>2304400</text:p>
          </table:table-cell>
          <table:table-cell table:style-name="ce1" office:value-type="string">
            <text:p>FORTALEZA</text:p>
          </table:table-cell>
          <table:table-cell table:style-name="ce1" office:value-type="float" office:value="21491642">
            <text:p>21491642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40483224.952">
            <text:p>40483224,952</text:p>
          </table:table-cell>
          <table:table-cell table:style-name="ce1" office:value-type="float" office:value="2285.6883">
            <text:p>2285,6883</text:p>
          </table:table-cell>
          <table:table-cell table:formula="of:=LOG([.F166])" office:value-type="float" office:value="7.33226959763649">
            <text:p>7,3322695976</text:p>
          </table:table-cell>
          <table:table-cell table:formula="of:=[.G166]*[.H166]" office:value-type="float" office:value="2.5273146593953E+016">
            <text:p>25273146593953000</text:p>
          </table:table-cell>
          <table:table-cell table:formula="of:=LOG([.K166])" office:value-type="float" office:value="16.4026593164477">
            <text:p>16,4026593164</text:p>
          </table:table-cell>
          <table:table-cell table:formula="of:=LOG([.I166])" office:value-type="float" office:value="3.35901700522821">
            <text:p>3,3590170052</text:p>
          </table:table-cell>
          <table:table-cell table:formula="of:=1.343+0.291*[.L166]-0.077*[.M166]" office:value-type="float" office:value="5.85752955168371">
            <text:p>5,8575295517</text:p>
          </table:table-cell>
          <table:table-cell table:formula="of:=[.J166]-[.N166]" office:value-type="float" office:value="1.47474004595279">
            <text:p>1,474740046</text:p>
          </table:table-cell>
        </table:table-row>
        <table:table-row table:style-name="ro1">
          <table:table-cell table:style-name="ce1" office:value-type="float" office:value="952962428">
            <text:p>952962428</text:p>
          </table:table-cell>
          <table:table-cell table:style-name="ce1" office:value-type="float" office:value="3550308">
            <text:p>3550308</text:p>
          </table:table-cell>
          <table:table-cell table:style-name="ce1" office:value-type="string">
            <text:p>SÃO PAULO</text:p>
          </table:table-cell>
          <table:table-cell table:style-name="ce1" office:value-type="float" office:value="1302603">
            <text:p>1302603</text:p>
          </table:table-cell>
          <table:table-cell table:style-name="ce1" office:value-type="string">
            <text:p>MANAUS</text:p>
          </table:table-cell>
          <table:table-cell table:style-name="ce1" office:value-type="float" office:value="99343983">
            <text:p>99343983</text:p>
          </table:table-cell>
          <table:table-cell table:style-name="ce1" office:value-type="float" office:value="624286889.79">
            <text:p>624286889,79</text:p>
          </table:table-cell>
          <table:table-cell table:style-name="ce1" office:value-type="float" office:value="40486106.537">
            <text:p>40486106,537</text:p>
          </table:table-cell>
          <table:table-cell table:style-name="ce1" office:value-type="float" office:value="2600.1823">
            <text:p>2600,1823</text:p>
          </table:table-cell>
          <table:table-cell table:formula="of:=LOG([.F167])" office:value-type="float" office:value="7.99714156818432">
            <text:p>7,9971415682</text:p>
          </table:table-cell>
          <table:table-cell table:formula="of:=[.G167]*[.H167]" office:value-type="float" office:value="2.52749455296903E+016">
            <text:p>25274945529690300</text:p>
          </table:table-cell>
          <table:table-cell table:formula="of:=LOG([.K167])" office:value-type="float" office:value="16.4026902283113">
            <text:p>16,4026902283</text:p>
          </table:table-cell>
          <table:table-cell table:formula="of:=LOG([.I167])" office:value-type="float" office:value="3.41500379762797">
            <text:p>3,4150037976</text:p>
          </table:table-cell>
          <table:table-cell table:formula="of:=1.343+0.291*[.L167]-0.077*[.M167]" office:value-type="float" office:value="5.85322756402123">
            <text:p>5,853227564</text:p>
          </table:table-cell>
          <table:table-cell table:formula="of:=[.J167]-[.N167]" office:value-type="float" office:value="2.14391400416308">
            <text:p>2,1439140042</text:p>
          </table:table-cell>
        </table:table-row>
        <table:table-row table:style-name="ro1" table:number-rows-repeated="104840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icionário de variávei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row table:style-name="ro3">
          <table:table-cell table:style-name="ce3" office:value-type="string">
            <text:p>Código/Sigla</text:p>
          </table:table-cell>
          <table:table-cell table:style-name="ce3" office:value-type="string">
            <text:p>Descrição</text:p>
          </table:table-cell>
          <table:table-cell table:style-name="ce3" office:value-type="string">
            <text:p>Fonte</text:p>
          </table:table-cell>
          <table:table-cell table:style-name="ce3" office:value-type="string">
            <text:p>Ano</text:p>
          </table:table-cell>
          <table:table-cell table:style-name="ce3" office:value-type="string">
            <text:p>Unidade de medida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dentificador arbitrário único da ligação</text:p>
          </table:table-cell>
          <table:table-cell table:style-name="Default"/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Cod-orig</text:p>
          </table:table-cell>
          <table:table-cell office:value-type="string">
            <text:p>Código do município de origem da ligação</text:p>
          </table:table-cell>
          <table:table-cell table:style-name="Default" office:value-type="string">
            <text:p>IBGE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Munic-origem</text:p>
          </table:table-cell>
          <table:table-cell office:value-type="string">
            <text:p>Nome do município de origem da ligação</text:p>
          </table:table-cell>
          <table:table-cell table:style-name="Default" office:value-type="string">
            <text:p>IBGE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Cod-dest</text:p>
          </table:table-cell>
          <table:table-cell office:value-type="string">
            <text:p>Código do município de destino da ligação</text:p>
          </table:table-cell>
          <table:table-cell table:style-name="Default" office:value-type="string">
            <text:p>IBGE</text:p>
          </table:table-cell>
          <table:table-cell table:number-columns-repeated="2" office:value-type="string">
            <text:p>--</text:p>
          </table:table-cell>
        </table:table-row>
        <table:table-row table:style-name="ro1">
          <table:table-cell office:value-type="string">
            <text:p>Munic-destino</text:p>
          </table:table-cell>
          <table:table-cell office:value-type="string">
            <text:p>Nome do município de origem da ligação</text:p>
          </table:table-cell>
          <table:table-cell table:style-name="Default" office:value-type="string">
            <text:p>IBGE</text:p>
          </table:table-cell>
          <table:table-cell table:number-columns-repeated="2" office:value-type="string">
            <text:p>--</text:p>
          </table:table-cell>
        </table:table-row>
        <table:table-row table:style-name="ro4">
          <table:table-cell office:value-type="string">
            <text:p>VAR01</text:p>
          </table:table-cell>
          <table:table-cell office:value-type="string">
            <text:p>Quantidade de passageiros da ligação</text:p>
          </table:table-cell>
          <table:table-cell table:style-name="Default" office:value-type="string">
            <text:p>Anuário do transporte aéreo 2010, ANAC.</text:p>
          </table:table-cell>
          <table:table-cell table:style-name="Default" office:value-type="float" office:value="2010">
            <text:p>2010</text:p>
          </table:table-cell>
          <table:table-cell table:style-name="Default" office:value-type="string">
            <text:p>Pessoas</text:p>
          </table:table-cell>
        </table:table-row>
        <table:table-row table:style-name="ro1">
          <table:table-cell office:value-type="string">
            <text:p>VAR02</text:p>
          </table:table-cell>
          <table:table-cell office:value-type="string">
            <text:p>População da cidade de origem</text:p>
          </table:table-cell>
          <table:table-cell table:style-name="ce2" office:value-type="string">
            <text:p>IBGE/Censo Demográfico 2010</text:p>
          </table:table-cell>
          <table:table-cell table:style-name="Default" office:value-type="float" office:value="2010">
            <text:p>2010</text:p>
          </table:table-cell>
          <table:table-cell table:style-name="Default" office:value-type="string">
            <text:p>Pessoas</text:p>
          </table:table-cell>
        </table:table-row>
        <table:table-row table:style-name="ro1">
          <table:table-cell office:value-type="string">
            <text:p>VAR03</text:p>
          </table:table-cell>
          <table:table-cell office:value-type="string">
            <text:p>População da cidade de destino</text:p>
          </table:table-cell>
          <table:table-cell table:style-name="ce2" office:value-type="string">
            <text:p>IBGE/Censo Demográfico 2010</text:p>
          </table:table-cell>
          <table:table-cell table:style-name="Default" office:value-type="float" office:value="2010">
            <text:p>2010</text:p>
          </table:table-cell>
          <table:table-cell table:style-name="Default" office:value-type="string">
            <text:p>Pessoas</text:p>
          </table:table-cell>
        </table:table-row>
        <table:table-row table:style-name="ro1">
          <table:table-cell office:value-type="string">
            <text:p>VAR04</text:p>
          </table:table-cell>
          <table:table-cell office:value-type="string">
            <text:p>Distância entre origem e destino</text:p>
          </table:table-cell>
          <table:table-cell table:number-columns-repeated="2" office:value-type="string">
            <text:p>--</text:p>
          </table:table-cell>
          <table:table-cell table:style-name="Default" office:value-type="string">
            <text:p>Quilômetros</text:p>
          </table:table-cell>
        </table:table-row>
        <table:table-row table:style-name="ro1">
          <table:table-cell office:value-type="string">
            <text:p>VAR05</text:p>
          </table:table-cell>
          <table:table-cell office:value-type="string">
            <text:p>VAR01 em escala logarítmica</text:p>
          </table:table-cell>
          <table:table-cell table:number-columns-repeated="3" office:value-type="string">
            <text:p>--</text:p>
          </table:table-cell>
        </table:table-row>
        <table:table-row table:style-name="ro1">
          <table:table-cell office:value-type="string">
            <text:p>VAR06</text:p>
          </table:table-cell>
          <table:table-cell office:value-type="string">
            <text:p>Produto das variáveis VAR02 e VAR03</text:p>
          </table:table-cell>
          <table:table-cell table:number-columns-repeated="3" office:value-type="string">
            <text:p>--</text:p>
          </table:table-cell>
        </table:table-row>
        <table:table-row table:style-name="ro1">
          <table:table-cell office:value-type="string">
            <text:p>VAR07</text:p>
          </table:table-cell>
          <table:table-cell office:value-type="string">
            <text:p>VAR06 em escala logarítmica</text:p>
          </table:table-cell>
          <table:table-cell table:number-columns-repeated="3" office:value-type="string">
            <text:p>--</text:p>
          </table:table-cell>
        </table:table-row>
        <table:table-row table:style-name="ro1">
          <table:table-cell office:value-type="string">
            <text:p>VAR08</text:p>
          </table:table-cell>
          <table:table-cell office:value-type="string">
            <text:p>VAR04 em escala logarítmica</text:p>
          </table:table-cell>
          <table:table-cell table:number-columns-repeated="3" office:value-type="string">
            <text:p>--</text:p>
          </table:table-cell>
        </table:table-row>
        <table:table-row table:style-name="ro1">
          <table:table-cell office:value-type="string">
            <text:p>VAR09</text:p>
          </table:table-cell>
          <table:table-cell office:value-type="string">
            <text:p>Resultado do modelo gravitacional para passageiros</text:p>
          </table:table-cell>
          <table:table-cell table:number-columns-repeated="3" office:value-type="string">
            <text:p>--</text:p>
          </table:table-cell>
        </table:table-row>
        <table:table-row table:style-name="ro1">
          <table:table-cell office:value-type="string">
            <text:p>VAR10</text:p>
          </table:table-cell>
          <table:table-cell office:value-type="string">
            <text:p>Resíduos do modelo em relação a VAR05</text:p>
          </table:table-cell>
          <table:table-cell table:number-columns-repeated="3" office:value-type="string">
            <text:p>--</text:p>
          </table:table-cell>
        </table:table-row>
        <table:table-row table:style-name="ro4">
          <table:table-cell office:value-type="string">
            <text:p>VAR11</text:p>
          </table:table-cell>
          <table:table-cell office:value-type="string">
            <text:p>Quantidade de carga transportada da ligação</text:p>
          </table:table-cell>
          <table:table-cell table:style-name="Default" office:value-type="string">
            <text:p>Anuário do transporte aéreo 2010, ANAC.</text:p>
          </table:table-cell>
          <table:table-cell table:style-name="Default" office:value-type="float" office:value="2010">
            <text:p>2010</text:p>
          </table:table-cell>
          <table:table-cell table:style-name="Default" office:value-type="string">
            <text:p>Quilogramas</text:p>
          </table:table-cell>
        </table:table-row>
        <table:table-row table:style-name="ro1">
          <table:table-cell office:value-type="string">
            <text:p>VAR12</text:p>
          </table:table-cell>
          <table:table-cell office:value-type="string">
            <text:p>PIB da cidade de origem</text:p>
          </table:table-cell>
          <table:table-cell table:style-name="ce2" office:value-type="string">
            <text:p>IBGE/ Produto Interno Bruto dos Municípios 2005-2009</text:p>
          </table:table-cell>
          <table:table-cell table:style-name="Default" office:value-type="float" office:value="2009">
            <text:p>2009</text:p>
          </table:table-cell>
          <table:table-cell table:style-name="ce5" office:value-type="currency" office:currency="BRL" office:value="1000">
            <text:p>R$ 1.000,00</text:p>
          </table:table-cell>
        </table:table-row>
        <table:table-row table:style-name="ro1">
          <table:table-cell office:value-type="string">
            <text:p>VAR13</text:p>
          </table:table-cell>
          <table:table-cell office:value-type="string">
            <text:p>PIB da cidade de destino</text:p>
          </table:table-cell>
          <table:table-cell table:style-name="ce2" office:value-type="string">
            <text:p>IBGE/ Produto Interno Bruto dos Municípios 2005-2009</text:p>
          </table:table-cell>
          <table:table-cell table:style-name="Default" office:value-type="float" office:value="2009">
            <text:p>2009</text:p>
          </table:table-cell>
          <table:table-cell table:style-name="ce5" office:value-type="currency" office:currency="BRL" office:value="1000">
            <text:p>R$ 1.000,00</text:p>
          </table:table-cell>
        </table:table-row>
        <table:table-row table:style-name="ro1">
          <table:table-cell office:value-type="string">
            <text:p>VAR14</text:p>
          </table:table-cell>
          <table:table-cell office:value-type="string">
            <text:p>Distância entre origem e destino</text:p>
          </table:table-cell>
          <table:table-cell table:number-columns-repeated="2" office:value-type="string">
            <text:p>--</text:p>
          </table:table-cell>
          <table:table-cell table:style-name="Default" office:value-type="string">
            <text:p>Quilômetros</text:p>
          </table:table-cell>
        </table:table-row>
        <table:table-row table:style-name="ro1">
          <table:table-cell office:value-type="string">
            <text:p>VAR15</text:p>
          </table:table-cell>
          <table:table-cell office:value-type="string">
            <text:p>VAR11 em escala logarítmica</text:p>
          </table:table-cell>
          <table:table-cell table:number-columns-repeated="3" office:value-type="string">
            <text:p>--</text:p>
          </table:table-cell>
        </table:table-row>
        <table:table-row table:style-name="ro1">
          <table:table-cell office:value-type="string">
            <text:p>VAR16</text:p>
          </table:table-cell>
          <table:table-cell office:value-type="string">
            <text:p>Produto das variáveis VAR12 e VAR13</text:p>
          </table:table-cell>
          <table:table-cell table:number-columns-repeated="3"/>
        </table:table-row>
        <table:table-row table:style-name="ro1">
          <table:table-cell office:value-type="string">
            <text:p>VAR17</text:p>
          </table:table-cell>
          <table:table-cell office:value-type="string">
            <text:p>VAR16 em escala logarítmica</text:p>
          </table:table-cell>
          <table:table-cell table:number-columns-repeated="3" office:value-type="string">
            <text:p>--</text:p>
          </table:table-cell>
        </table:table-row>
        <table:table-row table:style-name="ro1">
          <table:table-cell office:value-type="string">
            <text:p>VAR18</text:p>
          </table:table-cell>
          <table:table-cell office:value-type="string">
            <text:p>VAR14 em escala logarítmica</text:p>
          </table:table-cell>
          <table:table-cell table:number-columns-repeated="3" office:value-type="string">
            <text:p>--</text:p>
          </table:table-cell>
        </table:table-row>
        <table:table-row table:style-name="ro1">
          <table:table-cell office:value-type="string">
            <text:p>VAR19</text:p>
          </table:table-cell>
          <table:table-cell office:value-type="string">
            <text:p>Resultado do modelo gravitacional para carga</text:p>
          </table:table-cell>
          <table:table-cell table:number-columns-repeated="3" office:value-type="string">
            <text:p>--</text:p>
          </table:table-cell>
        </table:table-row>
        <table:table-row table:style-name="ro1">
          <table:table-cell office:value-type="string">
            <text:p>VAR20</text:p>
          </table:table-cell>
          <table:table-cell office:value-type="string">
            <text:p>Resíduos do modelo em relação a VAR15</text:p>
          </table:table-cell>
          <table:table-cell table:number-columns-repeated="3" office:value-type="string">
            <text:p>--</text:p>
          </table:table-cell>
        </table:table-row>
      </table:table>
      <table:named-expressions>
        <table:named-expression table:name="SHARED_FORMULA_21_129_21_129_1" table:base-cell-address="$Carga.$V$130" table:expression="[.M130]*[.R130]"/>
        <table:named-expression table:name="SHARED_FORMULA_21_193_21_193_1" table:base-cell-address="$Carga.$V$194" table:expression="[.M194]*[.R194]"/>
        <table:named-expression table:name="SHARED_FORMULA_21_1_21_1_1" table:base-cell-address="$Carga.$V$2" table:expression="[.M2]*[.R2]"/>
        <table:named-expression table:name="SHARED_FORMULA_21_65_21_65_1" table:base-cell-address="$Carga.$V$66" table:expression="[.M66]*[.R66]"/>
        <table:named-expression table:name="SHARED_FORMULA_25_1_25_1_1" table:base-cell-address="$Carga.$Z$2" table:expression="1.343+0.291*[.X2]-0.077*[.Y2]"/>
        <table:named-expression table:name="SHARED_FORMULA_27_1_27_1_1" table:base-cell-address="$Carga.$AB$2" table:expression="0.371+0.433*[.Z2]-0.224*[.AA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1" number:min-integer-digits="1"/>
    </number:number-style>
    <number:number-style style:name="N140">
      <number:number number:decimal-places="6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8T10:37:42.99</meta:creation-date>
    <dc:date>2012-05-22T09:05:58.87</dc:date>
    <meta:editing-duration>PT17M28S</meta:editing-duration>
    <meta:editing-cycles>6</meta:editing-cycles>
    <meta:generator>LibreOffice/3.5$Windows_x86 LibreOffice_project/235ab8a-3802056-4a8fed3-2d66ea8-e241b80</meta:generator>
    <meta:document-statistic meta:table-count="3" meta:cell-count="6036" meta:object-count="0"/>
  </office:meta>
</office:document-meta>
</file>